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ZbraněProBojZblízka" style:family="table">
      <style:table-properties style:width="10.797cm" style:rel-width="100%" fo:margin-left="0cm" table:align="left" style:may-break-between-rows="false" style:writing-mode="lr-tb"/>
    </style:style>
    <style:style style:name="ZbraněProBojZblízka.A" style:family="table-column">
      <style:table-column-properties style:column-width="6.694cm" style:rel-column-width="3795*"/>
    </style:style>
    <style:style style:name="ZbraněProBojZblízka.B" style:family="table-column">
      <style:table-column-properties style:column-width="2.764cm" style:rel-column-width="1567*"/>
    </style:style>
    <style:style style:name="ZbraněProBojZblízka.C" style:family="table-column">
      <style:table-column-properties style:column-width="1.339cm" style:rel-column-width="759*"/>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style:min-row-height="0.138cm" fo:keep-together="auto"/>
    </style:style>
    <style:style style:name="ZbraněProBojZblízka.A21"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797cm" style:rel-width="100%" fo:margin-left="0cm" table:align="left" style:may-break-between-rows="false" style:writing-mode="lr-tb"/>
    </style:style>
    <style:style style:name="StřelnéAVrhacíZbraně.A" style:family="table-column">
      <style:table-column-properties style:column-width="5.602cm" style:rel-column-width="3176*"/>
    </style:style>
    <style:style style:name="StřelnéAVrhacíZbraně.B" style:family="table-column">
      <style:table-column-properties style:column-width="2.004cm" style:rel-column-width="1136*"/>
    </style:style>
    <style:style style:name="StřelnéAVrhacíZbraně.C" style:family="table-column">
      <style:table-column-properties style:column-width="1.852cm" style:rel-column-width="1050*"/>
    </style:style>
    <style:style style:name="StřelnéAVrhacíZbraně.D" style:family="table-column">
      <style:table-column-properties style:column-width="1.339cm" style:rel-column-width="759*"/>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style:min-row-height="0.138cm" fo:keep-together="auto"/>
    </style:style>
    <style:style style:name="StřelnéAVrhacíZbraně.A14"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Table3" style:family="table">
      <style:table-properties style:width="10.797cm" style:rel-width="100%" fo:margin-left="0cm" table:align="left" style:writing-mode="lr-tb"/>
    </style:style>
    <style:style style:name="Table3.A" style:family="table-column">
      <style:table-column-properties style:column-width="2.697cm" style:rel-column-width="1529*"/>
    </style:style>
    <style:style style:name="Table3.B" style:family="table-column">
      <style:table-column-properties style:column-width="2.699cm" style:rel-column-width="1530*"/>
    </style:style>
    <style:style style:name="Table3.D" style:family="table-column">
      <style:table-column-properties style:column-width="2.702cm" style:rel-column-width="1532*"/>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0.797cm" style:rel-width="100%" table:align="left" style:writing-mode="lr-tb"/>
    </style:style>
    <style:style style:name="Table4.A" style:family="table-column">
      <style:table-column-properties style:column-width="8.804cm" style:rel-column-width="4991*"/>
    </style:style>
    <style:style style:name="Table4.B" style:family="table-column">
      <style:table-column-properties style:column-width="1.993cm" style:rel-column-width="1130*"/>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ulka1" style:family="table">
      <style:table-properties style:width="10.797cm" style:rel-width="100%" fo:margin-left="0cm" fo:margin-top="0cm" fo:margin-bottom="0cm" table:align="left" style:writing-mode="lr-tb"/>
    </style:style>
    <style:style style:name="Tabulka1.A" style:family="table-column">
      <style:table-column-properties style:column-width="8.805cm" style:rel-column-width="4991*"/>
    </style:style>
    <style:style style:name="Tabulka1.B" style:family="table-column">
      <style:table-column-properties style:column-width="1.991cm" style:rel-column-width="1129*"/>
    </style:style>
    <style:style style:name="Tabulka1.1" style:family="table-row">
      <style:table-row-properties fo:keep-together="auto"/>
    </style:style>
    <style:style style:name="Tabulka1.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1.A2" style:family="table-cell">
      <style:table-cell-properties style:vertical-align="" fo:padding-left="0.191cm" fo:padding-right="0.191cm" fo:padding-top="0cm" fo:padding-bottom="0cm" fo:border="none" style:writing-mode="lr-tb"/>
    </style:style>
    <style:style style:name="Tabulka1.A3" style:family="table-cell">
      <style:table-cell-properties style:vertical-align="" fo:padding="0cm" fo:border="none" style:writing-mode="lr-tb"/>
    </style:style>
    <style:style style:name="Tabulka1.A104" style:family="table-cell">
      <style:table-cell-properties style:vertical-align="" style:border-line-width-bottom="0.026cm 0.026cm 0.026cm" fo:padding="0cm" fo:border-left="none" fo:border-right="none" fo:border-top="none" fo:border-bottom="2.25pt double #000000" style:writing-mode="lr-tb"/>
    </style:style>
    <style:style style:name="Tabulka2" style:family="table">
      <style:table-properties style:width="10.797cm" style:rel-width="100%" fo:margin-left="0cm" fo:margin-top="0cm" fo:margin-bottom="0cm" table:align="left" style:writing-mode="lr-tb"/>
    </style:style>
    <style:style style:name="Tabulka2.A" style:family="table-column">
      <style:table-column-properties style:column-width="2.785cm" style:rel-column-width="1579*"/>
    </style:style>
    <style:style style:name="Tabulka2.B" style:family="table-column">
      <style:table-column-properties style:column-width="0.915cm" style:rel-column-width="519*"/>
    </style:style>
    <style:style style:name="Tabulka2.C" style:family="table-column">
      <style:table-column-properties style:column-width="0.898cm" style:rel-column-width="509*"/>
    </style:style>
    <style:style style:name="Tabulka2.D" style:family="table-column">
      <style:table-column-properties style:column-width="0.896cm" style:rel-column-width="508*"/>
    </style:style>
    <style:style style:name="Tabulka2.E" style:family="table-column">
      <style:table-column-properties style:column-width="1.499cm" style:rel-column-width="850*"/>
    </style:style>
    <style:style style:name="Tabulka2.F" style:family="table-column">
      <style:table-column-properties style:column-width="1.464cm" style:rel-column-width="830*"/>
    </style:style>
    <style:style style:name="Tabulka2.G" style:family="table-column">
      <style:table-column-properties style:column-width="1.02cm" style:rel-column-width="578*"/>
    </style:style>
    <style:style style:name="Tabulka2.H" style:family="table-column">
      <style:table-column-properties style:column-width="1.318cm" style:rel-column-width="747*"/>
    </style:style>
    <style:style style:name="Tabulka2.1" style:family="table-row">
      <style:table-row-properties style:min-row-height="0.041cm" fo:keep-together="auto"/>
    </style:style>
    <style:style style:name="Tabulka2.A1" style:family="table-cell">
      <style:table-cell-properties style:vertical-align="" style:border-line-width-top="0.026cm 0.026cm 0.026cm" style:border-line-width-bottom="0.026cm 0.026cm 0.026cm" fo:padding="0cm" fo:border-left="none" fo:border-right="none" fo:border-top="2.25pt double #000000" fo:border-bottom="2.25pt double #000000" style:writing-mode="lr-tb"/>
    </style:style>
    <style:style style:name="Tabulka2.2" style:family="table-row">
      <style:table-row-properties fo:keep-together="auto"/>
    </style:style>
    <style:style style:name="Tabulka2.A2" style:family="table-cell">
      <style:table-cell-properties style:vertical-align="bottom" fo:padding-left="0.191cm" fo:padding-right="0.191cm" fo:padding-top="0cm" fo:padding-bottom="0cm" fo:border="none" style:writing-mode="lr-tb"/>
    </style:style>
    <style:style style:name="Tabulka2.3" style:family="table-row">
      <style:table-row-properties fo:keep-together="auto"/>
    </style:style>
    <style:style style:name="Tabulka2.A3" style:family="table-cell">
      <style:table-cell-properties style:vertical-align="bottom" fo:padding="0cm" fo:border-left="none" fo:border-right="none" fo:border-top="0.75pt solid #000000" fo:border-bottom="0.75pt solid #000000" style:writing-mode="lr-tb"/>
    </style:style>
    <style:style style:name="Tabulka2.4" style:family="table-row">
      <style:table-row-properties fo:keep-together="auto"/>
    </style:style>
    <style:style style:name="Tabulka2.A4" style:family="table-cell">
      <style:table-cell-properties style:vertical-align="" fo:padding="0cm" fo:border="none" style:writing-mode="lr-tb"/>
    </style:style>
    <style:style style:name="Tabulka2.5" style:family="table-row">
      <style:table-row-properties fo:keep-together="auto"/>
    </style:style>
    <style:style style:name="Tabulka2.6" style:family="table-row">
      <style:table-row-properties fo:keep-together="auto"/>
    </style:style>
    <style:style style:name="Tabulka2.7" style:family="table-row">
      <style:table-row-properties fo:keep-together="auto"/>
    </style:style>
    <style:style style:name="Tabulka2.8" style:family="table-row">
      <style:table-row-properties fo:keep-together="auto"/>
    </style:style>
    <style:style style:name="Tabulka2.9" style:family="table-row">
      <style:table-row-properties fo:keep-together="auto"/>
    </style:style>
    <style:style style:name="Tabulka2.10" style:family="table-row">
      <style:table-row-properties fo:keep-together="auto"/>
    </style:style>
    <style:style style:name="Tabulka2.11" style:family="table-row">
      <style:table-row-properties fo:keep-together="auto"/>
    </style:style>
    <style:style style:name="Tabulka2.12" style:family="table-row">
      <style:table-row-properties fo:keep-together="auto"/>
    </style:style>
    <style:style style:name="Tabulka2.13" style:family="table-row">
      <style:table-row-properties fo:keep-together="auto"/>
    </style:style>
    <style:style style:name="Tabulka2.14" style:family="table-row">
      <style:table-row-properties fo:keep-together="auto"/>
    </style:style>
    <style:style style:name="Tabulka2.15" style:family="table-row">
      <style:table-row-properties fo:keep-together="auto"/>
    </style:style>
    <style:style style:name="Tabulka2.16" style:family="table-row">
      <style:table-row-properties fo:keep-together="auto"/>
    </style:style>
    <style:style style:name="Tabulka2.17" style:family="table-row">
      <style:table-row-properties fo:keep-together="auto"/>
    </style:style>
    <style:style style:name="Tabulka2.18" style:family="table-row">
      <style:table-row-properties fo:keep-together="auto"/>
    </style:style>
    <style:style style:name="Tabulka2.19" style:family="table-row">
      <style:table-row-properties fo:keep-together="auto"/>
    </style:style>
    <style:style style:name="Tabulka2.20" style:family="table-row">
      <style:table-row-properties fo:keep-together="auto"/>
    </style:style>
    <style:style style:name="Tabulka2.21" style:family="table-row">
      <style:table-row-properties fo:keep-together="auto"/>
    </style:style>
    <style:style style:name="Tabulka2.A21" style:family="table-cell">
      <style:table-cell-properties style:vertical-align="" fo:padding="0cm" fo:border-left="none" fo:border-right="none" fo:border-top="0.5pt solid #000000" fo:border-bottom="0.5pt solid #000000" style:writing-mode="lr-tb"/>
    </style:style>
    <style:style style:name="Tabulka2.22" style:family="table-row">
      <style:table-row-properties fo:keep-together="auto"/>
    </style:style>
    <style:style style:name="Tabulka2.23" style:family="table-row">
      <style:table-row-properties fo:keep-together="auto"/>
    </style:style>
    <style:style style:name="Tabulka2.24" style:family="table-row">
      <style:table-row-properties fo:keep-together="auto"/>
    </style:style>
    <style:style style:name="Tabulka2.25" style:family="table-row">
      <style:table-row-properties fo:keep-together="auto"/>
    </style:style>
    <style:style style:name="Tabulka2.27" style:family="table-row">
      <style:table-row-properties fo:keep-together="auto"/>
    </style:style>
    <style:style style:name="Tabulka2.A27" style:family="table-cell">
      <style:table-cell-properties style:vertical-align="" fo:padding="0cm" fo:border-left="none" fo:border-right="none" fo:border-top="0.75pt solid #000000" fo:border-bottom="none" style:writing-mode="lr-tb"/>
    </style:style>
    <style:style style:name="Tabulka2.28" style:family="table-row">
      <style:table-row-properties fo:keep-together="auto"/>
    </style:style>
    <style:style style:name="Tabulka2.29" style:family="table-row">
      <style:table-row-properties fo:keep-together="auto"/>
    </style:style>
    <style:style style:name="Tabulka2.30" style:family="table-row">
      <style:table-row-properties fo:keep-together="auto"/>
    </style:style>
    <style:style style:name="Tabulka2.31" style:family="table-row">
      <style:table-row-properties fo:keep-together="auto"/>
    </style:style>
    <style:style style:name="Tabulka2.32" style:family="table-row">
      <style:table-row-properties fo:keep-together="auto"/>
    </style:style>
    <style:style style:name="Tabulka2.33" style:family="table-row">
      <style:table-row-properties fo:keep-together="auto"/>
    </style:style>
    <style:style style:name="Tabulka2.34" style:family="table-row">
      <style:table-row-properties fo:keep-together="auto"/>
    </style:style>
    <style:style style:name="Tabulka2.35" style:family="table-row">
      <style:table-row-properties fo:keep-together="auto"/>
    </style:style>
    <style:style style:name="Tabulka2.36" style:family="table-row">
      <style:table-row-properties fo:keep-together="auto"/>
    </style:style>
    <style:style style:name="Tabulka2.37" style:family="table-row">
      <style:table-row-properties fo:keep-together="auto"/>
    </style:style>
    <style:style style:name="Tabulka2.38" style:family="table-row">
      <style:table-row-properties fo:keep-together="auto"/>
    </style:style>
    <style:style style:name="Tabulka2.39" style:family="table-row">
      <style:table-row-properties fo:keep-together="auto"/>
    </style:style>
    <style:style style:name="Tabulka2.40" style:family="table-row">
      <style:table-row-properties fo:keep-together="auto"/>
    </style:style>
    <style:style style:name="Tabulka2.41" style:family="table-row">
      <style:table-row-properties style:min-row-height="0.203cm" fo:keep-together="auto"/>
    </style:style>
    <style:style style:name="Tabulka2.42" style:family="table-row">
      <style:table-row-properties fo:keep-together="auto"/>
    </style:style>
    <style:style style:name="Tabulka2.43" style:family="table-row">
      <style:table-row-properties fo:keep-together="auto"/>
    </style:style>
    <style:style style:name="Tabulka2.A43" style:family="table-cell">
      <style:table-cell-properties style:vertical-align="" fo:padding="0cm" fo:border-left="none" fo:border-right="none" fo:border-top="0.75pt solid #000000" fo:border-bottom="0.75pt solid #000000" style:writing-mode="lr-tb"/>
    </style:style>
    <style:style style:name="Tabulka2.44" style:family="table-row">
      <style:table-row-properties fo:keep-together="auto"/>
    </style:style>
    <style:style style:name="Tabulka2.45" style:family="table-row">
      <style:table-row-properties fo:keep-together="auto"/>
    </style:style>
    <style:style style:name="Tabulka2.A45" style:family="table-cell">
      <style:table-cell-properties style:vertical-align="" style:border-line-width-bottom="0.026cm 0.026cm 0.026cm" fo:padding="0cm" fo:border-left="none" fo:border-right="none" fo:border-top="none" fo:border-bottom="2.25pt double #000000" style:writing-mode="lr-tb"/>
    </style:style>
    <style:style style:name="Tabulka3" style:family="table">
      <style:table-properties style:width="10.797cm" style:rel-width="100%" fo:margin-left="0cm" fo:margin-top="0cm" fo:margin-bottom="0cm" table:align="left" style:writing-mode="lr-tb"/>
    </style:style>
    <style:style style:name="Tabulka3.A" style:family="table-column">
      <style:table-column-properties style:column-width="2.639cm" style:rel-column-width="1496*"/>
    </style:style>
    <style:style style:name="Tabulka3.B" style:family="table-column">
      <style:table-column-properties style:column-width="1.341cm" style:rel-column-width="760*"/>
    </style:style>
    <style:style style:name="Tabulka3.C" style:family="table-column">
      <style:table-column-properties style:column-width="1.071cm" style:rel-column-width="607*"/>
    </style:style>
    <style:style style:name="Tabulka3.D" style:family="table-column">
      <style:table-column-properties style:column-width="1.575cm" style:rel-column-width="893*"/>
    </style:style>
    <style:style style:name="Tabulka3.E" style:family="table-column">
      <style:table-column-properties style:column-width="0.393cm" style:rel-column-width="223*"/>
    </style:style>
    <style:style style:name="Tabulka3.F" style:family="table-column">
      <style:table-column-properties style:column-width="2.143cm" style:rel-column-width="1215*"/>
    </style:style>
    <style:style style:name="Tabulka3.G" style:family="table-column">
      <style:table-column-properties style:column-width="1.633cm" style:rel-column-width="926*"/>
    </style:style>
    <style:style style:name="Tabulka3.1" style:family="table-row">
      <style:table-row-properties fo:keep-together="auto"/>
    </style:style>
    <style:style style:name="Tabulka3.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3.A2" style:family="table-cell">
      <style:table-cell-properties style:vertical-align="" fo:padding="0.101cm" fo:border-left="none" fo:border-right="none" fo:border-top="none" fo:border-bottom="0.5pt solid #000000" style:writing-mode="lr-tb"/>
    </style:style>
    <style:style style:name="Tabulka3.A3" style:family="table-cell">
      <style:table-cell-properties style:vertical-align="" fo:padding="0.101cm" fo:border-left="none" fo:border-right="none" fo:border-top="none" fo:border-bottom="0.75pt solid #000000" style:writing-mode="lr-tb"/>
    </style:style>
    <style:style style:name="Tabulka3.A4" style:family="table-cell">
      <style:table-cell-properties style:vertical-align="" fo:padding="0.101cm" fo:border="none" style:writing-mode="lr-tb"/>
    </style:style>
    <style:style style:name="Tabulka3.B4" style:family="table-cell">
      <style:table-cell-properties style:vertical-align="" fo:padding="0cm" fo:border="none" style:writing-mode="lr-tb"/>
    </style:style>
    <style:style style:name="Tabulka3.A11" style:family="table-cell">
      <style:table-cell-properties style:vertical-align="" fo:padding="0.101cm" fo:border-left="none" fo:border-right="none" fo:border-top="0.75pt solid #000000" fo:border-bottom="0.75pt solid #000000" style:writing-mode="lr-tb"/>
    </style:style>
    <style:style style:name="Tabulka3.14" style:family="table-row">
      <style:table-row-properties style:min-row-height="0.482cm" fo:keep-together="auto"/>
    </style:style>
    <style:style style:name="Tabulka3.A18" style:family="table-cell">
      <style:table-cell-properties style:vertical-align="" style:border-line-width-bottom="0.026cm 0.026cm 0.026cm" fo:padding="0cm" fo:border-left="none" fo:border-right="none" fo:border-top="none" fo:border-bottom="2.25pt double #000000" style:writing-mode="lr-tb"/>
    </style:style>
    <style:style style:name="Tabulka4" style:family="table">
      <style:table-properties style:width="10.797cm" style:rel-width="100%" fo:margin-left="0cm" fo:margin-top="0cm" fo:margin-bottom="0cm" table:align="left" style:writing-mode="lr-tb"/>
    </style:style>
    <style:style style:name="Tabulka4.A" style:family="table-column">
      <style:table-column-properties style:column-width="8.805cm" style:rel-column-width="4991*"/>
    </style:style>
    <style:style style:name="Tabulka4.B" style:family="table-column">
      <style:table-column-properties style:column-width="1.991cm" style:rel-column-width="1129*"/>
    </style:style>
    <style:style style:name="Tabulka4.1" style:family="table-row">
      <style:table-row-properties fo:keep-together="auto"/>
    </style:style>
    <style:style style:name="Tabulka4.A1" style:family="table-cell">
      <style:table-cell-properties style:vertical-align="" style:border-line-width-top="0.026cm 0.026cm 0.026cm" fo:padding="0.051cm" fo:border-left="none" fo:border-right="none" fo:border-top="2.25pt double #000000" fo:border-bottom="none" style:writing-mode="lr-tb"/>
    </style:style>
    <style:style style:name="Tabulka4.A2" style:family="table-cell">
      <style:table-cell-properties style:vertical-align="" fo:padding="0.051cm" fo:border-left="none" fo:border-right="none" fo:border-top="1pt solid #000000" fo:border-bottom="none" style:writing-mode="lr-tb"/>
    </style:style>
    <style:style style:name="Tabulka4.A3" style:family="table-cell">
      <style:table-cell-properties style:vertical-align="" fo:padding="0.051cm" fo:border="none" style:writing-mode="lr-tb"/>
    </style:style>
    <style:style style:name="Tabulka4.A21" style:family="table-cell">
      <style:table-cell-properties style:vertical-align="" style:border-line-width-bottom="0.026cm 0.026cm 0.026cm" fo:padding="0.051cm" fo:border-left="none" fo:border-right="none" fo:border-top="none" fo:border-bottom="2.25pt double #000000" style:writing-mode="lr-tb"/>
    </style:style>
    <style:style style:name="Tabulka5" style:family="table">
      <style:table-properties style:width="10.797cm" style:rel-width="100%" fo:margin-left="0cm" fo:margin-top="0cm" fo:margin-bottom="0cm" table:align="left" style:writing-mode="lr-tb"/>
    </style:style>
    <style:style style:name="Tabulka5.A" style:family="table-column">
      <style:table-column-properties style:column-width="3.598cm" style:rel-column-width="2040*"/>
    </style:style>
    <style:style style:name="Tabulka5.B" style:family="table-column">
      <style:table-column-properties style:column-width="1.08cm" style:rel-column-width="612*"/>
    </style:style>
    <style:style style:name="Tabulka5.C" style:family="table-column">
      <style:table-column-properties style:column-width="0.67cm" style:rel-column-width="380*"/>
    </style:style>
    <style:style style:name="Tabulka5.D" style:family="table-column">
      <style:table-column-properties style:column-width="0.166cm" style:rel-column-width="94*"/>
    </style:style>
    <style:style style:name="Tabulka5.E" style:family="table-column">
      <style:table-column-properties style:column-width="3.607cm" style:rel-column-width="2045*"/>
    </style:style>
    <style:style style:name="Tabulka5.F" style:family="table-column">
      <style:table-column-properties style:column-width="0.975cm" style:rel-column-width="553*"/>
    </style:style>
    <style:style style:name="Tabulka5.G" style:family="table-column">
      <style:table-column-properties style:column-width="0.699cm" style:rel-column-width="396*"/>
    </style:style>
    <style:style style:name="Tabulka5.1" style:family="table-row">
      <style:table-row-properties fo:keep-together="auto"/>
    </style:style>
    <style:style style:name="Tabulka5.A1" style:family="table-cell">
      <style:table-cell-properties style:vertical-align="" style:border-line-width-top="0.026cm 0.026cm 0.026cm" style:border-line-width-bottom="0.026cm 0.026cm 0.026cm" fo:padding="0.101cm" fo:border-left="none" fo:border-right="none" fo:border-top="2.25pt double #000000" fo:border-bottom="2.25pt double #000000" style:writing-mode="lr-tb"/>
    </style:style>
    <style:style style:name="Tabulka5.A2" style:family="table-cell">
      <style:table-cell-properties style:vertical-align="" fo:padding="0.101cm" fo:border-left="none" fo:border-right="none" fo:border-top="none" fo:border-bottom="0.5pt solid #000000" style:writing-mode="lr-tb"/>
    </style:style>
    <style:style style:name="Tabulka5.A3" style:family="table-cell">
      <style:table-cell-properties style:vertical-align="" fo:padding="0.101cm" fo:border="none" style:writing-mode="lr-tb"/>
    </style:style>
    <style:style style:name="Tabulka5.B3" style:family="table-cell">
      <style:table-cell-properties style:vertical-align="" fo:padding="0cm" fo:border="none" style:writing-mode="lr-tb"/>
    </style:style>
    <style:style style:name="Tabulka5.10" style:family="table-row">
      <style:table-row-properties style:min-row-height="0.363cm" fo:keep-together="auto"/>
    </style:style>
    <style:style style:name="Tabulka5.A226" style:family="table-cell">
      <style:table-cell-properties style:vertical-align="" style:border-line-width-bottom="0.026cm 0.026cm 0.026cm" fo:padding="0cm" fo:border-left="none" fo:border-right="none" fo:border-top="none" fo:border-bottom="2.2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paragraph-rsid="427e1b4c" style:language-asian="cs" style:country-asian="CZ"/>
    </style:style>
    <style:style style:name="P3" style:family="paragraph" style:parent-style-name="Text_20_body">
      <style:text-properties fo:language="cs" fo:country="CZ" fo:font-style="normal" officeooo:paragraph-rsid="427e1b4c" style:font-style-asian="normal" style:font-style-complex="normal"/>
    </style:style>
    <style:style style:name="P4" style:family="paragraph" style:parent-style-name="Text_20_body">
      <style:text-properties fo:language="cs" fo:country="CZ" officeooo:paragraph-rsid="427e1b4c"/>
    </style:style>
    <style:style style:name="P5" style:family="paragraph" style:parent-style-name="Text_20_body">
      <style:text-properties fo:language="cs" fo:country="CZ" officeooo:paragraph-rsid="4286bdd9"/>
    </style:style>
    <style:style style:name="P6" style:family="paragraph" style:parent-style-name="Text_20_body">
      <style:text-properties fo:language="cs" fo:country="CZ" officeooo:paragraph-rsid="428a3855"/>
    </style:style>
    <style:style style:name="P7" style:family="paragraph" style:parent-style-name="Text_20_body">
      <style:text-properties fo:font-style="normal" officeooo:paragraph-rsid="427e1b4c" style:font-style-asian="normal" style:font-style-complex="normal"/>
    </style:style>
    <style:style style:name="P8" style:family="paragraph" style:parent-style-name="Text_20_body">
      <style:text-properties style:use-window-font-color="true" fo:font-size="10pt" fo:language="cs" fo:country="CZ" fo:font-style="normal" fo:font-weight="normal" officeooo:paragraph-rsid="427e1b4c"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P9" style:family="paragraph" style:parent-style-name="Text_20_body">
      <style:text-properties officeooo:paragraph-rsid="427e1b4c"/>
    </style:style>
    <style:style style:name="P10" style:family="paragraph" style:parent-style-name="Text_20_body">
      <style:text-properties officeooo:paragraph-rsid="4286bdd9"/>
    </style:style>
    <style:style style:name="P11" style:family="paragraph" style:parent-style-name="Text_20_body">
      <style:text-properties officeooo:paragraph-rsid="42884fa8"/>
    </style:style>
    <style:style style:name="P12" style:family="paragraph" style:parent-style-name="Text_20_body">
      <style:text-properties officeooo:paragraph-rsid="428a3855"/>
    </style:style>
    <style:style style:name="P13" style:family="paragraph" style:parent-style-name="Text_20_body">
      <style:text-properties officeooo:paragraph-rsid="42911995"/>
    </style:style>
    <style:style style:name="P14" style:family="paragraph" style:parent-style-name="Text_20_body">
      <style:text-properties officeooo:paragraph-rsid="42954e51"/>
    </style:style>
    <style:style style:name="P15" style:family="paragraph" style:parent-style-name="Text_20_body">
      <style:text-properties officeooo:paragraph-rsid="42a172fb"/>
    </style:style>
    <style:style style:name="P16" style:family="paragraph" style:parent-style-name="Text_20_body">
      <style:text-properties officeooo:paragraph-rsid="42b10555"/>
    </style:style>
    <style:style style:name="P17" style:family="paragraph" style:parent-style-name="Text_20_body">
      <style:text-properties officeooo:rsid="0f592041" officeooo:paragraph-rsid="42bf08e7"/>
    </style:style>
    <style:style style:name="P18" style:family="paragraph" style:parent-style-name="Text_20_body">
      <style:text-properties officeooo:paragraph-rsid="42c275a7"/>
    </style:style>
    <style:style style:name="P19" style:family="paragraph" style:parent-style-name="Text_20_body">
      <style:text-properties officeooo:paragraph-rsid="42c4d58e"/>
    </style:style>
    <style:style style:name="P20" style:family="paragraph" style:parent-style-name="Text_20_body">
      <style:text-properties officeooo:rsid="42d853ce" officeooo:paragraph-rsid="42d853ce"/>
    </style:style>
    <style:style style:name="P21" style:family="paragraph" style:parent-style-name="Text_20_body">
      <style:text-properties officeooo:rsid="42da9839" officeooo:paragraph-rsid="42df261a"/>
    </style:style>
    <style:style style:name="P22" style:family="paragraph" style:parent-style-name="Text_20_body">
      <style:text-properties officeooo:paragraph-rsid="42df261a"/>
    </style:style>
    <style:style style:name="P23" style:family="paragraph" style:parent-style-name="Text_20_body">
      <style:text-properties officeooo:rsid="0f598631" officeooo:paragraph-rsid="42f0df73"/>
    </style:style>
    <style:style style:name="P24" style:family="paragraph" style:parent-style-name="Standard">
      <style:paragraph-properties fo:text-align="center"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25" style:family="paragraph" style:parent-style-name="Standard">
      <style:paragraph-properties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26"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0pt" style:language-complex="zxx" style:country-complex="none"/>
    </style:style>
    <style:style style:name="P27" style:family="paragraph" style:parent-style-name="Standard">
      <style:paragraph-properties fo:text-align="center" style:justify-single-word="false" style:snap-to-layout-grid="false"/>
      <style:text-properties officeooo:paragraph-rsid="427e1b4c"/>
    </style:style>
    <style:style style:name="P28" style:family="paragraph" style:parent-style-name="Standard">
      <style:paragraph-properties style:snap-to-layout-grid="false">
        <style:tab-stops>
          <style:tab-stop style:position="1.27cm"/>
        </style:tab-stops>
      </style:paragraph-properties>
      <style:text-properties officeooo:paragraph-rsid="427e1b4c"/>
    </style:style>
    <style:style style:name="P29" style:family="paragraph" style:parent-style-name="Standard">
      <style:text-properties officeooo:paragraph-rsid="427e1b4c"/>
    </style:style>
    <style:style style:name="P30" style:family="paragraph" style:parent-style-name="Standard">
      <style:text-properties officeooo:paragraph-rsid="430b77f7"/>
    </style:style>
    <style:style style:name="P31" style:family="paragraph" style:parent-style-name="Standard">
      <style:paragraph-properties fo:margin-left="0cm" fo:margin-right="0cm" fo:text-indent="0cm" style:auto-text-indent="false" style:writing-mode="lr-tb"/>
    </style:style>
    <style:style style:name="P32" style:family="paragraph" style:parent-style-name="Standard">
      <style:paragraph-properties fo:margin-left="0cm" fo:margin-right="0cm" fo:text-indent="0cm" style:auto-text-indent="false" style:writing-mode="lr-tb">
        <style:tab-stops>
          <style:tab-stop style:position="1.27cm"/>
        </style:tab-stops>
      </style:paragraph-properties>
    </style:style>
    <style:style style:name="P33" style:family="paragraph" style:parent-style-name="Standard">
      <style:paragraph-properties fo:margin-left="0cm" fo:margin-right="0cm" fo:text-indent="0cm" style:auto-text-indent="false" style:writing-mode="lr-tb">
        <style:tab-stops/>
      </style:paragraph-properties>
    </style:style>
    <style:style style:name="P34" style:family="paragraph" style:parent-style-name="Standard">
      <style:paragraph-properties fo:margin-left="0cm" fo:margin-right="0cm" fo:text-indent="0cm" style:auto-text-indent="false" style:writing-mode="lr-tb"/>
      <style:text-properties style:font-name="Times New Roman"/>
    </style:style>
    <style:style style:name="P35" style:family="paragraph" style:parent-style-name="Standard">
      <style:paragraph-properties fo:margin-left="0cm" fo:margin-right="0cm" fo:text-indent="0cm" style:auto-text-indent="false" style:writing-mode="lr-tb"/>
      <style:text-properties style:font-name="Times New Roman" fo:language="zxx" fo:country="none" style:language-asian="zxx" style:country-asian="none"/>
    </style:style>
    <style:style style:name="P36" style:family="paragraph" style:parent-style-name="Standard">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37"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38"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39"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fo:language="zxx" fo:country="none" style:language-asian="zxx" style:country-asian="none" style:font-size-complex="10pt"/>
    </style:style>
    <style:style style:name="P40" style:family="paragraph" style:parent-style-name="Standard">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4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42" style:family="paragraph" style:parent-style-name="Standard">
      <style:paragraph-properties fo:margin-left="0cm" fo:margin-right="0cm" fo:text-indent="0cm" style:auto-text-indent="false" style:writing-mode="lr-tb"/>
      <style:text-properties style:font-name="Times New Roman" style:language-asian="zxx" style:country-asian="none"/>
    </style:style>
    <style:style style:name="P43" style:family="paragraph" style:parent-style-name="Standard">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44"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45" style:family="paragraph" style:parent-style-name="Standard">
      <style:paragraph-properties fo:margin-left="0cm" fo:margin-right="0cm" fo:text-indent="0cm" style:auto-text-indent="false" style:writing-mode="lr-tb">
        <style:tab-stops>
          <style:tab-stop style:position="1.27cm"/>
        </style:tab-stops>
      </style:paragraph-properties>
      <style:text-properties style:font-name="Times New Roman" style:language-asian="zxx" style:country-asian="none" style:font-size-complex="10pt"/>
    </style:style>
    <style:style style:name="P46" style:family="paragraph" style:parent-style-name="Standard">
      <style:paragraph-properties fo:margin-left="0cm" fo:margin-right="0cm" fo:text-align="center" style:justify-single-word="false" fo:text-indent="0cm" style:auto-text-indent="false" style:writing-mode="lr-tb"/>
      <style:text-properties style:font-name="Times New Roman"/>
    </style:style>
    <style:style style:name="P47"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48" style:family="paragraph" style:parent-style-name="Standard">
      <style:paragraph-properties fo:margin-left="0cm" fo:margin-right="0cm" fo:text-align="center" style:justify-single-word="false" fo:text-indent="0cm" style:auto-text-indent="false" style:writing-mode="lr-tb"/>
      <style:text-properties style:font-name="Times New Roman" fo:language="en" fo:country="US" style:language-asian="zxx" style:country-asian="none"/>
    </style:style>
    <style:style style:name="P49"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language="en" fo:country="US" style:language-asian="zxx" style:country-asian="none"/>
    </style:style>
    <style:style style:name="P50" style:family="paragraph" style:parent-style-name="Standard">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51" style:family="paragraph" style:parent-style-name="Standard">
      <style:paragraph-properties fo:margin-left="0cm" fo:margin-right="0cm" fo:text-align="center" style:justify-single-word="false" fo:text-indent="0cm" style:auto-text-indent="false" style:writing-mode="lr-tb">
        <style:tab-stops/>
      </style:paragraph-properties>
      <style:text-properties style:font-name="Times New Roman" fo:font-weight="bold" style:language-asian="zxx" style:country-asian="none" style:font-weight-asian="bold" style:font-weight-complex="bold"/>
    </style:style>
    <style:style style:name="P52" style:family="paragraph" style:parent-style-name="Standard">
      <style:paragraph-properties fo:margin-left="0cm" fo:margin-right="0cm" fo:text-align="center" style:justify-single-word="false" fo:text-indent="0cm" style:auto-text-indent="false" style:writing-mode="lr-tb"/>
    </style:style>
    <style:style style:name="P53" style:family="paragraph" style:parent-style-name="Standard">
      <style:paragraph-properties fo:margin-left="0cm" fo:margin-right="0cm" fo:text-align="center" style:justify-single-word="false" fo:text-indent="0cm" style:auto-text-indent="false" style:writing-mode="lr-tb">
        <style:tab-stops/>
      </style:paragraph-properties>
    </style:style>
    <style:style style:name="P54" style:family="paragraph" style:parent-style-name="Table_20_Contents">
      <style:paragraph-properties fo:margin-left="0cm" fo:margin-right="0cm" fo:text-indent="0cm" style:auto-text-indent="false" style:writing-mode="lr-tb"/>
    </style:style>
    <style:style style:name="P55" style:family="paragraph" style:parent-style-name="Table_20_Contents">
      <style:paragraph-properties fo:margin-left="0cm" fo:margin-right="0cm" fo:text-indent="0cm" style:auto-text-indent="false" style:writing-mode="lr-tb">
        <style:tab-stops/>
      </style:paragraph-properties>
    </style:style>
    <style:style style:name="P56" style:family="paragraph" style:parent-style-name="Table_20_Contents">
      <style:paragraph-properties fo:margin-left="0cm" fo:margin-right="0cm" fo:text-align="center" style:justify-single-word="false" fo:text-indent="0cm" style:auto-text-indent="false" style:writing-mode="lr-tb"/>
    </style:style>
    <style:style style:name="P57" style:family="paragraph" style:parent-style-name="Table_20_Contents">
      <style:paragraph-properties fo:margin-left="0cm" fo:margin-right="0cm" fo:text-align="center" style:justify-single-word="false" fo:text-indent="0cm" style:auto-text-indent="false" style:writing-mode="lr-tb">
        <style:tab-stops/>
      </style:paragraph-properties>
    </style:style>
    <style:style style:name="P58" style:family="paragraph" style:parent-style-name="Table_20_Contents">
      <style:paragraph-properties fo:margin-left="0cm" fo:margin-right="0cm" fo:text-indent="0cm" style:auto-text-indent="false" style:writing-mode="lr-tb"/>
      <style:text-properties style:font-name="Times New Roman"/>
    </style:style>
    <style:style style:name="P59"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style>
    <style:style style:name="P6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style>
    <style:style style:name="P61" style:family="paragraph" style:parent-style-name="Table_20_Contents">
      <style:paragraph-properties fo:margin-left="0cm" fo:margin-right="0cm" fo:text-indent="0cm" style:auto-text-indent="false" style:writing-mode="lr-tb"/>
      <style:text-properties style:font-name="Times New Roman" fo:language="zxx" fo:country="none" style:language-asian="zxx" style:country-asian="none"/>
    </style:style>
    <style:style style:name="P62"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style:language-asian="zxx" style:country-asian="none"/>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style:language-asian="zxx" style:country-asian="none"/>
    </style:style>
    <style:style style:name="P64"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style:language-asian="zxx" style:country-asian="none"/>
    </style:style>
    <style:style style:name="P65" style:family="paragraph" style:parent-style-name="Table_20_Contents">
      <style:paragraph-properties fo:margin-left="0cm" fo:margin-right="0cm"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style:language-asian="zxx" style:country-asian="none" style:font-style-asian="italic" style:font-style-complex="italic"/>
    </style:style>
    <style:style style:name="P67"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8" style:family="paragraph" style:parent-style-name="Table_20_Contents">
      <style:paragraph-properties fo:margin-left="0cm" fo:margin-right="0cm" fo:text-indent="0cm" style:auto-text-indent="false" style:writing-mode="lr-tb">
        <style:tab-stops/>
      </style:paragraph-properties>
      <style:text-properties style:font-name="Times New Roman" fo:language="zxx" fo:country="none" fo:font-style="italic" style:language-asian="zxx" style:country-asian="none" style:font-style-asian="italic" style:font-style-complex="italic"/>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zxx" fo:country="none" fo:font-weight="bold" style:language-asian="zxx" style:country-asian="none" style:font-weight-asian="bold"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fo:language="zxx" fo:country="none" fo:font-weight="bold" style:language-asian="zxx" style:country-asian="none" style:font-weight-asian="bold" style:font-weight-complex="bold"/>
    </style:style>
    <style:style style:name="P73" style:family="paragraph" style:parent-style-name="Table_20_Contents">
      <style:paragraph-properties fo:margin-left="0cm" fo:margin-right="0cm" fo:text-indent="0cm" style:auto-text-indent="false" style:writing-mode="lr-tb">
        <style:tab-stops/>
      </style:paragraph-properties>
      <style:text-properties style:font-name="Times New Roman"/>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font-weight-asian="bold" style:font-weight-complex="bold"/>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weight="bold" style:language-asian="zxx" style:country-asian="none" style:font-weight-asian="bold" style:font-weight-complex="bold"/>
    </style:style>
    <style:style style:name="P76" style:family="paragraph" style:parent-style-name="Table_20_Contents">
      <style:paragraph-properties fo:margin-left="0cm" fo:margin-right="0cm" fo:text-indent="0cm" style:auto-text-indent="false" style:writing-mode="lr-tb"/>
      <style:text-properties style:font-name="Times New Roman" style:language-asian="zxx" style:country-asian="none"/>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style:font-name="Times New Roman" style:language-asian="zxx" style:country-asian="none"/>
    </style:style>
    <style:style style:name="P78" style:family="paragraph" style:parent-style-name="Table_20_Contents">
      <style:paragraph-properties fo:margin-left="0cm" fo:margin-right="0cm" fo:text-align="center" style:justify-single-word="false" fo:text-indent="0cm" style:auto-text-indent="false" style:writing-mode="lr-tb">
        <style:tab-stops/>
      </style:paragraph-properties>
      <style:text-properties style:font-name="Times New Roman" style:language-asian="zxx" style:country-asian="none"/>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style:font-name="Times New Roman" fo:language="en" fo:country="US" fo:font-weight="bold" style:language-asian="zxx" style:country-asian="none" style:font-weight-asian="bold" style:font-weight-complex="bold"/>
    </style:style>
    <style:style style:name="P80" style:family="paragraph" style:parent-style-name="Table_20_Contents">
      <style:paragraph-properties fo:margin-left="0cm" fo:margin-right="0cm" fo:text-indent="0cm" style:auto-text-indent="false" style:writing-mode="lr-tb"/>
      <style:text-properties style:font-name="Times New Roman" fo:font-style="italic" style:language-asian="zxx" style:country-asian="none" style:font-style-asian="italic" style:font-style-complex="italic"/>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language-asian="zxx" style:country-asian="none" style:font-style-asian="italic" style:font-weight-asian="bold" style:font-style-complex="italic" style:font-weight-complex="bold"/>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83" style:family="paragraph" style:parent-style-name="Table_20_Contents">
      <style:paragraph-properties style:snap-to-layout-grid="false"/>
      <style:text-properties officeooo:paragraph-rsid="427e1b4c"/>
    </style:style>
    <style:style style:name="P84" style:family="paragraph" style:parent-style-name="Table_20_Contents">
      <style:paragraph-properties fo:text-align="center" style:justify-single-word="false" style:snap-to-layout-grid="false"/>
      <style:text-properties fo:font-weight="normal" officeooo:paragraph-rsid="427e1b4c" style:font-weight-asian="normal" style:font-weight-complex="normal"/>
    </style:style>
    <style:style style:name="P85" style:family="paragraph" style:parent-style-name="Table_20_Contents">
      <style:paragraph-properties fo:text-align="center" style:justify-single-word="false" style:snap-to-layout-grid="false"/>
      <style:text-properties officeooo:paragraph-rsid="427e1b4c"/>
    </style:style>
    <style:style style:name="P86" style:family="paragraph" style:parent-style-name="Table_20_Contents">
      <style:paragraph-properties fo:text-align="center" style:justify-single-word="false"/>
      <style:text-properties officeooo:paragraph-rsid="42f0df73"/>
    </style:style>
    <style:style style:name="P87" style:family="paragraph" style:parent-style-name="Table_20_Contents">
      <style:paragraph-properties fo:text-align="start" style:justify-single-word="false" style:snap-to-layout-grid="false"/>
      <style:text-properties officeooo:paragraph-rsid="427e1b4c"/>
    </style:style>
    <style:style style:name="P88" style:family="paragraph" style:parent-style-name="Table_20_Contents">
      <style:paragraph-properties fo:text-align="center" style:justify-single-word="false" style:snap-to-layout-grid="false"/>
      <style:text-properties style:use-window-font-color="true" fo:font-size="10pt" fo:language="cs" fo:country="CZ"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89" style:family="paragraph" style:parent-style-name="Table_20_Contents">
      <style:paragraph-properties fo:text-align="start" style:justify-single-word="false" style:snap-to-layout-grid="false"/>
      <style:text-properties style:use-window-font-color="true" fo:font-size="10pt" fo:language="cs" fo:country="CZ"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90" style:family="paragraph" style:parent-style-name="Table_20_Contents">
      <style:paragraph-properties fo:text-align="start"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91" style:family="paragraph" style:parent-style-name="Table_20_Contents">
      <style:paragraph-properties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92" style:family="paragraph" style:parent-style-name="Table_20_Contents">
      <style:paragraph-properties fo:text-align="center" style:justify-single-word="false" style:snap-to-layout-grid="false"/>
      <style:text-properties style:use-window-font-color="true" fo:font-size="10pt" fo:language="zxx" fo:country="none" officeooo:paragraph-rsid="427e1b4c" fo:background-color="transparent" style:font-name-asian="Times New Roman" style:font-size-asian="10pt" style:language-asian="zxx" style:country-asian="none" style:font-name-complex="Times New Roman" style:font-size-complex="12pt" style:language-complex="zxx" style:country-complex="none"/>
    </style:style>
    <style:style style:name="P93" style:family="paragraph" style:parent-style-name="Table_20_Contents">
      <style:paragraph-properties fo:text-align="center" style:justify-single-word="false" style:snap-to-layout-grid="false"/>
      <style:text-properties style:use-window-font-color="true" fo:font-size="10pt" fo:language="zxx" fo:country="none" fo:font-weight="normal" officeooo:paragraph-rsid="427e1b4c" fo:background-color="transparent"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P94"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5"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96"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7"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8"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99"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00"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01"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102"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103" style:family="paragraph" style:parent-style-name="Table_20_Contents">
      <style:paragraph-properties fo:text-align="center" style:justify-single-word="false"/>
      <style:text-properties fo:font-weight="bold" officeooo:rsid="00b9f158" officeooo:paragraph-rsid="42f0df73" style:font-weight-asian="bold" style:font-weight-complex="bold"/>
    </style:style>
    <style:style style:name="P104" style:family="paragraph" style:parent-style-name="Table_20_Contents">
      <style:paragraph-properties fo:text-align="center" style:justify-single-word="false"/>
      <style:text-properties fo:font-weight="bold" officeooo:rsid="1039259b" officeooo:paragraph-rsid="42f0df73" style:font-weight-asian="bold" style:font-weight-complex="bold"/>
    </style:style>
    <style:style style:name="P105" style:family="paragraph" style:parent-style-name="Table_20_Contents">
      <style:paragraph-properties fo:text-align="center" style:justify-single-word="false"/>
      <style:text-properties fo:font-weight="bold" officeooo:rsid="1016481d" officeooo:paragraph-rsid="42f0df73" style:font-weight-asian="bold" style:font-weight-complex="bold"/>
    </style:style>
    <style:style style:name="P106" style:family="paragraph" style:parent-style-name="Table_20_Contents">
      <style:paragraph-properties fo:text-align="center" style:justify-single-word="false"/>
      <style:text-properties officeooo:rsid="1078fd37" officeooo:paragraph-rsid="42f0df73"/>
    </style:style>
    <style:style style:name="P107" style:family="paragraph" style:parent-style-name="Table_20_Contents">
      <style:text-properties officeooo:rsid="1078fd37" officeooo:paragraph-rsid="42f0df73"/>
    </style:style>
    <style:style style:name="P108" style:family="paragraph" style:parent-style-name="Table_20_Contents">
      <style:paragraph-properties fo:text-align="center" style:justify-single-word="false"/>
      <style:text-properties officeooo:rsid="012e0234" officeooo:paragraph-rsid="42f0df73"/>
    </style:style>
    <style:style style:name="P109" style:family="paragraph" style:parent-style-name="Table_20_Contents">
      <style:text-properties officeooo:rsid="109cf6e8" officeooo:paragraph-rsid="42f0df73"/>
    </style:style>
    <style:style style:name="P110"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111"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112"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113"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114" style:family="paragraph" style:parent-style-name="Table_20_Contents">
      <style:text-properties fo:language="cs" fo:country="CZ" officeooo:rsid="1038e041" officeooo:paragraph-rsid="42f0df73"/>
    </style:style>
    <style:style style:name="P115" style:family="paragraph" style:parent-style-name="Table_20_Contents">
      <style:paragraph-properties fo:text-align="center" style:justify-single-word="false"/>
      <style:text-properties fo:language="cs" fo:country="CZ" fo:font-weight="bold" officeooo:rsid="00b9f158" officeooo:paragraph-rsid="42f0df73" style:language-asian="zxx" style:country-asian="none" style:font-weight-asian="bold" style:language-complex="zxx" style:country-complex="none" style:font-weight-complex="bold"/>
    </style:style>
    <style:style style:name="P116" style:family="paragraph" style:parent-style-name="Table_20_Contents">
      <style:paragraph-properties fo:text-align="center" style:justify-single-word="false"/>
      <style:text-properties officeooo:rsid="14201442" officeooo:paragraph-rsid="42f0df73"/>
    </style:style>
    <style:style style:name="P117" style:family="paragraph" style:parent-style-name="Table_20_Contents">
      <style:paragraph-properties fo:text-align="center" style:justify-single-word="false"/>
      <style:text-properties officeooo:rsid="1090b6c7" officeooo:paragraph-rsid="42f0df73"/>
    </style:style>
    <style:style style:name="P118" style:family="paragraph" style:parent-style-name="Table_20_Contents">
      <style:paragraph-properties fo:text-align="center" style:justify-single-word="false"/>
      <style:text-properties officeooo:rsid="101909b3" officeooo:paragraph-rsid="42f0df73"/>
    </style:style>
    <style:style style:name="P119" style:family="paragraph" style:parent-style-name="Table_20_Contents">
      <style:text-properties officeooo:rsid="101909b3" officeooo:paragraph-rsid="42f0df73"/>
    </style:style>
    <style:style style:name="P120" style:family="paragraph" style:parent-style-name="Table_20_Contents">
      <style:text-properties officeooo:rsid="141a017a" officeooo:paragraph-rsid="42f0df73"/>
    </style:style>
    <style:style style:name="P121" style:family="paragraph" style:parent-style-name="Table_20_Contents">
      <style:text-properties officeooo:rsid="143d4aa8" officeooo:paragraph-rsid="42f0df73"/>
    </style:style>
    <style:style style:name="P122" style:family="paragraph" style:parent-style-name="Table_20_Contents">
      <style:paragraph-properties fo:text-align="center" style:justify-single-word="false"/>
      <style:text-properties officeooo:rsid="103b4f81" officeooo:paragraph-rsid="42f0df73"/>
    </style:style>
    <style:style style:name="P123" style:family="paragraph" style:parent-style-name="Table_20_Contents">
      <style:text-properties officeooo:rsid="103b4f81" officeooo:paragraph-rsid="42f0df73"/>
    </style:style>
    <style:style style:name="P124" style:family="paragraph" style:parent-style-name="Table_20_Contents">
      <style:paragraph-properties fo:text-align="center" style:justify-single-word="false"/>
      <style:text-properties officeooo:rsid="105d7dfc" officeooo:paragraph-rsid="42f0df73"/>
    </style:style>
    <style:style style:name="P125" style:family="paragraph" style:parent-style-name="Table_20_Contents">
      <style:paragraph-properties fo:text-align="center" style:justify-single-word="false"/>
      <style:text-properties officeooo:rsid="10612ca1" officeooo:paragraph-rsid="42f0df73"/>
    </style:style>
    <style:style style:name="P126" style:family="paragraph" style:parent-style-name="Table_20_Contents">
      <style:paragraph-properties fo:text-align="center" style:justify-single-word="false"/>
      <style:text-properties officeooo:rsid="1038e041" officeooo:paragraph-rsid="42f0df73"/>
    </style:style>
    <style:style style:name="P127" style:family="paragraph" style:parent-style-name="Table_20_Contents">
      <style:paragraph-properties fo:text-align="center" style:justify-single-word="false"/>
      <style:text-properties officeooo:rsid="1039259b" officeooo:paragraph-rsid="42f0df73"/>
    </style:style>
    <style:style style:name="P128" style:family="paragraph" style:parent-style-name="Table_20_Contents">
      <style:text-properties officeooo:rsid="1039259b" officeooo:paragraph-rsid="42f0df73"/>
    </style:style>
    <style:style style:name="P129" style:family="paragraph" style:parent-style-name="Table_20_Contents">
      <style:paragraph-properties fo:text-align="center" style:justify-single-word="false"/>
      <style:text-properties officeooo:rsid="10470943" officeooo:paragraph-rsid="42f0df73"/>
    </style:style>
    <style:style style:name="P130" style:family="paragraph" style:parent-style-name="Table_20_Contents">
      <style:paragraph-properties fo:text-align="center" style:justify-single-word="false"/>
      <style:text-properties officeooo:rsid="1045cc3e" officeooo:paragraph-rsid="42f0df73"/>
    </style:style>
    <style:style style:name="P131" style:family="paragraph" style:parent-style-name="Table_20_Contents">
      <style:paragraph-properties fo:text-align="center" style:justify-single-word="false"/>
      <style:text-properties officeooo:rsid="107b9382" officeooo:paragraph-rsid="42f0df73"/>
    </style:style>
    <style:style style:name="P132" style:family="paragraph" style:parent-style-name="Table_20_Contents">
      <style:text-properties officeooo:rsid="107b9382" officeooo:paragraph-rsid="42f0df73"/>
    </style:style>
    <style:style style:name="P133" style:family="paragraph" style:parent-style-name="Table_20_Contents">
      <style:paragraph-properties fo:text-align="center" style:justify-single-word="false"/>
      <style:text-properties officeooo:rsid="103c50cd" officeooo:paragraph-rsid="42f0df73"/>
    </style:style>
    <style:style style:name="P134" style:family="paragraph" style:parent-style-name="Table_20_Contents">
      <style:text-properties officeooo:rsid="103c50cd" officeooo:paragraph-rsid="42f0df73"/>
    </style:style>
    <style:style style:name="P135" style:family="paragraph" style:parent-style-name="Table_20_Contents">
      <style:paragraph-properties fo:text-align="center" style:justify-single-word="false"/>
      <style:text-properties officeooo:rsid="104acd15" officeooo:paragraph-rsid="42f0df73"/>
    </style:style>
    <style:style style:name="P136" style:family="paragraph" style:parent-style-name="Table_20_Contents">
      <style:paragraph-properties fo:text-align="center" style:justify-single-word="false"/>
      <style:text-properties officeooo:rsid="103df854" officeooo:paragraph-rsid="42f0df73"/>
    </style:style>
    <style:style style:name="P137" style:family="paragraph" style:parent-style-name="Table_20_Contents">
      <style:text-properties officeooo:rsid="103df854" officeooo:paragraph-rsid="42f0df73"/>
    </style:style>
    <style:style style:name="P138" style:family="paragraph" style:parent-style-name="Table_20_Contents">
      <style:paragraph-properties fo:text-align="center" style:justify-single-word="false"/>
      <style:text-properties officeooo:rsid="103f0514" officeooo:paragraph-rsid="42f0df73"/>
    </style:style>
    <style:style style:name="P139" style:family="paragraph" style:parent-style-name="Table_20_Contents">
      <style:paragraph-properties fo:text-align="center" style:justify-single-word="false"/>
      <style:text-properties officeooo:rsid="104107e4" officeooo:paragraph-rsid="42f0df73"/>
    </style:style>
    <style:style style:name="P140" style:family="paragraph" style:parent-style-name="Table_20_Contents">
      <style:text-properties officeooo:rsid="103d55b5" officeooo:paragraph-rsid="42f0df73"/>
    </style:style>
    <style:style style:name="P141" style:family="paragraph" style:parent-style-name="Table_20_Contents">
      <style:paragraph-properties fo:text-align="center" style:justify-single-word="false"/>
      <style:text-properties officeooo:rsid="103f1b7e" officeooo:paragraph-rsid="42f0df73"/>
    </style:style>
    <style:style style:name="P142" style:family="paragraph" style:parent-style-name="Table_20_Contents">
      <style:text-properties officeooo:rsid="108252a0" officeooo:paragraph-rsid="42f0df73"/>
    </style:style>
    <style:style style:name="P143" style:family="paragraph" style:parent-style-name="Table_20_Contents">
      <style:paragraph-properties fo:text-align="center" style:justify-single-word="false"/>
      <style:text-properties officeooo:rsid="107e8f54" officeooo:paragraph-rsid="42f0df73"/>
    </style:style>
    <style:style style:name="P144" style:family="paragraph" style:parent-style-name="Table_20_Contents">
      <style:text-properties officeooo:paragraph-rsid="42f0df73"/>
    </style:style>
    <style:style style:name="P145" style:family="paragraph" style:parent-style-name="Table_20_Contents">
      <style:paragraph-properties fo:text-align="center" style:justify-single-word="false"/>
      <style:text-properties officeooo:rsid="42f0df73" officeooo:paragraph-rsid="42f0df73"/>
    </style:style>
    <style:style style:name="P146" style:family="paragraph" style:parent-style-name="Table_20_Contents">
      <style:paragraph-properties fo:text-align="center" style:justify-single-word="false"/>
      <style:text-properties officeooo:rsid="42f206ea" officeooo:paragraph-rsid="42f206ea"/>
    </style:style>
    <style:style style:name="P147" style:family="paragraph" style:parent-style-name="Table_20_Contents">
      <style:paragraph-properties fo:text-align="center" style:justify-single-word="false"/>
      <style:text-properties officeooo:rsid="42f499f3" officeooo:paragraph-rsid="42f499f3"/>
    </style:style>
    <style:style style:name="P148" style:family="paragraph" style:parent-style-name="Table_20_Contents">
      <style:text-properties officeooo:rsid="42f499f3" officeooo:paragraph-rsid="42f499f3"/>
    </style:style>
    <style:style style:name="P149" style:family="paragraph" style:parent-style-name="Table_20_Contents">
      <style:text-properties officeooo:rsid="42fc7923" officeooo:paragraph-rsid="42fc7923"/>
    </style:style>
    <style:style style:name="P150" style:family="paragraph" style:parent-style-name="Table_20_Contents">
      <style:paragraph-properties fo:text-align="center" style:justify-single-word="false"/>
      <style:text-properties officeooo:rsid="42fc7923" officeooo:paragraph-rsid="42fc7923"/>
    </style:style>
    <style:style style:name="P151" style:family="paragraph" style:parent-style-name="List_20_of_20_Items">
      <style:text-properties officeooo:rsid="42beabb4" officeooo:paragraph-rsid="42bf08e7"/>
    </style:style>
    <style:style style:name="P152" style:family="paragraph" style:parent-style-name="List_20_of_20_Items">
      <style:text-properties officeooo:paragraph-rsid="42bf08e7"/>
    </style:style>
    <style:style style:name="P153" style:family="paragraph" style:parent-style-name="Table_20_Comments">
      <style:text-properties officeooo:rsid="1032e4a8" officeooo:paragraph-rsid="42f0df73"/>
    </style:style>
    <style:style style:name="P154" style:family="paragraph" style:parent-style-name="Table_20_Comments">
      <style:text-properties officeooo:paragraph-rsid="42ff3591"/>
    </style:style>
    <style:style style:name="P155" style:family="paragraph" style:parent-style-name="Table_20_Heading">
      <style:paragraph-properties fo:text-align="center" style:justify-single-word="false"/>
      <style:text-properties officeooo:paragraph-rsid="42f0df73"/>
    </style:style>
    <style:style style:name="P156" style:family="paragraph" style:parent-style-name="Table_20_Heading">
      <style:paragraph-properties fo:text-align="center" style:justify-single-word="false"/>
      <style:text-properties officeooo:rsid="1038e041" officeooo:paragraph-rsid="42f0df73"/>
    </style:style>
    <style:style style:name="P157" style:family="paragraph" style:parent-style-name="Table_20_Heading">
      <style:paragraph-properties fo:text-align="center" style:justify-single-word="false"/>
      <style:text-properties fo:font-weight="normal" officeooo:rsid="14302293" officeooo:paragraph-rsid="42f0df73" style:font-weight-asian="normal" style:font-weight-complex="normal"/>
    </style:style>
    <style:style style:name="P158" style:family="paragraph" style:parent-style-name="Table_20_Heading">
      <style:text-properties fo:font-weight="normal" officeooo:rsid="14302293" officeooo:paragraph-rsid="42f0df73" style:font-weight-asian="normal" style:font-weight-complex="normal"/>
    </style:style>
    <style:style style:name="P159" style:family="paragraph" style:parent-style-name="Table_20_Heading">
      <style:paragraph-properties fo:text-align="center" style:justify-single-word="false"/>
      <style:text-properties fo:font-weight="normal" officeooo:rsid="42f0df73" officeooo:paragraph-rsid="42f0df73" style:font-weight-asian="normal" style:font-weight-complex="normal"/>
    </style:style>
    <style:style style:name="P160" style:family="paragraph" style:parent-style-name="Table_20_Heading">
      <style:paragraph-properties fo:text-align="center" style:justify-single-word="false"/>
      <style:text-properties officeooo:rsid="108252a0" officeooo:paragraph-rsid="42f0df73"/>
    </style:style>
    <style:style style:name="P161" style:family="paragraph" style:parent-style-name="Table_20_Heading">
      <style:text-properties officeooo:paragraph-rsid="42f0df73"/>
    </style:style>
    <style:style style:name="P162"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4818d8" officeooo:paragraph-rsid="42f639a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163" style:family="paragraph" style:parent-style-name="Table_20_Heading">
      <style:paragraph-properties fo:text-align="center" style:justify-single-word="false"/>
      <style:text-properties style:use-window-font-color="true" style:font-name="Georgia" fo:font-size="8pt" fo:letter-spacing="0.014cm" fo:language="cs" fo:country="CZ" fo:font-weight="bold" officeooo:rsid="101b4224" officeooo:paragraph-rsid="42fc612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P164"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65"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166"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67"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68"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169" style:family="paragraph" style:parent-style-name="Heading_20_1" style:master-page-name="Standard">
      <style:paragraph-properties style:page-number="auto"/>
      <style:text-properties officeooo:paragraph-rsid="427c56ea"/>
    </style:style>
    <style:style style:name="P170" style:family="paragraph" style:parent-style-name="Heading_20_2">
      <style:text-properties officeooo:rsid="42954e51" officeooo:paragraph-rsid="42954e51"/>
    </style:style>
    <style:style style:name="P171" style:family="paragraph" style:parent-style-name="Heading_20_2">
      <style:text-properties officeooo:rsid="4286bdd9" officeooo:paragraph-rsid="4286bdd9"/>
    </style:style>
    <style:style style:name="P172" style:family="paragraph" style:parent-style-name="Heading_20_2">
      <style:text-properties officeooo:paragraph-rsid="42b10555"/>
    </style:style>
    <style:style style:name="P173" style:family="paragraph" style:parent-style-name="Heading_20_2">
      <style:text-properties officeooo:paragraph-rsid="42df261a"/>
    </style:style>
    <style:style style:name="P174"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style>
    <style:style style:name="P175" style:family="paragraph" style:parent-style-name="Heading_20_2"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76" style:family="paragraph" style:parent-style-name="Heading_20_3">
      <style:text-properties officeooo:paragraph-rsid="427e1b4c"/>
    </style:style>
    <style:style style:name="P177"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style="italic" style:font-size-asian="10pt" style:language-asian="zxx" style:country-asian="none" style:font-style-asian="italic" style:font-style-complex="italic"/>
    </style:style>
    <style:style style:name="P178"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style>
    <style:style style:name="P179"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style:font-size-asian="10pt" style:language-asian="zxx" style:country-asian="none" style:font-name-complex="Times New Roman" style:font-size-complex="12pt"/>
    </style:style>
    <style:style style:name="P180"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font-size="10pt" style:font-size-asian="10pt" style:language-asian="zxx" style:country-asian="none" style:font-name-complex="Times New Roman" style:font-size-complex="12pt"/>
    </style:style>
    <style:style style:name="P181"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style:style>
    <style:style style:name="P182"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83"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fo:language="zxx" fo:country="none" style:language-asian="zxx" style:country-asian="none"/>
    </style:style>
    <style:style style:name="P184" style:family="paragraph" style:parent-style-name="Heading_20_3" style:list-style-name="WWNum1">
      <style:paragraph-properties fo:margin-left="0cm" fo:margin-right="0cm" fo:text-indent="0cm" style:auto-text-indent="false" style:writing-mode="lr-tb">
        <style:tab-stops>
          <style:tab-stop style:position="0cm"/>
        </style:tab-stops>
      </style:paragraph-properties>
      <style:text-properties style:font-name="Times New Roman"/>
    </style:style>
    <style:style style:name="P185" style:family="paragraph" style:parent-style-name="Heading_20_3"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86"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font-size="10pt" fo:language="zxx" fo:country="none" fo:font-weight="normal" style:font-size-asian="10pt" style:language-asian="zxx" style:country-asian="none" style:font-weight-asian="normal"/>
    </style:style>
    <style:style style:name="P187" style:family="paragraph" style:parent-style-name="Heading_20_3" style:list-style-name="WWNum1">
      <style:paragraph-properties fo:margin-left="0cm" fo:margin-right="0cm" fo:margin-top="0cm" fo:margin-bottom="0cm" loext:contextual-spacing="false" fo:text-align="center" style:justify-single-word="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88" style:family="paragraph" style:parent-style-name="Heading_20_3" style:list-style-name="WWNum1">
      <style:paragraph-properties fo:margin-left="0cm" fo:margin-right="0cm" fo:margin-top="0cm" fo:margin-bottom="0cm" loext:contextual-spacing="false" fo:text-indent="0cm" style:auto-text-indent="false" style:writing-mode="lr-tb">
        <style:tab-stops>
          <style:tab-stop style:position="0cm"/>
        </style:tab-stops>
      </style:paragraph-properties>
      <style:text-properties style:font-name="Times New Roman" fo:language="zxx" fo:country="none" fo:font-weight="normal" style:language-asian="zxx" style:country-asian="none" style:font-weight-asian="normal"/>
    </style:style>
    <style:style style:name="P189" style:family="paragraph" style:parent-style-name="Heading_20_4">
      <style:text-properties fo:font-style="normal" officeooo:paragraph-rsid="427e1b4c" style:font-style-asian="normal" style:font-style-complex="normal"/>
    </style:style>
    <style:style style:name="P190" style:family="paragraph" style:parent-style-name="Heading_20_4">
      <style:text-properties officeooo:paragraph-rsid="427e1b4c"/>
    </style:style>
    <style:style style:name="P191" style:family="paragraph" style:parent-style-name="Heading_20_4">
      <style:paragraph-properties fo:margin-top="0.199cm" fo:margin-bottom="0.101cm" loext:contextual-spacing="false" fo:text-align="center" style:justify-single-word="false" style:snap-to-layout-grid="false"/>
      <style:text-properties officeooo:paragraph-rsid="42f0df73"/>
    </style:style>
    <style:style style:name="P192" style:family="paragraph" style:parent-style-name="Heading_20_4">
      <style:paragraph-properties fo:margin-top="0.199cm" fo:margin-bottom="0.101cm" loext:contextual-spacing="false" fo:text-align="center" style:justify-single-word="false" style:snap-to-layout-grid="false"/>
      <style:text-properties officeooo:paragraph-rsid="427e1b4c"/>
    </style:style>
    <style:style style:name="P193" style:family="paragraph" style:parent-style-name="Heading_20_4">
      <style:paragraph-properties fo:margin-top="0.199cm" fo:margin-bottom="0.101cm" loext:contextual-spacing="false" fo:text-align="center" style:justify-single-word="false" style:snap-to-layout-grid="false"/>
      <style:text-properties officeooo:rsid="1038623c" officeooo:paragraph-rsid="42f0df73"/>
    </style:style>
    <style:style style:name="P194" style:family="paragraph" style:parent-style-name="Heading_20_4">
      <style:paragraph-properties fo:margin-top="0.199cm" fo:margin-bottom="0.101cm" loext:contextual-spacing="false" fo:text-align="center" style:justify-single-word="false" style:snap-to-layout-grid="false"/>
      <style:text-properties officeooo:rsid="108252a0" officeooo:paragraph-rsid="42f0df73"/>
    </style:style>
    <style:style style:name="P195" style:family="paragraph" style:parent-style-name="Heading_20_4"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196" style:family="paragraph" style:parent-style-name="Heading_20_5">
      <style:text-properties fo:language="cs" fo:country="CZ" officeooo:paragraph-rsid="427e1b4c"/>
    </style:style>
    <style:style style:name="P197" style:family="paragraph" style:parent-style-name="Heading_20_5">
      <style:text-properties officeooo:paragraph-rsid="427e1b4c"/>
    </style:style>
    <style:style style:name="P198" style:family="paragraph" style:parent-style-name="Heading_20_5">
      <style:paragraph-properties fo:margin-top="0.199cm" fo:margin-bottom="0.101cm" loext:contextual-spacing="false" fo:text-align="center" style:justify-single-word="false" style:snap-to-layout-grid="false"/>
      <style:text-properties officeooo:paragraph-rsid="427e1b4c"/>
    </style:style>
    <style:style style:name="P199" style:family="paragraph" style:parent-style-name="Heading_20_8">
      <style:paragraph-properties fo:margin-top="0.203cm" fo:margin-bottom="0.102cm" loext:contextual-spacing="false" fo:text-align="center" style:justify-single-word="false" style:snap-to-layout-grid="false"/>
      <style:text-properties officeooo:paragraph-rsid="427e1b4c"/>
    </style:style>
    <style:style style:name="P200"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style>
    <style:style style:name="P201" style:family="paragraph" style:parent-style-name="Heading_20_8" style:list-style-name="WWNum1">
      <style:paragraph-properties fo:margin-left="0cm" fo:margin-right="0cm" fo:text-align="center" style:justify-single-word="false" fo:text-indent="0cm" style:auto-text-indent="false" style:writing-mode="lr-tb">
        <style:tab-stops>
          <style:tab-stop style:position="0cm"/>
        </style:tab-stops>
      </style:paragraph-properties>
      <style:text-properties fo:language="zxx" fo:country="none" style:font-name-asian="Times New Roman" style:language-asian="zxx" style:country-asian="none" style:font-size-complex="12pt"/>
    </style:style>
    <style:style style:name="P202" style:family="paragraph" style:parent-style-name="Text_20_body" style:list-style-name="L1">
      <style:text-properties officeooo:paragraph-rsid="42de121d"/>
    </style:style>
    <style:style style:name="P203" style:family="paragraph" style:parent-style-name="Text_20_body" style:list-style-name="L1">
      <style:text-properties officeooo:paragraph-rsid="42b466c2"/>
    </style:style>
    <style:style style:name="P204" style:family="paragraph" style:parent-style-name="Text_20_body" style:list-style-name="L1">
      <style:text-properties fo:font-style="italic" style:font-style-asian="italic" style:font-style-complex="italic"/>
    </style:style>
    <style:style style:name="P205" style:family="paragraph" style:parent-style-name="Text_20_body" style:list-style-name="L1">
      <style:text-properties fo:font-style="italic" officeooo:paragraph-rsid="432675fe" style:font-style-asian="italic" style:font-style-complex="italic"/>
    </style:style>
    <style:style style:name="P206" style:family="paragraph" style:parent-style-name="Text_20_body" style:list-style-name="L2">
      <style:text-properties fo:font-style="italic" officeooo:paragraph-rsid="4312a6f4" style:font-style-asian="italic" style:font-style-complex="italic"/>
    </style:style>
    <style:style style:name="P207" style:family="paragraph" style:parent-style-name="Text_20_body" style:list-style-name="L4">
      <style:text-properties fo:font-style="italic" officeooo:rsid="42ff3c08" officeooo:paragraph-rsid="431b5ef3" style:font-style-asian="italic" style:font-style-complex="italic"/>
    </style:style>
    <style:style style:name="P208" style:family="paragraph" style:parent-style-name="Text_20_body" style:list-style-name="L4">
      <style:text-properties fo:font-style="italic" officeooo:rsid="430b77f7" officeooo:paragraph-rsid="430b77f7" style:font-style-asian="italic" style:font-style-complex="italic"/>
    </style:style>
    <style:style style:name="P209" style:family="paragraph" style:parent-style-name="Text_20_body" style:list-style-name="L5">
      <style:text-properties fo:font-style="italic" officeooo:paragraph-rsid="43126302" style:font-style-asian="italic" style:font-style-complex="italic"/>
    </style:style>
    <style:style style:name="P210" style:family="paragraph" style:parent-style-name="Text_20_body" style:list-style-name="L6">
      <style:text-properties fo:font-style="italic" officeooo:paragraph-rsid="42d0cfcd" style:font-style-asian="italic" style:font-style-complex="italic"/>
    </style:style>
    <style:style style:name="P211" style:family="paragraph" style:parent-style-name="Text_20_body" style:list-style-name="L1">
      <style:text-properties officeooo:rsid="1443c36e" officeooo:paragraph-rsid="42b466c2"/>
    </style:style>
    <style:style style:name="P212" style:family="paragraph" style:parent-style-name="Text_20_body" style:list-style-name="L2">
      <style:text-properties officeooo:rsid="1443c36e" officeooo:paragraph-rsid="42b265cc"/>
    </style:style>
    <style:style style:name="P213" style:family="paragraph" style:parent-style-name="Text_20_body" style:list-style-name="L2">
      <style:text-properties officeooo:paragraph-rsid="4312a6f4"/>
    </style:style>
    <style:style style:name="P214" style:family="paragraph" style:parent-style-name="Text_20_body" style:list-style-name="L3"/>
    <style:style style:name="P215" style:family="paragraph" style:parent-style-name="Text_20_body" style:list-style-name="L3">
      <style:text-properties officeooo:paragraph-rsid="42b466c2"/>
    </style:style>
    <style:style style:name="P216" style:family="paragraph" style:parent-style-name="Text_20_body" style:list-style-name="L4">
      <style:text-properties officeooo:paragraph-rsid="42ff3c08"/>
    </style:style>
    <style:style style:name="P217" style:family="paragraph" style:parent-style-name="Text_20_body" style:list-style-name="L4">
      <style:text-properties officeooo:paragraph-rsid="431b5ef3"/>
    </style:style>
    <style:style style:name="P218" style:family="paragraph" style:parent-style-name="Text_20_body" style:list-style-name="L4">
      <style:text-properties officeooo:rsid="42b466c2" officeooo:paragraph-rsid="431b5ef3"/>
    </style:style>
    <style:style style:name="P219" style:family="paragraph" style:parent-style-name="Text_20_body" style:list-style-name="L5">
      <style:text-properties officeooo:paragraph-rsid="42b592c5"/>
    </style:style>
    <style:style style:name="P220" style:family="paragraph" style:parent-style-name="Text_20_body" style:list-style-name="L5">
      <style:text-properties officeooo:paragraph-rsid="43126302"/>
    </style:style>
    <style:style style:name="P221" style:family="paragraph" style:parent-style-name="Text_20_body" style:list-style-name="L5">
      <style:text-properties officeooo:paragraph-rsid="42e26a26"/>
    </style:style>
    <style:style style:name="P222" style:family="paragraph" style:parent-style-name="Text_20_body" style:list-style-name="L5">
      <style:text-properties officeooo:paragraph-rsid="42e3f378"/>
    </style:style>
    <style:style style:name="P223" style:family="paragraph" style:parent-style-name="Text_20_body" style:list-style-name="L5">
      <style:text-properties officeooo:paragraph-rsid="42e5819f"/>
    </style:style>
    <style:style style:name="P224" style:family="paragraph" style:parent-style-name="Text_20_body" style:list-style-name="L6">
      <style:text-properties officeooo:paragraph-rsid="42b7f98f"/>
    </style:style>
    <style:style style:name="P225" style:family="paragraph" style:parent-style-name="Text_20_body" style:list-style-name="L6">
      <style:text-properties officeooo:rsid="0f49c742" officeooo:paragraph-rsid="42b7f98f"/>
    </style:style>
    <style:style style:name="P226" style:family="paragraph" style:parent-style-name="Text_20_body" style:list-style-name="L6">
      <style:text-properties officeooo:rsid="14620218" officeooo:paragraph-rsid="42b7f98f"/>
    </style:style>
    <style:style style:name="P227" style:family="paragraph" style:parent-style-name="Text_20_body" style:list-style-name="L6">
      <style:text-properties officeooo:rsid="42d0cfcd" officeooo:paragraph-rsid="42d0cfcd"/>
    </style:style>
    <style:style style:name="P228" style:family="paragraph" style:parent-style-name="Text_20_body" style:list-style-name="L7">
      <style:text-properties officeooo:rsid="0f25dad7" officeooo:paragraph-rsid="42bab90e"/>
    </style:style>
    <style:style style:name="P229" style:family="paragraph" style:parent-style-name="Text_20_body" style:list-style-name="L7">
      <style:text-properties officeooo:rsid="42c1095c" officeooo:paragraph-rsid="42c1095c"/>
    </style:style>
    <style:style style:name="P230" style:family="paragraph" style:parent-style-name="Text_20_body" style:list-style-name="L7">
      <style:text-properties officeooo:rsid="0f54e00d" officeooo:paragraph-rsid="42bab90e"/>
    </style:style>
    <style:style style:name="P231" style:family="paragraph" style:parent-style-name="Text_20_body" style:list-style-name="L7">
      <style:text-properties officeooo:rsid="42d12592" officeooo:paragraph-rsid="42d12592"/>
    </style:style>
    <style:style style:name="P232" style:family="paragraph" style:parent-style-name="Text_20_body" style:list-style-name="L7">
      <style:text-properties officeooo:rsid="0f57cf98" officeooo:paragraph-rsid="42bab90e"/>
    </style:style>
    <style:style style:name="P233" style:family="paragraph" style:parent-style-name="Text_20_body" style:list-style-name="L8">
      <style:text-properties officeooo:paragraph-rsid="42c13c30"/>
    </style:style>
    <style:style style:name="P234" style:family="paragraph" style:parent-style-name="Text_20_body" style:list-style-name="L8">
      <style:text-properties officeooo:paragraph-rsid="42c275a7"/>
    </style:style>
    <style:style style:name="P235" style:family="paragraph" style:parent-style-name="Text_20_body" style:list-style-name="L9">
      <style:text-properties officeooo:rsid="0f215770" officeooo:paragraph-rsid="42bbea6d"/>
    </style:style>
    <style:style style:name="P236" style:family="paragraph" style:parent-style-name="Text_20_body" style:list-style-name="L10"/>
    <style:style style:name="P237" style:family="paragraph" style:parent-style-name="Text_20_body" style:list-style-name="L10">
      <style:text-properties style:use-window-font-color="true" style:font-name="Georgia" fo:font-size="10pt" fo:letter-spacing="0.004cm" fo:language="cs" fo:country="CZ" fo:font-style="normal" officeooo:rsid="427b2910" officeooo:paragraph-rsid="42cd6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8" style:family="paragraph" style:parent-style-name="Text_20_body" style:list-style-name="L4">
      <style:text-properties style:use-window-font-color="true" style:font-name="Georgia" fo:font-size="10pt" fo:letter-spacing="0.004cm" fo:language="cs" fo:country="CZ" fo:font-style="normal" officeooo:rsid="427b2910" officeooo:paragraph-rsid="432f43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9" style:family="paragraph" style:parent-style-name="Text_20_body" style:list-style-name="L11">
      <style:text-properties style:use-window-font-color="true" style:font-name="Georgia" fo:font-size="10pt" fo:letter-spacing="0.004cm" fo:language="cs" fo:country="CZ" fo:font-style="normal" officeooo:rsid="427ab064" officeooo:paragraph-rsid="42c6d5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0" style:family="paragraph" style:parent-style-name="Text_20_body" style:list-style-name="L11">
      <style:text-properties officeooo:paragraph-rsid="42c6d59b"/>
    </style:style>
    <style:style style:name="P241" style:family="paragraph" style:parent-style-name="Text_20_body" style:list-style-name="L11">
      <style:text-properties officeooo:rsid="42c82714" officeooo:paragraph-rsid="42c82714"/>
    </style:style>
    <style:style style:name="P242" style:family="paragraph" style:parent-style-name="Text_20_body" style:list-style-name="L12"/>
    <style:style style:name="P243" style:family="paragraph" style:parent-style-name="Text_20_body" style:list-style-name="L12">
      <style:text-properties officeooo:paragraph-rsid="42bcdb82"/>
    </style:style>
    <style:style style:name="P244" style:family="paragraph" style:parent-style-name="Text_20_body" style:list-style-name="L13">
      <style:text-properties officeooo:rsid="218eee67" officeooo:paragraph-rsid="42df261a"/>
    </style:style>
    <style:style style:name="P245" style:family="paragraph" style:parent-style-name="Text_20_body" style:list-style-name="L13">
      <style:text-properties officeooo:rsid="42db6adc" officeooo:paragraph-rsid="42df261a"/>
    </style:style>
    <style:style style:name="P246" style:family="paragraph" style:parent-style-name="Text_20_body" style:list-style-name="L13">
      <style:text-properties officeooo:rsid="219226d3" officeooo:paragraph-rsid="42df261a"/>
    </style:style>
    <style:style style:name="P247" style:family="paragraph" style:parent-style-name="Text_20_body" style:list-style-name="WW8Num11">
      <style:text-properties officeooo:paragraph-rsid="427e1b4c"/>
    </style:style>
    <style:style style:name="P248" style:family="paragraph" style:parent-style-name="Text_20_body" style:list-style-name="WW8Num10">
      <style:text-properties officeooo:paragraph-rsid="427e1b4c"/>
    </style:style>
    <style:style style:name="P249" style:family="paragraph" style:parent-style-name="Text_20_body">
      <style:text-properties officeooo:paragraph-rsid="4286bdd9"/>
    </style:style>
    <style:style style:name="P250" style:family="paragraph" style:parent-style-name="Text_20_body">
      <style:text-properties officeooo:rsid="42df261a" officeooo:paragraph-rsid="431b5ef3"/>
    </style:style>
    <style:style style:name="P251" style:family="paragraph" style:parent-style-name="Text_20_body" style:list-style-name="L4">
      <style:text-properties officeooo:rsid="431b5ef3" officeooo:paragraph-rsid="431b5ef3"/>
    </style:style>
    <style:style style:name="P252" style:family="paragraph" style:parent-style-name="Text_20_body">
      <style:text-properties officeooo:rsid="4280b791" officeooo:paragraph-rsid="4280b791"/>
    </style:style>
    <style:style style:name="P253" style:family="paragraph" style:parent-style-name="Text_20_body" style:list-style-name="L4">
      <style:text-properties fo:font-style="normal" officeooo:rsid="4322f34b" officeooo:paragraph-rsid="4322f34b" style:font-style-asian="normal" style:font-style-complex="normal"/>
    </style:style>
    <style:style style:name="P254" style:family="paragraph" style:parent-style-name="Text_20_body">
      <style:text-properties officeooo:paragraph-rsid="427c56ea"/>
    </style:style>
    <style:style style:name="P255" style:family="paragraph" style:parent-style-name="Text_20_body">
      <style:text-properties officeooo:rsid="432ce3f8" officeooo:paragraph-rsid="432ce3f8"/>
    </style:style>
    <style:style style:name="P256" style:family="paragraph" style:parent-style-name="Text_20_body">
      <style:text-properties officeooo:rsid="432edaae" officeooo:paragraph-rsid="432edaae"/>
    </style:style>
    <style:style style:name="P257" style:family="paragraph" style:parent-style-name="Text_20_body" style:list-style-name="L1">
      <style:paragraph-properties fo:break-before="column"/>
      <style:text-properties officeooo:paragraph-rsid="42b10555"/>
    </style:style>
    <style:style style:name="P258" style:family="paragraph" style:parent-style-name="Text_20_body" style:list-style-name="L1">
      <style:paragraph-properties fo:break-before="column"/>
      <style:text-properties officeooo:paragraph-rsid="42b466c2"/>
    </style:style>
    <style:style style:name="P259" style:family="paragraph" style:parent-style-name="Text_20_body" style:list-style-name="L5">
      <style:paragraph-properties fo:break-before="column"/>
      <style:text-properties officeooo:paragraph-rsid="42b592c5"/>
    </style:style>
    <style:style style:name="P260" style:family="paragraph" style:parent-style-name="Text_20_body" style:list-style-name="L8">
      <style:paragraph-properties fo:margin-top="0cm" fo:margin-bottom="0.199cm" loext:contextual-spacing="false"/>
      <style:text-properties officeooo:rsid="0f426d7b" officeooo:paragraph-rsid="42c13c30"/>
    </style:style>
    <style:style style:name="T1" style:family="text">
      <style:text-properties fo:language="cs" fo:country="CZ"/>
    </style:style>
    <style:style style:name="T2" style:family="text">
      <style:text-properties fo:language="cs" fo:country="CZ" fo:font-style="italic" officeooo:rsid="428a3855" style:font-style-asian="italic" style:font-style-complex="italic"/>
    </style:style>
    <style:style style:name="T3" style:family="text">
      <style:text-properties fo:language="cs" fo:country="CZ" fo:font-style="italic" style:language-asian="zxx" style:country-asian="none" style:font-style-asian="italic" style:language-complex="zxx" style:country-complex="none" style:font-style-complex="italic"/>
    </style:style>
    <style:style style:name="T4" style:family="text">
      <style:text-properties fo:language="cs" fo:country="CZ" fo:font-style="italic" officeooo:rsid="42e3f378" style:language-asian="zxx" style:country-asian="none" style:font-style-asian="italic" style:language-complex="zxx" style:country-complex="none" style:font-style-complex="italic"/>
    </style:style>
    <style:style style:name="T5" style:family="text">
      <style:text-properties fo:language="cs" fo:country="CZ" fo:font-style="italic" officeooo:rsid="0f062e58" style:language-asian="zxx" style:country-asian="none" style:font-style-asian="italic" style:language-complex="zxx" style:country-complex="none" style:font-style-complex="italic"/>
    </style:style>
    <style:style style:name="T6" style:family="text">
      <style:text-properties fo:language="cs" fo:country="CZ" fo:font-style="normal" style:font-style-asian="normal" style:font-style-complex="normal"/>
    </style:style>
    <style:style style:name="T7" style:family="text">
      <style:text-properties fo:language="cs" fo:country="CZ" fo:font-style="normal" officeooo:rsid="4293f25c" style:font-style-asian="normal" style:font-style-complex="normal"/>
    </style:style>
    <style:style style:name="T8" style:family="text">
      <style:text-properties fo:language="cs" fo:country="CZ" fo:font-style="normal" officeooo:rsid="42954673" style:font-style-asian="normal" style:font-style-complex="normal"/>
    </style:style>
    <style:style style:name="T9" style:family="text">
      <style:text-properties fo:language="cs" fo:country="CZ" style:language-asian="zxx" style:country-asian="none" style:language-complex="zxx" style:country-complex="none"/>
    </style:style>
    <style:style style:name="T10" style:family="text">
      <style:text-properties fo:language="cs" fo:country="CZ" officeooo:rsid="0eefba7c" style:language-asian="zxx" style:country-asian="none" style:language-complex="zxx" style:country-complex="none"/>
    </style:style>
    <style:style style:name="T11" style:family="text">
      <style:text-properties fo:language="cs" fo:country="CZ" officeooo:rsid="0ec9bc55" style:language-asian="zxx" style:country-asian="none" style:language-complex="zxx" style:country-complex="none"/>
    </style:style>
    <style:style style:name="T12" style:family="text">
      <style:text-properties fo:language="cs" fo:country="CZ" officeooo:rsid="0f062e58" style:language-asian="zxx" style:country-asian="none" style:language-complex="zxx" style:country-complex="none"/>
    </style:style>
    <style:style style:name="T13" style:family="text">
      <style:text-properties fo:language="cs" fo:country="CZ" officeooo:rsid="0ef63b7b" style:language-asian="zxx" style:country-asian="none" style:language-complex="zxx" style:country-complex="none"/>
    </style:style>
    <style:style style:name="T14" style:family="text">
      <style:text-properties fo:language="cs" fo:country="CZ" officeooo:rsid="0f0dffba" style:language-asian="zxx" style:country-asian="none" style:language-complex="zxx" style:country-complex="none"/>
    </style:style>
    <style:style style:name="T15" style:family="text">
      <style:text-properties fo:language="cs" fo:country="CZ" officeooo:rsid="0f199e4c" style:language-asian="zxx" style:country-asian="none" style:language-complex="zxx" style:country-complex="none"/>
    </style:style>
    <style:style style:name="T16" style:family="text">
      <style:text-properties fo:language="cs" fo:country="CZ" officeooo:rsid="1444ee9e" style:language-asian="zxx" style:country-asian="none" style:language-complex="zxx" style:country-complex="none"/>
    </style:style>
    <style:style style:name="T17" style:family="text">
      <style:text-properties fo:language="cs" fo:country="CZ" officeooo:rsid="0f10fdd1" style:language-asian="zxx" style:country-asian="none" style:language-complex="zxx" style:country-complex="none"/>
    </style:style>
    <style:style style:name="T18" style:family="text">
      <style:text-properties fo:language="cs" fo:country="CZ" officeooo:rsid="0f25230f" style:language-asian="zxx" style:country-asian="none" style:language-complex="zxx" style:country-complex="none"/>
    </style:style>
    <style:style style:name="T19" style:family="text">
      <style:text-properties fo:language="cs" fo:country="CZ" officeooo:rsid="0f2320df" style:language-asian="zxx" style:country-asian="none" style:language-complex="zxx" style:country-complex="none"/>
    </style:style>
    <style:style style:name="T20" style:family="text">
      <style:text-properties fo:language="cs" fo:country="CZ" officeooo:rsid="0f467395" style:language-asian="zxx" style:country-asian="none" style:language-complex="zxx" style:country-complex="none"/>
    </style:style>
    <style:style style:name="T21" style:family="text">
      <style:text-properties fo:language="cs" fo:country="CZ" officeooo:rsid="0f23fe90" style:language-asian="zxx" style:country-asian="none" style:language-complex="zxx" style:country-complex="none"/>
    </style:style>
    <style:style style:name="T22" style:family="text">
      <style:text-properties fo:language="cs" fo:country="CZ" officeooo:rsid="0ecbd6ca" style:language-asian="zxx" style:country-asian="none" style:language-complex="zxx" style:country-complex="none"/>
    </style:style>
    <style:style style:name="T23" style:family="text">
      <style:text-properties fo:language="cs" fo:country="CZ" officeooo:rsid="0f489c28" style:language-asian="zxx" style:country-asian="none" style:language-complex="zxx" style:country-complex="none"/>
    </style:style>
    <style:style style:name="T24" style:family="text">
      <style:text-properties fo:language="cs" fo:country="CZ" officeooo:rsid="0f4afba8" style:language-asian="zxx" style:country-asian="none" style:language-complex="zxx" style:country-complex="none"/>
    </style:style>
    <style:style style:name="T25" style:family="text">
      <style:text-properties fo:language="cs" fo:country="CZ" officeooo:rsid="0f48134e" style:language-asian="zxx" style:country-asian="none" style:language-complex="zxx" style:country-complex="none"/>
    </style:style>
    <style:style style:name="T26" style:family="text">
      <style:text-properties fo:language="cs" fo:country="CZ" officeooo:rsid="42bab90e" style:language-asian="zxx" style:country-asian="none" style:language-complex="zxx" style:country-complex="none"/>
    </style:style>
    <style:style style:name="T27" style:family="text">
      <style:text-properties fo:language="cs" fo:country="CZ" officeooo:rsid="0f412e42" style:language-asian="zxx" style:country-asian="none" style:language-complex="zxx" style:country-complex="none"/>
    </style:style>
    <style:style style:name="T28" style:family="text">
      <style:text-properties fo:language="cs" fo:country="CZ" officeooo:rsid="0f86969a" style:language-asian="zxx" style:country-asian="none" style:language-complex="zxx" style:country-complex="none"/>
    </style:style>
    <style:style style:name="T29" style:family="text">
      <style:text-properties fo:language="cs" fo:country="CZ" officeooo:rsid="0f88f323" style:language-asian="zxx" style:country-asian="none" style:language-complex="zxx" style:country-complex="none"/>
    </style:style>
    <style:style style:name="T30" style:family="text">
      <style:text-properties fo:language="cs" fo:country="CZ" officeooo:rsid="0f8a38fd" style:language-asian="zxx" style:country-asian="none" style:language-complex="zxx" style:country-complex="none"/>
    </style:style>
    <style:style style:name="T31" style:family="text">
      <style:text-properties fo:language="cs" fo:country="CZ" officeooo:rsid="42bfd001" style:language-asian="zxx" style:country-asian="none" style:language-complex="zxx" style:country-complex="none"/>
    </style:style>
    <style:style style:name="T32" style:family="text">
      <style:text-properties fo:language="cs" fo:country="CZ" officeooo:rsid="42cefb1b" style:language-asian="zxx" style:country-asian="none" style:language-complex="zxx" style:country-complex="none"/>
    </style:style>
    <style:style style:name="T33" style:family="text">
      <style:text-properties fo:language="cs" fo:country="CZ" officeooo:rsid="42d0cfcd" style:language-asian="zxx" style:country-asian="none" style:language-complex="zxx" style:country-complex="none"/>
    </style:style>
    <style:style style:name="T34" style:family="text">
      <style:text-properties fo:language="cs" fo:country="CZ" officeooo:rsid="42d12592" style:language-asian="zxx" style:country-asian="none" style:language-complex="zxx" style:country-complex="none"/>
    </style:style>
    <style:style style:name="T35" style:family="text">
      <style:text-properties fo:language="cs" fo:country="CZ" officeooo:rsid="42df261a" style:language-asian="zxx" style:country-asian="none" style:language-complex="zxx" style:country-complex="none"/>
    </style:style>
    <style:style style:name="T36" style:family="text">
      <style:text-properties fo:language="cs" fo:country="CZ" officeooo:rsid="42e3d987" style:language-asian="zxx" style:country-asian="none" style:language-complex="zxx" style:country-complex="none"/>
    </style:style>
    <style:style style:name="T37" style:family="text">
      <style:text-properties fo:language="cs" fo:country="CZ" officeooo:rsid="42e26a26" style:language-asian="zxx" style:country-asian="none" style:language-complex="zxx" style:country-complex="none"/>
    </style:style>
    <style:style style:name="T38" style:family="text">
      <style:text-properties fo:language="cs" fo:country="CZ" officeooo:rsid="42e3f378" style:language-asian="zxx" style:country-asian="none" style:language-complex="zxx" style:country-complex="none"/>
    </style:style>
    <style:style style:name="T39" style:family="text">
      <style:text-properties fo:language="cs" fo:country="CZ" officeooo:rsid="42e5819f" style:language-asian="zxx" style:country-asian="none" style:language-complex="zxx" style:country-complex="none"/>
    </style:style>
    <style:style style:name="T40" style:family="text">
      <style:text-properties fo:language="cs" fo:country="CZ" officeooo:rsid="42e755f2" style:language-asian="zxx" style:country-asian="none" style:language-complex="zxx" style:country-complex="none"/>
    </style:style>
    <style:style style:name="T41" style:family="text">
      <style:text-properties fo:language="cs" fo:country="CZ" officeooo:rsid="42ea54de" style:language-asian="zxx" style:country-asian="none" style:language-complex="zxx" style:country-complex="none"/>
    </style:style>
    <style:style style:name="T42" style:family="text">
      <style:text-properties fo:language="cs" fo:country="CZ" officeooo:rsid="42ec47ba" style:language-asian="zxx" style:country-asian="none" style:language-complex="zxx" style:country-complex="none"/>
    </style:style>
    <style:style style:name="T43" style:family="text">
      <style:text-properties fo:language="cs" fo:country="CZ" officeooo:rsid="42ecc080" style:language-asian="zxx" style:country-asian="none" style:language-complex="zxx" style:country-complex="none"/>
    </style:style>
    <style:style style:name="T44" style:family="text">
      <style:text-properties fo:language="cs" fo:country="CZ" officeooo:rsid="102f2030" style:language-asian="zxx" style:country-asian="none" style:language-complex="zxx" style:country-complex="none"/>
    </style:style>
    <style:style style:name="T45" style:family="text">
      <style:text-properties fo:language="cs" fo:country="CZ" officeooo:rsid="1016481d" style:language-asian="zxx" style:country-asian="none" style:language-complex="zxx" style:country-complex="none"/>
    </style:style>
    <style:style style:name="T46" style:family="text">
      <style:text-properties fo:language="cs" fo:country="CZ" officeooo:rsid="1092308e" style:language-asian="zxx" style:country-asian="none" style:language-complex="zxx" style:country-complex="none"/>
    </style:style>
    <style:style style:name="T47" style:family="text">
      <style:text-properties fo:language="cs" fo:country="CZ" officeooo:rsid="1022577c" style:language-asian="zxx" style:country-asian="none" style:language-complex="zxx" style:country-complex="none"/>
    </style:style>
    <style:style style:name="T48" style:family="text">
      <style:text-properties fo:language="cs" fo:country="CZ" officeooo:rsid="1091c406" style:language-asian="zxx" style:country-asian="none" style:language-complex="zxx" style:country-complex="none"/>
    </style:style>
    <style:style style:name="T49" style:family="text">
      <style:text-properties fo:language="cs" fo:country="CZ" officeooo:rsid="103df854" style:language-asian="zxx" style:country-asian="none" style:language-complex="zxx" style:country-complex="none"/>
    </style:style>
    <style:style style:name="T50" style:family="text">
      <style:text-properties fo:language="cs" fo:country="CZ" officeooo:rsid="42f2a5eb" style:language-asian="zxx" style:country-asian="none" style:language-complex="zxx" style:country-complex="none"/>
    </style:style>
    <style:style style:name="T51" style:family="text">
      <style:text-properties fo:language="cs" fo:country="CZ" officeooo:rsid="43126302" style:language-asian="zxx" style:country-asian="none" style:language-complex="zxx" style:country-complex="none"/>
    </style:style>
    <style:style style:name="T52" style:family="text">
      <style:text-properties fo:language="cs" fo:country="CZ" officeooo:rsid="4312a6f4" style:language-asian="zxx" style:country-asian="none" style:language-complex="zxx" style:country-complex="none"/>
    </style:style>
    <style:style style:name="T53" style:family="text">
      <style:text-properties fo:language="cs" fo:country="CZ" officeooo:rsid="431e9b88" style:language-asian="zxx" style:country-asian="none" style:language-complex="zxx" style:country-complex="none"/>
    </style:style>
    <style:style style:name="T54" style:family="text">
      <style:text-properties fo:language="cs" fo:country="CZ" officeooo:rsid="0f49c742" style:language-asian="zxx" style:country-asian="none" style:language-complex="zxx" style:country-complex="none"/>
    </style:style>
    <style:style style:name="T55" style:family="text">
      <style:text-properties fo:language="cs" fo:country="CZ" style:language-asian="zxx" style:country-asian="none" style:language-complex="ar" style:country-complex="SA"/>
    </style:style>
    <style:style style:name="T56" style:family="text">
      <style:text-properties fo:language="cs" fo:country="CZ" officeooo:rsid="428a3855"/>
    </style:style>
    <style:style style:name="T57" style:family="text">
      <style:text-properties fo:language="cs" fo:country="CZ" officeooo:rsid="428b7884"/>
    </style:style>
    <style:style style:name="T58" style:family="text">
      <style:text-properties fo:language="cs" fo:country="CZ" officeooo:rsid="4290c8b3"/>
    </style:style>
    <style:style style:name="T59" style:family="text">
      <style:text-properties fo:language="cs" fo:country="CZ" officeooo:rsid="42f639a7"/>
    </style:style>
    <style:style style:name="T60" style:family="text">
      <style:text-properties fo:language="cs" fo:country="CZ" officeooo:rsid="4291df76"/>
    </style:style>
    <style:style style:name="T61" style:family="text">
      <style:text-properties fo:language="cs" fo:country="CZ" officeooo:rsid="427fb921"/>
    </style:style>
    <style:style style:name="T62" style:family="text">
      <style:text-properties fo:language="cs" fo:country="CZ" officeooo:rsid="42928908"/>
    </style:style>
    <style:style style:name="T63" style:family="text">
      <style:text-properties fo:font-style="normal" style:font-style-asian="normal" style:font-style-complex="normal"/>
    </style:style>
    <style:style style:name="T64" style:family="text">
      <style:text-properties fo:font-style="normal" officeooo:rsid="0f5ade72" style:font-style-asian="normal" style:font-style-complex="normal"/>
    </style:style>
    <style:style style:name="T65" style:family="text">
      <style:text-properties fo:font-style="normal" officeooo:rsid="142d6a85" style:font-style-asian="normal" style:font-style-complex="normal"/>
    </style:style>
    <style:style style:name="T66" style:family="text">
      <style:text-properties officeooo:rsid="218eee67"/>
    </style:style>
    <style:style style:name="T67" style:family="text">
      <style:text-properties fo:font-weight="bold" style:font-weight-asian="bold" style:font-weight-complex="bold"/>
    </style:style>
    <style:style style:name="T6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29cb4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bfd0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c19f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c6d5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d310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0f10f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30698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30ac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b592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3207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32f2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b3a5b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1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17" style:family="text">
      <style:text-properties style:use-window-font-color="true" style:font-name="Georgia" fo:font-size="10pt" fo:letter-spacing="0.004cm" fo:language="cs" fo:country="CZ" fo:font-style="normal" officeooo:rsid="0eefba7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18"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19" style:family="text">
      <style:text-properties style:use-window-font-color="true" style:font-name="Georgia" fo:font-size="10pt" fo:letter-spacing="0.004cm" fo:language="cs" fo:country="CZ" fo:font-style="normal" officeooo:rsid="0f412e4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0" style:family="text">
      <style:text-properties style:use-window-font-color="true" style:font-name="Georgia" fo:font-size="10pt" fo:letter-spacing="0.004cm" fo:language="cs" fo:country="CZ" fo:font-style="normal" officeooo:rsid="0f86969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1" style:family="text">
      <style:text-properties style:use-window-font-color="true" style:font-name="Georgia" fo:font-size="10pt" fo:letter-spacing="0.004cm" fo:language="cs" fo:country="CZ" fo:font-style="normal" officeooo:rsid="0f426d7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2" style:family="text">
      <style:text-properties style:use-window-font-color="true" style:font-name="Georgia" fo:font-size="10pt" fo:letter-spacing="0.004cm" fo:language="cs" fo:country="CZ" fo:font-style="normal" officeooo:rsid="0ecbd6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3" style:family="text">
      <style:text-properties style:use-window-font-color="true" style:font-name="Georgia" fo:font-size="10pt" fo:letter-spacing="0.004cm" fo:language="cs" fo:country="CZ" fo:font-style="normal" officeooo:rsid="42d0cf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4"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5"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6"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7"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8"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29"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0" style:family="text">
      <style:text-properties style:use-window-font-color="true" style:font-name="Georgia" fo:font-size="10pt" fo:letter-spacing="0.004cm" fo:language="cs" fo:country="CZ" fo:font-style="normal" officeooo:rsid="42e5819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1"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2" style:family="text">
      <style:text-properties style:use-window-font-color="true" style:font-name="Georgia" fo:font-size="10pt" fo:letter-spacing="0.004cm" fo:language="cs" fo:country="CZ" fo:font-style="normal" officeooo:rsid="42b4f2d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3" style:family="text">
      <style:text-properties style:use-window-font-color="true" style:font-name="Georgia" fo:font-size="10pt" fo:letter-spacing="0.004cm" fo:language="cs" fo:country="CZ" fo:font-style="normal" officeooo:rsid="42ff3c0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4" style:family="text">
      <style:text-properties style:use-window-font-color="true" style:font-name="Georgia" fo:font-size="10pt" fo:letter-spacing="0.004cm" fo:language="cs" fo:country="CZ" fo:font-style="normal" officeooo:rsid="430b77f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5" style:family="text">
      <style:text-properties style:use-window-font-color="true" style:font-name="Georgia" fo:font-size="10pt" fo:letter-spacing="0.004cm" fo:language="cs" fo:country="CZ" fo:font-style="normal" officeooo:rsid="4312630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6" style:family="text">
      <style:text-properties style:use-window-font-color="true" style:font-name="Georgia" fo:font-size="10pt" fo:letter-spacing="0.004cm" fo:language="cs" fo:country="CZ" fo:font-style="normal" officeooo:rsid="1446d35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7" style:family="text">
      <style:text-properties style:use-window-font-color="true" style:font-name="Georgia" fo:font-size="10pt" fo:letter-spacing="0.004cm" fo:language="cs" fo:country="CZ" fo:font-style="normal" officeooo:rsid="0f23fe9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8" style:family="text">
      <style:text-properties style:use-window-font-color="true" style:font-name="Georgia" fo:font-size="10pt" fo:letter-spacing="0.004cm" fo:language="cs" fo:country="CZ" fo:font-style="normal" officeooo:rsid="4320772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39" style:family="text">
      <style:text-properties style:use-window-font-color="true" style:font-name="Georgia" fo:font-size="10pt" fo:letter-spacing="0.004cm" fo:language="cs" fo:country="CZ" fo:font-style="normal" officeooo:rsid="14477f5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0"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1"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2" style:family="text">
      <style:text-properties style:use-window-font-color="true" style:font-name="Georgia" fo:font-size="10pt" fo:letter-spacing="0.004cm" fo:language="cs" fo:country="CZ" fo:font-style="normal" officeooo:rsid="43244b7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43"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44"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45" style:family="text">
      <style:text-properties style:use-window-font-color="true" style:font-name="Georgia" fo:font-size="10pt" fo:letter-spacing="0.004cm" fo:language="cs" fo:country="CZ" fo:font-style="italic" officeooo:rsid="42e3f37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46" style:family="text">
      <style:text-properties style:use-window-font-color="true" style:font-name="Georgia" fo:font-size="10pt" fo:letter-spacing="0.004cm" fo:language="cs" fo:country="CZ" fo:font-style="italic" officeooo:rsid="42e5819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47"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48" style:family="text">
      <style:text-properties style:use-window-font-color="true" style:font-name="Georgia" fo:font-size="10pt" fo:letter-spacing="0.004cm" fo:language="cs" fo:country="CZ" fo:font-style="italic" officeooo:rsid="43126302"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149" style:family="text">
      <style:text-properties style:use-window-font-color="true" style:font-name="Georgia" fo:font-size="10pt" fo:letter-spacing="0.004cm" fo:language="cs" fo:country="CZ" officeooo:rsid="41d5df59" style:letter-kerning="true" style:font-name-asian="Times New Roman" style:font-size-asian="10pt" style:language-asian="zxx" style:country-asian="none" style:font-name-complex="Times New Roman" style:font-size-complex="12pt" style:language-complex="ar" style:country-complex="SA"/>
    </style:style>
    <style:style style:name="T150" style:family="text">
      <style:text-properties style:use-window-font-color="true" style:font-name="Georgia" fo:font-size="10pt" fo:letter-spacing="0.004cm" fo:language="cs" fo:country="CZ" officeooo:rsid="42deb63e" style:letter-kerning="true" style:font-name-asian="Times New Roman" style:font-size-asian="10pt" style:language-asian="zxx" style:country-asian="none" style:font-name-complex="Times New Roman" style:font-size-complex="12pt" style:language-complex="ar" style:country-complex="SA"/>
    </style:style>
    <style:style style:name="T151" style:family="text">
      <style:text-properties style:use-window-font-color="true" style:font-name="Georgia" fo:font-size="10pt" fo:letter-spacing="0.004cm" fo:language="cs" fo:country="CZ" officeooo:rsid="430ee2d7" style:letter-kerning="true" style:font-name-asian="Times New Roman" style:font-size-asian="10pt" style:language-asian="zxx" style:country-asian="none" style:font-name-complex="Times New Roman" style:font-size-complex="12pt" style:language-complex="ar" style:country-complex="SA"/>
    </style:style>
    <style:style style:name="T152" style:family="text">
      <style:text-properties style:use-window-font-color="true" style:font-name="Georgia" fo:font-size="10pt" fo:letter-spacing="0.004cm" fo:language="cs" fo:country="CZ" officeooo:rsid="430f66b3" style:letter-kerning="true" style:font-name-asian="Times New Roman" style:font-size-asian="10pt" style:language-asian="zxx" style:country-asian="none" style:font-name-complex="Times New Roman" style:font-size-complex="12pt" style:language-complex="ar" style:country-complex="SA"/>
    </style:style>
    <style:style style:name="T15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zxx" style:country-complex="none"/>
    </style:style>
    <style:style style:name="T154" style:family="text">
      <style:text-properties style:use-window-font-color="true" style:font-name="Georgia" fo:font-size="10pt" fo:letter-spacing="0.004cm" fo:language="cs" fo:country="CZ" officeooo:rsid="42ff3c08" style:letter-kerning="true" style:font-name-asian="Times New Roman" style:font-size-asian="10pt" style:language-asian="zxx" style:country-asian="none" style:font-name-complex="Times New Roman" style:font-size-complex="12pt" style:language-complex="zxx" style:country-complex="none"/>
    </style:style>
    <style:style style:name="T155" style:family="text">
      <style:text-properties style:use-window-font-color="true" style:font-name="Georgia" fo:font-size="10pt" fo:letter-spacing="0.004cm" fo:language="cs" fo:country="CZ" officeooo:rsid="4312a6f4" style:letter-kerning="true" style:font-name-asian="Times New Roman" style:font-size-asian="10pt" style:language-asian="zxx" style:country-asian="none" style:font-name-complex="Times New Roman" style:font-size-complex="12pt" style:language-complex="zxx" style:country-complex="none"/>
    </style:style>
    <style:style style:name="T156"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157"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1" style:family="text">
      <style:text-properties style:use-window-font-color="true" fo:font-size="10pt" fo:language="cs" fo:country="CZ" fo:font-style="normal" fo:font-weight="normal" fo:background-color="transparent" loext:char-shading-value="0"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162" style:family="text">
      <style:text-properties style:use-window-font-color="true" fo:font-size="10pt" fo:language="cs" fo:country="CZ"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3" style:family="text">
      <style:text-properties style:use-window-font-color="true" fo:font-size="10pt" fo:language="cs" fo:country="CZ" fo:font-style="normal" fo:font-weight="bold"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164"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65" style:family="text">
      <style:text-properties style:use-window-font-color="true" fo:font-size="10pt" fo:language="cs" fo:country="CZ"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66" style:family="text">
      <style:text-properties style:use-window-font-color="true" fo:font-size="10pt" fo:language="cs" fo:country="CZ"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67" style:family="text">
      <style:text-properties style:use-window-font-color="true" fo:font-size="10pt" fo:language="zxx" fo:country="none" fo:font-style="normal" fo:background-color="transparent" loext:char-shading-value="0"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2pt" style:language-complex="zxx" style:country-complex="none"/>
    </style:style>
    <style:style style:name="T169" style:family="text">
      <style:text-properties style:use-window-font-color="true" fo:font-size="10pt" fo:language="zxx" fo:country="none" fo:background-color="transparent" loext:char-shading-value="0" style:font-name-asian="Times New Roman" style:font-size-asian="10pt" style:language-asian="zxx" style:country-asian="none" style:font-name-complex="Times New Roman" style:font-size-complex="10pt" style:language-complex="zxx" style:country-complex="none"/>
    </style:style>
    <style:style style:name="T170" style:family="text">
      <style:text-properties style:use-window-font-color="true" fo:font-size="10pt" fo:language="zxx" fo:country="none" fo:font-weight="normal" fo:background-color="transparent" loext:char-shading-value="0" style:font-name-asian="Times New Roman" style:font-size-asian="10pt" style:language-asian="zxx" style:country-asian="none" style:font-weight-asian="normal" style:font-name-complex="Times New Roman" style:font-size-complex="12pt" style:language-complex="zxx" style:country-complex="none" style:font-weight-complex="normal"/>
    </style:style>
    <style:style style:name="T171" style:family="text">
      <style:text-properties fo:language="zxx" fo:country="none" style:language-asian="zxx" style:country-asian="none" style:language-complex="zxx" style:country-complex="none"/>
    </style:style>
    <style:style style:name="T172" style:family="text">
      <style:text-properties fo:language="zxx" fo:country="none" officeooo:rsid="0f062e58" style:language-asian="zxx" style:country-asian="none" style:language-complex="zxx" style:country-complex="none"/>
    </style:style>
    <style:style style:name="T173" style:family="text">
      <style:text-properties fo:language="zxx" fo:country="none" officeooo:rsid="0f412e42" style:language-asian="zxx" style:country-asian="none" style:language-complex="zxx" style:country-complex="none"/>
    </style:style>
    <style:style style:name="T174" style:family="text">
      <style:text-properties fo:language="zxx" fo:country="none" officeooo:rsid="108d951d" style:language-asian="zxx" style:country-asian="none" style:language-complex="zxx" style:country-complex="none"/>
    </style:style>
    <style:style style:name="T175" style:family="text">
      <style:text-properties fo:language="zxx" fo:country="none" officeooo:rsid="1431a62b" style:language-asian="zxx" style:country-asian="none" style:language-complex="zxx" style:country-complex="none"/>
    </style:style>
    <style:style style:name="T176" style:family="text">
      <style:text-properties fo:language="zxx" fo:country="none" officeooo:rsid="101909b3" style:language-asian="zxx" style:country-asian="none" style:language-complex="zxx" style:country-complex="none"/>
    </style:style>
    <style:style style:name="T177" style:family="text">
      <style:text-properties fo:language="zxx" fo:country="none" style:font-name-asian="Times New Roman" style:language-asian="zxx" style:country-asian="none" style:font-name-complex="Arial2" style:font-size-complex="13pt"/>
    </style:style>
    <style:style style:name="T178" style:family="text">
      <style:text-properties officeooo:rsid="427fb921"/>
    </style:style>
    <style:style style:name="T179" style:family="text">
      <style:text-properties officeooo:rsid="42825631"/>
    </style:style>
    <style:style style:name="T180" style:family="text">
      <style:text-properties style:font-name="Times New Roman"/>
    </style:style>
    <style:style style:name="T181" style:family="text">
      <style:text-properties style:font-name="Times New Roman" style:language-asian="zxx" style:country-asian="none"/>
    </style:style>
    <style:style style:name="T182" style:family="text">
      <style:text-properties style:font-name="Times New Roman" style:language-asian="zxx" style:country-asian="none" style:font-size-complex="10pt"/>
    </style:style>
    <style:style style:name="T183" style:family="text">
      <style:text-properties style:font-name="Times New Roman" fo:language="zxx" fo:country="none" style:language-asian="zxx" style:country-asian="none"/>
    </style:style>
    <style:style style:name="T184" style:family="text">
      <style:text-properties style:font-name="Times New Roman" fo:language="zxx" fo:country="none" style:language-asian="zxx" style:country-asian="none" style:font-size-complex="10pt"/>
    </style:style>
    <style:style style:name="T185" style:family="text">
      <style:text-properties style:font-name="Times New Roman" fo:language="zxx" fo:country="none" fo:font-style="italic" style:language-asian="zxx" style:country-asian="none" style:font-style-asian="italic" style:font-style-complex="italic"/>
    </style:style>
    <style:style style:name="T186" style:family="text">
      <style:text-properties style:font-name="Times New Roman" fo:language="zxx" fo:country="none" fo:font-style="italic" fo:font-weight="bold" style:language-asian="zxx" style:country-asian="none" style:font-style-asian="italic" style:font-weight-asian="bold" style:font-style-complex="italic" style:font-weight-complex="bold"/>
    </style:style>
    <style:style style:name="T187" style:family="text">
      <style:text-properties style:font-name="Times New Roman" fo:language="zxx" fo:country="none" fo:font-weight="bold" style:language-asian="zxx" style:country-asian="none" style:font-weight-asian="bold" style:font-weight-complex="bold"/>
    </style:style>
    <style:style style:name="T188" style:family="text">
      <style:text-properties style:font-name="Times New Roman" fo:font-style="italic" style:language-asian="zxx" style:country-asian="none" style:font-style-asian="italic" style:font-style-complex="italic"/>
    </style:style>
    <style:style style:name="T189" style:family="text">
      <style:text-properties style:font-name="Times New Roman" fo:font-style="italic" fo:font-weight="bold" style:language-asian="zxx" style:country-asian="none" style:font-style-asian="italic" style:font-weight-asian="bold" style:font-style-complex="italic" style:font-weight-complex="bold"/>
    </style:style>
    <style:style style:name="T190" style:family="text">
      <style:text-properties style:font-name="Times New Roman" fo:language="en" fo:country="US" fo:font-weight="bold" style:language-asian="zxx" style:country-asian="none" style:font-weight-asian="bold" style:font-weight-complex="bold"/>
    </style:style>
    <style:style style:name="T191" style:family="text">
      <style:text-properties style:font-name="Times New Roman" fo:font-weight="bold" style:language-asian="zxx" style:country-asian="none" style:font-weight-asian="bold" style:font-weight-complex="bold"/>
    </style:style>
    <style:style style:name="T192" style:family="text">
      <style:text-properties style:font-name="Times New Roman" fo:font-size="10pt" fo:language="zxx" fo:country="none" style:font-size-asian="10pt" style:language-asian="zxx" style:country-asian="none"/>
    </style:style>
    <style:style style:name="T193" style:family="text">
      <style:text-properties style:font-name="Times New Roman" fo:font-size="10pt" style:font-size-asian="10pt" style:language-asian="zxx" style:country-asian="none"/>
    </style:style>
    <style:style style:name="T194" style:family="text">
      <style:text-properties style:font-name-asian="Times New Roman" style:language-asian="zxx" style:country-asian="none" style:font-name-complex="Arial2" style:font-size-complex="13pt"/>
    </style:style>
    <style:style style:name="T195" style:family="text">
      <style:text-properties style:text-position="super 58%" style:font-name="Times New Roman"/>
    </style:style>
    <style:style style:name="T196" style:family="text">
      <style:text-properties style:text-position="super 58%" style:font-name="Times New Roman" fo:language="zxx" fo:country="none" style:language-asian="zxx" style:country-asian="none"/>
    </style:style>
    <style:style style:name="T197" style:family="text">
      <style:text-properties officeooo:rsid="428a3855"/>
    </style:style>
    <style:style style:name="T198" style:family="text">
      <style:text-properties officeooo:rsid="42954e51"/>
    </style:style>
    <style:style style:name="T199" style:family="text">
      <style:text-properties officeooo:rsid="429cb407"/>
    </style:style>
    <style:style style:name="T200" style:family="text">
      <style:text-properties officeooo:rsid="429fd1d2"/>
    </style:style>
    <style:style style:name="T201" style:family="text">
      <style:text-properties officeooo:rsid="42a6faf7"/>
    </style:style>
    <style:style style:name="T202" style:family="text">
      <style:text-properties officeooo:rsid="42abc478"/>
    </style:style>
    <style:style style:name="T203" style:family="text">
      <style:text-properties officeooo:rsid="0eec7319"/>
    </style:style>
    <style:style style:name="T204" style:family="text">
      <style:text-properties officeooo:rsid="0eefba7c"/>
    </style:style>
    <style:style style:name="T205" style:family="text">
      <style:text-properties officeooo:rsid="0f0b9093"/>
    </style:style>
    <style:style style:name="T206" style:family="text">
      <style:text-properties officeooo:rsid="0f0dffba"/>
    </style:style>
    <style:style style:name="T207" style:family="text">
      <style:text-properties officeooo:rsid="0f10fdd1"/>
    </style:style>
    <style:style style:name="T208" style:family="text">
      <style:text-properties officeooo:rsid="42b4f2d6"/>
    </style:style>
    <style:style style:name="T209" style:family="text">
      <style:text-properties officeooo:rsid="0f1c3782"/>
    </style:style>
    <style:style style:name="T210" style:family="text">
      <style:text-properties officeooo:rsid="0f1ac1c3"/>
    </style:style>
    <style:style style:name="T211" style:family="text">
      <style:text-properties officeooo:rsid="0f467395"/>
    </style:style>
    <style:style style:name="T212" style:family="text">
      <style:text-properties officeooo:rsid="0ecb5b56"/>
    </style:style>
    <style:style style:name="T213" style:family="text">
      <style:text-properties officeooo:rsid="42b592c5"/>
    </style:style>
    <style:style style:name="T214" style:family="text">
      <style:text-properties officeooo:rsid="0f54e00d"/>
    </style:style>
    <style:style style:name="T215" style:family="text">
      <style:text-properties officeooo:rsid="0f2d9788"/>
    </style:style>
    <style:style style:name="T216"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7" style:family="text">
      <style:text-properties fo:font-style="italic" style:font-style-asian="italic" style:font-style-complex="italic"/>
    </style:style>
    <style:style style:name="T218" style:family="text">
      <style:text-properties fo:font-style="italic" officeooo:rsid="0f5ade72" style:font-style-asian="italic" style:font-style-complex="italic"/>
    </style:style>
    <style:style style:name="T219" style:family="text">
      <style:text-properties fo:font-style="italic" officeooo:rsid="142c3619" style:font-style-asian="italic" style:font-style-complex="italic"/>
    </style:style>
    <style:style style:name="T220" style:family="text">
      <style:text-properties fo:font-style="italic" officeooo:rsid="42ff3c08" style:font-style-asian="italic" style:font-style-complex="italic"/>
    </style:style>
    <style:style style:name="T221" style:family="text">
      <style:text-properties officeooo:rsid="0f5ade72"/>
    </style:style>
    <style:style style:name="T222" style:family="text">
      <style:text-properties officeooo:rsid="0f5de008"/>
    </style:style>
    <style:style style:name="T223" style:family="text">
      <style:text-properties officeooo:rsid="142ddfeb"/>
    </style:style>
    <style:style style:name="T224" style:family="text">
      <style:text-properties officeooo:rsid="142c3619"/>
    </style:style>
    <style:style style:name="T225" style:family="text">
      <style:text-properties officeooo:rsid="0f5dbb95"/>
    </style:style>
    <style:style style:name="T226" style:family="text">
      <style:text-properties officeooo:rsid="42bfd001"/>
    </style:style>
    <style:style style:name="T227" style:family="text">
      <style:text-properties officeooo:rsid="42c6d59b"/>
    </style:style>
    <style:style style:name="T228" style:family="text">
      <style:text-properties fo:color="#ff6400"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officeooo:rsid="42cbf27a"/>
    </style:style>
    <style:style style:name="T230" style:family="text">
      <style:text-properties officeooo:rsid="42cd6b75"/>
    </style:style>
    <style:style style:name="T231" style:family="text">
      <style:text-properties officeooo:rsid="42cefb1b"/>
    </style:style>
    <style:style style:name="T232" style:family="text">
      <style:text-properties officeooo:rsid="42d765b6"/>
    </style:style>
    <style:style style:name="T233" style:family="text">
      <style:text-properties officeooo:rsid="42d81966"/>
    </style:style>
    <style:style style:name="T234" style:family="text">
      <style:text-properties fo:font-weight="normal" style:font-weight-asian="normal" style:font-weight-complex="normal"/>
    </style:style>
    <style:style style:name="T235" style:family="text">
      <style:text-properties officeooo:rsid="42db6adc"/>
    </style:style>
    <style:style style:name="T236" style:family="text">
      <style:text-properties officeooo:rsid="42deb63e"/>
    </style:style>
    <style:style style:name="T237" style:family="text">
      <style:text-properties officeooo:rsid="42df261a"/>
    </style:style>
    <style:style style:name="T238" style:family="text">
      <style:text-properties officeooo:rsid="42e17c4e"/>
    </style:style>
    <style:style style:name="T239" style:family="text">
      <style:text-properties officeooo:rsid="42eeae0e"/>
    </style:style>
    <style:style style:name="T240" style:family="text">
      <style:text-properties officeooo:rsid="42ef7e08"/>
    </style:style>
    <style:style style:name="T241" style:family="text">
      <style:text-properties officeooo:rsid="1031c695"/>
    </style:style>
    <style:style style:name="T242" style:family="text">
      <style:text-properties officeooo:rsid="0f68cf40"/>
    </style:style>
    <style:style style:name="T243" style:family="text">
      <style:text-properties officeooo:rsid="10868dcb"/>
    </style:style>
    <style:style style:name="T244" style:family="text">
      <style:text-properties officeooo:rsid="108d951d"/>
    </style:style>
    <style:style style:name="T245" style:family="text">
      <style:text-properties officeooo:rsid="1442f492"/>
    </style:style>
    <style:style style:name="T246" style:family="text">
      <style:text-properties officeooo:rsid="10172fa3"/>
    </style:style>
    <style:style style:name="T247" style:family="text">
      <style:text-properties officeooo:rsid="141a017a"/>
    </style:style>
    <style:style style:name="T248" style:family="text">
      <style:text-properties officeooo:rsid="10714db8"/>
    </style:style>
    <style:style style:name="T249" style:family="text">
      <style:text-properties officeooo:rsid="101909b3"/>
    </style:style>
    <style:style style:name="T250" style:family="text">
      <style:text-properties officeooo:rsid="109636d1"/>
    </style:style>
    <style:style style:name="T251" style:family="text">
      <style:text-properties officeooo:rsid="1432aa1a"/>
    </style:style>
    <style:style style:name="T252" style:family="text">
      <style:text-properties officeooo:rsid="103b4f81"/>
    </style:style>
    <style:style style:name="T253" style:family="text">
      <style:text-properties officeooo:rsid="142f0bb5"/>
    </style:style>
    <style:style style:name="T254" style:family="text">
      <style:text-properties officeooo:rsid="1022577c"/>
    </style:style>
    <style:style style:name="T255" style:family="text">
      <style:text-properties officeooo:rsid="1022da3a"/>
    </style:style>
    <style:style style:name="T256" style:family="text">
      <style:text-properties style:language-asian="zxx" style:country-asian="none" style:language-complex="zxx" style:country-complex="none"/>
    </style:style>
    <style:style style:name="T257" style:family="text">
      <style:text-properties officeooo:rsid="1078fd37" style:language-asian="zxx" style:country-asian="none" style:language-complex="zxx" style:country-complex="none"/>
    </style:style>
    <style:style style:name="T258" style:family="text">
      <style:text-properties officeooo:rsid="1088484f" style:language-asian="zxx" style:country-asian="none" style:language-complex="zxx" style:country-complex="none"/>
    </style:style>
    <style:style style:name="T259" style:family="text">
      <style:text-properties officeooo:rsid="1038e041"/>
    </style:style>
    <style:style style:name="T260" style:family="text">
      <style:text-properties officeooo:rsid="1087cfc2"/>
    </style:style>
    <style:style style:name="T261" style:family="text">
      <style:text-properties officeooo:rsid="1039259b"/>
    </style:style>
    <style:style style:name="T262" style:family="text">
      <style:text-properties officeooo:rsid="104490c4"/>
    </style:style>
    <style:style style:name="T263" style:family="text">
      <style:text-properties officeooo:rsid="1042ada7"/>
    </style:style>
    <style:style style:name="T264" style:family="text">
      <style:text-properties officeooo:rsid="10809805"/>
    </style:style>
    <style:style style:name="T265" style:family="text">
      <style:text-properties officeooo:rsid="14302293"/>
    </style:style>
    <style:style style:name="T266" style:family="text">
      <style:text-properties officeooo:rsid="1438f3b3"/>
    </style:style>
    <style:style style:name="T267" style:family="text">
      <style:text-properties officeooo:rsid="108252a0"/>
    </style:style>
    <style:style style:name="T268" style:family="text">
      <style:text-properties officeooo:rsid="1085b072"/>
    </style:style>
    <style:style style:name="T269" style:family="text">
      <style:text-properties officeooo:rsid="107e8f54"/>
    </style:style>
    <style:style style:name="T270" style:family="text">
      <style:text-properties officeooo:rsid="42f499f3"/>
    </style:style>
    <style:style style:name="T271" style:family="text">
      <style:text-properties officeooo:rsid="42f639a7"/>
    </style:style>
    <style:style style:name="T272" style:family="text">
      <style:text-properties officeooo:rsid="103c50cd"/>
    </style:style>
    <style:style style:name="T273" style:family="text">
      <style:text-properties officeooo:rsid="42f88147"/>
    </style:style>
    <style:style style:name="T274" style:family="text">
      <style:text-properties officeooo:rsid="42fc6125"/>
    </style:style>
    <style:style style:name="T275" style:family="text">
      <style:text-properties officeooo:rsid="42fe6112"/>
    </style:style>
    <style:style style:name="T276" style:family="text">
      <style:text-properties officeooo:rsid="430acc87"/>
    </style:style>
    <style:style style:name="T277" style:family="text">
      <style:text-properties officeooo:rsid="430d34e5"/>
    </style:style>
    <style:style style:name="T278" style:family="text">
      <style:text-properties officeooo:rsid="430ee2d7"/>
    </style:style>
    <style:style style:name="T279" style:family="text">
      <style:text-properties officeooo:rsid="430f66b3"/>
    </style:style>
    <style:style style:name="T280" style:family="text">
      <style:text-properties officeooo:rsid="43106b4c"/>
    </style:style>
    <style:style style:name="T281" style:family="text">
      <style:text-properties officeooo:rsid="43126302"/>
    </style:style>
    <style:style style:name="T282" style:family="text">
      <style:text-properties officeooo:rsid="431b5ef3"/>
    </style:style>
    <style:style style:name="T283" style:family="text">
      <style:text-properties officeooo:rsid="431c8765"/>
    </style:style>
    <style:style style:name="T284" style:family="text">
      <style:text-properties officeooo:rsid="431c9b8f"/>
    </style:style>
    <style:style style:name="T285" style:family="text">
      <style:text-properties officeooo:rsid="43207720"/>
    </style:style>
    <style:style style:name="T286" style:family="text">
      <style:text-properties officeooo:rsid="42cefb1b"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9" text:outline-level="1">Výbava</text:h>
      <text:p text:style-name="P254"/>
      <text:p text:style-name="P255">Užitečné drobnosti:</text:p>
      <text:p text:style-name="P255">IDEA: Věci, u kterých nemá smysl počítat cenu, takže to vzít spíš stylem „pick 3 of these“:</text:p>
      <text:p text:style-name="P255">křída, zrcátko, ...</text:p>
      <text:p text:style-name="P256">TODO: Louče a pochodně uvést zvlášť (s tím, že se daj hodit do různejch děr a tak) s tím, že cena je v rámci živobytí.</text:p>
      <text:h text:style-name="P170" text:outline-level="2">Měna</text:h>
      <text:p text:style-name="P14"><text:span text:style-name="T198">Ve světě Dračáku se platí vším možným – mincemi všech možných tvarů a velikostí, hřivnami stříbra, zlatými ingoty, drahokamy, dobytkem a podobně. P</text:span><text:span text:style-name="T77">rovozovat</text:span><text:span text:style-name="T198"> směnný obchod a přepočítávat hodnoty různých mincí by ale bylo při hře poněkud nepraktické, a proto </text:span><text:span text:style-name="T77">všechny ceny vyjadřujeme v </text:span><text:span text:style-name="T80">univerzálních</text:span><text:span text:style-name="T77"> zlaťácích, stříbrňácích a měďácích </text:span><text:span text:style-name="T81">s tím, že</text:span><text:span text:style-name="T77"> jeden zlaťák má hodnotu jako deset stříbrňáků nebo sto měďáků. </text:span><text:span text:style-name="T78">Když si tedy </text:span><text:span text:style-name="T79">pů</text:span><text:span text:style-name="T78">jdeš koupit například koně v hodnotě 50 zl /</text:span><text:span text:style-name="T114">* TODO: Cena bude spíš 15 zl */</text:span><text:span text:style-name="T78">, tvoje postava kupci zaplatí třeba pěti drahokamy nebo dvěma hřivnami stříbra, ale ty si na deníku odečteš 50 zlatých. </text:span><text:span text:style-name="T79">Můžete to také </text:span><text:span text:style-name="T82">pojmout</text:span><text:span text:style-name="T79"> tak, že zlaťáky, stříbrňáky a měďáky jsou měnou nejmocnější říše v oblasti, kde budete hrát, a i mimo její území je zvykem přepočítávat ceny na tyto mince.</text:span></text:p>
      <text:h text:style-name="Heading_20_3" text:outline-level="3"><text:soft-page-break/>P<text:span text:style-name="T200">eníze na cestách</text:span></text:h>
      <text:p text:style-name="P15"><text:span text:style-name="T84">N</text:span><text:span text:style-name="T89">osit</text:span><text:span text:style-name="T201"> s sebou velké množství mincí je dost nepraktické. Historické mince, jako pražský groš nebo český dukát, například </text:span><text:span text:style-name="T84">váž</text:span><text:span text:style-name="T87">í</text:span><text:span text:style-name="T84"> necelé 4 gramy, t</text:span><text:span text:style-name="T108">ak</text:span><text:span text:style-name="T84">že 1000 j</text:span><text:span text:style-name="T88">ich</text:span><text:span text:style-name="T84"> váž</text:span><text:span text:style-name="T87">í</text:span><text:span text:style-name="T84"> skoro 4 kila </text:span><text:span text:style-name="T87">a do běžného měšce se </text:span><text:span text:style-name="T88">určitě</text:span><text:span text:style-name="T87"> n</text:span><text:span text:style-name="T88">evejdou</text:span><text:span text:style-name="T84">. Pokud tedy zrovna </text:span><text:span text:style-name="T85">nepotřebuješ odnést poklad z prozkoumaného podzemí, bývá zvykem si mince směnit za drahokamy, šperky či jiné skladné cennosti. </text:span><text:span text:style-name="T86">Není t</text:span><text:span text:style-name="T109">aké</text:span><text:span text:style-name="T86"> špatný nápad si alespoň pár zlaťáků zašít do podšívky či do opasku.</text:span></text:p>
      <text:h text:style-name="P171" text:outline-level="2">Živobytí</text:h>
      <text:p text:style-name="P11"><text:span text:style-name="T70">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71">Živobytí nezahrnuje majetek </text:span><text:span text:style-name="T73">a výbavu</text:span><text:span text:style-name="T71">. Když si chceš například pořídit koně, stan, </text:span><text:span text:style-name="T72">meč</text:span><text:span text:style-name="T71"> nebo lepší oblečení, musíš to z</text:span><text:span text:style-name="T110">aplatit</text:span><text:span text:style-name="T71"> zvlášť. </text:span><text:span text:style-name="T90">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text:s/>chuďas bude chroupat obilné placky, pít vodu a svítit loučemi či čadícími lojovými svíčkami.</text:span></text:p>
      <text:h text:style-name="Heading_20_4" text:outline-level="4">Žebrák</text:h>
      <text:p text:style-name="P5">0 zl / měsíc</text:p>
      <text:p text:style-name="P5"><text:soft-page-break/>Takhle žije městská spodina, ti nejchudší z nejchudších – <text:span text:style-name="T202">ž</text:span>ebráci, kapsáři a podobné existence, které žijí z toho, co se jim podaří vyžebrat či ukrást, <text:span text:style-name="T197">přespávají, kde se dá a cestují zásadně pěšky.</text:span></text:p>
      <text:h text:style-name="Heading_20_4" text:outline-level="4">Lovec či poustevník</text:h>
      <text:p text:style-name="P6">0 zl / měsíc</text:p>
      <text:p text:style-name="P12"><text:span text:style-name="T56">Pokud máš dovednost </text:span><text:span text:style-name="T2">lov a stopování</text:span><text:span text:style-name="T56"> nebo </text:span><text:span text:style-name="T2">orientace a přežití v divočině</text:span><text:span text:style-name="T57">, </text:span><text:span text:style-name="T71">uživíš se svépomocí. To sice nic nestojí, ale zabere to hodně času.</text:span></text:p>
      <text:h text:style-name="Heading_20_4" text:outline-level="4">Chuďas</text:h>
      <text:p text:style-name="P5">1 zl / měsíc</text:p>
      <text:p text:style-name="P10"><text:span text:style-name="T143">T</text:span><text:span text:style-name="T144">akhle žijí</text:span><text:span text:style-name="T160"> nevolníci a městská chudina. Mohou být rádi za tvrdou postel v prosté chalupě a když někam cestují, přespávají obvykle na seníku nebo ve společné noclehárně. Pokud je někdo nesveze, cestují pěšky.</text:span></text:p>
      <text:h text:style-name="Heading_20_4" text:outline-level="4">Měšťan</text:h>
      <text:p text:style-name="P10"><text:span text:style-name="T69">1</text:span><text:span text:style-name="T83">0</text:span><text:span text:style-name="T1"> zl / měsíc</text:span></text:p>
      <text:p text:style-name="P13"><text:span text:style-name="T1">Takto si žijí bohatí sedláci, zchudlí šlechtici a velká většina měšťanů. Obvykle vlastní statek či menší dům </text:span><text:span text:style-name="T58">ve městě</text:span><text:span text:style-name="T1">. Cestují většinou na vozech a přespávají v hostinci v samostatných pokojích. </text:span><text:span text:style-name="T69">Č</text:span><text:span text:style-name="T74">asto</text:span><text:span text:style-name="T1"> si také vydržují osobního sluhu.</text:span></text:p>
      <text:h text:style-name="Heading_20_4" text:outline-level="4">Boháč</text:h>
      <text:p text:style-name="P5">10<text:span text:style-name="T199">0</text:span> zl / měsíc</text:p>
      <text:p text:style-name="P10"><text:soft-page-break/><text:span text:style-name="T1">Tak</text:span><text:span text:style-name="T69">h</text:span><text:span text:style-name="T111">le</text:span><text:span text:style-name="T1"> žijí nižší šlechtici, zámožní obchodníci </text:span><text:span text:style-name="T60">a</text:span><text:span text:style-name="T1"> bohatí měšťané. By</text:span><text:span text:style-name="T61">d</text:span><text:span text:style-name="T1">lí obvykle v rodovém sídle, případně vlastní výstavní městský dům. Cestují v kočáře, </text:span><text:span text:style-name="T62">v hostinci</text:span><text:span text:style-name="T1"> nocují zásadně v nejlepších pokojích a o jejich pohodlí se stará několik sloužících.</text:span></text:p>
      <text:h text:style-name="Heading_20_4" text:outline-level="4">Velmož</text:h>
      <text:p text:style-name="P5">100<text:span text:style-name="T199">0</text:span> zl / měsíc</text:p>
      <text:p text:style-name="P10"><text:span text:style-name="T69">V </text:span><text:span text:style-name="T75">největším luxusu žijí n</text:span><text:span text:style-name="T6">ejmocnější osoby v zemi, </text:span><text:span text:style-name="T69">n</text:span><text:span text:style-name="T75">apříklad</text:span><text:span text:style-name="T6"> členové královských rodin či představen</text:span><text:span text:style-name="T7">í</text:span><text:span text:style-name="T6"> </text:span><text:span text:style-name="T69">b</text:span><text:span text:style-name="T76">ohatých</text:span><text:span text:style-name="T6"> obchodních cechů. Cestují obvykle s početným doprovodem a před jejich příjezdem je část hostince vyklizena a připravena tak, aby měl</text:span><text:span text:style-name="T8">i</text:span><text:span text:style-name="T6"> maximální pohodlí.</text:span></text:p>
      <text:h text:style-name="P172" text:outline-level="2">Seznam vybavení</text:h>
      <text:p text:style-name="P16">/<text:span text:style-name="T277">* TODO: Z tohohle udělat výběr výbavy při tvorbě postavy. Ceník pak bude zvlášť a bude obsáhlejší. */</text:span></text:p>
      <text:h text:style-name="Heading_20_4" text:outline-level="4">Cestovní a tábornická výbava</text:h>
      <text:list xml:id="list471502708" text:style-name="L1">
        <text:list-item>
          <text:p text:style-name="P202"><text:span text:style-name="T203">C</text:span>estovní výbava <text:span text:style-name="T204">(1</text:span> <text:span text:style-name="T205">zl)</text:span></text:p>
          <text:list>
            <text:list-header>
              <text:p text:style-name="P204"><text:span text:style-name="T152">T</text:span>orn<text:span text:style-name="T278">a</text:span>, přikrývk<text:span text:style-name="T278">a</text:span>, troud a křesadlo, trvanlivé jídlo, <text:span text:style-name="T240">čutora,</text:span> dva měchy na vodu, <text:span text:style-name="T55">s</text:span>víčky</text:p>
            </text:list-header>
          </text:list>
        </text:list-item>
        <text:list-item>
          <text:p text:style-name="P257">Tábornické potřeby <text:span text:style-name="T204">(2</text:span> zl<text:span text:style-name="T204">)</text:span></text:p>
          <text:list>
            <text:list-header>
              <text:p text:style-name="P205"><text:span text:style-name="T279">N</text:span>ůž, <text:span text:style-name="T236">k</text:span>otlík nebo malý hrnec, <text:span text:style-name="T150">vařečk</text:span><text:span text:style-name="T151">a</text:span>, naběračk<text:span text:style-name="T278">a, d</text:span>řevěný talíř <text:span text:style-name="T236">a miska, m</text:span>ýdlo,<text:span text:style-name="T236"> b</text:span>rousek, <text:span text:style-name="T236">j</text:span>ehl<text:span text:style-name="T278">a,</text:span> špulk<text:span text:style-name="T278">a</text:span> nití, <text:span text:style-name="T236">k</text:span>us hrubého plátna,<text:span text:style-name="T236"> k</text:span>lubko provazu, troud a křesadlo, <text:span text:style-name="T239">sůl, koření a nádoba na pití (korbel, kalich nebo roh)</text:span></text:p>
            </text:list-header>
          </text:list>
        </text:list-item>
        <text:list-item>
          <text:p text:style-name="P258"><text:span text:style-name="T115">Celta </text:span><text:span text:style-name="T117">(</text:span><text:span text:style-name="T115">1 z</text:span><text:span text:style-name="T117">l)</text:span></text:p>
        </text:list-item>
        <text:list-item>
          <text:p text:style-name="P203"><text:soft-page-break/><text:span text:style-name="T115">Malý stan</text:span><text:span text:style-name="T171"> </text:span><text:span text:style-name="T10">(</text:span><text:span text:style-name="T9">2</text:span><text:span text:style-name="T171"> </text:span><text:span text:style-name="T9">zl</text:span><text:span text:style-name="T10">)</text:span></text:p>
        </text:list-item>
        <text:list-item>
          <text:p text:style-name="P211"><text:span text:style-name="T116">V</text:span><text:span text:style-name="T115">elký stan</text:span><text:span text:style-name="T171"> </text:span><text:span text:style-name="T10">(</text:span><text:span text:style-name="T9">5</text:span><text:span text:style-name="T171"> </text:span><text:span text:style-name="T9">zl</text:span><text:span text:style-name="T10">)</text:span></text:p>
        </text:list-item>
      </text:list>
      <text:h text:style-name="Heading_20_4" text:outline-level="4"><text:span text:style-name="T10">L</text:span><text:span text:style-name="T9">éčitelská výbava</text:span></text:h>
      <text:list xml:id="list3742481850" text:style-name="L2">
        <text:list-item>
          <text:p text:style-name="P212">Léčitelské potřeby (1 zl)</text:p>
          <text:list>
            <text:list-header>
              <text:p text:style-name="P206"><text:span text:style-name="T155">Č</text:span><text:span text:style-name="T41">isté obvazy, </text:span><text:span text:style-name="T42">ostrý nůž,</text:span><text:span text:style-name="T41"> jehl</text:span><text:span text:style-name="T52">a</text:span><text:span text:style-name="T41"> a niť na zašívání ran, </text:span><text:span text:style-name="T43">řemeny,</text:span><text:span text:style-name="T41"> zásob</text:span><text:span text:style-name="T52">a</text:span><text:span text:style-name="T41"> léčivých bylin a líh na dezinfekci</text:span></text:p>
              <text:p text:style-name="P213"><text:span text:style-name="T131">Léčitelské potřeby</text:span><text:span text:style-name="T38"> j</text:span><text:span text:style-name="T40">sou</text:span><text:span text:style-name="T38"> nezbytná pomůcka při </text:span><text:span text:style-name="T129">použití</text:span><text:span text:style-name="T38"> dovednosti </text:span><text:span text:style-name="T147">ošetřování zranění</text:span><text:span text:style-name="T38">.</text:span></text:p>
            </text:list-header>
          </text:list>
        </text:list-item>
      </text:list>
      <text:h text:style-name="Heading_20_4" text:outline-level="4">Světlo</text:h>
      <text:list xml:id="list1148347604" text:style-name="L3">
        <text:list-item>
          <text:p text:style-name="P215"><text:span text:style-name="T9">Olejová lampa </text:span><text:span text:style-name="T35">nebo hornický kahan</text:span><text:span text:style-name="T9"> </text:span><text:span text:style-name="T13">(2</text:span><text:span text:style-name="T171"> </text:span><text:span text:style-name="T9">st</text:span><text:span text:style-name="T10">)</text:span></text:p>
        </text:list-item>
        <text:list-item>
          <text:p text:style-name="P215"><text:span text:style-name="T171">Lucerna </text:span><text:span text:style-name="T9">na</text:span><text:span text:style-name="T171"> svíc</text:span><text:span text:style-name="T9">i </text:span><text:span text:style-name="T14">(</text:span><text:span text:style-name="T11">2</text:span><text:span text:style-name="T171"> </text:span><text:span text:style-name="T11">st</text:span><text:span text:style-name="T14">)</text:span></text:p>
        </text:list-item>
        <text:list-item>
          <text:p text:style-name="P215">Lucerna <text:span text:style-name="T237">na svíci</text:span> s okenicemi <text:span text:style-name="T206">(</text:span><text:span text:style-name="T11">5</text:span><text:span text:style-name="T171"> </text:span><text:span text:style-name="T9">st</text:span><text:span text:style-name="T14">)</text:span></text:p>
        </text:list-item>
        <text:list-item>
          <text:p text:style-name="P214">Zlodějská lucerna (<text:span text:style-name="T9">1</text:span><text:span text:style-name="T171"> </text:span><text:span text:style-name="T9">zl)</text:span></text:p>
          <text:list>
            <text:list-header>
              <text:p text:style-name="P214">Malá směrová lucerna upravená k zavěšení na krk a odolná proti nešetrnému zacházení. Má také clonu na regulaci záběru světelného kužele.</text:p>
            </text:list-header>
          </text:list>
        </text:list-item>
      </text:list>
      <text:p text:style-name="P250">Cena za svíčky, <text:span text:style-name="T279">louče, pochodně nebo</text:span> lampový olej je zahrnut<text:span text:style-name="T283">a</text:span> v nákladech na živobytí.</text:p>
      <text:h text:style-name="Heading_20_4" text:outline-level="4">Psací <text:span text:style-name="T208">a malířské</text:span> potřeby</text:h>
      <text:list xml:id="list1869387832" text:style-name="L4">
        <text:list-item>
          <text:p text:style-name="P251">Písařská souprava <text:span text:style-name="T284">(1 zl)</text:span></text:p>
          <text:list>
            <text:list-header>
              <text:p text:style-name="P251"><text:span text:style-name="T5">Pouzdro na svitky </text:span><text:span text:style-name="T3">s několika archy</text:span><text:span text:style-name="T217"> papíru, křída, b</text:span><text:span text:style-name="T220">rk, inkoust, pemza, olůvko a podložka na psaní</text:span></text:p>
              <text:p text:style-name="P253"><text:soft-page-break/>Alespoň jednu písařskou soupravu byste určitě v družině měli mít, abyste si mohli kreslit mapy podzemí.</text:p>
            </text:list-header>
          </text:list>
        </text:list-item>
        <text:list-item>
          <text:p text:style-name="P216"><text:span text:style-name="T132">M</text:span><text:span text:style-name="T133">alířské potřeby </text:span><text:span text:style-name="T134">(5 zl) /</text:span><text:span text:style-name="T142">* asi nemusej bejt v základní výbavě */</text:span></text:p>
          <text:list>
            <text:list-header>
              <text:p text:style-name="P208"><text:span text:style-name="T154">P</text:span><text:span text:style-name="T153">látna, štětce, barvy</text:span></text:p>
            </text:list-header>
          </text:list>
        </text:list-item>
      </text:list>
      <text:h text:style-name="Heading_20_4" text:outline-level="4"><text:span text:style-name="T9">Zlodějské po</text:span><text:span text:style-name="T18">můcky</text:span></text:h>
      <text:list xml:id="list867161963" text:style-name="L5">
        <text:list-item>
          <text:p text:style-name="P219"><text:span text:style-name="T209">Z</text:span>lodějské náčiní <text:span text:style-name="T210">(5</text:span> zl<text:span text:style-name="T210">)</text:span></text:p>
          <text:list>
            <text:list-header>
              <text:p text:style-name="P209"><text:span text:style-name="T149">S</text:span>ad<text:span text:style-name="T280">a</text:span> paklíčů a šperháků, <text:span text:style-name="T238">k</text:span>leště, <text:span text:style-name="T238">p</text:span>áčidlo, <text:span text:style-name="T238">m</text:span>ajzlík, dláto, kladívko, <text:span text:style-name="T238">p</text:span>ilník na železo, <text:span text:style-name="T238">p</text:span>ilk<text:span text:style-name="T280">a</text:span> na železo, <text:span text:style-name="T238">o</text:span>lejničk<text:span text:style-name="T280">a</text:span>,<text:span text:style-name="T238"> k</text:span>lubko drátu <text:span text:style-name="T281">a pytlík skob, klínků a hřebíků</text:span></text:p>
              <text:p text:style-name="P220"><text:span text:style-name="T129">Z</text:span><text:span text:style-name="T135">lodějské náčiní</text:span><text:span text:style-name="T38"> j</text:span><text:span text:style-name="T51">e</text:span><text:span text:style-name="T38"> nezbytná pomůcka při </text:span><text:span text:style-name="T129">použití</text:span><text:span text:style-name="T38"> dovednosti </text:span><text:span text:style-name="T145">o</text:span><text:span text:style-name="T148">tevírání zámků</text:span><text:span text:style-name="T38">.</text:span></text:p>
            </text:list-header>
          </text:list>
        </text:list-item>
        <text:list-item>
          <text:p text:style-name="P259"><text:span text:style-name="T112">P</text:span><text:span text:style-name="T113">ytel</text:span><text:span text:style-name="T285"> n</text:span>ášlapn<text:span text:style-name="T213">ých</text:span> ježk<text:span text:style-name="T213">ů</text:span> <text:span text:style-name="T211">(</text:span><text:span text:style-name="T19">1</text:span><text:span text:style-name="T171"> </text:span><text:span text:style-name="T138">zl</text:span><text:span text:style-name="T20">)</text:span></text:p>
          <text:list>
            <text:list-header>
              <text:p text:style-name="P221"><text:span text:style-name="T127">K</text:span><text:span text:style-name="T128">dyž na ně šlápne někdo bez bot s tlustou podrážkou</text:span><text:span text:style-name="T37">, určitě </text:span><text:span text:style-name="T36">se</text:span><text:span text:style-name="T37"> prozradí a bude mít v případném boji nevýhodu.</text:span></text:p>
            </text:list-header>
          </text:list>
        </text:list-item>
        <text:list-item>
          <text:p text:style-name="P219">Líčid<text:span text:style-name="T212">l</text:span>a <text:span text:style-name="T231">(</text:span><text:span text:style-name="T21">1</text:span><text:span text:style-name="T171"> </text:span><text:span text:style-name="T137">z</text:span><text:span text:style-name="T138">l</text:span><text:span text:style-name="T32">)</text:span></text:p>
          <text:list>
            <text:list-header>
              <text:p text:style-name="P222"><text:span text:style-name="T38">Líčidla jsou nezbytná pomůcka při </text:span><text:span text:style-name="T129">použití</text:span><text:span text:style-name="T38"> dovednosti </text:span><text:span text:style-name="T4">přetvářka převleky</text:span><text:span text:style-name="T38">.</text:span></text:p>
            </text:list-header>
          </text:list>
        </text:list-item>
        <text:list-item>
          <text:p text:style-name="P219"><text:span text:style-name="T18">Padělatelské náčiní </text:span><text:span text:style-name="T32">(</text:span><text:span text:style-name="T18">2 zl</text:span><text:span text:style-name="T32">)</text:span></text:p>
          <text:list>
            <text:list-header>
              <text:p text:style-name="P223"><text:span text:style-name="T129">P</text:span><text:span text:style-name="T130">adělatelské náčiní</text:span><text:span text:style-name="T38"> j</text:span><text:span text:style-name="T39">e</text:span><text:span text:style-name="T38"> nezbytná pomůcka při </text:span><text:span text:style-name="T129">použití</text:span><text:span text:style-name="T38"> dovednosti </text:span><text:span text:style-name="T4">p</text:span><text:span text:style-name="T145">a</text:span><text:span text:style-name="T146">dělatelství</text:span><text:span text:style-name="T38">.</text:span></text:p>
            </text:list-header>
          </text:list>
        </text:list-item>
      </text:list>
      <text:h text:style-name="Heading_20_4" text:outline-level="4"><text:soft-page-break/>Šplhací náčiní</text:h>
      <text:list xml:id="list2860033453" text:style-name="L6">
        <text:list-item>
          <text:p text:style-name="P224"><text:span text:style-name="T122">5 </text:span><text:span text:style-name="T123">metrů lana</text:span><text:span text:style-name="T25"> </text:span><text:span text:style-name="T23">(</text:span><text:span text:style-name="T136">5</text:span><text:span text:style-name="T23"> st)</text:span></text:p>
        </text:list-item>
        <text:list-item>
          <text:p text:style-name="P224"><text:span text:style-name="T34">2 metry p</text:span><text:span text:style-name="T54">rovazov</text:span><text:span text:style-name="T34">ého</text:span><text:span text:style-name="T54"> žebřík</text:span><text:span text:style-name="T34">u</text:span><text:span text:style-name="T54"> (</text:span><text:span text:style-name="T139">5</text:span><text:span text:style-name="T54"> st)</text:span></text:p>
        </text:list-item>
        <text:list-item>
          <text:p text:style-name="P225"><text:span text:style-name="T9">Kladkostroj (</text:span><text:span text:style-name="T24">1 zl</text:span><text:span text:style-name="T9">)</text:span></text:p>
        </text:list-item>
        <text:list-item>
          <text:p text:style-name="P224"><text:span text:style-name="T22">Š</text:span><text:span text:style-name="T171">plhací po</text:span><text:span text:style-name="T25">můcky</text:span><text:span text:style-name="T171"> </text:span><text:span text:style-name="T20">(</text:span><text:span text:style-name="T69">1 </text:span><text:span text:style-name="T91">zl</text:span><text:span text:style-name="T226">)</text:span></text:p>
          <text:list>
            <text:list-header>
              <text:p text:style-name="P210"><text:span text:style-name="T53">S</text:span><text:span text:style-name="T9">koby, </text:span><text:span text:style-name="T20">úvazy, </text:span><text:span text:style-name="T31">mačky, lezací drápy</text:span><text:span text:style-name="T9"> atp.</text:span></text:p>
            </text:list-header>
          </text:list>
        </text:list-item>
        <text:list-item>
          <text:p text:style-name="P226"><text:span text:style-name="T33">2 metry ř</text:span><text:span text:style-name="T18">etěz</text:span><text:span text:style-name="T33">u</text:span><text:span text:style-name="T18"> </text:span><text:span text:style-name="T50">(</text:span><text:span text:style-name="T18">1 zl</text:span><text:span text:style-name="T50">)</text:span></text:p>
          <text:list>
            <text:list-header>
              <text:p text:style-name="P227"><text:span text:style-name="T18">Ř</text:span><text:span text:style-name="T9">etěz jde použít také jako improvizovaná těžká zbraň.</text:span></text:p>
            </text:list-header>
          </text:list>
        </text:list-item>
      </text:list>
      <text:h text:style-name="Heading_20_4" text:outline-level="4">Jezdecká zvířata a dopravní prostředky</text:h>
      <text:list xml:id="list1823604635" text:style-name="L7">
        <text:list-item>
          <text:p text:style-name="P228">Osel, mula <text:span text:style-name="T214">(2 zl)</text:span></text:p>
        </text:list-item>
        <text:list-item>
          <text:p text:style-name="P229">Vůl (5 zl)</text:p>
        </text:list-item>
        <text:list-item>
          <text:p text:style-name="P230">Tažný kůň (10 zl)</text:p>
        </text:list-item>
        <text:list-item>
          <text:p text:style-name="P230">Jezdecký kůň (15 zl)</text:p>
        </text:list-item>
        <text:list-item>
          <text:p text:style-name="P231">Válečný kůň (30 zl)</text:p>
        </text:list-item>
        <text:list-item>
          <text:p text:style-name="P230">Kára nebo dvoukolák (1 zl)</text:p>
        </text:list-item>
        <text:list-item>
          <text:p text:style-name="P232"><text:span text:style-name="T18">Vůz </text:span><text:span text:style-name="T26">(</text:span><text:span text:style-name="T18">5 zl</text:span><text:span text:style-name="T26">)</text:span></text:p>
        </text:list-item>
      </text:list>
      <text:h text:style-name="Heading_20_4" text:outline-level="4"><text:soft-page-break/>Šatstvo</text:h>
      <text:p text:style-name="P19"><text:span text:style-name="T96">Šaty dělají člověka, takže když budeš nosit žebrácké hadry, počítej s tím, že se k tobě budou lidé chovat jako k žebrákovi.<text:line-break/><text:tab/></text:span><text:span text:style-name="T92">Cen</text:span><text:span text:style-name="T101">a</text:span><text:span text:style-name="T92"> oblečení pro zjednodušení v</text:span><text:span text:style-name="T101">ychází jen z toho,</text:span><text:span text:style-name="T92"> jak je kvalitní a honosné. Při nákupu </text:span><text:span text:style-name="T102">si</text:span><text:span text:style-name="T92"> ale </text:span><text:span text:style-name="T93">také</text:span><text:span text:style-name="T92"> </text:span><text:span text:style-name="T102">vyber</text:span><text:span text:style-name="T92">, k čemu je určené, například: dobrý</text:span><text:span text:style-name="T94"> měšťanský šat, </text:span><text:span text:style-name="T92">prostý</text:span><text:span text:style-name="T94"> oděv písaře, kovářský pracovní oděv, </text:span><text:span text:style-name="T92">kvalitní</text:span><text:span text:style-name="T94"> lovecký oděv a podobně</text:span><text:span text:style-name="T92">:</text:span></text:p>
      <text:list xml:id="list1745813044" text:style-name="L8">
        <text:list-item>
          <text:p text:style-name="P233">Žebrácké hadry <text:span text:style-name="T204">(1 st)</text:span></text:p>
        </text:list-item>
        <text:list-item>
          <text:p text:style-name="P233"><text:span text:style-name="T27">Prostý</text:span><text:span text:style-name="T171"> </text:span><text:span text:style-name="T173">o</text:span><text:span text:style-name="T27">děv</text:span><text:span text:style-name="T9"> </text:span><text:span text:style-name="T10">(</text:span><text:span text:style-name="T29">1</text:span><text:span text:style-name="T171"> </text:span><text:span text:style-name="T9">zl</text:span><text:span text:style-name="T10">)</text:span></text:p>
        </text:list-item>
        <text:list-item>
          <text:p text:style-name="P260"><text:span text:style-name="T30">Dobrý</text:span><text:span text:style-name="T9"> oděv (</text:span><text:span text:style-name="T28">5</text:span><text:span text:style-name="T9"> zl)</text:span></text:p>
        </text:list-item>
        <text:list-item>
          <text:p text:style-name="P234"><text:span text:style-name="T118">Honosn</text:span><text:span text:style-name="T119">ý šat</text:span><text:span text:style-name="T118"> </text:span><text:span text:style-name="T117">(</text:span><text:span text:style-name="T120">2</text:span><text:span text:style-name="T121">0</text:span><text:span text:style-name="T118"> zl</text:span><text:span text:style-name="T117">)</text:span></text:p>
        </text:list-item>
      </text:list>
      <text:p text:style-name="P18"><text:span text:style-name="T95">Cena </text:span><text:span text:style-name="T118">zahrnuje i doplňky – pochvu na meč, pouzdro na dýku, bandalír na vrhací nože, měšec, brašničku na opasku a podobně.</text:span></text:p>
      <text:h text:style-name="Heading_20_4" text:outline-level="4">Skleněné <text:span text:style-name="T215">zboží</text:span></text:h>
      <text:list xml:id="list1835221238" text:style-name="L9">
        <text:list-item>
          <text:p text:style-name="P235">Zvětšovací sklo<text:span text:style-name="T231">*</text:span> (10 zl)</text:p>
        </text:list-item>
        <text:list-item>
          <text:p text:style-name="P235"><text:span text:style-name="T10">Dalekohled</text:span><text:span text:style-name="T32">*</text:span><text:span text:style-name="T10"> (50 zl)</text:span></text:p>
        </text:list-item>
      </text:list>
      <text:h text:style-name="Heading_20_4" text:outline-level="4"><text:span text:style-name="T10">A</text:span><text:span text:style-name="T9">lchymistická výbava</text:span></text:h>
      <text:list xml:id="list2031048856" text:style-name="L10">
        <text:list-item>
          <text:p text:style-name="P236">Alchymistická aparatura <text:span text:style-name="T229">(10 zl)</text:span></text:p>
        </text:list-item>
        <text:list-item>
          <text:p text:style-name="P236">Alchymistická laboratoř <text:span text:style-name="T229">(100 zl)</text:span></text:p>
        </text:list-item>
        <text:list-item>
          <text:p text:style-name="P237">Alchymistické suroviny <text:span text:style-name="T230">(</text:span>1zl za 1 mag<text:span text:style-name="T230">)</text:span></text:p>
        </text:list-item>
        <text:list-item>
          <text:p text:style-name="P237">Alchymistické výrobky<text:span text:style-name="T231">*</text:span> (2x cena surovin)</text:p>
        </text:list-item>
      </text:list>
      <text:h text:style-name="Heading_20_4" text:outline-level="4"><text:soft-page-break/>Hořlaviny</text:h>
      <text:list xml:id="list3541954605" text:style-name="L11">
        <text:list-item>
          <text:p text:style-name="P239">L<text:span text:style-name="T227">áhev zápalného oleje (5st)</text:span></text:p>
          <text:list>
            <text:list-header>
              <text:p text:style-name="P241"><text:span text:style-name="T100">Hořící o</text:span><text:span text:style-name="T68">lej každé kolo způsobí zranění </text:span><text:span text:style-name="T97">3</text:span><text:span text:style-name="T68">kz </text:span><text:span text:style-name="T228">ohněm</text:span><text:span text:style-name="T68"> (odečítá se zbroj) a hoří několik minut. Uhašení zabere jedno kolo.</text:span></text:p>
              <text:p text:style-name="P240"><text:span text:style-name="T97">J</text:span><text:span text:style-name="T98">ako zápalný olej jde použít i </text:span><text:span text:style-name="T99">běžný</text:span><text:span text:style-name="T98"> lampový olej. </text:span><text:span text:style-name="T99">Zde ho uvádíme zvlášť, protože zatímco olej na svícení pokrývají tvé náklady na živobytí, když ho chceš pálit ve velkém, musíš si ho zaplatit zvlášť.</text:span></text:p>
            </text:list-header>
          </text:list>
        </text:list-item>
      </text:list>
      <text:h text:style-name="Heading_20_4" text:outline-level="4">Žíraviny</text:h>
      <text:list xml:id="list3434375034" text:style-name="L12">
        <text:list-item>
          <text:p text:style-name="P242"><text:span text:style-name="T232">Flakón s v</text:span>itriol<text:span text:style-name="T232">em</text:span> <text:span text:style-name="T232">(1 zl)</text:span></text:p>
          <text:list>
            <text:list-header>
              <text:p text:style-name="P243"><text:span text:style-name="T124">Vitriol, známý také jako kyselina sírová, je silná žíravin</text:span><text:span text:style-name="T125">a</text:span><text:span text:style-name="T124">. </text:span><text:span text:style-name="T126">Způsobuje zuhelnatění živých tkání a</text:span><text:span text:style-name="T124"> </text:span><text:span text:style-name="T126">r</text:span><text:span text:style-name="T124">ozpouští většinu kovů kromě železa, olova, zlata a platiny. </text:span><text:span text:style-name="T141">P</text:span><text:span text:style-name="T140">ři zásahu</text:span><text:span text:style-name="T141"> způsobí zranění </text:span><text:span text:style-name="T124">za </text:span><text:span text:style-name="T141">4kz </text:span><text:span text:style-name="T216">žíravinou</text:span><text:span text:style-name="T141">.</text:span></text:p>
            </text:list-header>
          </text:list>
        </text:list-item>
      </text:list>
      <text:h text:style-name="Heading_20_4" text:outline-level="4">Jedy</text:h>
      <text:p text:style-name="Text_20_body">Cena je vždy za <text:span text:style-name="T233">jednu</text:span> dávku.</text:p>
      <text:p text:style-name="P20">TODO: Doplnit příznaky. Zrevidovat staty. Možná přidat krátký popis.</text:p>
      <text:p text:style-name="P17">Muchomůrka zelená (1 st)</text:p>
      <text:p text:style-name="P152"><text:span text:style-name="T218">Síla:</text:span><text:span text:style-name="T64"> 5</text:span><text:span text:style-name="T217"><text:line-break/>Latence:</text:span> 12 hodin<text:line-break/><text:span text:style-name="T217">Působení:</text:span> 3 dny</text:p>
      <text:p text:style-name="P17">Bolehlav (1 st)</text:p>
      <text:p text:style-name="P152"><text:soft-page-break/><text:span text:style-name="T218">Síla:</text:span><text:span text:style-name="T221"> 4<text:line-break/></text:span><text:span text:style-name="T217">Latence:</text:span> 30 minut<text:line-break/><text:span text:style-name="T217">Působení:</text:span> 2 dny</text:p>
      <text:p text:style-name="P17">Vlčí mor (1 zl)</text:p>
      <text:p text:style-name="P152"><text:span text:style-name="T218">Síla:</text:span><text:span text:style-name="T64"> </text:span><text:span text:style-name="T65">5</text:span><text:span text:style-name="T218"><text:line-break/></text:span><text:span text:style-name="T219">Latence:</text:span><text:span text:style-name="T224"> 15 minut (4 + 1k6)<text:line-break/></text:span><text:span text:style-name="T219">Působení:</text:span><text:span text:style-name="T224"> 3 hodiny (6 + 1k6).<text:line-break/></text:span><text:span text:style-name="T219">Příznaky:</text:span><text:span text:style-name="T224"> Pocit znecitlivění a mravenčení zasažené části, pocení, průjem, silné zvracení, úzkost, zimnice, později smrt zástavou srdce nebo udušením.</text:span></text:p>
      <text:p text:style-name="P17">Arsenik (5 zl)</text:p>
      <text:p text:style-name="P152"><text:span text:style-name="T218">Síla:</text:span><text:span text:style-name="T221"> 6</text:span><text:line-break/><text:span text:style-name="T217">Latence:</text:span> <text:span text:style-name="T225">2 hodiny<text:line-break/></text:span><text:span text:style-name="T217">Působení:</text:span> <text:span text:style-name="T225">2</text:span> <text:span text:style-name="T221">hodiny<text:line-break/></text:span><text:span text:style-name="T218">Příznaky:</text:span><text:span text:style-name="T221"> Bolest hlavy, průjem, únava. Později zbělání nehtů, zvracení krve, vypadávání vlasů.</text:span></text:p>
      <text:p text:style-name="P17">Zmijí jed (1 zl)</text:p>
      <text:p text:style-name="P151"><text:span text:style-name="T218">Síla:</text:span><text:span text:style-name="T221"> 4</text:span><text:line-break/><text:span text:style-name="T217">Latence:</text:span> <text:span text:style-name="T222">1</text:span> minut<text:span text:style-name="T223">a<text:line-break/></text:span><text:span text:style-name="T217">Působení:</text:span> 2 dny</text:p>
      <text:h text:style-name="P173" text:outline-level="2">Zbraně, zbroje <text:span text:style-name="T66">a štíty</text:span></text:h>
      <text:p text:style-name="P21">Zranění jednotlivých zbraní najdeš v <text:span text:style-name="T67">Tabulce zbraní</text:span><text:span text:style-name="T234">. Tady si řekneme, jak k těm číslům dojít.</text:span></text:p>
      <text:list xml:id="list3853252874" text:style-name="L13">
        <text:list-item>
          <text:p text:style-name="P244">Boj beze zbraně má zranění 0.</text:p>
        </text:list-item>
        <text:list-item>
          <text:p text:style-name="P245">Lehké zbraně mají základ zranění 1, těžké zbraně 2.</text:p>
        </text:list-item>
        <text:list-item>
          <text:p text:style-name="P245">Dvojručně držené zbraně mají zranění zvýšené o 1.</text:p>
        </text:list-item>
        <text:list-item>
          <text:p text:style-name="P244">Pokud máš dvě jednoruční zbraně, ke zranění té, kterou zrovna útočíš, přičti 1.</text:p>
        </text:list-item>
        <text:list-item>
          <text:p text:style-name="P246"><text:soft-page-break/>Improvizované nebo primitivní zbraně (obušek, hůl, kámen, kyj a podobně) mají zranění o 1 nižší.</text:p>
        </text:list-item>
      </text:list>
      <text:p text:style-name="P22"><text:span text:style-name="T235">Vrhací zbraně jsou vždy jednoruční. Střelné zbraně jsou naopak skoro vždy dvojruční, výjimkou je jen ruční kuše. Luky a praky </text:span><text:span text:style-name="T103">m</text:span><text:span text:style-name="T104">ají zranění</text:span><text:span text:style-name="T235"> jako lehké zbraně, kuše jako těžká.</text:span></text:p>
      <text:p text:style-name="P23"/>
      <table:table table:name="ZbraněProBojZblízka" table:style-name="ZbraněProBojZblízka">
        <table:table-column table:style-name="ZbraněProBojZblízka.A"/>
        <table:table-column table:style-name="ZbraněProBojZblízka.B"/>
        <table:table-column table:style-name="ZbraněProBojZblízka.C"/>
        <table:table-row table:style-name="ZbraněProBojZblízka.1">
          <table:table-cell table:style-name="ZbraněProBojZblízka.A1" table:number-columns-spanned="3" office:value-type="string">
            <text:h text:style-name="P191" text:outline-level="4"><text:span text:style-name="T241">Z</text:span>bran<text:span text:style-name="T241">ě</text:span> pro boj zblízka</text:h>
          </table:table-cell>
          <table:covered-table-cell/>
          <table:covered-table-cell/>
        </table:table-row>
        <table:table-row table:style-name="ZbraněProBojZblízka.2">
          <table:table-cell table:style-name="ZbraněProBojZblízka.A2" office:value-type="string">
            <text:p text:style-name="P161">Zbraň</text:p>
          </table:table-cell>
          <table:table-cell table:style-name="ZbraněProBojZblízka.A2" office:value-type="string">
            <text:p text:style-name="P163">Z<text:span text:style-name="T274">ranění***</text:span></text:p>
          </table:table-cell>
          <table:table-cell table:style-name="ZbraněProBojZblízka.A2" office:value-type="string">
            <text:p text:style-name="P155">Cena</text:p>
          </table:table-cell>
        </table:table-row>
        <table:table-row table:style-name="ZbraněProBojZblízka.3">
          <table:table-cell table:style-name="ZbraněProBojZblízka.A3" office:value-type="string">
            <text:p text:style-name="P144">Žádná</text:p>
          </table:table-cell>
          <table:table-cell table:style-name="ZbraněProBojZblízka.A3" office:value-type="string">
            <text:p text:style-name="P86">0</text:p>
          </table:table-cell>
          <table:table-cell table:style-name="ZbraněProBojZblízka.A3" office:value-type="string">
            <text:p text:style-name="P86">-</text:p>
          </table:table-cell>
        </table:table-row>
        <table:table-row table:style-name="ZbraněProBojZblízka.4">
          <table:table-cell table:style-name="ZbraněProBojZblízka.A3" table:number-columns-spanned="3" office:value-type="string">
            <text:p text:style-name="P103">Lehké</text:p>
          </table:table-cell>
          <table:covered-table-cell/>
          <table:covered-table-cell/>
        </table:table-row>
        <table:table-row table:style-name="ZbraněProBojZblízka.5">
          <table:table-cell table:style-name="ZbraněProBojZblízka.A3" office:value-type="string">
            <text:p text:style-name="P107">Kámen*, <text:span text:style-name="T242">pěstní klín</text:span>*, <text:span text:style-name="T275">boxer*</text:span></text:p>
          </table:table-cell>
          <table:table-cell table:style-name="ZbraněProBojZblízka.A3" office:value-type="string">
            <text:p text:style-name="P106">0</text:p>
          </table:table-cell>
          <table:table-cell table:style-name="ZbraněProBojZblízka.A3" office:value-type="string">
            <text:p text:style-name="P106">-</text:p>
          </table:table-cell>
        </table:table-row>
        <table:table-row table:style-name="ZbraněProBojZblízka.6">
          <table:table-cell table:style-name="ZbraněProBojZblízka.A3" office:value-type="string">
            <text:p text:style-name="P107">Majzlík*, <text:span text:style-name="T243">bič</text:span>*, <text:span text:style-name="T244">kotvička na provazu*, dláto*, </text:span><text:span text:style-name="T174">nůž*</text:span><text:span text:style-name="T171">, </text:span><text:span text:style-name="T175">průbojník*</text:span></text:p>
          </table:table-cell>
          <table:table-cell table:style-name="ZbraněProBojZblízka.A3" office:value-type="string">
            <text:p text:style-name="P164">0</text:p>
          </table:table-cell>
          <table:table-cell table:style-name="ZbraněProBojZblízka.A3" office:value-type="string">
            <text:p text:style-name="P106"><text:span text:style-name="T245">4</text:span> st</text:p>
          </table:table-cell>
        </table:table-row>
        <table:table-row table:style-name="ZbraněProBojZblízka.7">
          <table:table-cell table:style-name="ZbraněProBojZblízka.A3" office:value-type="string">
            <text:p text:style-name="P144"><text:span text:style-name="T44">Dýka, </text:span><text:span text:style-name="T45">tesák</text:span></text:p>
          </table:table-cell>
          <table:table-cell table:style-name="ZbraněProBojZblízka.A3" office:value-type="string">
            <text:p text:style-name="P165">1</text:p>
          </table:table-cell>
          <table:table-cell table:style-name="ZbraněProBojZblízka.A3" office:value-type="string">
            <text:p text:style-name="P108"><text:span text:style-name="T246">1</text:span> <text:span text:style-name="T246">zl</text:span></text:p>
          </table:table-cell>
        </table:table-row>
        <table:table-row table:style-name="ZbraněProBojZblízka.8">
          <table:table-cell table:style-name="ZbraněProBojZblízka.A3" office:value-type="string">
            <text:p text:style-name="P110">Síť**</text:p>
          </table:table-cell>
          <table:table-cell table:style-name="ZbraněProBojZblízka.A3" office:value-type="string">
            <text:p text:style-name="P116">-</text:p>
          </table:table-cell>
          <table:table-cell table:style-name="ZbraněProBojZblízka.A3" office:value-type="string">
            <text:p text:style-name="P117">1 st</text:p>
          </table:table-cell>
        </table:table-row>
        <table:table-row table:style-name="ZbraněProBojZblízka.9">
          <table:table-cell table:style-name="ZbraněProBojZblízka.A3" office:value-type="string">
            <text:p text:style-name="P111"><text:span text:style-name="T247">H</text:span>ůl*</text:p>
          </table:table-cell>
          <table:table-cell table:style-name="ZbraněProBojZblízka.A3" office:value-type="string">
            <text:p text:style-name="P166">1</text:p>
          </table:table-cell>
          <table:table-cell table:style-name="ZbraněProBojZblízka.A3" office:value-type="string">
            <text:p text:style-name="P118">1 st</text:p>
          </table:table-cell>
        </table:table-row>
        <table:table-row table:style-name="ZbraněProBojZblízka.10">
          <table:table-cell table:style-name="ZbraněProBojZblízka.A3" office:value-type="string">
            <text:p text:style-name="P111"><text:span text:style-name="T248">Lopata*, motyka*, vidle</text:span>*</text:p>
          </table:table-cell>
          <table:table-cell table:style-name="ZbraněProBojZblízka.A3" office:value-type="string">
            <text:p text:style-name="P166">1</text:p>
          </table:table-cell>
          <table:table-cell table:style-name="ZbraněProBojZblízka.A3" office:value-type="string">
            <text:p text:style-name="P118">1 <text:span text:style-name="T248">zl</text:span></text:p>
          </table:table-cell>
        </table:table-row>
        <table:table-row table:style-name="ZbraněProBojZblízka.11">
          <table:table-cell table:style-name="ZbraněProBojZblízka.A3" office:value-type="string">
            <text:p text:style-name="P120">Kopí, trojzubec</text:p>
          </table:table-cell>
          <table:table-cell table:style-name="ZbraněProBojZblízka.A3" office:value-type="string">
            <text:p text:style-name="P166">2</text:p>
          </table:table-cell>
          <table:table-cell table:style-name="ZbraněProBojZblízka.A3" office:value-type="string">
            <text:p text:style-name="P108">1 <text:span text:style-name="T249">zl</text:span></text:p>
          </table:table-cell>
        </table:table-row>
        <table:table-row table:style-name="ZbraněProBojZblízka.12">
          <table:table-cell table:style-name="ZbraněProBojZblízka.A3" office:value-type="string">
            <text:p text:style-name="P121">Šavle, krátký meč</text:p>
          </table:table-cell>
          <table:table-cell table:style-name="ZbraněProBojZblízka.A3" office:value-type="string">
            <text:p text:style-name="P95">1</text:p>
          </table:table-cell>
          <table:table-cell table:style-name="ZbraněProBojZblízka.A3" office:value-type="string">
            <text:p text:style-name="P108"><text:span text:style-name="T250">3</text:span> zl</text:p>
          </table:table-cell>
        </table:table-row>
        <table:table-row table:style-name="ZbraněProBojZblízka.13">
          <table:table-cell table:style-name="ZbraněProBojZblízka.A3" table:number-columns-spanned="3" office:value-type="string">
            <text:p text:style-name="P103">Těžké</text:p>
          </table:table-cell>
          <table:covered-table-cell/>
          <table:covered-table-cell/>
        </table:table-row>
        <table:table-row table:style-name="ZbraněProBojZblízka.14">
          <table:table-cell table:style-name="ZbraněProBojZblízka.A3" office:value-type="string">
            <text:p text:style-name="P109">Řetěz*</text:p>
          </table:table-cell>
          <table:table-cell table:style-name="ZbraněProBojZblízka.A3" office:value-type="string">
            <text:p text:style-name="P146">1/2</text:p>
          </table:table-cell>
          <table:table-cell table:style-name="ZbraněProBojZblízka.A3" office:value-type="string">
            <text:p text:style-name="P147">1 zl</text:p>
          </table:table-cell>
        </table:table-row>
        <table:table-row table:style-name="ZbraněProBojZblízka.15">
          <table:table-cell table:style-name="ZbraněProBojZblízka.A3" office:value-type="string">
            <text:p text:style-name="P144">Kyj*</text:p>
          </table:table-cell>
          <table:table-cell table:style-name="ZbraněProBojZblízka.A3" office:value-type="string">
            <text:p text:style-name="P95">1</text:p>
          </table:table-cell>
          <table:table-cell table:style-name="ZbraněProBojZblízka.A3" office:value-type="string">
            <text:p text:style-name="P122">1 st</text:p>
          </table:table-cell>
        </table:table-row>
        <table:table-row table:style-name="ZbraněProBojZblízka.16">
          <table:table-cell table:style-name="ZbraněProBojZblízka.A3" office:value-type="string">
            <text:p text:style-name="P123">Kladivo*, sekera*, krumpáč*, <text:span text:style-name="T251">páčidlo*</text:span></text:p>
          </table:table-cell>
          <table:table-cell table:style-name="ZbraněProBojZblízka.A3" office:value-type="string">
            <text:p text:style-name="P95">1</text:p>
          </table:table-cell>
          <table:table-cell table:style-name="ZbraněProBojZblízka.A3" office:value-type="string">
            <text:p text:style-name="P108">1 <text:span text:style-name="T252">zl</text:span></text:p>
          </table:table-cell>
        </table:table-row>
        <table:table-row table:style-name="ZbraněProBojZblízka.17">
          <table:table-cell table:style-name="ZbraněProBojZblízka.A3" office:value-type="string">
            <text:p text:style-name="P144"><text:span text:style-name="T253">Meč, bojová s</text:span>ekera, <text:span text:style-name="T254">palcát, řemdih, bojové kladivo, biják</text:span></text:p>
          </table:table-cell>
          <table:table-cell table:style-name="ZbraněProBojZblízka.A3" office:value-type="string">
            <text:p text:style-name="P95">2</text:p>
          </table:table-cell>
          <table:table-cell table:style-name="ZbraněProBojZblízka.A3" office:value-type="string">
            <text:p text:style-name="P108"><text:span text:style-name="T250">3</text:span> zl</text:p>
          </table:table-cell>
        </table:table-row>
        <table:table-row table:style-name="ZbraněProBojZblízka.18">
          <table:table-cell table:style-name="ZbraněProBojZblízka.A3" office:value-type="string">
            <text:p text:style-name="P149">Dlouhý meč</text:p>
          </table:table-cell>
          <table:table-cell table:style-name="ZbraněProBojZblízka.A3" office:value-type="string">
            <text:p text:style-name="P102">2/3</text:p>
          </table:table-cell>
          <table:table-cell table:style-name="ZbraněProBojZblízka.A3" office:value-type="string">
            <text:p text:style-name="P150">6 zl</text:p>
          </table:table-cell>
        </table:table-row>
        <table:table-row table:style-name="ZbraněProBojZblízka.19">
          <table:table-cell table:style-name="ZbraněProBojZblízka.A3" office:value-type="string">
            <text:p text:style-name="P119"><text:span text:style-name="T255">Těžký</text:span> kyj*, <text:span text:style-name="T255">dvoj</text:span>ruční palice*</text:p>
          </table:table-cell>
          <table:table-cell table:style-name="ZbraněProBojZblízka.A3" office:value-type="string">
            <text:p text:style-name="P95">2</text:p>
          </table:table-cell>
          <table:table-cell table:style-name="ZbraněProBojZblízka.A3" office:value-type="string">
            <text:p text:style-name="P118">5 st</text:p>
          </table:table-cell>
        </table:table-row>
        <table:table-row table:style-name="ZbraněProBojZblízka.20">
          <table:table-cell table:style-name="ZbraněProBojZblízka.A3" office:value-type="string">
            <text:p text:style-name="P144"><text:span text:style-name="T46">Dvoj</text:span><text:span text:style-name="T176">ruční sekera</text:span><text:span text:style-name="T9">, </text:span><text:span text:style-name="T47">píka, sudlice, halapartna, </text:span><text:span text:style-name="T46">dvojruční </text:span><text:span text:style-name="T48">válečné kladivo</text:span></text:p>
          </table:table-cell>
          <table:table-cell table:style-name="ZbraněProBojZblízka.A3" office:value-type="string">
            <text:p text:style-name="P95">3</text:p>
          </table:table-cell>
          <table:table-cell table:style-name="ZbraněProBojZblízka.A3" office:value-type="string">
            <text:p text:style-name="P108">6 zl</text:p>
          </table:table-cell>
        </table:table-row>
        <table:table-row table:style-name="ZbraněProBojZblízka.21">
          <table:table-cell table:style-name="ZbraněProBojZblízka.A21" office:value-type="string">
            <text:p text:style-name="P148">Dvojruční meč</text:p>
          </table:table-cell>
          <table:table-cell table:style-name="ZbraněProBojZblízka.A21" office:value-type="string">
            <text:p text:style-name="P168">3</text:p>
          </table:table-cell>
          <table:table-cell table:style-name="ZbraněProBojZblízka.A21" office:value-type="string">
            <text:p text:style-name="P147">8 zl</text:p>
          </table:table-cell>
        </table:table-row>
      </table:table>
      <text:p text:style-name="P154">* Improvizovaná nebo primitivní zbraň.</text:p>
      <text:p text:style-name="P154">*<text:span text:style-name="T270">*</text:span> <text:span text:style-name="T157">S</text:span><text:span text:style-name="T158">íť sama o sobě nezraňuje, můžeš do ní ale protivníka zamotat a tím ho znevýhodnit</text:span><text:span text:style-name="T274">.</text:span></text:p>
      <text:p text:style-name="P154"><text:soft-page-break/><text:span text:style-name="T274">*** </text:span><text:span text:style-name="T158">P</text:span><text:span text:style-name="T159">řed lomítkem je zranění při jednoručním držení, za lomítkem při obouručním.</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h text:style-name="P193" text:outline-level="4">Střelné a vrhací zbraně</text:h>
          </table:table-cell>
          <table:covered-table-cell/>
          <table:covered-table-cell/>
          <table:covered-table-cell/>
        </table:table-row>
        <table:table-row table:style-name="StřelnéAVrhacíZbraně.2">
          <table:table-cell table:style-name="StřelnéAVrhacíZbraně.A2" office:value-type="string">
            <text:p text:style-name="P161">Zbraň</text:p>
          </table:table-cell>
          <table:table-cell table:style-name="StřelnéAVrhacíZbraně.A2" office:value-type="string">
            <text:p text:style-name="P162">Z<text:span text:style-name="T271">ranění</text:span></text:p>
          </table:table-cell>
          <table:table-cell table:style-name="StřelnéAVrhacíZbraně.A2" office:value-type="string">
            <text:p text:style-name="P156">Dostřel</text:p>
          </table:table-cell>
          <table:table-cell table:style-name="StřelnéAVrhacíZbraně.A2" office:value-type="string">
            <text:p text:style-name="P155">Cena</text:p>
          </table:table-cell>
        </table:table-row>
        <table:table-row table:style-name="StřelnéAVrhacíZbraně.3">
          <table:table-cell table:style-name="StřelnéAVrhacíZbraně.A3" table:number-columns-spanned="4" office:value-type="string">
            <text:p text:style-name="P104">Lehké vrhací</text:p>
          </table:table-cell>
          <table:covered-table-cell/>
          <table:covered-table-cell/>
          <table:covered-table-cell/>
        </table:table-row>
        <table:table-row table:style-name="StřelnéAVrhacíZbraně.4">
          <table:table-cell table:style-name="StřelnéAVrhacíZbraně.A3" office:value-type="string">
            <text:p text:style-name="P112">Kámen*</text:p>
          </table:table-cell>
          <table:table-cell table:style-name="StřelnéAVrhacíZbraně.A3" office:value-type="string">
            <text:p text:style-name="P94">0</text:p>
          </table:table-cell>
          <table:table-cell table:style-name="StřelnéAVrhacíZbraně.A3" office:value-type="string">
            <text:p text:style-name="P125">krátký</text:p>
          </table:table-cell>
          <table:table-cell table:style-name="StřelnéAVrhacíZbraně.A3" office:value-type="string">
            <text:p text:style-name="P124">-</text:p>
          </table:table-cell>
        </table:table-row>
        <table:table-row table:style-name="StřelnéAVrhacíZbraně.5">
          <table:table-cell table:style-name="StřelnéAVrhacíZbraně.A3" office:value-type="string">
            <text:p text:style-name="P114"><text:span text:style-name="T256">Vrhací nůž</text:span><text:span text:style-name="T257">, vrhací dýka, </text:span><text:span text:style-name="T258">vrhací šipka</text:span></text:p>
          </table:table-cell>
          <table:table-cell table:style-name="StřelnéAVrhacíZbraně.A3" office:value-type="string">
            <text:p text:style-name="P94">1</text:p>
          </table:table-cell>
          <table:table-cell table:style-name="StřelnéAVrhacíZbraně.A3" office:value-type="string">
            <text:p text:style-name="P126">krátký</text:p>
          </table:table-cell>
          <table:table-cell table:style-name="StřelnéAVrhacíZbraně.A3" office:value-type="string">
            <text:p text:style-name="P108"><text:span text:style-name="T259">5</text:span> <text:span text:style-name="T259">st</text:span></text:p>
          </table:table-cell>
        </table:table-row>
        <table:table-row table:style-name="StřelnéAVrhacíZbraně.6">
          <table:table-cell table:style-name="StřelnéAVrhacíZbraně.A3" table:number-columns-spanned="4" office:value-type="string">
            <text:p text:style-name="P115">Těžké <text:span text:style-name="T261">vrhací</text:span></text:p>
          </table:table-cell>
          <table:covered-table-cell/>
          <table:covered-table-cell/>
          <table:covered-table-cell/>
        </table:table-row>
        <table:table-row table:style-name="StřelnéAVrhacíZbraně.7">
          <table:table-cell table:style-name="StřelnéAVrhacíZbraně.A3" office:value-type="string">
            <text:p text:style-name="P128">Oštěp</text:p>
          </table:table-cell>
          <table:table-cell table:style-name="StřelnéAVrhacíZbraně.A3" office:value-type="string">
            <text:p text:style-name="P96">2</text:p>
          </table:table-cell>
          <table:table-cell table:style-name="StřelnéAVrhacíZbraně.A3" office:value-type="string">
            <text:p text:style-name="P127">střední</text:p>
          </table:table-cell>
          <table:table-cell table:style-name="StřelnéAVrhacíZbraně.A3" office:value-type="string">
            <text:p text:style-name="P129"><text:span text:style-name="T260">6</text:span> st</text:p>
          </table:table-cell>
        </table:table-row>
        <table:table-row table:style-name="StřelnéAVrhacíZbraně.8">
          <table:table-cell table:style-name="StřelnéAVrhacíZbraně.A3" office:value-type="string">
            <text:p text:style-name="P113">Vrhací sekera, <text:span text:style-name="T273">vrhací kladivo</text:span></text:p>
          </table:table-cell>
          <table:table-cell table:style-name="StřelnéAVrhacíZbraně.A3" office:value-type="string">
            <text:p text:style-name="P97">2</text:p>
          </table:table-cell>
          <table:table-cell table:style-name="StřelnéAVrhacíZbraně.A3" office:value-type="string">
            <text:p text:style-name="P127">krátký</text:p>
          </table:table-cell>
          <table:table-cell table:style-name="StřelnéAVrhacíZbraně.A3" office:value-type="string">
            <text:p text:style-name="P130">1 zl</text:p>
          </table:table-cell>
        </table:table-row>
        <table:table-row table:style-name="StřelnéAVrhacíZbraně.9">
          <table:table-cell table:style-name="StřelnéAVrhacíZbraně.A3" table:number-columns-spanned="4" office:value-type="string">
            <text:p text:style-name="P105">Střelné</text:p>
          </table:table-cell>
          <table:covered-table-cell/>
          <table:covered-table-cell/>
          <table:covered-table-cell/>
        </table:table-row>
        <table:table-row table:style-name="StřelnéAVrhacíZbraně.10">
          <table:table-cell table:style-name="StřelnéAVrhacíZbraně.A3" office:value-type="string">
            <text:p text:style-name="P132">Foukačka** (1 kolo nabíjení)</text:p>
          </table:table-cell>
          <table:table-cell table:style-name="StřelnéAVrhacíZbraně.A3" office:value-type="string">
            <text:p text:style-name="P131">-</text:p>
          </table:table-cell>
          <table:table-cell table:style-name="StřelnéAVrhacíZbraně.A3" office:value-type="string">
            <text:p text:style-name="P131">krátký</text:p>
          </table:table-cell>
          <table:table-cell table:style-name="StřelnéAVrhacíZbraně.A3" office:value-type="string">
            <text:p text:style-name="P131">1 st</text:p>
          </table:table-cell>
        </table:table-row>
        <table:table-row table:style-name="StřelnéAVrhacíZbraně.11">
          <table:table-cell table:style-name="StřelnéAVrhacíZbraně.A3" office:value-type="string">
            <text:p text:style-name="P134">Prak*</text:p>
          </table:table-cell>
          <table:table-cell table:style-name="StřelnéAVrhacíZbraně.A3" office:value-type="string">
            <text:p text:style-name="P101">1</text:p>
          </table:table-cell>
          <table:table-cell table:style-name="StřelnéAVrhacíZbraně.A3" office:value-type="string">
            <text:p text:style-name="P133">střední</text:p>
          </table:table-cell>
          <table:table-cell table:style-name="StřelnéAVrhacíZbraně.A3" office:value-type="string">
            <text:p text:style-name="P135">1 st</text:p>
          </table:table-cell>
        </table:table-row>
        <table:table-row table:style-name="StřelnéAVrhacíZbraně.12">
          <table:table-cell table:style-name="StřelnéAVrhacíZbraně.A3" office:value-type="string">
            <text:p text:style-name="P137">Krátký luk</text:p>
          </table:table-cell>
          <table:table-cell table:style-name="StřelnéAVrhacíZbraně.A3" office:value-type="string">
            <text:p text:style-name="P100">2</text:p>
          </table:table-cell>
          <table:table-cell table:style-name="StřelnéAVrhacíZbraně.A3" office:value-type="string">
            <text:p text:style-name="P136">střední</text:p>
          </table:table-cell>
          <table:table-cell table:style-name="StřelnéAVrhacíZbraně.A3" office:value-type="string">
            <text:p text:style-name="P138">6 st</text:p>
          </table:table-cell>
        </table:table-row>
        <table:table-row table:style-name="StřelnéAVrhacíZbraně.13">
          <table:table-cell table:style-name="StřelnéAVrhacíZbraně.A3" office:value-type="string">
            <text:p text:style-name="P140"><text:span text:style-name="T49">Dlouhý l</text:span><text:span text:style-name="T9">uk</text:span></text:p>
          </table:table-cell>
          <table:table-cell table:style-name="StřelnéAVrhacíZbraně.A3" office:value-type="string">
            <text:p text:style-name="P99">2</text:p>
          </table:table-cell>
          <table:table-cell table:style-name="StřelnéAVrhacíZbraně.A3" office:value-type="string">
            <text:p text:style-name="P133">dlouhý</text:p>
          </table:table-cell>
          <table:table-cell table:style-name="StřelnéAVrhacíZbraně.A3" office:value-type="string">
            <text:p text:style-name="P141"><text:span text:style-name="T263">2</text:span> zl</text:p>
          </table:table-cell>
        </table:table-row>
        <table:table-row table:style-name="StřelnéAVrhacíZbraně.14">
          <table:table-cell table:style-name="StřelnéAVrhacíZbraně.A14" office:value-type="string">
            <text:p text:style-name="P144"><text:span text:style-name="T272">Kuše (</text:span><text:span text:style-name="T156">1</text:span><text:span text:style-name="T272"> kol</text:span><text:span text:style-name="T59">o</text:span><text:span text:style-name="T272"> nabíjení)</text:span></text:p>
          </table:table-cell>
          <table:table-cell table:style-name="StřelnéAVrhacíZbraně.A14" office:value-type="string">
            <text:p text:style-name="P98">3</text:p>
          </table:table-cell>
          <table:table-cell table:style-name="StřelnéAVrhacíZbraně.A14" office:value-type="string">
            <text:p text:style-name="P133">střední</text:p>
          </table:table-cell>
          <table:table-cell table:style-name="StřelnéAVrhacíZbraně.A14" office:value-type="string">
            <text:p text:style-name="P139"><text:span text:style-name="T262">5</text:span> zl</text:p>
          </table:table-cell>
        </table:table-row>
      </table:table>
      <text:p text:style-name="P153">* Improvizovaná nebo primitivní zbraň.<text:line-break/><text:span text:style-name="T264">** Foukačka sama o sobě nezraňuje, obvykle se z ní střílí otrávené šipky.</text:span></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h text:style-name="P194" text:outline-level="4">Zbroje <text:span text:style-name="T265">a štíty</text:span></text:h>
          </table:table-cell>
          <table:covered-table-cell/>
          <table:covered-table-cell/>
        </table:table-row>
        <table:table-row table:style-name="Zbroje.2">
          <table:table-cell table:style-name="Zbroje.A2" office:value-type="string">
            <text:p text:style-name="P158"/>
          </table:table-cell>
          <table:table-cell table:style-name="Zbroje.A2" office:value-type="string">
            <text:p text:style-name="P160">Kvalita</text:p>
          </table:table-cell>
          <table:table-cell table:style-name="Zbroje.A2" office:value-type="string">
            <text:p text:style-name="P155">Cena</text:p>
          </table:table-cell>
        </table:table-row>
        <table:table-row table:style-name="Zbroje.3">
          <table:table-cell table:style-name="Zbroje.A3" office:value-type="string">
            <text:p text:style-name="P158">Štít</text:p>
          </table:table-cell>
          <table:table-cell table:style-name="Zbroje.A3" office:value-type="string">
            <text:p text:style-name="P159">1</text:p>
          </table:table-cell>
          <table:table-cell table:style-name="Zbroje.A3" office:value-type="string">
            <text:p text:style-name="P157">1 zl</text:p>
          </table:table-cell>
        </table:table-row>
        <table:table-row table:style-name="Zbroje.4">
          <table:table-cell table:style-name="Zbroje.A4" office:value-type="string">
            <text:p text:style-name="P142">Lehká <text:span text:style-name="T265">zbroj</text:span></text:p>
          </table:table-cell>
          <table:table-cell table:style-name="Zbroje.A4" office:value-type="string">
            <text:p text:style-name="P145">1</text:p>
          </table:table-cell>
          <table:table-cell table:style-name="Zbroje.A4" office:value-type="string">
            <text:p text:style-name="P143"><text:span text:style-name="T266">4</text:span> <text:span text:style-name="T267">zl</text:span></text:p>
          </table:table-cell>
        </table:table-row>
        <table:table-row table:style-name="Zbroje.5">
          <table:table-cell table:style-name="Zbroje.A5" office:value-type="string">
            <text:p text:style-name="P142">Těžká <text:span text:style-name="T265">zbroj</text:span></text:p>
          </table:table-cell>
          <table:table-cell table:style-name="Zbroje.A5" office:value-type="string">
            <text:p text:style-name="P145">2</text:p>
          </table:table-cell>
          <table:table-cell table:style-name="Zbroje.A5" office:value-type="string">
            <text:p text:style-name="P108"><text:span text:style-name="T268">10</text:span> <text:span text:style-name="T269">zl</text:span></text:p>
          </table:table-cell>
        </table:table-row>
      </table:table>
      <text:h text:style-name="Heading_20_2" text:outline-level="2">Ceník</text:h>
      <text:p text:style-name="P252">Akce podsvětí – cena odvozena z nákladů na živobytí cíle.<text:line-break/>- <text:span text:style-name="T179">tohle asi nemusí bejt v základním Dračáku.</text:span></text:p>
      <text:list xml:id="list163014992615466" text:continue-list="list1869387832" text:style-name="L4">
        <text:list-item>
          <text:p text:style-name="P217">Křída <text:span text:style-name="T207">(</text:span><text:span text:style-name="T9">5</text:span><text:span text:style-name="T171"> mk</text:span><text:span text:style-name="T17">)</text:span></text:p>
        </text:list-item>
        <text:list-item>
          <text:p text:style-name="P217"><text:span text:style-name="T106">Š</text:span><text:span text:style-name="T107">tůček</text:span><text:span text:style-name="T276"> papíru</text:span> <text:span text:style-name="T207">(</text:span><text:span text:style-name="T105">5</text:span><text:span text:style-name="T171"> </text:span><text:span text:style-name="T9">st</text:span><text:span text:style-name="T17">)</text:span></text:p>
        </text:list-item>
        <text:list-item>
          <text:p text:style-name="P217"><text:soft-page-break/><text:span text:style-name="T171">Psací </text:span><text:span text:style-name="T9">potřeby (</text:span>2 st)</text:p>
          <text:list>
            <text:list-header>
              <text:p text:style-name="P207"><text:span text:style-name="T282">b</text:span>rk, inkoust, pemza, olůvko a podložka na psaní</text:p>
            </text:list-header>
          </text:list>
        </text:list-item>
        <text:list-item>
          <text:p text:style-name="P218"><text:span text:style-name="T12">Pouzdro na mapy či svitky </text:span><text:span text:style-name="T15">(</text:span><text:span text:style-name="T16">2</text:span><text:span text:style-name="T172"> </text:span><text:span text:style-name="T11">st</text:span><text:span text:style-name="T15">)</text:span></text:p>
        </text:list-item>
        <text:list-item>
          <text:p text:style-name="P238"><text:span text:style-name="T15">Alchymistické výrobky</text:span><text:span text:style-name="T286">*</text:span><text:span text:style-name="T15"> (2x cena surovin)</text:span></text:p>
        </text:list-item>
      </text:list>
      <text:h text:style-name="Heading_20_1" text:outline-level="1">Resources</text:h>
      <text:h text:style-name="Heading_20_3" text:outline-level="3">Psací potřeby</text:h>
      <text:p text:style-name="P30"><text:span text:style-name="T9">Písaři, kteří psali na pergamenu, si jej nejprve museli očistit od zbylých nečistot a vyhladit </text:span>do hladka, jinak by nemusel přijímat inkoust. K tomu jim sloužil nožík s ostřím ve tvaru půlměsíce (novacula, rasorium), který byl užitečný i pro odstraňování písařských chyb či k připravování palimpsestů, dále pemza (pumex), kančí kel (dens verris) a křída (creta). Pomocí nožíku si museli ořezat pergamen do požadované velikosti, popřípadě spravit trhliny, které se v pergamenu mohly vyskytnout. Poté následovalo nalinkování pergamenu a označení ohraničujících linií pomocí kružítka (circinus), pravítka (regula), šídla (subula), olůvka, kovového pisátka, rydla, tupého nože, dřívka, rudky či brku. Olůvka a rudky písaři používali rovněž k psaní poznámek a přípisků a kružítka i k vytváření majuskul apod. Přípravné práce byly konány především po večerech za svitu svíce či louče, protože samotné psaní bylo zpravidla omezeno pouze na denní světlo, kterého bylo např. v zimním období poskrovnu. Středověcí písaři ve skriptoriích v naprosté většině psali na volné složky pergamenu, k jejichž vyvázání v kodex došlo až po dokončení díla.</text:p>
      <text:h text:style-name="P176" text:outline-level="3">Živobytí</text:h>
      <text:p text:style-name="P9"><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span><text:soft-page-break/><text:span text:style-name="T1"><text:tab/>Zaplacené živobytí</text:span><text:span text:style-name="T63">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160">, nebo se dostane do končin, kde se prostě vůz najmout nedá, nebo tam nejsou žádné hostince. </text:span><text:span text:style-name="T161">Poplatek také nezahrnuje pořízení domu čí sídla ani případného dopravního prostředku (obvykle koně nebo vozu), pouze náklady na provoz, údržbu, ustájení, nebo pronajmutí.</text:span></text:p>
      <text:p text:style-name="P9"/>
      <text:p text:style-name="P7">Jednotlivé úrovně živobytí jsou:</text:p>
      <text:p text:style-name="P9"/>
      <text:h text:style-name="P196" text:outline-level="5">Žebrák</text:h>
      <text:p text:style-name="P4">0 zl / měsíc</text:p>
      <text:p text:style-name="P4">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4"/>
      <text:h text:style-name="P197" text:outline-level="5">Chuďas</text:h>
      <text:p text:style-name="P4">1 zl / měsíc</text:p>
      <text:p text:style-name="P8"><text:soft-page-break/>Mezi chuďase patří nevolníci a městská chudina. Mohou být rádi za tvrdou postel v prosté chalupě a když někam cestují, přespávají obvykle na seníku nebo ve společné noclehárně. Pokud je někdo nesveze, cestují zásadně pěšky.</text:p>
      <text:p text:style-name="P4"/>
      <text:h text:style-name="P196" text:outline-level="5">Měšťan</text:h>
      <text:p text:style-name="P4">4 zl / měsíc</text:p>
      <text:p text:style-name="P4">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4"/>
      <text:h text:style-name="P196" text:outline-level="5">Boháč</text:h>
      <text:p text:style-name="P4">10 zl / měsíc</text:p>
      <text:p text:style-name="P4">Takto žijí nižší šlechtici, zámožní obchodníci či bohatí měšťané. By<text:span text:style-name="T178">d</text:span>lí obvykle v rodovém sídle případně vlastní výstavní městský dům. Cestují v kočáře, nocují zásadně v nejlepších pokojích hostinců ve větších městech a o jejich pohodlí se stará několik sloužících.</text:p>
      <text:p text:style-name="P4"/>
      <text:h text:style-name="P196" text:outline-level="5">Velmož</text:h>
      <text:p text:style-name="P4">100 zl / měsíc</text:p>
      <text:p text:style-name="P3"><text:soft-page-break/>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P9"/>
      <text:h text:style-name="P189" text:outline-level="4">Pořizování živobytí</text:h>
      <text:p text:style-name="P9"><text:span text:style-name="T162">Při tvorbě postavy se živobytí nepořizuje za zlaťáky, ale za profibody, viz </text:span><text:span text:style-name="T163">Tabulka zdrojů a živobytí</text:span><text:span text:style-name="T162">.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167">Náklady lze rozpočítat i na jednotlivé dny.<text:line-break/><text:tab/></text:span><text:span text:style-name="T162">Na první úrovni můžeš začínat nejvýše s živobytím měšťana. V průběhu hry pak toto omezení padá, budeš si moci žit jakkoliv ti to tvé jmění dovolí.</text:span></text:p>
      <text:p text:style-name="P9"/>
      <table:table table:name="Table3" table:style-name="Table3">
        <table:table-column table:style-name="Table3.A"/>
        <table:table-column table:style-name="Table3.B" table:number-columns-repeated="2"/>
        <table:table-column table:style-name="Table3.D"/>
        <table:table-row table:style-name="Table3.1">
          <table:table-cell table:style-name="Table3.A1" table:number-columns-spanned="4" office:value-type="string">
            <text:h text:style-name="P198" text:outline-level="5">Tabulka zdrojů a živobytí</text:h>
          </table:table-cell>
          <table:covered-table-cell/>
          <table:covered-table-cell/>
          <table:covered-table-cell/>
        </table:table-row>
        <table:table-row table:style-name="Table3.2">
          <table:table-cell table:style-name="Table3.A2" office:value-type="string">
            <text:p text:style-name="P24">Cena v profibodech</text:p>
          </table:table-cell>
          <table:table-cell table:style-name="Table3.A2" office:value-type="string">
            <text:p text:style-name="P24">Úroveň živobytí</text:p>
          </table:table-cell>
          <table:table-cell table:style-name="Table3.A2" office:value-type="string">
            <text:p text:style-name="P24">Počáteční zdroje</text:p>
          </table:table-cell>
          <table:table-cell table:style-name="Table3.A2" office:value-type="string">
            <text:p text:style-name="P24">Měsíční náklady</text:p>
          </table:table-cell>
        </table:table-row>
        <table:table-row table:style-name="Table3.2">
          <table:table-cell table:style-name="Table3.A3" office:value-type="string">
            <text:p text:style-name="P24">0</text:p>
          </table:table-cell>
          <table:table-cell table:style-name="Table3.A3" office:value-type="string">
            <text:p text:style-name="P24">Žebrák</text:p>
          </table:table-cell>
          <table:table-cell table:style-name="Table3.A3" office:value-type="string">
            <text:p text:style-name="P24">5 zl</text:p>
          </table:table-cell>
          <table:table-cell table:style-name="Table3.A3" office:value-type="string">
            <text:p text:style-name="P24">0 zl</text:p>
          </table:table-cell>
        </table:table-row>
        <table:table-row table:style-name="Table3.2">
          <table:table-cell table:style-name="Table3.A3" office:value-type="string">
            <text:p text:style-name="P24">1</text:p>
          </table:table-cell>
          <table:table-cell table:style-name="Table3.A3" office:value-type="string">
            <text:p text:style-name="P24">Chuďas</text:p>
          </table:table-cell>
          <table:table-cell table:style-name="Table3.A3" office:value-type="string">
            <text:p text:style-name="P24">20 zl</text:p>
          </table:table-cell>
          <table:table-cell table:style-name="Table3.A3" office:value-type="string">
            <text:p text:style-name="P24">1 zl</text:p>
          </table:table-cell>
        </table:table-row>
        <table:table-row table:style-name="Table3.2">
          <table:table-cell table:style-name="Table3.A3" office:value-type="string">
            <text:p text:style-name="P27">5</text:p>
          </table:table-cell>
          <table:table-cell table:style-name="Table3.A3" office:value-type="string">
            <text:p text:style-name="P27">Měšťan</text:p>
          </table:table-cell>
          <table:table-cell table:style-name="Table3.A3" office:value-type="string">
            <text:p text:style-name="P27">50 zl</text:p>
          </table:table-cell>
          <table:table-cell table:style-name="Table3.A3" office:value-type="string">
            <text:p text:style-name="P27">10 zl</text:p>
          </table:table-cell>
        </table:table-row>
        <table:table-row table:style-name="Table3.2">
          <table:table-cell table:style-name="Table3.A3" office:value-type="string">
            <text:p text:style-name="P27">-</text:p>
          </table:table-cell>
          <table:table-cell table:style-name="Table3.A3" office:value-type="string">
            <text:p text:style-name="P27">Boháč</text:p>
          </table:table-cell>
          <table:table-cell table:style-name="Table3.A3" office:value-type="string">
            <text:p text:style-name="P27">-</text:p>
          </table:table-cell>
          <table:table-cell table:style-name="Table3.A3" office:value-type="string">
            <text:p text:style-name="P27">100 zl</text:p>
          </table:table-cell>
        </table:table-row>
        <table:table-row table:style-name="Table3.2">
          <table:table-cell table:style-name="Table3.A7" office:value-type="string">
            <text:p text:style-name="P24">-</text:p>
          </table:table-cell>
          <table:table-cell table:style-name="Table3.A7" office:value-type="string">
            <text:p text:style-name="P24">Velmož</text:p>
          </table:table-cell>
          <table:table-cell table:style-name="Table3.A7" office:value-type="string">
            <text:p text:style-name="P24">-</text:p>
          </table:table-cell>
          <table:table-cell table:style-name="Table3.A7" office:value-type="string">
            <text:p text:style-name="P24">1000 zl</text:p>
          </table:table-cell>
        </table:table-row>
      </table:table>
      <text:p text:style-name="P9"/>
      <text:h text:style-name="P189" text:outline-level="4"><text:soft-page-break/>Náklady v rámci živobytí</text:h>
      <text:p text:style-name="P7">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P9"/>
      <text:h text:style-name="P176" text:outline-level="3">Výbava</text:h>
      <text:p text:style-name="P9">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67">Počáteční zdroje</text:span> v <text:span text:style-name="T67">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67">Ceníku</text:span>. Později při hře se tyto ceny mohou u různých kupců lišit, při tvorbě postavy je ale můžeš považovat za přesné. Pokud tam cenu nějakých věcí nenajdeš, zeptej se Pána jeskyně.<text:line-break/><text:soft-pag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P9"/>
      <table:table table:name="Table4" table:style-name="Table4">
        <table:table-column table:style-name="Table4.A"/>
        <table:table-column table:style-name="Table4.B"/>
        <table:table-row table:style-name="Table4.1">
          <table:table-cell table:style-name="Table4.A1" table:number-columns-spanned="2" office:value-type="string">
            <text:h text:style-name="P192" text:outline-level="4"><text:bookmark-start text:name="__RefHeading__6125_416654011"/>Ceník<text:bookmark-end text:name="__RefHeading__6125_416654011"/></text:h>
          </table:table-cell>
          <table:covered-table-cell/>
        </table:table-row>
        <table:table-row table:style-name="Table4.1">
          <table:table-cell table:style-name="Table4.A2" table:number-columns-spanned="2" office:value-type="string">
            <text:h text:style-name="P199" text:outline-level="8">Šatstvo</text:h>
          </table:table-cell>
          <table:covered-table-cell/>
        </table:table-row>
        <table:table-row table:style-name="Table4.1">
          <table:table-cell table:style-name="Table4.A2" office:value-type="string">
            <text:p text:style-name="P83">Žebrácké hadry</text:p>
          </table:table-cell>
          <table:table-cell table:style-name="Table4.A2" office:value-type="string">
            <text:p text:style-name="P84">2 dn</text:p>
          </table:table-cell>
        </table:table-row>
        <table:table-row table:style-name="Table4.1">
          <table:table-cell table:style-name="Table4.A2" office:value-type="string">
            <text:p text:style-name="P83"><text:span text:style-name="T164">Obyčejné</text:span><text:span text:style-name="T168"> </text:span><text:span text:style-name="T164">oblečení</text:span></text:p>
          </table:table-cell>
          <table:table-cell table:style-name="Table4.A2" office:value-type="string">
            <text:p text:style-name="P85"><text:span text:style-name="T166">1</text:span><text:span text:style-name="T170"> </text:span><text:span text:style-name="T166">zl</text:span></text:p>
          </table:table-cell>
        </table:table-row>
        <table:table-row table:style-name="Table4.1">
          <table:table-cell table:style-name="Table4.A2" office:value-type="string">
            <text:p text:style-name="P83">Honosné <text:span text:style-name="T1">oblečení</text:span></text:p>
          </table:table-cell>
          <table:table-cell table:style-name="Table4.A2" office:value-type="string">
            <text:p text:style-name="P84">12 zl</text:p>
          </table:table-cell>
        </table:table-row>
        <table:table-row table:style-name="Table4.1">
          <table:table-cell table:style-name="Table4.A2" table:number-columns-spanned="2" office:value-type="string">
            <text:h text:style-name="P199" text:outline-level="8">Výbava na cesty a dobrodružné výpravy</text:h>
          </table:table-cell>
          <table:covered-table-cell/>
        </table:table-row>
        <table:table-row table:style-name="Table4.1">
          <table:table-cell table:style-name="Table4.A2" office:value-type="string">
            <text:p text:style-name="P83">Tábornické potřeby (včetně torny)</text:p>
          </table:table-cell>
          <table:table-cell table:style-name="Table4.A2" office:value-type="string">
            <text:p text:style-name="P84">1 zl</text:p>
          </table:table-cell>
        </table:table-row>
        <table:table-row table:style-name="Table4.1">
          <table:table-cell table:style-name="Table4.A2" office:value-type="string">
            <text:p text:style-name="P83">Celta</text:p>
          </table:table-cell>
          <table:table-cell table:style-name="Table4.A2" office:value-type="string">
            <text:p text:style-name="P84">1 zl</text:p>
          </table:table-cell>
        </table:table-row>
        <table:table-row table:style-name="Table4.1">
          <table:table-cell table:style-name="Table4.A2" office:value-type="string">
            <text:p text:style-name="P83"><text:span text:style-name="T168">Stan </text:span><text:span text:style-name="T164">pro dvě </text:span><text:span text:style-name="T168">osoby</text:span></text:p>
          </table:table-cell>
          <table:table-cell table:style-name="Table4.A2" office:value-type="string">
            <text:p text:style-name="P85"><text:span text:style-name="T166">2</text:span><text:span text:style-name="T170"> </text:span><text:span text:style-name="T166">zl</text:span></text:p>
          </table:table-cell>
        </table:table-row>
        <table:table-row table:style-name="Table4.1">
          <table:table-cell table:style-name="Table4.A2" office:value-type="string">
            <text:p text:style-name="P83"><text:span text:style-name="T168">Stan </text:span><text:span text:style-name="T164">pro osm</text:span><text:span text:style-name="T168"> osob</text:span></text:p>
          </table:table-cell>
          <table:table-cell table:style-name="Table4.A2" office:value-type="string">
            <text:p text:style-name="P85"><text:span text:style-name="T166">5</text:span><text:span text:style-name="T170"> </text:span><text:span text:style-name="T166">zl</text:span></text:p>
          </table:table-cell>
        </table:table-row>
        <table:table-row table:style-name="Table4.1">
          <table:table-cell table:style-name="Table4.A2" table:number-columns-spanned="2" office:value-type="string">
            <text:h text:style-name="P199" text:outline-level="8">Svítidla a svítivo</text:h>
          </table:table-cell>
          <table:covered-table-cell/>
        </table:table-row>
        <table:table-row table:style-name="Table4.1">
          <table:table-cell table:style-name="Table4.A2" office:value-type="string">
            <text:p text:style-name="P87"><text:span text:style-name="T164">Lampový o</text:span><text:span text:style-name="T168">lej (1 keramická lahev, </text:span><text:span text:style-name="T164">vydrží svítit 6 hodin</text:span><text:span text:style-name="T168">)</text:span></text:p>
          </table:table-cell>
          <table:table-cell table:style-name="Table4.A2" office:value-type="string">
            <text:p text:style-name="P85"><text:span text:style-name="T166">2</text:span><text:span text:style-name="T170"> </text:span><text:span text:style-name="T166">dn</text:span></text:p>
          </table:table-cell>
        </table:table-row>
        <table:table-row table:style-name="Table4.1">
          <table:table-cell table:style-name="Table4.A2" office:value-type="string">
            <text:p text:style-name="P25">Olejová lampa, lucerna</text:p>
          </table:table-cell>
          <table:table-cell table:style-name="Table4.A2" office:value-type="string">
            <text:p text:style-name="P85"><text:span text:style-name="T166">1</text:span><text:span text:style-name="T170"> </text:span><text:span text:style-name="T166">st</text:span></text:p>
          </table:table-cell>
        </table:table-row>
        <table:table-row table:style-name="Table4.1">
          <table:table-cell table:style-name="Table4.A2" office:value-type="string">
            <text:p text:style-name="P25">Směrová olejová lampa či lucerna</text:p>
          </table:table-cell>
          <table:table-cell table:style-name="Table4.A2" office:value-type="string">
            <text:p text:style-name="P85"><text:span text:style-name="T170">1 st, </text:span><text:span text:style-name="T166">2 dn</text:span></text:p>
          </table:table-cell>
        </table:table-row>
        <table:table-row table:style-name="Table4.1">
          <table:table-cell table:style-name="Table4.A2" office:value-type="string">
            <text:p text:style-name="P25">Lucerna s okenicemi</text:p>
          </table:table-cell>
          <table:table-cell table:style-name="Table4.A2" office:value-type="string">
            <text:p text:style-name="P85"><text:span text:style-name="T166">2</text:span><text:span text:style-name="T170"> </text:span><text:span text:style-name="T166">st</text:span></text:p>
          </table:table-cell>
        </table:table-row>
        <table:table-row table:style-name="Table4.1">
          <table:table-cell table:style-name="Table4.A2" office:value-type="string">
            <text:p text:style-name="P26">Hornický kahan</text:p>
          </table:table-cell>
          <table:table-cell table:style-name="Table4.A2" office:value-type="string">
            <text:p text:style-name="P85"><text:span text:style-name="T166">8</text:span><text:span text:style-name="T170"> dn</text:span></text:p>
          </table:table-cell>
        </table:table-row>
        <table:table-row table:style-name="Table4.1">
          <table:table-cell table:style-name="Table4.A2" office:value-type="string">
            <text:p text:style-name="P26">Zlodějská lucerna</text:p>
          </table:table-cell>
          <table:table-cell table:style-name="Table4.A2" office:value-type="string">
            <text:p text:style-name="P85"><text:span text:style-name="T166">8</text:span><text:span text:style-name="T170"> st</text:span></text:p>
          </table:table-cell>
        </table:table-row>
        <table:table-row table:style-name="Table4.1">
          <table:table-cell table:style-name="Table4.A2" office:value-type="string">
            <text:p text:style-name="P28"><text:span text:style-name="T169">Svíce </text:span><text:span text:style-name="T165">(vydrží svítit 1 hodinu)</text:span></text:p>
          </table:table-cell>
          <table:table-cell table:style-name="Table4.A2" office:value-type="string">
            <text:p text:style-name="P85"><text:span text:style-name="T166">5</text:span><text:span text:style-name="T170"> mk</text:span></text:p>
          </table:table-cell>
        </table:table-row>
        <table:table-row table:style-name="Table4.1">
          <table:table-cell table:style-name="Table4.A2" office:value-type="string">
            <text:p text:style-name="P28"><text:span text:style-name="T169">Lucerna </text:span><text:span text:style-name="T165">na</text:span><text:span text:style-name="T169"> svíc</text:span><text:span text:style-name="T165">i</text:span></text:p>
          </table:table-cell>
          <table:table-cell table:style-name="Table4.A2" office:value-type="string">
            <text:p text:style-name="P85"><text:span text:style-name="T166">4</text:span><text:span text:style-name="T170"> dn</text:span></text:p>
          </table:table-cell>
        </table:table-row>
        <table:table-row table:style-name="Table4.1">
          <table:table-cell table:style-name="Table4.A2" office:value-type="string">
            <text:p text:style-name="P28"><text:span text:style-name="T169">Louč <text:s/></text:span><text:span text:style-name="T165">(vydrží svítit 1 hodinu, je menší a lehčí než pochodeň)</text:span></text:p>
          </table:table-cell>
          <table:table-cell table:style-name="Table4.A2" office:value-type="string">
            <text:p text:style-name="P88">2 mk</text:p>
          </table:table-cell>
        </table:table-row>
        <table:table-row table:style-name="Table4.1">
          <table:table-cell table:style-name="Table4.A2" office:value-type="string">
            <text:p text:style-name="P28"><text:span text:style-name="T169">Pochodeň </text:span><text:span text:style-name="T165">(vydrží svítit 2 hodiny)</text:span></text:p>
          </table:table-cell>
          <table:table-cell table:style-name="Table4.A2" office:value-type="string">
            <text:p text:style-name="P88">1 dn</text:p>
          </table:table-cell>
        </table:table-row>
        <table:table-row table:style-name="Table4.1">
          <table:table-cell table:style-name="Table4.A2" table:number-columns-spanned="2" office:value-type="string">
            <text:h text:style-name="P199" text:outline-level="8">Psací potřeby</text:h>
          </table:table-cell>
          <table:covered-table-cell/>
        </table:table-row>
        <table:table-row table:style-name="Table4.1">
          <table:table-cell table:style-name="Table4.A2" office:value-type="string">
            <text:p text:style-name="P90">Křída</text:p>
          </table:table-cell>
          <table:table-cell table:style-name="Table4.A2" office:value-type="string">
            <text:p text:style-name="P85"><text:span text:style-name="T166">5</text:span><text:span text:style-name="T170"> mk</text:span></text:p>
          </table:table-cell>
        </table:table-row>
        <table:table-row table:style-name="Table4.1">
          <table:table-cell table:style-name="Table4.A2" office:value-type="string">
            <text:p text:style-name="P90">Pergamen (1 list)</text:p>
          </table:table-cell>
          <table:table-cell table:style-name="Table4.A2" office:value-type="string">
            <text:p text:style-name="P85"><text:span text:style-name="T170">2 </text:span><text:span text:style-name="T166">st</text:span></text:p>
          </table:table-cell>
        </table:table-row>
        <table:table-row table:style-name="Table4.1">
          <table:table-cell table:style-name="Table4.A2" office:value-type="string">
            <text:p text:style-name="P87"><text:span text:style-name="T168">Pečetní vosk (1</text:span><text:span text:style-name="T164">/2</text:span><text:span text:style-name="T168"> hřivn</text:span><text:span text:style-name="T164">y</text:span><text:span text:style-name="T168">)</text:span></text:p>
          </table:table-cell>
          <table:table-cell table:style-name="Table4.A2" office:value-type="string">
            <text:p text:style-name="P85"><text:span text:style-name="T166">5</text:span><text:span text:style-name="T170"> dn</text:span></text:p>
          </table:table-cell>
        </table:table-row>
        <table:table-row table:style-name="Table4.1">
          <table:table-cell table:style-name="Table4.A2" office:value-type="string">
            <text:p text:style-name="P90">Pečetidlo</text:p>
          </table:table-cell>
          <table:table-cell table:style-name="Table4.A2" office:value-type="string">
            <text:p text:style-name="P85"><text:span text:style-name="T170">1 </text:span><text:span text:style-name="T166">st</text:span></text:p>
          </table:table-cell>
        </table:table-row>
        <text:soft-page-break/>
        <table:table-row table:style-name="Table4.1">
          <table:table-cell table:style-name="Table4.A2" office:value-type="string">
            <text:p text:style-name="P87"><text:span text:style-name="T168">Psací </text:span><text:span text:style-name="T164">potřeby (brk, inkoust)</text:span></text:p>
          </table:table-cell>
          <table:table-cell table:style-name="Table4.A2" office:value-type="string">
            <text:p text:style-name="P88">2 st</text:p>
          </table:table-cell>
        </table:table-row>
        <table:table-row table:style-name="Table4.1">
          <table:table-cell table:style-name="Table4.A2" office:value-type="string">
            <text:p text:style-name="P90">Pouzdro na mapy či svitky</text:p>
          </table:table-cell>
          <table:table-cell table:style-name="Table4.A2" office:value-type="string">
            <text:p text:style-name="P85"><text:span text:style-name="T166">6</text:span><text:span text:style-name="T170"> dn</text:span></text:p>
          </table:table-cell>
        </table:table-row>
        <table:table-row table:style-name="Table4.1">
          <table:table-cell table:style-name="Table4.A2" table:number-columns-spanned="2" office:value-type="string">
            <text:h text:style-name="P199" text:outline-level="8">Alchymistické potřeby</text:h>
          </table:table-cell>
          <table:covered-table-cell/>
        </table:table-row>
        <table:table-row table:style-name="Table4.1">
          <table:table-cell table:style-name="Table4.A2" office:value-type="string">
            <text:p text:style-name="P87"><text:span text:style-name="T168">Skleněná lahev (</text:span><text:span text:style-name="T164">1</text:span><text:span text:style-name="T168"> </text:span><text:span text:style-name="T164">čtvrtka</text:span><text:span text:style-name="T168">)</text:span></text:p>
          </table:table-cell>
          <table:table-cell table:style-name="Table4.A2" office:value-type="string">
            <text:p text:style-name="P88">5 dn</text:p>
          </table:table-cell>
        </table:table-row>
        <table:table-row table:style-name="Table4.1">
          <table:table-cell table:style-name="Table4.A2" office:value-type="string">
            <text:p text:style-name="P87"><text:span text:style-name="T164">Baňka,</text:span><text:span text:style-name="T168"> </text:span><text:span text:style-name="T164">flakónek</text:span></text:p>
          </table:table-cell>
          <table:table-cell table:style-name="Table4.A2" office:value-type="string">
            <text:p text:style-name="P88">1 dn/kus</text:p>
          </table:table-cell>
        </table:table-row>
        <table:table-row table:style-name="Table4.1">
          <table:table-cell table:style-name="Table4.A2" office:value-type="string">
            <text:p text:style-name="P87">Alchymistická aparatura (přenosná, ve speciální truhlici)</text:p>
          </table:table-cell>
          <table:table-cell table:style-name="Table4.A2" office:value-type="string">
            <text:p text:style-name="P88">5 zl</text:p>
          </table:table-cell>
        </table:table-row>
        <table:table-row table:style-name="Table4.1">
          <table:table-cell table:style-name="Table4.A2" office:value-type="string">
            <text:p text:style-name="P87">Alchymistická laboratoř (nepřenosná)</text:p>
          </table:table-cell>
          <table:table-cell table:style-name="Table4.A2" office:value-type="string">
            <text:p text:style-name="P88">100 zl</text:p>
          </table:table-cell>
        </table:table-row>
        <table:table-row table:style-name="Table4.1">
          <table:table-cell table:style-name="Table4.A2" office:value-type="string">
            <text:p text:style-name="P87">Magické suroviny (cena za 1 mag)</text:p>
          </table:table-cell>
          <table:table-cell table:style-name="Table4.A2" office:value-type="string">
            <text:p text:style-name="P88">1 zl</text:p>
          </table:table-cell>
        </table:table-row>
        <table:table-row table:style-name="Table4.1">
          <table:table-cell table:style-name="Table4.A2" table:number-columns-spanned="2" office:value-type="string">
            <text:h text:style-name="P199" text:outline-level="8">Alchymistické předměty</text:h>
          </table:table-cell>
          <table:covered-table-cell/>
        </table:table-row>
        <table:table-row table:style-name="Table4.1">
          <table:table-cell table:style-name="Table4.A2" office:value-type="string">
            <text:p text:style-name="P87">Seznam předmětů, které dokáže alchymista vyrobit, nalezneš v popisu zvláštních schopností alchymisty</text:p>
          </table:table-cell>
          <table:table-cell table:style-name="Table4.A2" office:value-type="string">
            <text:p text:style-name="P88">5 * výrobní cena předmětu</text:p>
          </table:table-cell>
        </table:table-row>
        <table:table-row table:style-name="Table4.1">
          <table:table-cell table:style-name="Table4.A2" table:number-columns-spanned="2" office:value-type="string">
            <text:h text:style-name="P199" text:outline-level="8">Šplhací náčiní</text:h>
          </table:table-cell>
          <table:covered-table-cell/>
        </table:table-row>
        <table:table-row table:style-name="Table4.1">
          <table:table-cell table:style-name="Table4.A2" office:value-type="string">
            <text:p text:style-name="P91">Lano (10 sáhů)</text:p>
          </table:table-cell>
          <table:table-cell table:style-name="Table4.A2" office:value-type="string">
            <text:p text:style-name="P85"><text:span text:style-name="T166">1</text:span><text:span text:style-name="T170"> </text:span><text:span text:style-name="T166">st</text:span></text:p>
          </table:table-cell>
        </table:table-row>
        <table:table-row table:style-name="Table4.1">
          <table:table-cell table:style-name="Table4.A2" office:value-type="string">
            <text:p text:style-name="P91">Provazový žebřík (10 sáhů)</text:p>
          </table:table-cell>
          <table:table-cell table:style-name="Table4.A2" office:value-type="string">
            <text:p text:style-name="P88">2 st</text:p>
          </table:table-cell>
        </table:table-row>
        <table:table-row table:style-name="Table4.1">
          <table:table-cell table:style-name="Table4.A2" office:value-type="string">
            <text:p text:style-name="P91">Kotvička</text:p>
          </table:table-cell>
          <table:table-cell table:style-name="Table4.A2" office:value-type="string">
            <text:p text:style-name="P85"><text:span text:style-name="T166">5</text:span><text:span text:style-name="T170"> dn</text:span></text:p>
          </table:table-cell>
        </table:table-row>
        <table:table-row table:style-name="Table4.1">
          <table:table-cell table:style-name="Table4.A2" office:value-type="string">
            <text:p text:style-name="P90">Kladkostroj</text:p>
          </table:table-cell>
          <table:table-cell table:style-name="Table4.A2" office:value-type="string">
            <text:p text:style-name="P85"><text:span text:style-name="T166">1</text:span><text:span text:style-name="T170"> </text:span><text:span text:style-name="T166">st</text:span></text:p>
          </table:table-cell>
        </table:table-row>
        <table:table-row table:style-name="Table4.1">
          <table:table-cell table:style-name="Table4.A2" table:number-columns-spanned="2" office:value-type="string">
            <text:h text:style-name="P199" text:outline-level="8">Zlodějské potřeby</text:h>
          </table:table-cell>
          <table:covered-table-cell/>
        </table:table-row>
        <table:table-row table:style-name="Table4.1">
          <table:table-cell table:style-name="Table4.A2" office:value-type="string">
            <text:p text:style-name="P90"/>
          </table:table-cell>
          <table:table-cell table:style-name="Table4.A2" office:value-type="string">
            <text:p text:style-name="P92"/>
          </table:table-cell>
        </table:table-row>
        <table:table-row table:style-name="Table4.1">
          <table:table-cell table:style-name="Table4.A2" office:value-type="string">
            <text:p text:style-name="P89">Sada zlodějského náčiní</text:p>
          </table:table-cell>
          <table:table-cell table:style-name="Table4.A2" office:value-type="string">
            <text:p text:style-name="P88">2 zl</text:p>
          </table:table-cell>
        </table:table-row>
        <table:table-row table:style-name="Table4.1">
          <table:table-cell table:style-name="Table4.A2" office:value-type="string">
            <text:p text:style-name="P90">Nášlapné ježky (za hrst)</text:p>
          </table:table-cell>
          <table:table-cell table:style-name="Table4.A2" office:value-type="string">
            <text:p text:style-name="P85"><text:span text:style-name="T166">2</text:span><text:span text:style-name="T170"> dn</text:span></text:p>
          </table:table-cell>
        </table:table-row>
        <table:table-row table:style-name="Table4.1">
          <table:table-cell table:style-name="Table4.A2" office:value-type="string">
            <text:p text:style-name="P87"><text:span text:style-name="T168">Speci</text:span><text:span text:style-name="T164">á</text:span><text:span text:style-name="T168">lní šplhací potřeby </text:span><text:span text:style-name="T164">(lezací drápy, skoby atp.)</text:span></text:p>
          </table:table-cell>
          <table:table-cell table:style-name="Table4.A2" office:value-type="string">
            <text:p text:style-name="P93">5 st</text:p>
          </table:table-cell>
        </table:table-row>
        <table:table-row table:style-name="Table4.1">
          <table:table-cell table:style-name="Table4.A2" office:value-type="string">
            <text:p text:style-name="P90">Líčida (herecká)</text:p>
          </table:table-cell>
          <table:table-cell table:style-name="Table4.A2" office:value-type="string">
            <text:p text:style-name="P85"><text:span text:style-name="T166">2</text:span><text:span text:style-name="T170"> dn</text:span></text:p>
          </table:table-cell>
        </table:table-row>
        <table:table-row table:style-name="Table4.1">
          <table:table-cell table:style-name="Table4.A48" office:value-type="string">
            <text:p text:style-name="P89">Padělatelské náčiní</text:p>
          </table:table-cell>
          <table:table-cell table:style-name="Table4.A48" office:value-type="string">
            <text:p text:style-name="P85">2 zl</text:p>
          </table:table-cell>
        </table:table-row>
      </table:table>
      <text:p text:style-name="P29"/>
      <text:h text:style-name="P190" text:outline-level="4">Tábornické potřeby</text:h>
      <text:p text:style-name="P9">Tábornické potřeby jsou v ceníku pro jednoduchost uvedeny jako jedna položka, postava je ale samozřejmě ve skutečnosti nakupuje zvlášť. V této ceně je obvykle zahrnuto:</text:p>
      <text:list xml:id="list1473016227" text:style-name="WW8Num11">
        <text:list-item>
          <text:p text:style-name="P247">Torna</text:p>
        </text:list-item>
        <text:list-item>
          <text:p text:style-name="P247"><text:soft-page-break/>Čutora (0,5 litru)</text:p>
        </text:list-item>
        <text:list-item>
          <text:p text:style-name="P247">Dva dvoulitrové měchy (tato zásoba vody běžně vystačí pro jednu postavy na dva dny, v případě extrémní nouze a maximálního šetření až na týden)</text:p>
        </text:list-item>
        <text:list-item>
          <text:p text:style-name="P247">Korbel, kalich nebo roh na pití</text:p>
        </text:list-item>
        <text:list-item>
          <text:p text:style-name="P247">Kotlík nebo malý hrnec</text:p>
        </text:list-item>
        <text:list-item>
          <text:p text:style-name="P247">Dřevěná vařečka, naběračka</text:p>
        </text:list-item>
        <text:list-item>
          <text:p text:style-name="P247">Dřevěný talíř</text:p>
        </text:list-item>
        <text:list-item>
          <text:p text:style-name="P247">Nůž</text:p>
        </text:list-item>
        <text:list-item>
          <text:p text:style-name="P247">Mýdlo</text:p>
        </text:list-item>
        <text:list-item>
          <text:p text:style-name="P247">Brousek</text:p>
        </text:list-item>
        <text:list-item>
          <text:p text:style-name="P247">Křesadlo a troud</text:p>
        </text:list-item>
        <text:list-item>
          <text:p text:style-name="P247">Pokrývka</text:p>
        </text:list-item>
        <text:list-item>
          <text:p text:style-name="P247">Jehla a špulka nití</text:p>
        </text:list-item>
        <text:list-item>
          <text:p text:style-name="P247">Kus hrubého plátna</text:p>
        </text:list-item>
        <text:list-item>
          <text:p text:style-name="P247">Provaz (několik sáhů)</text:p>
        </text:list-item>
      </text:list>
      <text:p text:style-name="P9"/>
      <text:p text:style-name="P9">V ceně není zahrnuta celta ani stan (stanové plátno je totiž hodně drahé), předpokládá se tedy, že postava s touto základní výbavou tráví noci pod svým cestovním pláštěm, nebo si celtu či stan přikoupí.</text:p>
      <text:p text:style-name="P9"><text:soft-page-break/>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P9"/>
      <text:h text:style-name="P190" text:outline-level="4">Cestovní zásoby</text:h>
      <text:p text:style-name="P9">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161">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P9"/>
      <text:h text:style-name="P190" text:outline-level="4">Oblečení</text:h>
      <text:p text:style-name="P2">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text:soft-page-break/>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P9"/>
      <text:h text:style-name="P190" text:outline-level="4">Zbraně a zbroj</text:h>
      <text:p text:style-name="P9">Cenu zbraní, zbrojí a štítů najdeš v <text:span text:style-name="T67">Tabulce zbraní pro boj zblízka</text:span>, <text:span text:style-name="T67">Tabulce střelných a vrhacích zbraní</text:span>, <text:span text:style-name="T67">Tabulce zbrojí</text:span>, případně v <text:span text:style-name="T67">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P9"/>
      <text:h text:style-name="P190" text:outline-level="4">Zlodějská lucerna</text:h>
      <text:p text:style-name="P9">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P9"/>
      <text:h text:style-name="P190" text:outline-level="4"><text:soft-page-break/>Alchymistické předměty</text:h>
      <text:p text:style-name="P9">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P9"/>
      <text:h text:style-name="P190" text:outline-level="4"><text:span text:style-name="T9">Speciální</text:span><text:span text:style-name="T171"> šplhací potřeby</text:span></text:h>
      <text:p text:style-name="P89">Tyto pomůcky neposkytují bonus, pouze umožňují šplhat v terénu, kde by to jinak nešlo, případně zmírňují následky pádu.</text:p>
      <text:p text:style-name="P9"/>
      <text:h text:style-name="P190" text:outline-level="4">Sada zlodějského náčiní</text:h>
      <text:p text:style-name="P9">Tato sada obvykle obsahuje:</text:p>
      <text:list xml:id="list3191987159" text:style-name="WW8Num10">
        <text:list-item>
          <text:p text:style-name="P248">Paklíče a šperháky různých tvarů a velikostí</text:p>
        </text:list-item>
        <text:list-item>
          <text:p text:style-name="P248">Kleště</text:p>
        </text:list-item>
        <text:list-item>
          <text:p text:style-name="P248">Páčidlo</text:p>
        </text:list-item>
        <text:list-item>
          <text:p text:style-name="P248">Dláto a kladívko</text:p>
        </text:list-item>
        <text:list-item>
          <text:p text:style-name="P248">Pilník na železo</text:p>
        </text:list-item>
        <text:list-item>
          <text:p text:style-name="P248">Olejničku</text:p>
        </text:list-item>
      </text:list>
      <text:p text:style-name="P9"/>
      <text:p text:style-name="P9">Cokoliv navíc si zapiš (a možná si za to budeš muset připlatit).</text:p>
      <text:p text:style-name="P9"/>
      <text:h text:style-name="P190" text:outline-level="4"><text:soft-page-break/>Nášlapné ježky</text:h>
      <text:p text:style-name="P9">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P9"/>
      <text:p text:style-name="P9"/>
      <text:p text:style-name="P9"/>
      <table:table table:name="Tabulka1" table:style-name="Tabulka1">
        <table:table-column table:style-name="Tabulka1.A"/>
        <table:table-column table:style-name="Tabulka1.B"/>
        <table:table-row table:style-name="Tabulka1.1">
          <table:table-cell table:style-name="Tabulka1.A1" table:number-columns-spanned="2" office:value-type="string">
            <text:list xml:id="list1941903971" text:style-name="WWNum1">
              <text:list-item>
                <text:list>
                  <text:list-item>
                    <text:list>
                      <text:list-item>
                        <text:list>
                          <text:list-item>
                            <text:h text:style-name="P195" text:outline-level="4">Ceník</text:h>
                          </text:list-item>
                        </text:list>
                      </text:list-item>
                    </text:list>
                  </text:list-item>
                </text:list>
              </text:list-item>
            </text:list>
          </table:table-cell>
          <table:covered-table-cell/>
        </table:table-row>
        <table:table-row table:style-name="Tabulka1.1">
          <table:table-cell table:style-name="Tabulka1.A2" table:number-columns-spanned="2" office:value-type="string">
            <text:list xml:id="list163015956772631" text:continue-numbering="true" text:style-name="WWNum1">
              <text:list-item>
                <text:list>
                  <text:list-item>
                    <text:list>
                      <text:list-item>
                        <text:list>
                          <text:list-item>
                            <text:list>
                              <text:list-item>
                                <text:list>
                                  <text:list-item>
                                    <text:list>
                                      <text:list-item>
                                        <text:list>
                                          <text:list-item>
                                            <text:h text:style-name="P200"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3">Žebrácké hadry</text:p>
          </table:table-cell>
          <table:table-cell table:style-name="Tabulka1.A3" office:value-type="string">
            <text:p text:style-name="P60">2 dn</text:p>
          </table:table-cell>
        </table:table-row>
        <table:table-row table:style-name="Tabulka1.1">
          <table:table-cell table:style-name="Tabulka1.A3" office:value-type="string">
            <text:p text:style-name="P54"><text:span text:style-name="T181">Chudinské</text:span><text:span text:style-name="T183"> – letní</text:span></text:p>
          </table:table-cell>
          <table:table-cell table:style-name="Tabulka1.A3" office:value-type="string">
            <text:p text:style-name="P63">8 st</text:p>
          </table:table-cell>
        </table:table-row>
        <table:table-row table:style-name="Tabulka1.1">
          <table:table-cell table:style-name="Tabulka1.A3" office:value-type="string">
            <text:p text:style-name="P54"><text:span text:style-name="T181">Chudinské</text:span><text:span text:style-name="T183"> – zimní</text:span></text:p>
          </table:table-cell>
          <table:table-cell table:style-name="Tabulka1.A3" office:value-type="string">
            <text:p text:style-name="P59">1 zl, 2 st</text:p>
          </table:table-cell>
        </table:table-row>
        <table:table-row table:style-name="Tabulka1.1">
          <table:table-cell table:style-name="Tabulka1.A3" office:value-type="string">
            <text:p text:style-name="P54"><text:span text:style-name="T181">Kvalitní</text:span><text:span text:style-name="T183"> – letní</text:span></text:p>
          </table:table-cell>
          <table:table-cell table:style-name="Tabulka1.A3" office:value-type="string">
            <text:p text:style-name="P59">4 zl</text:p>
          </table:table-cell>
        </table:table-row>
        <table:table-row table:style-name="Tabulka1.1">
          <table:table-cell table:style-name="Tabulka1.A3" office:value-type="string">
            <text:p text:style-name="P54"><text:span text:style-name="T181">Kvalitní</text:span><text:span text:style-name="T180"> – zimní</text:span></text:p>
          </table:table-cell>
          <table:table-cell table:style-name="Tabulka1.A3" office:value-type="string">
            <text:p text:style-name="P59">6 zl</text:p>
          </table:table-cell>
        </table:table-row>
        <table:table-row table:style-name="Tabulka1.1">
          <table:table-cell table:style-name="Tabulka1.A3" office:value-type="string">
            <text:p text:style-name="P54"><text:span text:style-name="T181">Kvalitní</text:span><text:span text:style-name="T180"> – ke zbroji, letní</text:span></text:p>
          </table:table-cell>
          <table:table-cell table:style-name="Tabulka1.A3" office:value-type="string">
            <text:p text:style-name="P59">2 zl</text:p>
          </table:table-cell>
        </table:table-row>
        <table:table-row table:style-name="Tabulka1.1">
          <table:table-cell table:style-name="Tabulka1.A3" office:value-type="string">
            <text:p text:style-name="P54"><text:span text:style-name="T181">Kvalitní</text:span><text:span text:style-name="T180"> – ke zbroji, zimní</text:span></text:p>
          </table:table-cell>
          <table:table-cell table:style-name="Tabulka1.A3" office:value-type="string">
            <text:p text:style-name="P59">3 zl</text:p>
          </table:table-cell>
        </table:table-row>
        <table:table-row table:style-name="Tabulka1.1">
          <table:table-cell table:style-name="Tabulka1.A3" office:value-type="string">
            <text:p text:style-name="P58">Honosné – letní</text:p>
          </table:table-cell>
          <table:table-cell table:style-name="Tabulka1.A3" office:value-type="string">
            <text:p text:style-name="P59">12 zl</text:p>
          </table:table-cell>
        </table:table-row>
        <table:table-row table:style-name="Tabulka1.1">
          <table:table-cell table:style-name="Tabulka1.A3" office:value-type="string">
            <text:p text:style-name="P58">Honosné – zimní</text:p>
          </table:table-cell>
          <table:table-cell table:style-name="Tabulka1.A3" office:value-type="string">
            <text:p text:style-name="P59">18 zl</text:p>
          </table:table-cell>
        </table:table-row>
        <table:table-row table:style-name="Tabulka1.1">
          <table:table-cell table:style-name="Tabulka1.A3" office:value-type="string">
            <text:p text:style-name="P58">Honosné – ke zbroji, letní</text:p>
          </table:table-cell>
          <table:table-cell table:style-name="Tabulka1.A3" office:value-type="string">
            <text:p text:style-name="P59">6 zl</text:p>
          </table:table-cell>
        </table:table-row>
        <table:table-row table:style-name="Tabulka1.1">
          <table:table-cell table:style-name="Tabulka1.A3" office:value-type="string">
            <text:p text:style-name="P58">Honosné – ke zbroji, zimní</text:p>
          </table:table-cell>
          <table:table-cell table:style-name="Tabulka1.A3" office:value-type="string">
            <text:p text:style-name="P59">9 zl</text:p>
          </table:table-cell>
        </table:table-row>
        <table:table-row table:style-name="Tabulka1.1">
          <table:table-cell table:style-name="Tabulka1.A3" office:value-type="string">
            <text:p text:style-name="P58">Luxusní – letní</text:p>
          </table:table-cell>
          <table:table-cell table:style-name="Tabulka1.A3" office:value-type="string">
            <text:p text:style-name="P56"><text:span text:style-name="T183">40</text:span><text:span text:style-name="T181">+</text:span><text:span text:style-name="T183"> zl</text:span></text:p>
          </table:table-cell>
        </table:table-row>
        <table:table-row table:style-name="Tabulka1.1">
          <table:table-cell table:style-name="Tabulka1.A3" office:value-type="string">
            <text:p text:style-name="P58">Luxusní – zimní</text:p>
          </table:table-cell>
          <table:table-cell table:style-name="Tabulka1.A3" office:value-type="string">
            <text:p text:style-name="P59">60+ zl</text:p>
          </table:table-cell>
        </table:table-row>
        <table:table-row table:style-name="Tabulka1.1">
          <table:table-cell table:style-name="Tabulka1.A3" office:value-type="string">
            <text:p text:style-name="P58">Luxusní – ke zbroji, letní</text:p>
          </table:table-cell>
          <table:table-cell table:style-name="Tabulka1.A3" office:value-type="string">
            <text:p text:style-name="P59">20 zl</text:p>
          </table:table-cell>
        </table:table-row>
        <table:table-row table:style-name="Tabulka1.1">
          <table:table-cell table:style-name="Tabulka1.A3" office:value-type="string">
            <text:p text:style-name="P58">Luxusní – ke zbroji, zimní</text:p>
          </table:table-cell>
          <table:table-cell table:style-name="Tabulka1.A3" office:value-type="string">
            <text:p text:style-name="P59">30 zl</text:p>
          </table:table-cell>
        </table:table-row>
        <table:table-row table:style-name="Tabulka1.1">
          <table:table-cell table:style-name="Tabulka1.A3" table:number-columns-spanned="2" office:value-type="string">
            <text:list xml:id="list163016211465869" text:continue-numbering="true" text:style-name="WWNum1">
              <text:list-item>
                <text:list>
                  <text:list-item>
                    <text:list>
                      <text:list-item>
                        <text:list>
                          <text:list-item>
                            <text:list>
                              <text:list-item>
                                <text:list>
                                  <text:list-item>
                                    <text:list>
                                      <text:list-item>
                                        <text:list>
                                          <text:list-item>
                                            <text:h text:style-name="P200" text:outline-level="8">Náklady na živobyt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3">Žebrák</text:p>
          </table:table-cell>
          <table:table-cell table:style-name="Tabulka1.A3" office:value-type="string">
            <text:p text:style-name="P60">0 zl / měsíc</text:p>
          </table:table-cell>
        </table:table-row>
        <table:table-row table:style-name="Tabulka1.1">
          <table:table-cell table:style-name="Tabulka1.A3" office:value-type="string">
            <text:p text:style-name="P58">Chuďas</text:p>
          </table:table-cell>
          <table:table-cell table:style-name="Tabulka1.A3" office:value-type="string">
            <text:p text:style-name="P59">1 zl / měsíc</text:p>
          </table:table-cell>
        </table:table-row>
        <table:table-row table:style-name="Tabulka1.1">
          <table:table-cell table:style-name="Tabulka1.A3" office:value-type="string">
            <text:p text:style-name="P58">Měšťan</text:p>
          </table:table-cell>
          <table:table-cell table:style-name="Tabulka1.A3" office:value-type="string">
            <text:p text:style-name="P59">4 zl / měsíc</text:p>
          </table:table-cell>
        </table:table-row>
        <table:table-row table:style-name="Tabulka1.1">
          <table:table-cell table:style-name="Tabulka1.A3" office:value-type="string">
            <text:p text:style-name="P58">Boháč</text:p>
          </table:table-cell>
          <table:table-cell table:style-name="Tabulka1.A3" office:value-type="string">
            <text:p text:style-name="P59">10 zl / měsíc</text:p>
          </table:table-cell>
        </table:table-row>
        <table:table-row table:style-name="Tabulka1.1">
          <table:table-cell table:style-name="Tabulka1.A3" office:value-type="string">
            <text:p text:style-name="P58">Velmož</text:p>
          </table:table-cell>
          <table:table-cell table:style-name="Tabulka1.A3" office:value-type="string">
            <text:p text:style-name="P59">100 zl / měsíc</text:p>
          </table:table-cell>
        </table:table-row>
        <text:soft-page-break/>
        <table:table-row table:style-name="Tabulka1.1">
          <table:table-cell table:style-name="Tabulka1.A3" table:number-columns-spanned="2" office:value-type="string">
            <text:list xml:id="list163015629484973" text:continue-numbering="true" text:style-name="WWNum1">
              <text:list-item>
                <text:list>
                  <text:list-item>
                    <text:list>
                      <text:list-item>
                        <text:list>
                          <text:list-item>
                            <text:list>
                              <text:list-item>
                                <text:list>
                                  <text:list-item>
                                    <text:list>
                                      <text:list-item>
                                        <text:list>
                                          <text:list-item>
                                            <text:h text:style-name="P200"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3">Základní tábornické potřeby (včetně torny)</text:p>
          </table:table-cell>
          <table:table-cell table:style-name="Tabulka1.A3" office:value-type="string">
            <text:p text:style-name="P60">1 zl</text:p>
          </table:table-cell>
        </table:table-row>
        <table:table-row table:style-name="Tabulka1.1">
          <table:table-cell table:style-name="Tabulka1.A3" office:value-type="string">
            <text:p text:style-name="P58">Celta</text:p>
          </table:table-cell>
          <table:table-cell table:style-name="Tabulka1.A3" office:value-type="string">
            <text:p text:style-name="P59">1 zl</text:p>
          </table:table-cell>
        </table:table-row>
        <table:table-row table:style-name="Tabulka1.1">
          <table:table-cell table:style-name="Tabulka1.A3" office:value-type="string">
            <text:p text:style-name="P61">Stan – 1 osoba</text:p>
          </table:table-cell>
          <table:table-cell table:style-name="Tabulka1.A3" office:value-type="string">
            <text:p text:style-name="P56"><text:span text:style-name="T181">2</text:span><text:span text:style-name="T183"> </text:span><text:span text:style-name="T181">zl</text:span></text:p>
          </table:table-cell>
        </table:table-row>
        <table:table-row table:style-name="Tabulka1.1">
          <table:table-cell table:style-name="Tabulka1.A3" office:value-type="string">
            <text:p text:style-name="P61">Stan – 2 osoby</text:p>
          </table:table-cell>
          <table:table-cell table:style-name="Tabulka1.A3" office:value-type="string">
            <text:p text:style-name="P56"><text:span text:style-name="T181">4</text:span><text:span text:style-name="T183"> </text:span><text:span text:style-name="T181">zl</text:span></text:p>
          </table:table-cell>
        </table:table-row>
        <table:table-row table:style-name="Tabulka1.1">
          <table:table-cell table:style-name="Tabulka1.A3" office:value-type="string">
            <text:p text:style-name="P61">Stan – 8 osob</text:p>
          </table:table-cell>
          <table:table-cell table:style-name="Tabulka1.A3" office:value-type="string">
            <text:p text:style-name="P56"><text:span text:style-name="T181">6</text:span><text:span text:style-name="T183"> </text:span><text:span text:style-name="T181">zl</text:span></text:p>
          </table:table-cell>
        </table:table-row>
        <table:table-row table:style-name="Tabulka1.1">
          <table:table-cell table:style-name="Tabulka1.A3" office:value-type="string">
            <text:p text:style-name="P61">Stan – pavilón</text:p>
          </table:table-cell>
          <table:table-cell table:style-name="Tabulka1.A3" office:value-type="string">
            <text:p text:style-name="P56"><text:span text:style-name="T181">10</text:span><text:span text:style-name="T183"> </text:span><text:span text:style-name="T181">zl</text:span></text:p>
          </table:table-cell>
        </table:table-row>
        <table:table-row table:style-name="Tabulka1.1">
          <table:table-cell table:style-name="Tabulka1.A3" office:value-type="string">
            <text:p text:style-name="P58"/>
          </table:table-cell>
          <table:table-cell table:style-name="Tabulka1.A3" office:value-type="string">
            <text:p text:style-name="P59"/>
          </table:table-cell>
        </table:table-row>
        <table:table-row table:style-name="Tabulka1.1">
          <table:table-cell table:style-name="Tabulka1.A3" table:number-columns-spanned="2" office:value-type="string">
            <text:list xml:id="list163016159144075" text:continue-numbering="true" text:style-name="WWNum1">
              <text:list-item>
                <text:list>
                  <text:list-item>
                    <text:list>
                      <text:list-item>
                        <text:list>
                          <text:list-item>
                            <text:list>
                              <text:list-item>
                                <text:list>
                                  <text:list-item>
                                    <text:list>
                                      <text:list-item>
                                        <text:list>
                                          <text:list-item>
                                            <text:h text:style-name="P200"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2">Křesadlo a troud</text:p>
          </table:table-cell>
          <table:table-cell table:style-name="Tabulka1.A3" office:value-type="string">
            <text:p text:style-name="P64">1 dn</text:p>
          </table:table-cell>
        </table:table-row>
        <table:table-row table:style-name="Tabulka1.1">
          <table:table-cell table:style-name="Tabulka1.A3" office:value-type="string">
            <text:p text:style-name="P54"><text:span text:style-name="T181">Lampový o</text:span><text:span text:style-name="T183">lej (1 keramická lahev, </text:span><text:span text:style-name="T181">vydrží svítit 6 hodin</text:span><text:span text:style-name="T183">)</text:span></text:p>
          </table:table-cell>
          <table:table-cell table:style-name="Tabulka1.A3" office:value-type="string">
            <text:p text:style-name="P56"><text:span text:style-name="T181">2</text:span><text:span text:style-name="T183"> </text:span><text:span text:style-name="T181">dn</text:span></text:p>
          </table:table-cell>
        </table:table-row>
        <table:table-row table:style-name="Tabulka1.1">
          <table:table-cell table:style-name="Tabulka1.A3" office:value-type="string">
            <text:p text:style-name="P39">Olejová lampa, lucerna</text:p>
          </table:table-cell>
          <table:table-cell table:style-name="Tabulka1.A3" office:value-type="string">
            <text:p text:style-name="P56"><text:span text:style-name="T181">1</text:span><text:span text:style-name="T183"> </text:span><text:span text:style-name="T181">st</text:span></text:p>
          </table:table-cell>
        </table:table-row>
        <table:table-row table:style-name="Tabulka1.1">
          <table:table-cell table:style-name="Tabulka1.A3" office:value-type="string">
            <text:p text:style-name="P39">Směrová olejová lampa</text:p>
          </table:table-cell>
          <table:table-cell table:style-name="Tabulka1.A3" office:value-type="string">
            <text:p text:style-name="P56"><text:span text:style-name="T183">1 st, </text:span><text:span text:style-name="T181">2 dn</text:span></text:p>
          </table:table-cell>
        </table:table-row>
        <table:table-row table:style-name="Tabulka1.1">
          <table:table-cell table:style-name="Tabulka1.A3" office:value-type="string">
            <text:p text:style-name="P39">Lucerna s okenicemi</text:p>
          </table:table-cell>
          <table:table-cell table:style-name="Tabulka1.A3" office:value-type="string">
            <text:p text:style-name="P56"><text:span text:style-name="T181">2</text:span><text:span text:style-name="T183"> </text:span><text:span text:style-name="T181">st</text:span></text:p>
          </table:table-cell>
        </table:table-row>
        <table:table-row table:style-name="Tabulka1.1">
          <table:table-cell table:style-name="Tabulka1.A3" office:value-type="string">
            <text:p text:style-name="P39">Hornický kahan</text:p>
          </table:table-cell>
          <table:table-cell table:style-name="Tabulka1.A3" office:value-type="string">
            <text:p text:style-name="P56"><text:span text:style-name="T181">8</text:span><text:span text:style-name="T183"> dn</text:span></text:p>
          </table:table-cell>
        </table:table-row>
        <table:table-row table:style-name="Tabulka1.1">
          <table:table-cell table:style-name="Tabulka1.A3" office:value-type="string">
            <text:p text:style-name="P39">Zlodějská lucerna</text:p>
          </table:table-cell>
          <table:table-cell table:style-name="Tabulka1.A3" office:value-type="string">
            <text:p text:style-name="P56"><text:span text:style-name="T181">8</text:span><text:span text:style-name="T183"> st</text:span></text:p>
          </table:table-cell>
        </table:table-row>
        <table:table-row table:style-name="Tabulka1.1">
          <table:table-cell table:style-name="Tabulka1.A3" office:value-type="string">
            <text:p text:style-name="P32"><text:span text:style-name="T184">Lucerna </text:span><text:span text:style-name="T182">na</text:span><text:span text:style-name="T184"> svíc</text:span><text:span text:style-name="T182">i</text:span></text:p>
          </table:table-cell>
          <table:table-cell table:style-name="Tabulka1.A3" office:value-type="string">
            <text:p text:style-name="P56"><text:span text:style-name="T181">4</text:span><text:span text:style-name="T183"> dn</text:span></text:p>
          </table:table-cell>
        </table:table-row>
        <table:table-row table:style-name="Tabulka1.1">
          <table:table-cell table:style-name="Tabulka1.A3" office:value-type="string">
            <text:p text:style-name="P45">Držák na svíci na hlavu</text:p>
          </table:table-cell>
          <table:table-cell table:style-name="Tabulka1.A3" office:value-type="string">
            <text:p text:style-name="P59">5 dn</text:p>
          </table:table-cell>
        </table:table-row>
        <table:table-row table:style-name="Tabulka1.1">
          <table:table-cell table:style-name="Tabulka1.A3" office:value-type="string">
            <text:p text:style-name="P32"><text:span text:style-name="T184">Svíce </text:span><text:span text:style-name="T182">(vydrží svítit 1 hodinu)</text:span></text:p>
          </table:table-cell>
          <table:table-cell table:style-name="Tabulka1.A3" office:value-type="string">
            <text:p text:style-name="P56"><text:span text:style-name="T181">5</text:span><text:span text:style-name="T183"> mk</text:span></text:p>
          </table:table-cell>
        </table:table-row>
        <table:table-row table:style-name="Tabulka1.1">
          <table:table-cell table:style-name="Tabulka1.A3" office:value-type="string">
            <text:p text:style-name="P32"><text:span text:style-name="T184">Louč <text:s/></text:span><text:span text:style-name="T182">(vydrží svítit 1 hodinu)</text:span></text:p>
          </table:table-cell>
          <table:table-cell table:style-name="Tabulka1.A3" office:value-type="string">
            <text:p text:style-name="P77">2 mk</text:p>
          </table:table-cell>
        </table:table-row>
        <table:table-row table:style-name="Tabulka1.1">
          <table:table-cell table:style-name="Tabulka1.A3" office:value-type="string">
            <text:p text:style-name="P32"><text:span text:style-name="T184">Pochodeň </text:span><text:span text:style-name="T182">(vydrží svítit 2 hodiny)</text:span></text:p>
          </table:table-cell>
          <table:table-cell table:style-name="Tabulka1.A3" office:value-type="string">
            <text:p text:style-name="P77">1 dn</text:p>
          </table:table-cell>
        </table:table-row>
        <table:table-row table:style-name="Tabulka1.1">
          <table:table-cell table:style-name="Tabulka1.A3" table:number-columns-spanned="2" office:value-type="string">
            <text:list xml:id="list163016539759094" text:continue-numbering="true" text:style-name="WWNum1">
              <text:list-item>
                <text:list>
                  <text:list-item>
                    <text:list>
                      <text:list-item>
                        <text:list>
                          <text:list-item>
                            <text:list>
                              <text:list-item>
                                <text:list>
                                  <text:list-item>
                                    <text:list>
                                      <text:list-item>
                                        <text:list>
                                          <text:list-item>
                                            <text:h text:style-name="P200"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2">Křída</text:p>
          </table:table-cell>
          <table:table-cell table:style-name="Tabulka1.A3" office:value-type="string">
            <text:p text:style-name="P57"><text:span text:style-name="T181">5</text:span><text:span text:style-name="T183"> mk</text:span></text:p>
          </table:table-cell>
        </table:table-row>
        <table:table-row table:style-name="Tabulka1.1">
          <table:table-cell table:style-name="Tabulka1.A3" office:value-type="string">
            <text:p text:style-name="P61">Papír (1 list)</text:p>
          </table:table-cell>
          <table:table-cell table:style-name="Tabulka1.A3" office:value-type="string">
            <text:p text:style-name="P56"><text:span text:style-name="T183">1 </text:span><text:span text:style-name="T181">st</text:span></text:p>
          </table:table-cell>
        </table:table-row>
        <table:table-row table:style-name="Tabulka1.1">
          <table:table-cell table:style-name="Tabulka1.A3" office:value-type="string">
            <text:p text:style-name="P54"><text:span text:style-name="T185">Papyrus (1 list) –</text:span><text:span text:style-name="T188"> ve Vadorské oblasti nedostupný</text:span></text:p>
          </table:table-cell>
          <table:table-cell table:style-name="Tabulka1.A3" office:value-type="string">
            <text:p text:style-name="P56"><text:span text:style-name="T183">6 </text:span><text:span text:style-name="T181">dn</text:span></text:p>
          </table:table-cell>
        </table:table-row>
        <table:table-row table:style-name="Tabulka1.1">
          <table:table-cell table:style-name="Tabulka1.A3" office:value-type="string">
            <text:p text:style-name="P61">Pergamen (1 list)</text:p>
          </table:table-cell>
          <table:table-cell table:style-name="Tabulka1.A3" office:value-type="string">
            <text:p text:style-name="P56"><text:span text:style-name="T183">2 </text:span><text:span text:style-name="T181">st</text:span></text:p>
          </table:table-cell>
        </table:table-row>
        <table:table-row table:style-name="Tabulka1.1">
          <table:table-cell table:style-name="Tabulka1.A3" office:value-type="string">
            <text:p text:style-name="P54"><text:span text:style-name="T183">Pečetní vosk (1</text:span><text:span text:style-name="T181">/2</text:span><text:span text:style-name="T183"> hřivn</text:span><text:span text:style-name="T181">y</text:span><text:span text:style-name="T183">)</text:span></text:p>
          </table:table-cell>
          <table:table-cell table:style-name="Tabulka1.A3" office:value-type="string">
            <text:p text:style-name="P56"><text:span text:style-name="T181">5</text:span><text:span text:style-name="T183"> dn</text:span></text:p>
          </table:table-cell>
        </table:table-row>
        <table:table-row table:style-name="Tabulka1.1">
          <table:table-cell table:style-name="Tabulka1.A3" office:value-type="string">
            <text:p text:style-name="P61">Pečetidlo</text:p>
          </table:table-cell>
          <table:table-cell table:style-name="Tabulka1.A3" office:value-type="string">
            <text:p text:style-name="P56"><text:span text:style-name="T183">1 </text:span><text:span text:style-name="T181">st</text:span></text:p>
          </table:table-cell>
        </table:table-row>
        <table:table-row table:style-name="Tabulka1.1">
          <table:table-cell table:style-name="Tabulka1.A3" office:value-type="string">
            <text:p text:style-name="P61">Psací brk</text:p>
          </table:table-cell>
          <table:table-cell table:style-name="Tabulka1.A3" office:value-type="string">
            <text:p text:style-name="P56"><text:span text:style-name="T181">8</text:span><text:span text:style-name="T183"> mk</text:span></text:p>
          </table:table-cell>
        </table:table-row>
        <table:table-row table:style-name="Tabulka1.1">
          <table:table-cell table:style-name="Tabulka1.A3" office:value-type="string">
            <text:p text:style-name="P61">Inkoust (1 lahvička)</text:p>
          </table:table-cell>
          <table:table-cell table:style-name="Tabulka1.A3" office:value-type="string">
            <text:p text:style-name="P77">2 st</text:p>
          </table:table-cell>
        </table:table-row>
        <table:table-row table:style-name="Tabulka1.1">
          <table:table-cell table:style-name="Tabulka1.A3" office:value-type="string">
            <text:p text:style-name="P61">Pouzdro na mapy či svitky</text:p>
          </table:table-cell>
          <table:table-cell table:style-name="Tabulka1.A3" office:value-type="string">
            <text:p text:style-name="P56"><text:span text:style-name="T181">6</text:span><text:span text:style-name="T183"> dn</text:span></text:p>
          </table:table-cell>
        </table:table-row>
        <table:table-row table:style-name="Tabulka1.1">
          <table:table-cell table:style-name="Tabulka1.A3" office:value-type="string">
            <text:p text:style-name="P76">Padělatelské náčini</text:p>
          </table:table-cell>
          <table:table-cell table:style-name="Tabulka1.A3" office:value-type="string">
            <text:p text:style-name="P59">TODO</text:p>
          </table:table-cell>
        </table:table-row>
        <table:table-row table:style-name="Tabulka1.1">
          <table:table-cell table:style-name="Tabulka1.A3" table:number-columns-spanned="2" office:value-type="string">
            <text:list xml:id="list163015475812096" text:continue-numbering="true" text:style-name="WWNum1">
              <text:list-item>
                <text:list>
                  <text:list-item>
                    <text:list>
                      <text:list-item>
                        <text:list>
                          <text:list-item>
                            <text:list>
                              <text:list-item>
                                <text:list>
                                  <text:list-item>
                                    <text:list>
                                      <text:list-item>
                                        <text:list>
                                          <text:list-item>
                                            <text:h text:style-name="P200" text:outline-level="8">Šplhací náčiní (běžné)</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2">Lano – konopné (10 sáhů)</text:p>
          </table:table-cell>
          <table:table-cell table:style-name="Tabulka1.A3" office:value-type="string">
            <text:p text:style-name="P57"><text:span text:style-name="T181">8</text:span><text:span text:style-name="T183"> dn</text:span></text:p>
          </table:table-cell>
        </table:table-row>
        <table:table-row table:style-name="Tabulka1.1">
          <table:table-cell table:style-name="Tabulka1.A3" office:value-type="string">
            <text:p text:style-name="P54"><text:span text:style-name="T183">Lano – lněné (10 sáhů) </text:span><text:span text:style-name="T181">(lehčí než konopné)</text:span></text:p>
          </table:table-cell>
          <table:table-cell table:style-name="Tabulka1.A3" office:value-type="string">
            <text:p text:style-name="P56"><text:span text:style-name="T181">2</text:span><text:span text:style-name="T183"> </text:span><text:span text:style-name="T181">st</text:span></text:p>
          </table:table-cell>
        </table:table-row>
        <table:table-row table:style-name="Tabulka1.1">
          <table:table-cell table:style-name="Tabulka1.A3" office:value-type="string">
            <text:p text:style-name="P61">Provazový žebřík (10 sáhů)</text:p>
          </table:table-cell>
          <table:table-cell table:style-name="Tabulka1.A3" office:value-type="string">
            <text:p text:style-name="P77">2 st</text:p>
          </table:table-cell>
        </table:table-row>
        <table:table-row table:style-name="Tabulka1.1">
          <table:table-cell table:style-name="Tabulka1.A3" office:value-type="string">
            <text:p text:style-name="P61">Kotvička</text:p>
          </table:table-cell>
          <table:table-cell table:style-name="Tabulka1.A3" office:value-type="string">
            <text:p text:style-name="P56"><text:span text:style-name="T181">5</text:span><text:span text:style-name="T183"> dn</text:span></text:p>
          </table:table-cell>
        </table:table-row>
        <table:table-row table:style-name="Tabulka1.1">
          <table:table-cell table:style-name="Tabulka1.A3" office:value-type="string">
            <text:p text:style-name="P61">Kladkostroj</text:p>
          </table:table-cell>
          <table:table-cell table:style-name="Tabulka1.A3" office:value-type="string">
            <text:p text:style-name="P56"><text:span text:style-name="T181">1</text:span><text:span text:style-name="T183"> </text:span><text:span text:style-name="T181">st</text:span></text:p>
          </table:table-cell>
        </table:table-row>
        <table:table-row table:style-name="Tabulka1.1">
          <table:table-cell table:style-name="Tabulka1.A3" office:value-type="string">
            <text:p text:style-name="P61">Žebřík (2 sáhy)</text:p>
          </table:table-cell>
          <table:table-cell table:style-name="Tabulka1.A3" office:value-type="string">
            <text:p text:style-name="P56"><text:span text:style-name="T181">2</text:span><text:span text:style-name="T183"> </text:span><text:span text:style-name="T181">dn</text:span></text:p>
          </table:table-cell>
        </table:table-row>
        <table:table-row table:style-name="Tabulka1.1">
          <table:table-cell table:style-name="Tabulka1.A3" office:value-type="string">
            <text:p text:style-name="P61">Horolezecká výbava</text:p>
          </table:table-cell>
          <table:table-cell table:style-name="Tabulka1.A3" office:value-type="string">
            <text:p text:style-name="P63">6 dn</text:p>
          </table:table-cell>
        </table:table-row>
        <text:soft-page-break/>
        <table:table-row table:style-name="Tabulka1.1">
          <table:table-cell table:style-name="Tabulka1.A3" office:value-type="string">
            <text:p text:style-name="P61">Horolezecká výbava na ledovec</text:p>
          </table:table-cell>
          <table:table-cell table:style-name="Tabulka1.A3" office:value-type="string">
            <text:p text:style-name="P63">1st</text:p>
          </table:table-cell>
        </table:table-row>
        <table:table-row table:style-name="Tabulka1.1">
          <table:table-cell table:style-name="Tabulka1.A3" table:number-columns-spanned="2" office:value-type="string">
            <text:list xml:id="list163016327921499" text:continue-numbering="true" text:style-name="WWNum1">
              <text:list-item>
                <text:list>
                  <text:list-item>
                    <text:list>
                      <text:list-item>
                        <text:list>
                          <text:list-item>
                            <text:list>
                              <text:list-item>
                                <text:list>
                                  <text:list-item>
                                    <text:list>
                                      <text:list-item>
                                        <text:list>
                                          <text:list-item>
                                            <text:h text:style-name="P200" text:outline-level="8"><text:span text:style-name="T194">Dýmky a k</text:span><text:span text:style-name="T177">uřivo</text:span></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36">Dýmka</text:p>
          </table:table-cell>
          <table:table-cell table:style-name="Tabulka1.A3" office:value-type="string">
            <text:p text:style-name="P57"><text:span text:style-name="T181">4</text:span><text:span text:style-name="T183"> dn</text:span></text:p>
          </table:table-cell>
        </table:table-row>
        <table:table-row table:style-name="Tabulka1.1">
          <table:table-cell table:style-name="Tabulka1.A3" office:value-type="string">
            <text:p text:style-name="P35">Opiová dýmka</text:p>
          </table:table-cell>
          <table:table-cell table:style-name="Tabulka1.A3" office:value-type="string">
            <text:p text:style-name="P56"><text:span text:style-name="T181">8</text:span><text:span text:style-name="T183"> dn</text:span></text:p>
          </table:table-cell>
        </table:table-row>
        <table:table-row table:style-name="Tabulka1.1">
          <table:table-cell table:style-name="Tabulka1.A3" office:value-type="string">
            <text:p text:style-name="P35">Vodní dýmka</text:p>
          </table:table-cell>
          <table:table-cell table:style-name="Tabulka1.A3" office:value-type="string">
            <text:p text:style-name="P56"><text:span text:style-name="T181">2</text:span><text:span text:style-name="T183"> st</text:span></text:p>
          </table:table-cell>
        </table:table-row>
        <table:table-row table:style-name="Tabulka1.1">
          <table:table-cell table:style-name="Tabulka1.A3" office:value-type="string">
            <text:p text:style-name="P35">Dýmkové koření (10 nacpání)</text:p>
          </table:table-cell>
          <table:table-cell table:style-name="Tabulka1.A3" office:value-type="string">
            <text:p text:style-name="P63">1 dn</text:p>
          </table:table-cell>
        </table:table-row>
        <table:table-row table:style-name="Tabulka1.1">
          <table:table-cell table:style-name="Tabulka1.A3" office:value-type="string">
            <text:p text:style-name="P35">Opium (10 dávek)</text:p>
          </table:table-cell>
          <table:table-cell table:style-name="Tabulka1.A3" office:value-type="string">
            <text:p text:style-name="P63">1 st</text:p>
          </table:table-cell>
        </table:table-row>
        <table:table-row table:style-name="Tabulka1.1">
          <table:table-cell table:style-name="Tabulka1.A3" table:number-columns-spanned="2" office:value-type="string">
            <text:list xml:id="list163014865786547" text:continue-numbering="true" text:style-name="WWNum1">
              <text:list-item>
                <text:list>
                  <text:list-item>
                    <text:list>
                      <text:list-item>
                        <text:list>
                          <text:list-item>
                            <text:list>
                              <text:list-item>
                                <text:list>
                                  <text:list-item>
                                    <text:list>
                                      <text:list-item>
                                        <text:list>
                                          <text:list-item>
                                            <text:h text:style-name="P200" text:outline-level="8">Skleněné zboží</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55"><text:span text:style-name="T183">Skleněná lahev (</text:span><text:span text:style-name="T181">1</text:span><text:span text:style-name="T183"> litr)</text:span></text:p>
          </table:table-cell>
          <table:table-cell table:style-name="Tabulka1.A3" office:value-type="string">
            <text:p text:style-name="P78">5 dn</text:p>
          </table:table-cell>
        </table:table-row>
        <table:table-row table:style-name="Tabulka1.1">
          <table:table-cell table:style-name="Tabulka1.A3" office:value-type="string">
            <text:p text:style-name="P61">Přesýpací hodiny</text:p>
          </table:table-cell>
          <table:table-cell table:style-name="Tabulka1.A3" office:value-type="string">
            <text:p text:style-name="P77">5 zl</text:p>
          </table:table-cell>
        </table:table-row>
        <table:table-row table:style-name="Tabulka1.1">
          <table:table-cell table:style-name="Tabulka1.A3" office:value-type="string">
            <text:p text:style-name="P54"><text:span text:style-name="T183">Zvětšovací sklo </text:span><text:span text:style-name="T181">(hodnocení 1)</text:span></text:p>
          </table:table-cell>
          <table:table-cell table:style-name="Tabulka1.A3" office:value-type="string">
            <text:p text:style-name="P77">15 zl</text:p>
          </table:table-cell>
        </table:table-row>
        <table:table-row table:style-name="Tabulka1.1">
          <table:table-cell table:style-name="Tabulka1.A3" office:value-type="string">
            <text:p text:style-name="P54"><text:span text:style-name="T181">Ruční d</text:span><text:span text:style-name="T183">alekohled </text:span><text:span text:style-name="T181">(hodnocení 1)</text:span></text:p>
          </table:table-cell>
          <table:table-cell table:style-name="Tabulka1.A3" office:value-type="string">
            <text:p text:style-name="P77">20 zl</text:p>
          </table:table-cell>
        </table:table-row>
        <table:table-row table:style-name="Tabulka1.1">
          <table:table-cell table:style-name="Tabulka1.A3" office:value-type="string">
            <text:p text:style-name="P54"><text:span text:style-name="T181">Hvězdářský dalekohled</text:span><text:span text:style-name="T183"> </text:span><text:span text:style-name="T181">(hodnocení 2)</text:span></text:p>
          </table:table-cell>
          <table:table-cell table:style-name="Tabulka1.A3" office:value-type="string">
            <text:p text:style-name="P77">100 zl</text:p>
          </table:table-cell>
        </table:table-row>
        <table:table-row table:style-name="Tabulka1.1">
          <table:table-cell table:style-name="Tabulka1.A3" office:value-type="string">
            <text:p text:style-name="P61">Baňky, flakónky, atd</text:p>
          </table:table-cell>
          <table:table-cell table:style-name="Tabulka1.A3" office:value-type="string">
            <text:p text:style-name="P77">4 dn/kus</text:p>
          </table:table-cell>
        </table:table-row>
        <table:table-row table:style-name="Tabulka1.1">
          <table:table-cell table:style-name="Tabulka1.A3" table:number-columns-spanned="2" office:value-type="string">
            <text:list xml:id="list163015384316627" text:continue-numbering="true" text:style-name="WWNum1">
              <text:list-item>
                <text:list>
                  <text:list-item>
                    <text:list>
                      <text:list-item>
                        <text:list>
                          <text:list-item>
                            <text:list>
                              <text:list-item>
                                <text:list>
                                  <text:list-item>
                                    <text:list>
                                      <text:list-item>
                                        <text:list>
                                          <text:list-item>
                                            <text:h text:style-name="P200"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62"/>
          </table:table-cell>
          <table:table-cell table:style-name="Tabulka1.A3" office:value-type="string">
            <text:p text:style-name="P64"/>
          </table:table-cell>
        </table:table-row>
        <table:table-row table:style-name="Tabulka1.1">
          <table:table-cell table:style-name="Tabulka1.A3" office:value-type="string">
            <text:p text:style-name="P61">Paklíče</text:p>
          </table:table-cell>
          <table:table-cell table:style-name="Tabulka1.A3" office:value-type="string">
            <text:p text:style-name="P56"><text:span text:style-name="T181">6</text:span><text:span text:style-name="T183"> st * hodnocení</text:span><text:span text:style-name="T196">2</text:span></text:p>
          </table:table-cell>
        </table:table-row>
        <table:table-row table:style-name="Tabulka1.1">
          <table:table-cell table:style-name="Tabulka1.A3" office:value-type="string">
            <text:p text:style-name="P54"><text:span text:style-name="T181">P</text:span><text:span text:style-name="T183">áčidlo</text:span></text:p>
          </table:table-cell>
          <table:table-cell table:style-name="Tabulka1.A3" office:value-type="string">
            <text:p text:style-name="P56"><text:span text:style-name="T183">5 </text:span><text:span text:style-name="T181">dn</text:span></text:p>
          </table:table-cell>
        </table:table-row>
        <table:table-row table:style-name="Tabulka1.1">
          <table:table-cell table:style-name="Tabulka1.A3" office:value-type="string">
            <text:p text:style-name="P61">Nášlapné ježky (za hrst)</text:p>
          </table:table-cell>
          <table:table-cell table:style-name="Tabulka1.A3" office:value-type="string">
            <text:p text:style-name="P56"><text:span text:style-name="T181">2</text:span><text:span text:style-name="T183"> dn</text:span></text:p>
          </table:table-cell>
        </table:table-row>
        <table:table-row table:style-name="Tabulka1.1">
          <table:table-cell table:style-name="Tabulka1.A3" office:value-type="string">
            <text:p text:style-name="P54"><text:span text:style-name="T183">Specielní šplhací potřeby </text:span><text:span text:style-name="T181">(drápy atp., umožňují šplhat v terénu, kde by to jinak nešlo)</text:span></text:p>
          </table:table-cell>
          <table:table-cell table:style-name="Tabulka1.A3" office:value-type="string">
            <text:p text:style-name="P63">5 st</text:p>
          </table:table-cell>
        </table:table-row>
        <table:table-row table:style-name="Tabulka1.1">
          <table:table-cell table:style-name="Tabulka1.A3" office:value-type="string">
            <text:p text:style-name="P61">Líčida (herecká)</text:p>
          </table:table-cell>
          <table:table-cell table:style-name="Tabulka1.A3" office:value-type="string">
            <text:p text:style-name="P56"><text:span text:style-name="T181">2</text:span><text:span text:style-name="T183"> dn</text:span></text:p>
          </table:table-cell>
        </table:table-row>
        <table:table-row table:style-name="Tabulka1.1">
          <table:table-cell table:style-name="Tabulka1.A3" office:value-type="string">
            <text:p text:style-name="P61">Olejnička </text:p>
          </table:table-cell>
          <table:table-cell table:style-name="Tabulka1.A3" office:value-type="string">
            <text:p text:style-name="P56"><text:span text:style-name="T181">8</text:span><text:span text:style-name="T183"> dn</text:span></text:p>
          </table:table-cell>
        </table:table-row>
        <table:table-row table:style-name="Tabulka1.1">
          <table:table-cell table:style-name="Tabulka1.A3" office:value-type="string">
            <text:p text:style-name="P54"><text:span text:style-name="T181">P</text:span><text:span text:style-name="T183">ilník</text:span></text:p>
          </table:table-cell>
          <table:table-cell table:style-name="Tabulka1.A3" office:value-type="string">
            <text:p text:style-name="P56"><text:span text:style-name="T181">8</text:span><text:span text:style-name="T183"> st</text:span></text:p>
          </table:table-cell>
        </table:table-row>
        <table:table-row table:style-name="Tabulka1.1">
          <table:table-cell table:style-name="Tabulka1.A3" office:value-type="string">
            <text:p text:style-name="P58">Kompletní sada zámečnického náčiní</text:p>
          </table:table-cell>
          <table:table-cell table:style-name="Tabulka1.A3" office:value-type="string">
            <text:p text:style-name="P59">TODO</text:p>
          </table:table-cell>
        </table:table-row>
        <table:table-row table:style-name="Tabulka1.1">
          <table:table-cell table:style-name="Tabulka1.A3" table:number-columns-spanned="2" office:value-type="string">
            <text:list xml:id="list163016584495649" text:continue-numbering="true" text:style-name="WWNum1">
              <text:list-item>
                <text:list>
                  <text:list-item>
                    <text:list>
                      <text:list-item>
                        <text:list>
                          <text:list-item>
                            <text:list>
                              <text:list-item>
                                <text:list>
                                  <text:list-item>
                                    <text:list>
                                      <text:list-item>
                                        <text:list>
                                          <text:list-item>
                                            <text:h text:style-name="P200" text:outline-level="8">Alchymistické výrobk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3">Lahev zápalného oleje</text:p>
          </table:table-cell>
          <table:table-cell table:style-name="Tabulka1.A3" office:value-type="string">
            <text:p text:style-name="P60">5 dn</text:p>
          </table:table-cell>
        </table:table-row>
        <table:table-row table:style-name="Tabulka1.1">
          <table:table-cell table:style-name="Tabulka1.A3" table:number-columns-spanned="2" office:value-type="string">
            <text:list xml:id="list163014675626515" text:continue-numbering="true" text:style-name="WWNum1">
              <text:list-item>
                <text:list>
                  <text:list-item>
                    <text:list>
                      <text:list-item>
                        <text:list>
                          <text:list-item>
                            <text:list>
                              <text:list-item>
                                <text:list>
                                  <text:list-item>
                                    <text:list>
                                      <text:list-item>
                                        <text:list>
                                          <text:list-item>
                                            <text:h text:style-name="P200" text:outline-level="8">Ne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3">Bylinky a nemagická léčiva (cena za 1 dávku – pro 1 pacienta na 1 den)</text:p>
          </table:table-cell>
          <table:table-cell table:style-name="Tabulka1.A3" office:value-type="string">
            <text:p text:style-name="P60">1 dn * hodnocení</text:p>
          </table:table-cell>
        </table:table-row>
        <table:table-row table:style-name="Tabulka1.1">
          <table:table-cell table:style-name="Tabulka1.A3" table:number-columns-spanned="2" office:value-type="string">
            <text:list xml:id="list163014854265813" text:continue-numbering="true" text:style-name="WWNum1">
              <text:list-item>
                <text:list>
                  <text:list-item>
                    <text:list>
                      <text:list-item>
                        <text:list>
                          <text:list-item>
                            <text:list>
                              <text:list-item>
                                <text:list>
                                  <text:list-item>
                                    <text:list>
                                      <text:list-item>
                                        <text:list>
                                          <text:list-item>
                                            <text:h text:style-name="P200"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3">Léčivý lektvar (hodnocení 3)</text:p>
          </table:table-cell>
          <table:table-cell table:style-name="Tabulka1.A3" office:value-type="string">
            <text:p text:style-name="P60">9 st</text:p>
          </table:table-cell>
        </table:table-row>
        <table:table-row table:style-name="Tabulka1.1">
          <table:table-cell table:style-name="Tabulka1.A3" office:value-type="string">
            <text:p text:style-name="P58">Hojivá mast (hodnocení 2)</text:p>
          </table:table-cell>
          <table:table-cell table:style-name="Tabulka1.A3" office:value-type="string">
            <text:p text:style-name="P59">2 st</text:p>
          </table:table-cell>
        </table:table-row>
        <table:table-row table:style-name="Tabulka1.1">
          <table:table-cell table:style-name="Tabulka1.A3" office:value-type="string">
            <text:p text:style-name="P58">Lektvar na hojení otevřených zranění (hodnocení 2)</text:p>
          </table:table-cell>
          <table:table-cell table:style-name="Tabulka1.A3" office:value-type="string">
            <text:p text:style-name="P59">8 st</text:p>
          </table:table-cell>
        </table:table-row>
        <table:table-row table:style-name="Tabulka1.1">
          <table:table-cell table:style-name="Tabulka1.A3" office:value-type="string">
            <text:p text:style-name="P58">Odvar na hojení vnitřních zranění a zlomenin (hodnocení 3)</text:p>
          </table:table-cell>
          <table:table-cell table:style-name="Tabulka1.A3" office:value-type="string">
            <text:p text:style-name="P59">1 zl, 8 st</text:p>
          </table:table-cell>
        </table:table-row>
        <table:table-row table:style-name="Tabulka1.1">
          <table:table-cell table:style-name="Tabulka1.A3" office:value-type="string">
            <text:p text:style-name="P58">Tinktura na popáleniny a omrzliny (hodnocení 2)</text:p>
          </table:table-cell>
          <table:table-cell table:style-name="Tabulka1.A3" office:value-type="string">
            <text:p text:style-name="P59">1 zl, 2 st</text:p>
          </table:table-cell>
        </table:table-row>
        <table:table-row table:style-name="Tabulka1.1">
          <table:table-cell table:style-name="Tabulka1.A3" office:value-type="string">
            <text:p text:style-name="P58">Mast na popáleniny a omrzliny (hodnocení 4)</text:p>
          </table:table-cell>
          <table:table-cell table:style-name="Tabulka1.A3" office:value-type="string">
            <text:p text:style-name="P59">1 zl, 6 st</text:p>
          </table:table-cell>
        </table:table-row>
        <text:soft-page-break/>
        <table:table-row table:style-name="Tabulka1.1">
          <table:table-cell table:style-name="Tabulka1.A3" table:number-columns-spanned="2" office:value-type="string">
            <text:list xml:id="list163015792963574" text:continue-numbering="true" text:style-name="WWNum1">
              <text:list-item>
                <text:list>
                  <text:list-item>
                    <text:list>
                      <text:list-item>
                        <text:list>
                          <text:list-item>
                            <text:list>
                              <text:list-item>
                                <text:list>
                                  <text:list-item>
                                    <text:list>
                                      <text:list-item>
                                        <text:list>
                                          <text:list-item>
                                            <text:h text:style-name="P200" text:outline-level="8">Jedy</text:h>
                                          </text:list-item>
                                        </text:list>
                                      </text:list-item>
                                    </text:list>
                                  </text:list-item>
                                </text:list>
                              </text:list-item>
                            </text:list>
                          </text:list-item>
                        </text:list>
                      </text:list-item>
                    </text:list>
                  </text:list-item>
                </text:list>
              </text:list-item>
            </text:list>
          </table:table-cell>
          <table:covered-table-cell/>
        </table:table-row>
        <table:table-row table:style-name="Tabulka1.1">
          <table:table-cell table:style-name="Tabulka1.A3" office:value-type="string">
            <text:p text:style-name="P73">Vlčí mor (síla jedu 5, zraněním, latence 15 minut, působení 3-4 hodiny)</text:p>
          </table:table-cell>
          <table:table-cell table:style-name="Tabulka1.A3" office:value-type="string">
            <text:p text:style-name="P60">2 st za dávku</text:p>
          </table:table-cell>
        </table:table-row>
        <table:table-row table:style-name="Tabulka1.1">
          <table:table-cell table:style-name="Tabulka1.A3" office:value-type="string">
            <text:p text:style-name="P58">Zmijí jed (síla jedu 4, <text:s/>zraněním, latence 1-2 minuty, působení 1-2 dny)</text:p>
          </table:table-cell>
          <table:table-cell table:style-name="Tabulka1.A3" office:value-type="string">
            <text:p text:style-name="P59">5 st za dávku</text:p>
          </table:table-cell>
        </table:table-row>
        <table:table-row table:style-name="Tabulka1.1">
          <table:table-cell table:style-name="Tabulka1.A3" office:value-type="string">
            <text:p text:style-name="P58">Bolehlav (síla jedu 5 (paralýza), zraněním či konzumací, lat 30 min, působení 2-3 dny)</text:p>
          </table:table-cell>
          <table:table-cell table:style-name="Tabulka1.A3" office:value-type="string">
            <text:p text:style-name="P59">5 dn za dávku</text:p>
          </table:table-cell>
        </table:table-row>
        <table:table-row table:style-name="Tabulka1.1">
          <table:table-cell table:style-name="Tabulka1.A3" office:value-type="string">
            <text:p text:style-name="P58">Arsenik (síla jedu 6, konzumací, latence 2 hodiny, působení 2-3 hodiny)</text:p>
          </table:table-cell>
          <table:table-cell table:style-name="Tabulka1.A3" office:value-type="string">
            <text:p text:style-name="P59">10 zl za dávku</text:p>
          </table:table-cell>
        </table:table-row>
        <table:table-row table:style-name="Tabulka1.1">
          <table:table-cell table:style-name="Tabulka1.A104" office:value-type="string">
            <text:p text:style-name="P73"/>
          </table:table-cell>
          <table:table-cell table:style-name="Tabulka1.A104" office:value-type="string">
            <text:p text:style-name="P60"/>
          </table:table-cell>
        </table:table-row>
      </table:table>
      <text:p text:style-name="P34"/>
      <text:p text:style-name="P29"/>
      <text:p text:style-name="P29"/>
      <text:p text:style-name="P9"/>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column table:style-name="Tabulka2.H"/>
        <table:table-row table:style-name="Tabulka2.1">
          <table:table-cell table:style-name="Tabulka2.A1" table:number-columns-spanned="8" office:value-type="string">
            <text:list xml:id="list163016173123534" text:continue-numbering="true" text:style-name="WWNum1">
              <text:list-item>
                <text:list>
                  <text:list-item>
                    <text:list>
                      <text:list-item>
                        <text:list>
                          <text:list-item>
                            <text:h text:style-name="P195" text:outline-level="4">Tabulka zbraní pro boj zblízka</text:h>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ulka2.2">
          <table:table-cell table:style-name="Tabulka2.A2" table:number-columns-spanned="8" office:value-type="string">
            <text:p text:style-name="P41">Jednoruční</text:p>
          </table:table-cell>
          <table:covered-table-cell/>
          <table:covered-table-cell/>
          <table:covered-table-cell/>
          <table:covered-table-cell/>
          <table:covered-table-cell/>
          <table:covered-table-cell/>
          <table:covered-table-cell/>
        </table:table-row>
        <table:table-row table:style-name="Tabulka2.3">
          <table:table-cell table:style-name="Tabulka2.A3" office:value-type="string">
            <text:p text:style-name="P38">Zbraň</text:p>
          </table:table-cell>
          <table:table-cell table:style-name="Tabulka2.A3" office:value-type="string">
            <text:p text:style-name="P38">MinSil</text:p>
          </table:table-cell>
          <table:table-cell table:style-name="Tabulka2.A3" office:value-type="string">
            <text:p text:style-name="P38">Útok</text:p>
          </table:table-cell>
          <table:table-cell table:style-name="Tabulka2.A3" office:value-type="string">
            <text:p text:style-name="P38">Obrana</text:p>
          </table:table-cell>
          <table:table-cell table:style-name="Tabulka2.A3" office:value-type="string">
            <text:p text:style-name="P38">Zranění</text:p>
          </table:table-cell>
          <table:table-cell table:style-name="Tabulka2.A3" office:value-type="string">
            <text:p text:style-name="P38">Druh zranění</text:p>
          </table:table-cell>
          <table:table-cell table:style-name="Tabulka2.A3" office:value-type="string">
            <text:p text:style-name="P38">Délka</text:p>
          </table:table-cell>
          <table:table-cell table:style-name="Tabulka2.A3" office:value-type="string">
            <text:p text:style-name="P38">Cena</text:p>
          </table:table-cell>
        </table:table-row>
        <table:table-row table:style-name="Tabulka2.4">
          <table:table-cell table:style-name="Tabulka2.A4" office:value-type="string">
            <text:p text:style-name="P41">lehké</text:p>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6"/>
          </table:table-cell>
          <table:table-cell table:style-name="Tabulka2.A4" office:value-type="string">
            <text:p text:style-name="P38"/>
          </table:table-cell>
          <table:table-cell table:style-name="Tabulka2.A4" office:value-type="string">
            <text:p text:style-name="P38"/>
          </table:table-cell>
          <table:table-cell table:style-name="Tabulka2.A4" office:value-type="string">
            <text:p text:style-name="P36"/>
          </table:table-cell>
        </table:table-row>
        <table:table-row table:style-name="Tabulka2.5">
          <table:table-cell table:style-name="Tabulka2.A4" office:value-type="string">
            <text:p text:style-name="P35">Žádná</text:p>
          </table:table-cell>
          <table:table-cell table:style-name="Tabulka2.A4" office:value-type="string">
            <text:p text:style-name="P48">-</text:p>
          </table:table-cell>
          <table:table-cell table:style-name="Tabulka2.A4" office:value-type="string">
            <text:p text:style-name="P48">0</text:p>
          </table:table-cell>
          <table:table-cell table:style-name="Tabulka2.A4" office:value-type="string">
            <text:p text:style-name="P37">0</text:p>
          </table:table-cell>
          <table:table-cell table:style-name="Tabulka2.A4" office:value-type="string">
            <text:p text:style-name="P48">0</text:p>
          </table:table-cell>
          <table:table-cell table:style-name="Tabulka2.A4" office:value-type="string">
            <text:p text:style-name="P37">O</text:p>
          </table:table-cell>
          <table:table-cell table:style-name="Tabulka2.A4" office:value-type="string">
            <text:p text:style-name="P37">0</text:p>
          </table:table-cell>
          <table:table-cell table:style-name="Tabulka2.A4" office:value-type="string">
            <text:p text:style-name="P37">-</text:p>
          </table:table-cell>
        </table:table-row>
        <table:table-row table:style-name="Tabulka2.6">
          <table:table-cell table:style-name="Tabulka2.A4" office:value-type="string">
            <text:p text:style-name="P31"><text:span text:style-name="T181">L</text:span><text:span text:style-name="T183">ovecký nůž</text:span></text:p>
          </table:table-cell>
          <table:table-cell table:style-name="Tabulka2.A4" office:value-type="string">
            <text:p text:style-name="P43">0</text:p>
          </table:table-cell>
          <table:table-cell table:style-name="Tabulka2.A4" office:value-type="string">
            <text:p text:style-name="P48">1</text:p>
          </table:table-cell>
          <table:table-cell table:style-name="Tabulka2.A4" office:value-type="string">
            <text:p text:style-name="P37">0</text:p>
          </table:table-cell>
          <table:table-cell table:style-name="Tabulka2.A4" office:value-type="string">
            <text:p text:style-name="P43">0</text:p>
          </table:table-cell>
          <table:table-cell table:style-name="Tabulka2.A4" office:value-type="string">
            <text:p text:style-name="P37">B</text:p>
          </table:table-cell>
          <table:table-cell table:style-name="Tabulka2.A4" office:value-type="string">
            <text:p text:style-name="P37">0</text:p>
          </table:table-cell>
          <table:table-cell table:style-name="Tabulka2.A4" office:value-type="string">
            <text:p text:style-name="P43">4 st</text:p>
          </table:table-cell>
        </table:table-row>
        <table:table-row table:style-name="Tabulka2.7">
          <table:table-cell table:style-name="Tabulka2.A4" office:value-type="string">
            <text:p text:style-name="P42">Dýka</text:p>
          </table:table-cell>
          <table:table-cell table:style-name="Tabulka2.A4" office:value-type="string">
            <text:p text:style-name="P43">0</text:p>
          </table:table-cell>
          <table:table-cell table:style-name="Tabulka2.A4" office:value-type="string">
            <text:p text:style-name="P43">2</text:p>
          </table:table-cell>
          <table:table-cell table:style-name="Tabulka2.A4" office:value-type="string">
            <text:p text:style-name="P37">0</text:p>
          </table:table-cell>
          <table:table-cell table:style-name="Tabulka2.A4" office:value-type="string">
            <text:p text:style-name="P46">0</text:p>
          </table:table-cell>
          <table:table-cell table:style-name="Tabulka2.A4" office:value-type="string">
            <text:p text:style-name="P43">B</text:p>
          </table:table-cell>
          <table:table-cell table:style-name="Tabulka2.A4" office:value-type="string">
            <text:p text:style-name="P43">0</text:p>
          </table:table-cell>
          <table:table-cell table:style-name="Tabulka2.A4" office:value-type="string">
            <text:p text:style-name="P43">6 st</text:p>
          </table:table-cell>
        </table:table-row>
        <table:table-row table:style-name="Tabulka2.8">
          <table:table-cell table:style-name="Tabulka2.A4" office:value-type="string">
            <text:p text:style-name="P31"><text:span text:style-name="T183">Dlouhá dýka, </text:span><text:span text:style-name="T181">tesák</text:span></text:p>
          </table:table-cell>
          <table:table-cell table:style-name="Tabulka2.A4" office:value-type="string">
            <text:p text:style-name="P43">1</text:p>
          </table:table-cell>
          <table:table-cell table:style-name="Tabulka2.A4" office:value-type="string">
            <text:p text:style-name="P43">2</text:p>
          </table:table-cell>
          <table:table-cell table:style-name="Tabulka2.A4" office:value-type="string">
            <text:p text:style-name="P43">1</text:p>
          </table:table-cell>
          <table:table-cell table:style-name="Tabulka2.A4" office:value-type="string">
            <text:p text:style-name="P43">0</text:p>
          </table:table-cell>
          <table:table-cell table:style-name="Tabulka2.A4" office:value-type="string">
            <text:p text:style-name="P52"><text:span text:style-name="T181">S, </text:span><text:span text:style-name="T183">B</text:span></text:p>
          </table:table-cell>
          <table:table-cell table:style-name="Tabulka2.A4" office:value-type="string">
            <text:p text:style-name="P37">0</text:p>
          </table:table-cell>
          <table:table-cell table:style-name="Tabulka2.A4" office:value-type="string">
            <text:p text:style-name="P52"><text:span text:style-name="T181">8</text:span><text:span text:style-name="T183"> st</text:span></text:p>
          </table:table-cell>
        </table:table-row>
        <table:table-row table:style-name="Tabulka2.9">
          <table:table-cell table:style-name="Tabulka2.A4" office:value-type="string">
            <text:p text:style-name="P35">Obušek</text:p>
          </table:table-cell>
          <table:table-cell table:style-name="Tabulka2.A4" office:value-type="string">
            <text:p text:style-name="P43">1</text:p>
          </table:table-cell>
          <table:table-cell table:style-name="Tabulka2.A4" office:value-type="string">
            <text:p text:style-name="P43">0</text:p>
          </table:table-cell>
          <table:table-cell table:style-name="Tabulka2.A4" office:value-type="string">
            <text:p text:style-name="P43">0</text:p>
          </table:table-cell>
          <table:table-cell table:style-name="Tabulka2.A4" office:value-type="string">
            <text:p text:style-name="P43">1</text:p>
          </table:table-cell>
          <table:table-cell table:style-name="Tabulka2.A4" office:value-type="string">
            <text:p text:style-name="P37">O</text:p>
          </table:table-cell>
          <table:table-cell table:style-name="Tabulka2.A4" office:value-type="string">
            <text:p text:style-name="P37">0</text:p>
          </table:table-cell>
          <table:table-cell table:style-name="Tabulka2.A4" office:value-type="string">
            <text:p text:style-name="P52"><text:span text:style-name="T183">2 </text:span><text:span text:style-name="T181">dn</text:span></text:p>
          </table:table-cell>
        </table:table-row>
        <table:table-row table:style-name="Tabulka2.10">
          <table:table-cell table:style-name="Tabulka2.A4" office:value-type="string">
            <text:p text:style-name="P35">Bič</text:p>
          </table:table-cell>
          <table:table-cell table:style-name="Tabulka2.A4" office:value-type="string">
            <text:p text:style-name="P43">1</text:p>
          </table:table-cell>
          <table:table-cell table:style-name="Tabulka2.A4" office:value-type="string">
            <text:p text:style-name="P48">2</text:p>
          </table:table-cell>
          <table:table-cell table:style-name="Tabulka2.A4" office:value-type="string">
            <text:p text:style-name="P43">0</text:p>
          </table:table-cell>
          <table:table-cell table:style-name="Tabulka2.A4" office:value-type="string">
            <text:p text:style-name="P48">0</text:p>
          </table:table-cell>
          <table:table-cell table:style-name="Tabulka2.A4" office:value-type="string">
            <text:p text:style-name="P37">S</text:p>
          </table:table-cell>
          <table:table-cell table:style-name="Tabulka2.A4" office:value-type="string">
            <text:p text:style-name="P37">3</text:p>
          </table:table-cell>
          <table:table-cell table:style-name="Tabulka2.A4" office:value-type="string">
            <text:p text:style-name="P52"><text:span text:style-name="T181">8</text:span><text:span text:style-name="T183"> </text:span><text:span text:style-name="T181">dn</text:span></text:p>
          </table:table-cell>
        </table:table-row>
        <table:table-row table:style-name="Tabulka2.11">
          <table:table-cell table:style-name="Tabulka2.A4" office:value-type="string">
            <text:p text:style-name="P35">Srp</text:p>
          </table:table-cell>
          <table:table-cell table:style-name="Tabulka2.A4" office:value-type="string">
            <text:p text:style-name="P43">0</text:p>
          </table:table-cell>
          <table:table-cell table:style-name="Tabulka2.A4" office:value-type="string">
            <text:p text:style-name="P43">0</text:p>
          </table:table-cell>
          <table:table-cell table:style-name="Tabulka2.A4" office:value-type="string">
            <text:p text:style-name="P43">0</text:p>
          </table:table-cell>
          <table:table-cell table:style-name="Tabulka2.A4" office:value-type="string">
            <text:p text:style-name="P48">1</text:p>
          </table:table-cell>
          <table:table-cell table:style-name="Tabulka2.A4" office:value-type="string">
            <text:p text:style-name="P37">S</text:p>
          </table:table-cell>
          <table:table-cell table:style-name="Tabulka2.A4" office:value-type="string">
            <text:p text:style-name="P37">0</text:p>
          </table:table-cell>
          <table:table-cell table:style-name="Tabulka2.A4" office:value-type="string">
            <text:p text:style-name="P52"><text:span text:style-name="T181">8</text:span><text:span text:style-name="T183"> </text:span><text:span text:style-name="T181">dn</text:span></text:p>
          </table:table-cell>
        </table:table-row>
        <table:table-row table:style-name="Tabulka2.12">
          <table:table-cell table:style-name="Tabulka2.A4" office:value-type="string">
            <text:p text:style-name="P40">střední</text:p>
          </table:table-cell>
          <table:table-cell table:style-name="Tabulka2.A4" office:value-type="string">
            <text:p text:style-name="P37"/>
          </table:table-cell>
          <table:table-cell table:style-name="Tabulka2.A4" office:value-type="string">
            <text:p text:style-name="P43"/>
          </table:table-cell>
          <table:table-cell table:style-name="Tabulka2.A4" office:value-type="string">
            <text:p text:style-name="P43"/>
          </table:table-cell>
          <table:table-cell table:style-name="Tabulka2.A4" office:value-type="string">
            <text:p text:style-name="P43"/>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row>
        <table:table-row table:style-name="Tabulka2.13">
          <table:table-cell table:style-name="Tabulka2.A4" office:value-type="string">
            <text:p text:style-name="P31"><text:span text:style-name="T183">Kr</text:span><text:span text:style-name="T181">átký</text:span><text:span text:style-name="T183"> meč</text:span></text:p>
          </table:table-cell>
          <table:table-cell table:style-name="Tabulka2.A4" office:value-type="string">
            <text:p text:style-name="P43">2</text:p>
          </table:table-cell>
          <table:table-cell table:style-name="Tabulka2.A4" office:value-type="string">
            <text:p text:style-name="P43">1</text:p>
          </table:table-cell>
          <table:table-cell table:style-name="Tabulka2.A4" office:value-type="string">
            <text:p text:style-name="P43">1</text:p>
          </table:table-cell>
          <table:table-cell table:style-name="Tabulka2.A4" office:value-type="string">
            <text:p text:style-name="P46">2</text:p>
          </table:table-cell>
          <table:table-cell table:style-name="Tabulka2.A4" office:value-type="string">
            <text:p text:style-name="P37">S, B</text:p>
          </table:table-cell>
          <table:table-cell table:style-name="Tabulka2.A4" office:value-type="string">
            <text:p text:style-name="P37">1</text:p>
          </table:table-cell>
          <table:table-cell table:style-name="Tabulka2.A4" office:value-type="string">
            <text:p text:style-name="P52"><text:span text:style-name="T183">1 zl, </text:span><text:span text:style-name="T181">5 st</text:span></text:p>
          </table:table-cell>
        </table:table-row>
        <table:table-row table:style-name="Tabulka2.14">
          <table:table-cell table:style-name="Tabulka2.A4" office:value-type="string">
            <text:p text:style-name="P34">Rapír*</text:p>
          </table:table-cell>
          <table:table-cell table:style-name="Tabulka2.A4" office:value-type="string">
            <text:p text:style-name="P43">2</text:p>
          </table:table-cell>
          <table:table-cell table:style-name="Tabulka2.A4" office:value-type="string">
            <text:p text:style-name="P43">2</text:p>
          </table:table-cell>
          <table:table-cell table:style-name="Tabulka2.A4" office:value-type="string">
            <text:p text:style-name="P43">1</text:p>
          </table:table-cell>
          <table:table-cell table:style-name="Tabulka2.A4" office:value-type="string">
            <text:p text:style-name="P43">1</text:p>
          </table:table-cell>
          <table:table-cell table:style-name="Tabulka2.A4" office:value-type="string">
            <text:p text:style-name="P43">S, B</text:p>
          </table:table-cell>
          <table:table-cell table:style-name="Tabulka2.A4" office:value-type="string">
            <text:p text:style-name="P43">1</text:p>
          </table:table-cell>
          <table:table-cell table:style-name="Tabulka2.A4" office:value-type="string">
            <text:p text:style-name="P46">6 zl</text:p>
          </table:table-cell>
        </table:table-row>
        <table:table-row table:style-name="Tabulka2.15">
          <table:table-cell table:style-name="Tabulka2.A4" office:value-type="string">
            <text:p text:style-name="P31"><text:span text:style-name="T183">Široký meč, </text:span><text:span text:style-name="T181">dl. meč,</text:span><text:span text:style-name="T183"> </text:span><text:span text:style-name="T181">šavle</text:span></text:p>
          </table:table-cell>
          <table:table-cell table:style-name="Tabulka2.A4" office:value-type="string">
            <text:p text:style-name="P43">3/2</text:p>
          </table:table-cell>
          <table:table-cell table:style-name="Tabulka2.A4" office:value-type="string">
            <text:p text:style-name="P43">1</text:p>
          </table:table-cell>
          <table:table-cell table:style-name="Tabulka2.A4" office:value-type="string">
            <text:p text:style-name="P43">1</text:p>
          </table:table-cell>
          <table:table-cell table:style-name="Tabulka2.A4" office:value-type="string">
            <text:p text:style-name="P43">3/4</text:p>
          </table:table-cell>
          <table:table-cell table:style-name="Tabulka2.A4" office:value-type="string">
            <text:p text:style-name="P37">S, B</text:p>
          </table:table-cell>
          <table:table-cell table:style-name="Tabulka2.A4" office:value-type="string">
            <text:p text:style-name="P37">1</text:p>
          </table:table-cell>
          <table:table-cell table:style-name="Tabulka2.A4" office:value-type="string">
            <text:p text:style-name="P52"><text:span text:style-name="T181">3</text:span><text:span text:style-name="T183"> zl</text:span></text:p>
          </table:table-cell>
        </table:table-row>
        <table:table-row table:style-name="Tabulka2.16">
          <table:table-cell table:style-name="Tabulka2.A4" office:value-type="string">
            <text:p text:style-name="P35">Palcát</text:p>
          </table:table-cell>
          <table:table-cell table:style-name="Tabulka2.A4" office:value-type="string">
            <text:p text:style-name="P43">3</text:p>
          </table:table-cell>
          <table:table-cell table:style-name="Tabulka2.A4" office:value-type="string">
            <text:p text:style-name="P43">1</text:p>
          </table:table-cell>
          <table:table-cell table:style-name="Tabulka2.A4" office:value-type="string">
            <text:p text:style-name="P43">0</text:p>
          </table:table-cell>
          <table:table-cell table:style-name="Tabulka2.A4" office:value-type="string">
            <text:p text:style-name="P43">4</text:p>
          </table:table-cell>
          <table:table-cell table:style-name="Tabulka2.A4" office:value-type="string">
            <text:p text:style-name="P37">D</text:p>
          </table:table-cell>
          <table:table-cell table:style-name="Tabulka2.A4" office:value-type="string">
            <text:p text:style-name="P37">1</text:p>
          </table:table-cell>
          <table:table-cell table:style-name="Tabulka2.A4" office:value-type="string">
            <text:p text:style-name="P43">2 zl</text:p>
          </table:table-cell>
        </table:table-row>
        <table:table-row table:style-name="Tabulka2.17">
          <table:table-cell table:style-name="Tabulka2.A4" office:value-type="string">
            <text:p text:style-name="P52"><text:span text:style-name="T190">t</text:span><text:span text:style-name="T191">ěžké</text:span></text:p>
          </table:table-cell>
          <table:table-cell table:style-name="Tabulka2.A4" office:value-type="string">
            <text:p text:style-name="P37"/>
          </table:table-cell>
          <table:table-cell table:style-name="Tabulka2.A4" office:value-type="string">
            <text:p text:style-name="P43"/>
          </table:table-cell>
          <table:table-cell table:style-name="Tabulka2.A4" office:value-type="string">
            <text:p text:style-name="P37"/>
          </table:table-cell>
          <table:table-cell table:style-name="Tabulka2.A4" office:value-type="string">
            <text:p text:style-name="P46"/>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46"/>
          </table:table-cell>
        </table:table-row>
        <table:table-row table:style-name="Tabulka2.18">
          <table:table-cell table:style-name="Tabulka2.A4" office:value-type="string">
            <text:p text:style-name="P35">Sekera</text:p>
          </table:table-cell>
          <table:table-cell table:style-name="Tabulka2.A4" office:value-type="string">
            <text:p text:style-name="P43">4</text:p>
          </table:table-cell>
          <table:table-cell table:style-name="Tabulka2.A4" office:value-type="string">
            <text:p text:style-name="P43">0</text:p>
          </table:table-cell>
          <table:table-cell table:style-name="Tabulka2.A4" office:value-type="string">
            <text:p text:style-name="P48">0</text:p>
          </table:table-cell>
          <table:table-cell table:style-name="Tabulka2.A4" office:value-type="string">
            <text:p text:style-name="P50">6</text:p>
          </table:table-cell>
          <table:table-cell table:style-name="Tabulka2.A4" office:value-type="string">
            <text:p text:style-name="P37">S</text:p>
          </table:table-cell>
          <table:table-cell table:style-name="Tabulka2.A4" office:value-type="string">
            <text:p text:style-name="P37">1</text:p>
          </table:table-cell>
          <table:table-cell table:style-name="Tabulka2.A4" office:value-type="string">
            <text:p text:style-name="P52"><text:span text:style-name="T181">5</text:span><text:span text:style-name="T183"> st</text:span></text:p>
          </table:table-cell>
        </table:table-row>
        <table:table-row table:style-name="Tabulka2.19">
          <table:table-cell table:style-name="Tabulka2.A4" office:value-type="string">
            <text:p text:style-name="P35">Kyj</text:p>
          </table:table-cell>
          <table:table-cell table:style-name="Tabulka2.A4" office:value-type="string">
            <text:p text:style-name="P43">4</text:p>
          </table:table-cell>
          <table:table-cell table:style-name="Tabulka2.A4" office:value-type="string">
            <text:p text:style-name="P43">0</text:p>
          </table:table-cell>
          <table:table-cell table:style-name="Tabulka2.A4" office:value-type="string">
            <text:p text:style-name="P48">0</text:p>
          </table:table-cell>
          <table:table-cell table:style-name="Tabulka2.A4" office:value-type="string">
            <text:p text:style-name="P50">5</text:p>
          </table:table-cell>
          <table:table-cell table:style-name="Tabulka2.A4" office:value-type="string">
            <text:p text:style-name="P37">D</text:p>
          </table:table-cell>
          <table:table-cell table:style-name="Tabulka2.A4" office:value-type="string">
            <text:p text:style-name="P37">1</text:p>
          </table:table-cell>
          <table:table-cell table:style-name="Tabulka2.A4" office:value-type="string">
            <text:p text:style-name="P52"><text:span text:style-name="T181">2</text:span><text:span text:style-name="T183"> </text:span><text:span text:style-name="T181">dn</text:span></text:p>
          </table:table-cell>
        </table:table-row>
        <table:table-row table:style-name="Tabulka2.20">
          <table:table-cell table:style-name="Tabulka2.A4" office:value-type="string">
            <text:p text:style-name="P35">Kladivo</text:p>
          </table:table-cell>
          <table:table-cell table:style-name="Tabulka2.A4" office:value-type="string">
            <text:p text:style-name="P43">4</text:p>
          </table:table-cell>
          <table:table-cell table:style-name="Tabulka2.A4" office:value-type="string">
            <text:p text:style-name="P43">0</text:p>
          </table:table-cell>
          <table:table-cell table:style-name="Tabulka2.A4" office:value-type="string">
            <text:p text:style-name="P48">0</text:p>
          </table:table-cell>
          <table:table-cell table:style-name="Tabulka2.A4" office:value-type="string">
            <text:p text:style-name="P50">6</text:p>
          </table:table-cell>
          <table:table-cell table:style-name="Tabulka2.A4" office:value-type="string">
            <text:p text:style-name="P37">D</text:p>
          </table:table-cell>
          <table:table-cell table:style-name="Tabulka2.A4" office:value-type="string">
            <text:p text:style-name="P37">1</text:p>
          </table:table-cell>
          <table:table-cell table:style-name="Tabulka2.A4" office:value-type="string">
            <text:p text:style-name="P52"><text:span text:style-name="T181">6</text:span><text:span text:style-name="T183"> st</text:span></text:p>
          </table:table-cell>
        </table:table-row>
        <table:table-row table:style-name="Tabulka2.21">
          <table:table-cell table:style-name="Tabulka2.A21" table:number-columns-spanned="8" office:value-type="string">
            <text:p text:style-name="P41">Jedenapůlruční</text:p>
          </table:table-cell>
          <table:covered-table-cell/>
          <table:covered-table-cell/>
          <table:covered-table-cell/>
          <table:covered-table-cell/>
          <table:covered-table-cell/>
          <table:covered-table-cell/>
          <table:covered-table-cell/>
        </table:table-row>
        <table:table-row table:style-name="Tabulka2.22">
          <table:table-cell table:style-name="Tabulka2.A4" office:value-type="string">
            <text:p text:style-name="P51">střední</text:p>
          </table:table-cell>
          <table:table-cell table:style-name="Tabulka2.A4" office:value-type="string">
            <text:p text:style-name="P38"/>
          </table:table-cell>
          <table:table-cell table:style-name="Tabulka2.A4" office:value-type="string">
            <text:p text:style-name="P44"/>
          </table:table-cell>
          <table:table-cell table:style-name="Tabulka2.A4" office:value-type="string">
            <text:p text:style-name="P44"/>
          </table:table-cell>
          <table:table-cell table:style-name="Tabulka2.A4" office:value-type="string">
            <text:p text:style-name="P38"/>
          </table:table-cell>
          <table:table-cell table:style-name="Tabulka2.A4" office:value-type="string">
            <text:p text:style-name="P38"/>
          </table:table-cell>
          <table:table-cell table:style-name="Tabulka2.A4" office:value-type="string">
            <text:p text:style-name="P38"/>
          </table:table-cell>
          <table:table-cell table:style-name="Tabulka2.A4" office:value-type="string">
            <text:p text:style-name="P47"/>
          </table:table-cell>
        </table:table-row>
        <text:soft-page-break/>
        <table:table-row table:style-name="Tabulka2.23">
          <table:table-cell table:style-name="Tabulka2.A4" office:value-type="string">
            <text:p text:style-name="P35">Řemdih</text:p>
          </table:table-cell>
          <table:table-cell table:style-name="Tabulka2.A4" office:value-type="string">
            <text:p text:style-name="P52"><text:span text:style-name="T181">3</text:span><text:span text:style-name="T183">/</text:span><text:span text:style-name="T181">2</text:span></text:p>
          </table:table-cell>
          <table:table-cell table:style-name="Tabulka2.A4" office:value-type="string">
            <text:p text:style-name="P43">2</text:p>
          </table:table-cell>
          <table:table-cell table:style-name="Tabulka2.A4" office:value-type="string">
            <text:p text:style-name="P48">0</text:p>
          </table:table-cell>
          <table:table-cell table:style-name="Tabulka2.A4" office:value-type="string">
            <text:p text:style-name="P43">2/3</text:p>
          </table:table-cell>
          <table:table-cell table:style-name="Tabulka2.A4" office:value-type="string">
            <text:p text:style-name="P37">D</text:p>
          </table:table-cell>
          <table:table-cell table:style-name="Tabulka2.A4" office:value-type="string">
            <text:p text:style-name="P37">2</text:p>
          </table:table-cell>
          <table:table-cell table:style-name="Tabulka2.A4" office:value-type="string">
            <text:p text:style-name="P52"><text:span text:style-name="T183">1 zl, </text:span><text:span text:style-name="T181">5 st</text:span></text:p>
          </table:table-cell>
        </table:table-row>
        <table:table-row table:style-name="Tabulka2.24">
          <table:table-cell table:style-name="Tabulka2.A4" office:value-type="string">
            <text:p text:style-name="P50">těžké</text:p>
          </table:table-cell>
          <table:table-cell table:style-name="Tabulka2.A4" office:value-type="string">
            <text:p text:style-name="P37"/>
          </table:table-cell>
          <table:table-cell table:style-name="Tabulka2.A4" office:value-type="string">
            <text:p text:style-name="P48"/>
          </table:table-cell>
          <table:table-cell table:style-name="Tabulka2.A4" office:value-type="string">
            <text:p text:style-name="P48"/>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46"/>
          </table:table-cell>
        </table:table-row>
        <table:table-row table:style-name="Tabulka2.25">
          <table:table-cell table:style-name="Tabulka2.A4" office:value-type="string">
            <text:p text:style-name="P42">Jedenapůlručák, bastard</text:p>
          </table:table-cell>
          <table:table-cell table:style-name="Tabulka2.A4" office:value-type="string">
            <text:p text:style-name="P52"><text:span text:style-name="T181">4</text:span><text:span text:style-name="T183">/</text:span><text:span text:style-name="T181">3</text:span></text:p>
          </table:table-cell>
          <table:table-cell table:style-name="Tabulka2.A4" office:value-type="string">
            <text:p text:style-name="P48">1</text:p>
          </table:table-cell>
          <table:table-cell table:style-name="Tabulka2.A4" office:value-type="string">
            <text:p text:style-name="P43">1</text:p>
          </table:table-cell>
          <table:table-cell table:style-name="Tabulka2.A4" office:value-type="string">
            <text:p text:style-name="P43">4/5</text:p>
          </table:table-cell>
          <table:table-cell table:style-name="Tabulka2.A4" office:value-type="string">
            <text:p text:style-name="P37">S, B</text:p>
          </table:table-cell>
          <table:table-cell table:style-name="Tabulka2.A4" office:value-type="string">
            <text:p text:style-name="P37">2</text:p>
          </table:table-cell>
          <table:table-cell table:style-name="Tabulka2.A4" office:value-type="string">
            <text:p text:style-name="P52"><text:span text:style-name="T181">5</text:span><text:span text:style-name="T183"> zl</text:span></text:p>
          </table:table-cell>
        </table:table-row>
        <table:table-row table:style-name="Tabulka2.1">
          <table:table-cell table:style-name="Tabulka2.A21" table:number-columns-spanned="8" office:value-type="string">
            <text:p text:style-name="P41">Obouruční</text:p>
          </table:table-cell>
          <table:covered-table-cell/>
          <table:covered-table-cell/>
          <table:covered-table-cell/>
          <table:covered-table-cell/>
          <table:covered-table-cell/>
          <table:covered-table-cell/>
          <table:covered-table-cell/>
        </table:table-row>
        <table:table-row table:style-name="Tabulka2.27">
          <table:table-cell table:style-name="Tabulka2.A27" office:value-type="string">
            <text:p text:style-name="P41">lehké</text:p>
          </table:table-cell>
          <table:table-cell table:style-name="Tabulka2.A27" office:value-type="string">
            <text:p text:style-name="P38"/>
          </table:table-cell>
          <table:table-cell table:style-name="Tabulka2.A27" office:value-type="string">
            <text:p text:style-name="P38"/>
          </table:table-cell>
          <table:table-cell table:style-name="Tabulka2.A27" office:value-type="string">
            <text:p text:style-name="P38"/>
          </table:table-cell>
          <table:table-cell table:style-name="Tabulka2.A27" office:value-type="string">
            <text:p text:style-name="P36"/>
          </table:table-cell>
          <table:table-cell table:style-name="Tabulka2.A27" office:value-type="string">
            <text:p text:style-name="P38"/>
          </table:table-cell>
          <table:table-cell table:style-name="Tabulka2.A27" office:value-type="string">
            <text:p text:style-name="P38"/>
          </table:table-cell>
          <table:table-cell table:style-name="Tabulka2.A27" office:value-type="string">
            <text:p text:style-name="P38"/>
          </table:table-cell>
        </table:table-row>
        <table:table-row table:style-name="Tabulka2.28">
          <table:table-cell table:style-name="Tabulka2.A4" office:value-type="string">
            <text:p text:style-name="P36">Dřevěná hůl</text:p>
          </table:table-cell>
          <table:table-cell table:style-name="Tabulka2.A4" office:value-type="string">
            <text:p text:style-name="P44">0</text:p>
          </table:table-cell>
          <table:table-cell table:style-name="Tabulka2.A4" office:value-type="string">
            <text:p text:style-name="P44">2</text:p>
          </table:table-cell>
          <table:table-cell table:style-name="Tabulka2.A4" office:value-type="string">
            <text:p text:style-name="P44">2</text:p>
          </table:table-cell>
          <table:table-cell table:style-name="Tabulka2.A4" office:value-type="string">
            <text:p text:style-name="P44">0</text:p>
          </table:table-cell>
          <table:table-cell table:style-name="Tabulka2.A4" office:value-type="string">
            <text:p text:style-name="P38">D</text:p>
          </table:table-cell>
          <table:table-cell table:style-name="Tabulka2.A4" office:value-type="string">
            <text:p text:style-name="P38">1-2</text:p>
          </table:table-cell>
          <table:table-cell table:style-name="Tabulka2.A4" office:value-type="string">
            <text:p text:style-name="P38">1 dn</text:p>
          </table:table-cell>
        </table:table-row>
        <table:table-row table:style-name="Tabulka2.29">
          <table:table-cell table:style-name="Tabulka2.A4" office:value-type="string">
            <text:p text:style-name="P35">Okovaná bojová hůl</text:p>
          </table:table-cell>
          <table:table-cell table:style-name="Tabulka2.A4" office:value-type="string">
            <text:p text:style-name="P43">1</text:p>
          </table:table-cell>
          <table:table-cell table:style-name="Tabulka2.A4" office:value-type="string">
            <text:p text:style-name="P43">2</text:p>
          </table:table-cell>
          <table:table-cell table:style-name="Tabulka2.A4" office:value-type="string">
            <text:p text:style-name="P43">2</text:p>
          </table:table-cell>
          <table:table-cell table:style-name="Tabulka2.A4" office:value-type="string">
            <text:p text:style-name="P43">1</text:p>
          </table:table-cell>
          <table:table-cell table:style-name="Tabulka2.A4" office:value-type="string">
            <text:p text:style-name="P37">D</text:p>
          </table:table-cell>
          <table:table-cell table:style-name="Tabulka2.A4" office:value-type="string">
            <text:p text:style-name="P37">1-2</text:p>
          </table:table-cell>
          <table:table-cell table:style-name="Tabulka2.A4" office:value-type="string">
            <text:p text:style-name="P37">1 st</text:p>
          </table:table-cell>
        </table:table-row>
        <table:table-row table:style-name="Tabulka2.30">
          <table:table-cell table:style-name="Tabulka2.A4" office:value-type="string">
            <text:p text:style-name="P35">Vidle</text:p>
          </table:table-cell>
          <table:table-cell table:style-name="Tabulka2.A4" office:value-type="string">
            <text:p text:style-name="P43">1</text:p>
          </table:table-cell>
          <table:table-cell table:style-name="Tabulka2.A4" office:value-type="string">
            <text:p text:style-name="P43">1</text:p>
          </table:table-cell>
          <table:table-cell table:style-name="Tabulka2.A4" office:value-type="string">
            <text:p text:style-name="P43">2</text:p>
          </table:table-cell>
          <table:table-cell table:style-name="Tabulka2.A4" office:value-type="string">
            <text:p text:style-name="P43">2</text:p>
          </table:table-cell>
          <table:table-cell table:style-name="Tabulka2.A4" office:value-type="string">
            <text:p text:style-name="P37">B</text:p>
          </table:table-cell>
          <table:table-cell table:style-name="Tabulka2.A4" office:value-type="string">
            <text:p text:style-name="P37">2</text:p>
          </table:table-cell>
          <table:table-cell table:style-name="Tabulka2.A4" office:value-type="string">
            <text:p text:style-name="P43">1 st, 2 dn</text:p>
          </table:table-cell>
        </table:table-row>
        <table:table-row table:style-name="Tabulka2.31">
          <table:table-cell table:style-name="Tabulka2.A4" office:value-type="string">
            <text:p text:style-name="P40">střední</text:p>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row>
        <table:table-row table:style-name="Tabulka2.32">
          <table:table-cell table:style-name="Tabulka2.A4" office:value-type="string">
            <text:p text:style-name="P35">Trojzubec</text:p>
          </table:table-cell>
          <table:table-cell table:style-name="Tabulka2.A4" office:value-type="string">
            <text:p text:style-name="P43">2</text:p>
          </table:table-cell>
          <table:table-cell table:style-name="Tabulka2.A4" office:value-type="string">
            <text:p text:style-name="P43">1</text:p>
          </table:table-cell>
          <table:table-cell table:style-name="Tabulka2.A4" office:value-type="string">
            <text:p text:style-name="P43">2</text:p>
          </table:table-cell>
          <table:table-cell table:style-name="Tabulka2.A4" office:value-type="string">
            <text:p text:style-name="P43">3</text:p>
          </table:table-cell>
          <table:table-cell table:style-name="Tabulka2.A4" office:value-type="string">
            <text:p text:style-name="P37">B</text:p>
          </table:table-cell>
          <table:table-cell table:style-name="Tabulka2.A4" office:value-type="string">
            <text:p text:style-name="P37">2</text:p>
          </table:table-cell>
          <table:table-cell table:style-name="Tabulka2.A4" office:value-type="string">
            <text:p text:style-name="P37">5 st</text:p>
          </table:table-cell>
        </table:table-row>
        <table:table-row table:style-name="Tabulka2.33">
          <table:table-cell table:style-name="Tabulka2.A4" office:value-type="string">
            <text:p text:style-name="P35">Cep</text:p>
          </table:table-cell>
          <table:table-cell table:style-name="Tabulka2.A4" office:value-type="string">
            <text:p text:style-name="P43">2</text:p>
          </table:table-cell>
          <table:table-cell table:style-name="Tabulka2.A4" office:value-type="string">
            <text:p text:style-name="P43">2</text:p>
          </table:table-cell>
          <table:table-cell table:style-name="Tabulka2.A4" office:value-type="string">
            <text:p text:style-name="P43">1</text:p>
          </table:table-cell>
          <table:table-cell table:style-name="Tabulka2.A4" office:value-type="string">
            <text:p text:style-name="P43">2</text:p>
          </table:table-cell>
          <table:table-cell table:style-name="Tabulka2.A4" office:value-type="string">
            <text:p text:style-name="P37">D</text:p>
          </table:table-cell>
          <table:table-cell table:style-name="Tabulka2.A4" office:value-type="string">
            <text:p text:style-name="P37">2</text:p>
          </table:table-cell>
          <table:table-cell table:style-name="Tabulka2.A4" office:value-type="string">
            <text:p text:style-name="P43">5 dn</text:p>
          </table:table-cell>
        </table:table-row>
        <table:table-row table:style-name="Tabulka2.34">
          <table:table-cell table:style-name="Tabulka2.A4" office:value-type="string">
            <text:p text:style-name="P31"><text:span text:style-name="T183">Kopí, </text:span><text:span text:style-name="T181">s</text:span><text:span text:style-name="T183">udlice</text:span></text:p>
          </table:table-cell>
          <table:table-cell table:style-name="Tabulka2.A4" office:value-type="string">
            <text:p text:style-name="P43">3</text:p>
          </table:table-cell>
          <table:table-cell table:style-name="Tabulka2.A4" office:value-type="string">
            <text:p text:style-name="P43">1</text:p>
          </table:table-cell>
          <table:table-cell table:style-name="Tabulka2.A4" office:value-type="string">
            <text:p text:style-name="P43">1</text:p>
          </table:table-cell>
          <table:table-cell table:style-name="Tabulka2.A4" office:value-type="string">
            <text:p text:style-name="P43">4</text:p>
          </table:table-cell>
          <table:table-cell table:style-name="Tabulka2.A4" office:value-type="string">
            <text:p text:style-name="P37">B</text:p>
          </table:table-cell>
          <table:table-cell table:style-name="Tabulka2.A4" office:value-type="string">
            <text:p text:style-name="P43">2</text:p>
          </table:table-cell>
          <table:table-cell table:style-name="Tabulka2.A4" office:value-type="string">
            <text:p text:style-name="P43">1 zl</text:p>
          </table:table-cell>
        </table:table-row>
        <table:table-row table:style-name="Tabulka2.35">
          <table:table-cell table:style-name="Tabulka2.A4" office:value-type="string">
            <text:p text:style-name="P31"><text:span text:style-name="T181">H</text:span><text:span text:style-name="T183">alapartna</text:span></text:p>
          </table:table-cell>
          <table:table-cell table:style-name="Tabulka2.A4" office:value-type="string">
            <text:p text:style-name="P43">4</text:p>
          </table:table-cell>
          <table:table-cell table:style-name="Tabulka2.A4" office:value-type="string">
            <text:p text:style-name="P48">1</text:p>
          </table:table-cell>
          <table:table-cell table:style-name="Tabulka2.A4" office:value-type="string">
            <text:p text:style-name="P43">1</text:p>
          </table:table-cell>
          <table:table-cell table:style-name="Tabulka2.A4" office:value-type="string">
            <text:p text:style-name="P43">5</text:p>
          </table:table-cell>
          <table:table-cell table:style-name="Tabulka2.A4" office:value-type="string">
            <text:p text:style-name="P37">S, B</text:p>
          </table:table-cell>
          <table:table-cell table:style-name="Tabulka2.A4" office:value-type="string">
            <text:p text:style-name="P48">3</text:p>
          </table:table-cell>
          <table:table-cell table:style-name="Tabulka2.A4" office:value-type="string">
            <text:p text:style-name="P43">2 zl</text:p>
          </table:table-cell>
        </table:table-row>
        <table:table-row table:style-name="Tabulka2.36">
          <table:table-cell table:style-name="Tabulka2.A4" office:value-type="string">
            <text:p text:style-name="P35">Píka <text:s text:c="2"/></text:p>
          </table:table-cell>
          <table:table-cell table:style-name="Tabulka2.A4" office:value-type="string">
            <text:p text:style-name="P43">5</text:p>
          </table:table-cell>
          <table:table-cell table:style-name="Tabulka2.A4" office:value-type="string">
            <text:p text:style-name="P48">1</text:p>
          </table:table-cell>
          <table:table-cell table:style-name="Tabulka2.A4" office:value-type="string">
            <text:p text:style-name="P43">0</text:p>
          </table:table-cell>
          <table:table-cell table:style-name="Tabulka2.A4" office:value-type="string">
            <text:p text:style-name="P43">6</text:p>
          </table:table-cell>
          <table:table-cell table:style-name="Tabulka2.A4" office:value-type="string">
            <text:p text:style-name="P37">B</text:p>
          </table:table-cell>
          <table:table-cell table:style-name="Tabulka2.A4" office:value-type="string">
            <text:p text:style-name="P48">4</text:p>
          </table:table-cell>
          <table:table-cell table:style-name="Tabulka2.A4" office:value-type="string">
            <text:p text:style-name="P52"><text:span text:style-name="T181">1</text:span><text:span text:style-name="T183"> </text:span><text:span text:style-name="T181">zl</text:span></text:p>
          </table:table-cell>
        </table:table-row>
        <table:table-row table:style-name="Tabulka2.37">
          <table:table-cell table:style-name="Tabulka2.A4" office:value-type="string">
            <text:p text:style-name="P40">těžké</text:p>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cell table:style-name="Tabulka2.A4" office:value-type="string">
            <text:p text:style-name="P37"/>
          </table:table-cell>
        </table:table-row>
        <table:table-row table:style-name="Tabulka2.38">
          <table:table-cell table:style-name="Tabulka2.A4" office:value-type="string">
            <text:p text:style-name="P31"><text:span text:style-name="T183">Obouruč</text:span><text:span text:style-name="T181">ní meč či šavle</text:span></text:p>
          </table:table-cell>
          <table:table-cell table:style-name="Tabulka2.A4" office:value-type="string">
            <text:p text:style-name="P43">4</text:p>
          </table:table-cell>
          <table:table-cell table:style-name="Tabulka2.A4" office:value-type="string">
            <text:p text:style-name="P48">0</text:p>
          </table:table-cell>
          <table:table-cell table:style-name="Tabulka2.A4" office:value-type="string">
            <text:p text:style-name="P43">1</text:p>
          </table:table-cell>
          <table:table-cell table:style-name="Tabulka2.A4" office:value-type="string">
            <text:p text:style-name="P50">7</text:p>
          </table:table-cell>
          <table:table-cell table:style-name="Tabulka2.A4" office:value-type="string">
            <text:p text:style-name="P37">S</text:p>
          </table:table-cell>
          <table:table-cell table:style-name="Tabulka2.A4" office:value-type="string">
            <text:p text:style-name="P37">2</text:p>
          </table:table-cell>
          <table:table-cell table:style-name="Tabulka2.A4" office:value-type="string">
            <text:p text:style-name="P52"><text:span text:style-name="T181">6</text:span><text:span text:style-name="T183"> zl</text:span></text:p>
          </table:table-cell>
        </table:table-row>
        <table:table-row table:style-name="Tabulka2.39">
          <table:table-cell table:style-name="Tabulka2.A4" office:value-type="string">
            <text:p text:style-name="P35">Válečné kladivo</text:p>
          </table:table-cell>
          <table:table-cell table:style-name="Tabulka2.A4" office:value-type="string">
            <text:p text:style-name="P43">5</text:p>
          </table:table-cell>
          <table:table-cell table:style-name="Tabulka2.A4" office:value-type="string">
            <text:p text:style-name="P48">0</text:p>
          </table:table-cell>
          <table:table-cell table:style-name="Tabulka2.A4" office:value-type="string">
            <text:p text:style-name="P43">0</text:p>
          </table:table-cell>
          <table:table-cell table:style-name="Tabulka2.A4" office:value-type="string">
            <text:p text:style-name="P52"><text:span text:style-name="T181">7</text:span><text:span text:style-name="T191">**</text:span></text:p>
          </table:table-cell>
          <table:table-cell table:style-name="Tabulka2.A4" office:value-type="string">
            <text:p text:style-name="P37">D, P</text:p>
          </table:table-cell>
          <table:table-cell table:style-name="Tabulka2.A4" office:value-type="string">
            <text:p text:style-name="P37">2</text:p>
          </table:table-cell>
          <table:table-cell table:style-name="Tabulka2.A4" office:value-type="string">
            <text:p text:style-name="P52"><text:span text:style-name="T181">4</text:span><text:span text:style-name="T183"> zl</text:span></text:p>
          </table:table-cell>
        </table:table-row>
        <table:table-row table:style-name="Tabulka2.40">
          <table:table-cell table:style-name="Tabulka2.A4" office:value-type="string">
            <text:p text:style-name="P35">Těžký kyj</text:p>
          </table:table-cell>
          <table:table-cell table:style-name="Tabulka2.A4" office:value-type="string">
            <text:p text:style-name="P43">5</text:p>
          </table:table-cell>
          <table:table-cell table:style-name="Tabulka2.A4" office:value-type="string">
            <text:p text:style-name="P43">0</text:p>
          </table:table-cell>
          <table:table-cell table:style-name="Tabulka2.A4" office:value-type="string">
            <text:p text:style-name="P43">0</text:p>
          </table:table-cell>
          <table:table-cell table:style-name="Tabulka2.A4" office:value-type="string">
            <text:p text:style-name="P50">7</text:p>
          </table:table-cell>
          <table:table-cell table:style-name="Tabulka2.A4" office:value-type="string">
            <text:p text:style-name="P37">D</text:p>
          </table:table-cell>
          <table:table-cell table:style-name="Tabulka2.A4" office:value-type="string">
            <text:p text:style-name="P37">2</text:p>
          </table:table-cell>
          <table:table-cell table:style-name="Tabulka2.A4" office:value-type="string">
            <text:p text:style-name="P37">2 st</text:p>
          </table:table-cell>
        </table:table-row>
        <table:table-row table:style-name="Tabulka2.41">
          <table:table-cell table:style-name="Tabulka2.A4" office:value-type="string">
            <text:p text:style-name="P36">Obouruční palice</text:p>
          </table:table-cell>
          <table:table-cell table:style-name="Tabulka2.A4" office:value-type="string">
            <text:p text:style-name="P44">5</text:p>
          </table:table-cell>
          <table:table-cell table:style-name="Tabulka2.A4" office:value-type="string">
            <text:p text:style-name="P49">0</text:p>
          </table:table-cell>
          <table:table-cell table:style-name="Tabulka2.A4" office:value-type="string">
            <text:p text:style-name="P44">0</text:p>
          </table:table-cell>
          <table:table-cell table:style-name="Tabulka2.A4" office:value-type="string">
            <text:p text:style-name="P51">8</text:p>
          </table:table-cell>
          <table:table-cell table:style-name="Tabulka2.A4" office:value-type="string">
            <text:p text:style-name="P38">D</text:p>
          </table:table-cell>
          <table:table-cell table:style-name="Tabulka2.A4" office:value-type="string">
            <text:p text:style-name="P38">2</text:p>
          </table:table-cell>
          <table:table-cell table:style-name="Tabulka2.A4" office:value-type="string">
            <text:p text:style-name="P38">1 zl</text:p>
          </table:table-cell>
        </table:table-row>
        <table:table-row table:style-name="Tabulka2.42">
          <table:table-cell table:style-name="Tabulka2.A4" office:value-type="string">
            <text:p text:style-name="P36">Válečná sekera</text:p>
          </table:table-cell>
          <table:table-cell table:style-name="Tabulka2.A4" office:value-type="string">
            <text:p text:style-name="P44">5</text:p>
          </table:table-cell>
          <table:table-cell table:style-name="Tabulka2.A4" office:value-type="string">
            <text:p text:style-name="P49">0</text:p>
          </table:table-cell>
          <table:table-cell table:style-name="Tabulka2.A4" office:value-type="string">
            <text:p text:style-name="P44">0</text:p>
          </table:table-cell>
          <table:table-cell table:style-name="Tabulka2.A4" office:value-type="string">
            <text:p text:style-name="P51">8</text:p>
          </table:table-cell>
          <table:table-cell table:style-name="Tabulka2.A4" office:value-type="string">
            <text:p text:style-name="P38">S</text:p>
          </table:table-cell>
          <table:table-cell table:style-name="Tabulka2.A4" office:value-type="string">
            <text:p text:style-name="P38">2</text:p>
          </table:table-cell>
          <table:table-cell table:style-name="Tabulka2.A4" office:value-type="string">
            <text:p text:style-name="P53"><text:span text:style-name="T181">5</text:span><text:span text:style-name="T183"> zl</text:span></text:p>
          </table:table-cell>
        </table:table-row>
        <table:table-row table:style-name="Tabulka2.43">
          <table:table-cell table:style-name="Tabulka2.A43" table:number-columns-spanned="8" office:value-type="string">
            <text:p text:style-name="P41">Kombinace</text:p>
          </table:table-cell>
          <table:covered-table-cell/>
          <table:covered-table-cell/>
          <table:covered-table-cell/>
          <table:covered-table-cell/>
          <table:covered-table-cell/>
          <table:covered-table-cell/>
          <table:covered-table-cell/>
        </table:table-row>
        <table:table-row table:style-name="Tabulka2.44">
          <table:table-cell table:style-name="Tabulka2.A4" office:value-type="string">
            <text:p text:style-name="P36">Dvě dýky</text:p>
          </table:table-cell>
          <table:table-cell table:style-name="Tabulka2.A4" office:value-type="string">
            <text:p text:style-name="P44">0</text:p>
          </table:table-cell>
          <table:table-cell table:style-name="Tabulka2.A4" office:value-type="string">
            <text:p text:style-name="P44">2</text:p>
          </table:table-cell>
          <table:table-cell table:style-name="Tabulka2.A4" office:value-type="string">
            <text:p text:style-name="P44">0</text:p>
          </table:table-cell>
          <table:table-cell table:style-name="Tabulka2.A4" office:value-type="string">
            <text:p text:style-name="P44">1</text:p>
          </table:table-cell>
          <table:table-cell table:style-name="Tabulka2.A4" office:value-type="string">
            <text:p text:style-name="P38">B</text:p>
          </table:table-cell>
          <table:table-cell table:style-name="Tabulka2.A4" office:value-type="string">
            <text:p text:style-name="P38">0</text:p>
          </table:table-cell>
          <table:table-cell table:style-name="Tabulka2.A4" office:value-type="string">
            <text:p text:style-name="P38"/>
          </table:table-cell>
        </table:table-row>
        <table:table-row table:style-name="Tabulka2.45">
          <table:table-cell table:style-name="Tabulka2.A45" office:value-type="string">
            <text:p text:style-name="P33"><text:span text:style-name="T183">Dl. dýka </text:span><text:span text:style-name="T181">nebo tesák</text:span><text:span text:style-name="T183"> + dýka</text:span></text:p>
          </table:table-cell>
          <table:table-cell table:style-name="Tabulka2.A45" office:value-type="string">
            <text:p text:style-name="P44">1</text:p>
          </table:table-cell>
          <table:table-cell table:style-name="Tabulka2.A45" office:value-type="string">
            <text:p text:style-name="P44">2</text:p>
          </table:table-cell>
          <table:table-cell table:style-name="Tabulka2.A45" office:value-type="string">
            <text:p text:style-name="P44">1</text:p>
          </table:table-cell>
          <table:table-cell table:style-name="Tabulka2.A45" office:value-type="string">
            <text:p text:style-name="P44">1</text:p>
          </table:table-cell>
          <table:table-cell table:style-name="Tabulka2.A45" office:value-type="string">
            <text:p text:style-name="P53"><text:span text:style-name="T181">(S), </text:span><text:span text:style-name="T183">B</text:span></text:p>
          </table:table-cell>
          <table:table-cell table:style-name="Tabulka2.A45" office:value-type="string">
            <text:p text:style-name="P38">0</text:p>
          </table:table-cell>
          <table:table-cell table:style-name="Tabulka2.A45" office:value-type="string">
            <text:p text:style-name="P38"/>
          </table:table-cell>
        </table:table-row>
      </table:table>
      <text:p text:style-name="P34"/>
      <text:p text:style-name="P34">* Velmi vzácná zbraň. Při použití se štítem je útok jen 1</text:p>
      <text:p text:style-name="P34">** Při útoku průrazným bodcem se snižuje zranění o 1, ale při zásahu do zbroje se počítá KZ o 3 nižší.</text:p>
      <text:p text:style-name="P34"/>
      <text:p text:style-name="P34">/* K délce zbraní: U zbraní vyžadujících rozmach se v tomto prostoru nesmí vyskytovat ani spolubojovníci (pokud se vyskytují, postava má postih k hodu na útok). */</text:p>
      <text:p text:style-name="P34"/>
      <text:p text:style-name="P34">IMPORTANT (kombinace zbraní):</text:p>
      <text:p text:style-name="P31"><text:span text:style-name="T180">-- sekundární zbraň dává +1 do útoku s tím, že je možné se operativně rozhodnout, která zbraň je primární. Při boji s krátkým mečem (1/+2) a </text:span><text:soft-page-break/><text:span text:style-name="T180">dýkou (2/0) je tedy možné mít buď 2/+2 (pokud bude kr. meč primární) nebo 3/0 (pokud bude obrana primární). Obrana je dána zbraní, která má vyšší obranu.</text:span></text:p>
      <text:p text:style-name="P34">/* KOMBINACE NESMÍ DÁVAT BONUS DO OBRANY, JINAK BY BYLA VŽDYCKY LEPŠÍ NEŽ ŠTÍT A NEBYL BY TUDÍŽ DŮVOD ŠTÍT POUŽÍVAT. */</text:p>
      <text:p text:style-name="P34"/>
      <text:p text:style-name="P35"/>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table:number-columns-spanned="7" office:value-type="string">
            <text:list xml:id="list163016858695637" text:continue-numbering="true" text:style-name="WWNum1">
              <text:list-item>
                <text:list>
                  <text:list-item>
                    <text:list>
                      <text:list-item>
                        <text:list>
                          <text:list-item>
                            <text:h text:style-name="P195" text:outline-level="4">Tabulka střelných a vrhacích zbraní</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ulka3.1">
          <table:table-cell table:style-name="Tabulka3.A2" office:value-type="string">
            <text:p text:style-name="P36">Zbraň</text:p>
          </table:table-cell>
          <table:table-cell table:style-name="Tabulka3.A2" office:value-type="string">
            <text:p text:style-name="P38">MinSil</text:p>
          </table:table-cell>
          <table:table-cell table:style-name="Tabulka3.A2" office:value-type="string">
            <text:p text:style-name="P38">Útok</text:p>
          </table:table-cell>
          <table:table-cell table:style-name="Tabulka3.A2" office:value-type="string">
            <text:p text:style-name="P38">Zranění</text:p>
          </table:table-cell>
          <table:table-cell table:style-name="Tabulka3.A2" office:value-type="string">
            <text:p text:style-name="P38"/>
          </table:table-cell>
          <table:table-cell table:style-name="Tabulka3.A2" office:value-type="string">
            <text:p text:style-name="P38">Základní dostřel</text:p>
          </table:table-cell>
          <table:table-cell table:style-name="Tabulka3.A2" office:value-type="string">
            <text:p text:style-name="P38">Cena</text:p>
          </table:table-cell>
        </table:table-row>
        <table:table-row table:style-name="Tabulka3.1">
          <table:table-cell table:style-name="Tabulka3.A3" table:number-columns-spanned="7" office:value-type="string">
            <text:p text:style-name="P51">Střelné</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33"><text:span text:style-name="T183">Krátký luk</text:span><text:span text:style-name="T181">*</text:span></text:p>
          </table:table-cell>
          <table:table-cell table:style-name="Tabulka3.B4" office:value-type="string">
            <text:p text:style-name="P44">2</text:p>
          </table:table-cell>
          <table:table-cell table:style-name="Tabulka3.B4" office:value-type="string">
            <text:p text:style-name="P38">2</text:p>
          </table:table-cell>
          <table:table-cell table:style-name="Tabulka3.B4" office:value-type="string">
            <text:p text:style-name="P44">4</text:p>
          </table:table-cell>
          <table:table-cell table:style-name="Tabulka3.B4" office:value-type="string">
            <text:p text:style-name="P38"/>
          </table:table-cell>
          <table:table-cell table:style-name="Tabulka3.B4" office:value-type="string">
            <text:p text:style-name="P53"><text:span text:style-name="T183">3*Sil + </text:span><text:span text:style-name="T181">14</text:span></text:p>
          </table:table-cell>
          <table:table-cell table:style-name="Tabulka3.B4" office:value-type="string">
            <text:p text:style-name="P38">1 zl</text:p>
          </table:table-cell>
        </table:table-row>
        <table:table-row table:style-name="Tabulka3.1">
          <table:table-cell table:style-name="Tabulka3.B4" office:value-type="string">
            <text:p text:style-name="P31"><text:span text:style-name="T183">Dlouhý luk</text:span><text:span text:style-name="T181">*</text:span></text:p>
          </table:table-cell>
          <table:table-cell table:style-name="Tabulka3.B4" office:value-type="string">
            <text:p text:style-name="P43">3</text:p>
          </table:table-cell>
          <table:table-cell table:style-name="Tabulka3.B4" office:value-type="string">
            <text:p text:style-name="P37">2</text:p>
          </table:table-cell>
          <table:table-cell table:style-name="Tabulka3.B4" office:value-type="string">
            <text:p text:style-name="P43">5</text:p>
          </table:table-cell>
          <table:table-cell table:style-name="Tabulka3.B4" office:value-type="string">
            <text:p text:style-name="P37"/>
          </table:table-cell>
          <table:table-cell table:style-name="Tabulka3.B4" office:value-type="string">
            <text:p text:style-name="P52"><text:span text:style-name="T183">3*Sil + </text:span><text:span text:style-name="T181">21</text:span></text:p>
          </table:table-cell>
          <table:table-cell table:style-name="Tabulka3.B4" office:value-type="string">
            <text:p text:style-name="P37">2 zl</text:p>
          </table:table-cell>
        </table:table-row>
        <table:table-row table:style-name="Tabulka3.1">
          <table:table-cell table:style-name="Tabulka3.B4" office:value-type="string">
            <text:p text:style-name="P31"><text:span text:style-name="T183">Lehká kuše</text:span><text:span text:style-name="T181">**</text:span></text:p>
          </table:table-cell>
          <table:table-cell table:style-name="Tabulka3.B4" office:value-type="string">
            <text:p text:style-name="P43">0</text:p>
          </table:table-cell>
          <table:table-cell table:style-name="Tabulka3.B4" office:value-type="string">
            <text:p text:style-name="P37">2</text:p>
          </table:table-cell>
          <table:table-cell table:style-name="Tabulka3.B4" office:value-type="string">
            <text:p text:style-name="P43">5</text:p>
          </table:table-cell>
          <table:table-cell table:style-name="Tabulka3.B4" office:value-type="string">
            <text:p text:style-name="P37"/>
          </table:table-cell>
          <table:table-cell table:style-name="Tabulka3.B4" office:value-type="string">
            <text:p text:style-name="P37">20</text:p>
          </table:table-cell>
          <table:table-cell table:style-name="Tabulka3.B4" office:value-type="string">
            <text:p text:style-name="P52"><text:span text:style-name="T181">5</text:span><text:span text:style-name="T183"> zl</text:span></text:p>
          </table:table-cell>
        </table:table-row>
        <table:table-row table:style-name="Tabulka3.1">
          <table:table-cell table:style-name="Tabulka3.B4" office:value-type="string">
            <text:p text:style-name="P31"><text:span text:style-name="T183">Těžká kuše</text:span><text:span text:style-name="T181">***</text:span></text:p>
          </table:table-cell>
          <table:table-cell table:style-name="Tabulka3.B4" office:value-type="string">
            <text:p text:style-name="P43">0</text:p>
          </table:table-cell>
          <table:table-cell table:style-name="Tabulka3.B4" office:value-type="string">
            <text:p text:style-name="P43">1</text:p>
          </table:table-cell>
          <table:table-cell table:style-name="Tabulka3.B4" office:value-type="string">
            <text:p text:style-name="P43">8</text:p>
          </table:table-cell>
          <table:table-cell table:style-name="Tabulka3.B4" office:value-type="string">
            <text:p text:style-name="P37"/>
          </table:table-cell>
          <table:table-cell table:style-name="Tabulka3.B4" office:value-type="string">
            <text:p text:style-name="P37">30</text:p>
          </table:table-cell>
          <table:table-cell table:style-name="Tabulka3.B4" office:value-type="string">
            <text:p text:style-name="P52"><text:span text:style-name="T181">10</text:span><text:span text:style-name="T183"> zl</text:span></text:p>
          </table:table-cell>
        </table:table-row>
        <table:table-row table:style-name="Tabulka3.1">
          <table:table-cell table:style-name="Tabulka3.B4" office:value-type="string">
            <text:p text:style-name="P31"><text:span text:style-name="T183">Foukačka</text:span><text:span text:style-name="T181">****</text:span></text:p>
          </table:table-cell>
          <table:table-cell table:style-name="Tabulka3.B4" office:value-type="string">
            <text:p text:style-name="P37">0</text:p>
          </table:table-cell>
          <table:table-cell table:style-name="Tabulka3.B4" office:value-type="string">
            <text:p text:style-name="P37">1</text:p>
          </table:table-cell>
          <table:table-cell table:style-name="Tabulka3.B4" office:value-type="string">
            <text:p text:style-name="P37">(1)</text:p>
          </table:table-cell>
          <table:table-cell table:style-name="Tabulka3.B4" office:value-type="string">
            <text:p text:style-name="P37"/>
          </table:table-cell>
          <table:table-cell table:style-name="Tabulka3.B4" office:value-type="string">
            <text:p text:style-name="P37">7</text:p>
          </table:table-cell>
          <table:table-cell table:style-name="Tabulka3.B4" office:value-type="string">
            <text:p text:style-name="P37">1 st</text:p>
          </table:table-cell>
        </table:table-row>
        <table:table-row table:style-name="Tabulka3.1">
          <table:table-cell table:style-name="Tabulka3.B4" office:value-type="string">
            <text:p text:style-name="P35">Prak</text:p>
          </table:table-cell>
          <table:table-cell table:style-name="Tabulka3.B4" office:value-type="string">
            <text:p text:style-name="P43">0</text:p>
          </table:table-cell>
          <table:table-cell table:style-name="Tabulka3.B4" office:value-type="string">
            <text:p text:style-name="P37">0</text:p>
          </table:table-cell>
          <table:table-cell table:style-name="Tabulka3.B4" office:value-type="string">
            <text:p text:style-name="P43">3</text:p>
          </table:table-cell>
          <table:table-cell table:style-name="Tabulka3.B4" office:value-type="string">
            <text:p text:style-name="P37"/>
          </table:table-cell>
          <table:table-cell table:style-name="Tabulka3.B4" office:value-type="string">
            <text:p text:style-name="P37">10</text:p>
          </table:table-cell>
          <table:table-cell table:style-name="Tabulka3.B4" office:value-type="string">
            <text:p text:style-name="P43">2 dn</text:p>
          </table:table-cell>
        </table:table-row>
        <table:table-row table:style-name="Tabulka3.1">
          <table:table-cell table:style-name="Tabulka3.B4" office:value-type="string">
            <text:p text:style-name="P35">Tyčový prak</text:p>
          </table:table-cell>
          <table:table-cell table:style-name="Tabulka3.B4" office:value-type="string">
            <text:p text:style-name="P43">1</text:p>
          </table:table-cell>
          <table:table-cell table:style-name="Tabulka3.B4" office:value-type="string">
            <text:p text:style-name="P37">0</text:p>
          </table:table-cell>
          <table:table-cell table:style-name="Tabulka3.B4" office:value-type="string">
            <text:p text:style-name="P43">4</text:p>
          </table:table-cell>
          <table:table-cell table:style-name="Tabulka3.B4" office:value-type="string">
            <text:p text:style-name="P37"/>
          </table:table-cell>
          <table:table-cell table:style-name="Tabulka3.B4" office:value-type="string">
            <text:p text:style-name="P37">12</text:p>
          </table:table-cell>
          <table:table-cell table:style-name="Tabulka3.B4" office:value-type="string">
            <text:p text:style-name="P43">3 dn</text:p>
          </table:table-cell>
        </table:table-row>
        <table:table-row table:style-name="Tabulka3.1">
          <table:table-cell table:style-name="Tabulka3.A11" table:number-columns-spanned="7" office:value-type="string">
            <text:p text:style-name="P51">Vrhací</text:p>
          </table:table-cell>
          <table:covered-table-cell/>
          <table:covered-table-cell/>
          <table:covered-table-cell/>
          <table:covered-table-cell/>
          <table:covered-table-cell/>
          <table:covered-table-cell/>
        </table:table-row>
        <table:table-row table:style-name="Tabulka3.1">
          <table:table-cell table:style-name="Tabulka3.A4" office:value-type="string">
            <text:p text:style-name="P36">Vrhací šipka</text:p>
          </table:table-cell>
          <table:table-cell table:style-name="Tabulka3.B4" office:value-type="string">
            <text:p text:style-name="P44">0</text:p>
          </table:table-cell>
          <table:table-cell table:style-name="Tabulka3.B4" office:value-type="string">
            <text:p text:style-name="P38">1</text:p>
          </table:table-cell>
          <table:table-cell table:style-name="Tabulka3.B4" office:value-type="string">
            <text:p text:style-name="P44">2</text:p>
          </table:table-cell>
          <table:table-cell table:style-name="Tabulka3.B4" office:value-type="string">
            <text:p text:style-name="P38"/>
          </table:table-cell>
          <table:table-cell table:style-name="Tabulka3.B4" office:value-type="string">
            <text:p text:style-name="P53"><text:span text:style-name="T183">Sil + </text:span><text:span text:style-name="T181">6</text:span></text:p>
          </table:table-cell>
          <table:table-cell table:style-name="Tabulka3.B4" office:value-type="string">
            <text:p text:style-name="P53"><text:span text:style-name="T181">4</text:span><text:span text:style-name="T183"> </text:span><text:span text:style-name="T181">dn</text:span></text:p>
          </table:table-cell>
        </table:table-row>
        <table:table-row table:style-name="Tabulka3.1">
          <table:table-cell table:style-name="Tabulka3.B4" office:value-type="string">
            <text:p text:style-name="P35">Kámen</text:p>
          </table:table-cell>
          <table:table-cell table:style-name="Tabulka3.B4" office:value-type="string">
            <text:p text:style-name="P43">1</text:p>
          </table:table-cell>
          <table:table-cell table:style-name="Tabulka3.B4" office:value-type="string">
            <text:p text:style-name="P37">0</text:p>
          </table:table-cell>
          <table:table-cell table:style-name="Tabulka3.B4" office:value-type="string">
            <text:p text:style-name="P43">3</text:p>
          </table:table-cell>
          <table:table-cell table:style-name="Tabulka3.B4" office:value-type="string">
            <text:p text:style-name="P37"/>
          </table:table-cell>
          <table:table-cell table:style-name="Tabulka3.B4" office:value-type="string">
            <text:p text:style-name="P52"><text:span text:style-name="T183">Sil + </text:span><text:span text:style-name="T181">5</text:span></text:p>
          </table:table-cell>
          <table:table-cell table:style-name="Tabulka3.B4" office:value-type="string">
            <text:p text:style-name="P37">-</text:p>
          </table:table-cell>
        </table:table-row>
        <table:table-row table:style-name="Tabulka3.14">
          <table:table-cell table:style-name="Tabulka3.B4" office:value-type="string">
            <text:p text:style-name="P33"><text:span text:style-name="T183">Oštěp</text:span><text:span text:style-name="T181">+</text:span></text:p>
          </table:table-cell>
          <table:table-cell table:style-name="Tabulka3.B4" office:value-type="string">
            <text:p text:style-name="P44">2</text:p>
          </table:table-cell>
          <table:table-cell table:style-name="Tabulka3.B4" office:value-type="string">
            <text:p text:style-name="P38">1</text:p>
          </table:table-cell>
          <table:table-cell table:style-name="Tabulka3.B4" office:value-type="string">
            <text:p text:style-name="P44">5</text:p>
          </table:table-cell>
          <table:table-cell table:style-name="Tabulka3.B4" office:value-type="string">
            <text:p text:style-name="P38"/>
          </table:table-cell>
          <table:table-cell table:style-name="Tabulka3.B4" office:value-type="string">
            <text:p text:style-name="P53"><text:span text:style-name="T183">2*Sil + </text:span><text:span text:style-name="T181">6</text:span></text:p>
          </table:table-cell>
          <table:table-cell table:style-name="Tabulka3.B4" office:value-type="string">
            <text:p text:style-name="P53"><text:span text:style-name="T181">2</text:span><text:span text:style-name="T183"> st</text:span></text:p>
          </table:table-cell>
        </table:table-row>
        <table:table-row table:style-name="Tabulka3.1">
          <table:table-cell table:style-name="Tabulka3.B4" office:value-type="string">
            <text:p text:style-name="P36">Hvězdice</text:p>
          </table:table-cell>
          <table:table-cell table:style-name="Tabulka3.B4" office:value-type="string">
            <text:p text:style-name="P44">0</text:p>
          </table:table-cell>
          <table:table-cell table:style-name="Tabulka3.B4" office:value-type="string">
            <text:p text:style-name="P38">1</text:p>
          </table:table-cell>
          <table:table-cell table:style-name="Tabulka3.B4" office:value-type="string">
            <text:p text:style-name="P44">2</text:p>
          </table:table-cell>
          <table:table-cell table:style-name="Tabulka3.B4" office:value-type="string">
            <text:p text:style-name="P38"/>
          </table:table-cell>
          <table:table-cell table:style-name="Tabulka3.B4" office:value-type="string">
            <text:p text:style-name="P53"><text:span text:style-name="T183">Sil + </text:span><text:span text:style-name="T181">4</text:span></text:p>
          </table:table-cell>
          <table:table-cell table:style-name="Tabulka3.B4" office:value-type="string">
            <text:p text:style-name="P53"><text:span text:style-name="T183">2 </text:span><text:span text:style-name="T181">dn</text:span></text:p>
          </table:table-cell>
        </table:table-row>
        <table:table-row table:style-name="Tabulka3.1">
          <table:table-cell table:style-name="Tabulka3.B4" office:value-type="string">
            <text:p text:style-name="P42">Vrhací disk /* chakram */</text:p>
          </table:table-cell>
          <table:table-cell table:style-name="Tabulka3.B4" office:value-type="string">
            <text:p text:style-name="P43">2</text:p>
          </table:table-cell>
          <table:table-cell table:style-name="Tabulka3.B4" office:value-type="string">
            <text:p text:style-name="P43">1</text:p>
          </table:table-cell>
          <table:table-cell table:style-name="Tabulka3.B4" office:value-type="string">
            <text:p text:style-name="P43">4</text:p>
          </table:table-cell>
          <table:table-cell table:style-name="Tabulka3.B4" office:value-type="string">
            <text:p text:style-name="P37"/>
          </table:table-cell>
          <table:table-cell table:style-name="Tabulka3.B4" office:value-type="string">
            <text:p text:style-name="P46">Sil + 6</text:p>
          </table:table-cell>
          <table:table-cell table:style-name="Tabulka3.B4" office:value-type="string">
            <text:p text:style-name="P46">2 zl</text:p>
          </table:table-cell>
        </table:table-row>
        <table:table-row table:style-name="Tabulka3.1">
          <table:table-cell table:style-name="Tabulka3.B4" office:value-type="string">
            <text:p text:style-name="P35">Vrhací dýka</text:p>
          </table:table-cell>
          <table:table-cell table:style-name="Tabulka3.B4" office:value-type="string">
            <text:p text:style-name="P43">1</text:p>
          </table:table-cell>
          <table:table-cell table:style-name="Tabulka3.B4" office:value-type="string">
            <text:p text:style-name="P37">1</text:p>
          </table:table-cell>
          <table:table-cell table:style-name="Tabulka3.B4" office:value-type="string">
            <text:p text:style-name="P43">3</text:p>
          </table:table-cell>
          <table:table-cell table:style-name="Tabulka3.B4" office:value-type="string">
            <text:p text:style-name="P37"/>
          </table:table-cell>
          <table:table-cell table:style-name="Tabulka3.B4" office:value-type="string">
            <text:p text:style-name="P52"><text:span text:style-name="T183">Sil + </text:span><text:span text:style-name="T181">5</text:span></text:p>
          </table:table-cell>
          <table:table-cell table:style-name="Tabulka3.B4" office:value-type="string">
            <text:p text:style-name="P52"><text:span text:style-name="T181">2</text:span><text:span text:style-name="T183"> st</text:span></text:p>
          </table:table-cell>
        </table:table-row>
        <table:table-row table:style-name="Tabulka3.1">
          <table:table-cell table:style-name="Tabulka3.A18" office:value-type="string">
            <text:p text:style-name="P36">Vrhací sekera</text:p>
          </table:table-cell>
          <table:table-cell table:style-name="Tabulka3.A18" office:value-type="string">
            <text:p text:style-name="P44">3</text:p>
          </table:table-cell>
          <table:table-cell table:style-name="Tabulka3.A18" office:value-type="string">
            <text:p text:style-name="P38">0</text:p>
          </table:table-cell>
          <table:table-cell table:style-name="Tabulka3.A18" office:value-type="string">
            <text:p text:style-name="P44">6</text:p>
          </table:table-cell>
          <table:table-cell table:style-name="Tabulka3.A18" office:value-type="string">
            <text:p text:style-name="P38"/>
          </table:table-cell>
          <table:table-cell table:style-name="Tabulka3.A18" office:value-type="string">
            <text:p text:style-name="P53"><text:span text:style-name="T183">Sil + </text:span><text:span text:style-name="T181">3</text:span></text:p>
          </table:table-cell>
          <table:table-cell table:style-name="Tabulka3.A18" office:value-type="string">
            <text:p text:style-name="P53"><text:span text:style-name="T181">3</text:span><text:span text:style-name="T183"> st</text:span></text:p>
          </table:table-cell>
        </table:table-row>
      </table:table>
      <text:p text:style-name="P34"/>
      <text:p text:style-name="P29"/>
      <text:p text:style-name="P29"/>
      <text:p text:style-name="P29"/>
      <text:p text:style-name="P29"/>
      <table:table table:name="Tabulka4" table:style-name="Tabulka4">
        <table:table-column table:style-name="Tabulka4.A"/>
        <table:table-column table:style-name="Tabulka4.B"/>
        <text:soft-page-break/>
        <table:table-row table:style-name="Tabulka4.1">
          <table:table-cell table:style-name="Tabulka4.A1" table:number-columns-spanned="2" office:value-type="string">
            <text:list xml:id="list163016512123814" text:continue-numbering="true" text:style-name="WWNum1">
              <text:list-item>
                <text:list>
                  <text:list-item>
                    <text:h text:style-name="P174" text:outline-level="2"><text:span text:style-name="T183">Ceník –</text:span><text:span text:style-name="T181"> položky až do finálních pravidel</text:span></text:h>
                  </text:list-item>
                </text:list>
              </text:list-item>
            </text:list>
          </table:table-cell>
          <table:covered-table-cell/>
        </table:table-row>
        <table:table-row table:style-name="Tabulka4.1">
          <table:table-cell table:style-name="Tabulka4.A2" table:number-columns-spanned="2" office:value-type="string">
            <text:list xml:id="list163016570887804" text:continue-numbering="true" text:style-name="WWNum1">
              <text:list-item>
                <text:list>
                  <text:list-item>
                    <text:list>
                      <text:list-item>
                        <text:list>
                          <text:list-item>
                            <text:list>
                              <text:list-item>
                                <text:list>
                                  <text:list-item>
                                    <text:list>
                                      <text:list-item>
                                        <text:list>
                                          <text:list-item>
                                            <text:h text:style-name="P200" text:outline-level="8">Dopravní prostředky</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62">Žebřiňák</text:p>
          </table:table-cell>
          <table:table-cell table:style-name="Tabulka4.A3" office:value-type="string">
            <text:p text:style-name="P72">2 zl</text:p>
          </table:table-cell>
        </table:table-row>
        <table:table-row table:style-name="Tabulka4.1">
          <table:table-cell table:style-name="Tabulka4.A3" office:value-type="string">
            <text:p text:style-name="P61">Vůz (cestovní s plachtou)</text:p>
          </table:table-cell>
          <table:table-cell table:style-name="Tabulka4.A3" office:value-type="string">
            <text:p text:style-name="P71">3 zl</text:p>
          </table:table-cell>
        </table:table-row>
        <table:table-row table:style-name="Tabulka4.1">
          <table:table-cell table:style-name="Tabulka4.A3" office:value-type="string">
            <text:p text:style-name="P54"><text:span text:style-name="T183">Kočár </text:span><text:span text:style-name="T181">otevřený, běžný</text:span></text:p>
          </table:table-cell>
          <table:table-cell table:style-name="Tabulka4.A3" office:value-type="string">
            <text:p text:style-name="P56"><text:span text:style-name="T191">6</text:span><text:span text:style-name="T187"> zl</text:span></text:p>
          </table:table-cell>
        </table:table-row>
        <table:table-row table:style-name="Tabulka4.1">
          <table:table-cell table:style-name="Tabulka4.A3" office:value-type="string">
            <text:p text:style-name="P54"><text:span text:style-name="T183">Kočár </text:span><text:span text:style-name="T181">otevřený, luxusní</text:span></text:p>
          </table:table-cell>
          <table:table-cell table:style-name="Tabulka4.A3" office:value-type="string">
            <text:p text:style-name="P59">20 zl</text:p>
          </table:table-cell>
        </table:table-row>
        <table:table-row table:style-name="Tabulka4.1">
          <table:table-cell table:style-name="Tabulka4.A3" office:value-type="string">
            <text:p text:style-name="P76">Kočár uzavřený, běžný</text:p>
          </table:table-cell>
          <table:table-cell table:style-name="Tabulka4.A3" office:value-type="string">
            <text:p text:style-name="P74">10 zl</text:p>
          </table:table-cell>
        </table:table-row>
        <table:table-row table:style-name="Tabulka4.1">
          <table:table-cell table:style-name="Tabulka4.A3" office:value-type="string">
            <text:p text:style-name="P76">Kočár uzavřený, luxusní</text:p>
          </table:table-cell>
          <table:table-cell table:style-name="Tabulka4.A3" office:value-type="string">
            <text:p text:style-name="P74">30 zl</text:p>
          </table:table-cell>
        </table:table-row>
        <table:table-row table:style-name="Tabulka4.1">
          <table:table-cell table:style-name="Tabulka4.A3" office:value-type="string">
            <text:p text:style-name="P61">Válečný vůz</text:p>
          </table:table-cell>
          <table:table-cell table:style-name="Tabulka4.A3" office:value-type="string">
            <text:p text:style-name="P71">5 zl</text:p>
          </table:table-cell>
        </table:table-row>
        <table:table-row table:style-name="Tabulka4.1">
          <table:table-cell table:style-name="Tabulka4.A3" office:value-type="string">
            <text:p text:style-name="P61">Pramice</text:p>
          </table:table-cell>
          <table:table-cell table:style-name="Tabulka4.A3" office:value-type="string">
            <text:p text:style-name="P71">1 zl</text:p>
          </table:table-cell>
        </table:table-row>
        <table:table-row table:style-name="Tabulka4.1">
          <table:table-cell table:style-name="Tabulka4.A3" office:value-type="string">
            <text:p text:style-name="P61">Kanoe</text:p>
          </table:table-cell>
          <table:table-cell table:style-name="Tabulka4.A3" office:value-type="string">
            <text:p text:style-name="P71">1 zl</text:p>
          </table:table-cell>
        </table:table-row>
        <table:table-row table:style-name="Tabulka4.1">
          <table:table-cell table:style-name="Tabulka4.A3" table:number-columns-spanned="2" office:value-type="string">
            <text:list xml:id="list163014883083108" text:continue-numbering="true" text:style-name="WWNum1">
              <text:list-item>
                <text:list>
                  <text:list-item>
                    <text:list>
                      <text:list-item>
                        <text:list>
                          <text:list-item>
                            <text:list>
                              <text:list-item>
                                <text:list>
                                  <text:list-item>
                                    <text:list>
                                      <text:list-item>
                                        <text:list>
                                          <text:list-item>
                                            <text:h text:style-name="P201" text:outline-level="8">Magická léčiva</text:h>
                                          </text:list-item>
                                        </text:list>
                                      </text:list-item>
                                    </text:list>
                                  </text:list-item>
                                </text:list>
                              </text:list-item>
                            </text:list>
                          </text:list-item>
                        </text:list>
                      </text:list-item>
                    </text:list>
                  </text:list-item>
                </text:list>
              </text:list-item>
            </text:list>
          </table:table-cell>
          <table:covered-table-cell/>
        </table:table-row>
        <table:table-row table:style-name="Tabulka4.1">
          <table:table-cell table:style-name="Tabulka4.A3" office:value-type="string">
            <text:p text:style-name="P73">Léčivý lektvar</text:p>
          </table:table-cell>
          <table:table-cell table:style-name="Tabulka4.A3" office:value-type="string">
            <text:p text:style-name="P57"><text:span text:style-name="T180">1 st * hodnocení</text:span><text:span text:style-name="T195">2</text:span></text:p>
          </table:table-cell>
        </table:table-row>
        <table:table-row table:style-name="Tabulka4.1">
          <table:table-cell table:style-name="Tabulka4.A3" office:value-type="string">
            <text:p text:style-name="P58">Hojivá mast</text:p>
          </table:table-cell>
          <table:table-cell table:style-name="Tabulka4.A3" office:value-type="string">
            <text:p text:style-name="P56"><text:span text:style-name="T180">5 dn * hodnocení</text:span><text:span text:style-name="T195">2</text:span></text:p>
          </table:table-cell>
        </table:table-row>
        <table:table-row table:style-name="Tabulka4.1">
          <table:table-cell table:style-name="Tabulka4.A3" office:value-type="string">
            <text:p text:style-name="P58">Lektvar na hojení otevřených zranění</text:p>
          </table:table-cell>
          <table:table-cell table:style-name="Tabulka4.A3" office:value-type="string">
            <text:p text:style-name="P56"><text:span text:style-name="T180">2 st * hodnocení</text:span><text:span text:style-name="T195">2</text:span></text:p>
          </table:table-cell>
        </table:table-row>
        <table:table-row table:style-name="Tabulka4.1">
          <table:table-cell table:style-name="Tabulka4.A3" office:value-type="string">
            <text:p text:style-name="P58">Odvar na hojení otevřených zranění</text:p>
          </table:table-cell>
          <table:table-cell table:style-name="Tabulka4.A3" office:value-type="string">
            <text:p text:style-name="P56"><text:span text:style-name="T180">1 st * hodnocení</text:span><text:span text:style-name="T195">2</text:span></text:p>
          </table:table-cell>
        </table:table-row>
        <table:table-row table:style-name="Tabulka4.1">
          <table:table-cell table:style-name="Tabulka4.A3" office:value-type="string">
            <text:p text:style-name="P58">Lektvar na hojení vnitřních zranění a zlomenin</text:p>
          </table:table-cell>
          <table:table-cell table:style-name="Tabulka4.A3" office:value-type="string">
            <text:p text:style-name="P56"><text:span text:style-name="T180">3 st * hodnocení</text:span><text:span text:style-name="T195">2</text:span></text:p>
          </table:table-cell>
        </table:table-row>
        <table:table-row table:style-name="Tabulka4.1">
          <table:table-cell table:style-name="Tabulka4.A3" office:value-type="string">
            <text:p text:style-name="P58">Odvar na hojení vnitřních zranění a zlomenin</text:p>
          </table:table-cell>
          <table:table-cell table:style-name="Tabulka4.A3" office:value-type="string">
            <text:p text:style-name="P56"><text:span text:style-name="T180">2 st * hodnocení</text:span><text:span text:style-name="T195">2</text:span></text:p>
          </table:table-cell>
        </table:table-row>
        <table:table-row table:style-name="Tabulka4.1">
          <table:table-cell table:style-name="Tabulka4.A3" office:value-type="string">
            <text:p text:style-name="P58">Tinktura na popáleniny a omrzliny</text:p>
          </table:table-cell>
          <table:table-cell table:style-name="Tabulka4.A3" office:value-type="string">
            <text:p text:style-name="P56"><text:span text:style-name="T180">3 st * hodnocení</text:span><text:span text:style-name="T195">2</text:span></text:p>
          </table:table-cell>
        </table:table-row>
        <table:table-row table:style-name="Tabulka4.1">
          <table:table-cell table:style-name="Tabulka4.A3" office:value-type="string">
            <text:p text:style-name="P58">Mast na popáleniny a omrzliny</text:p>
          </table:table-cell>
          <table:table-cell table:style-name="Tabulka4.A3" office:value-type="string">
            <text:p text:style-name="P56"><text:span text:style-name="T180">2 st * hodnocení</text:span><text:span text:style-name="T195">2</text:span></text:p>
          </table:table-cell>
        </table:table-row>
        <table:table-row table:style-name="Tabulka4.1">
          <table:table-cell table:style-name="Tabulka4.A21" office:value-type="string">
            <text:p text:style-name="P62"/>
          </table:table-cell>
          <table:table-cell table:style-name="Tabulka4.A21" office:value-type="string">
            <text:p text:style-name="P60"/>
          </table:table-cell>
        </table:table-row>
      </table:table>
      <text:p text:style-name="P34"/>
      <text:p text:style-name="P29"/>
      <text:p text:style-name="P29"/>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table:number-columns-spanned="7" office:value-type="string">
            <text:list xml:id="list163016018269691" text:continue-numbering="true" text:style-name="WWNum1">
              <text:list-item>
                <text:list>
                  <text:list-item>
                    <text:h text:style-name="P175" text:outline-level="2">Ceník</text:h>
                  </text:list-item>
                </text:list>
              </text:list-item>
            </text:list>
          </table:table-cell>
          <table:covered-table-cell/>
          <table:covered-table-cell/>
          <table:covered-table-cell/>
          <table:covered-table-cell/>
          <table:covered-table-cell/>
          <table:covered-table-cell/>
        </table:table-row>
        <table:table-row table:style-name="Tabulka5.1">
          <table:table-cell table:style-name="Tabulka5.A2" office:value-type="string">
            <text:p text:style-name="P64"/>
          </table:table-cell>
          <table:table-cell table:style-name="Tabulka5.A2" office:value-type="string">
            <text:p text:style-name="P64">Cena</text:p>
          </table:table-cell>
          <table:table-cell table:style-name="Tabulka5.A2" office:value-type="string">
            <text:p text:style-name="P57"><text:span text:style-name="T183">Vá</text:span><text:soft-page-break/><text:span text:style-name="T183">ha</text:span></text:p>
          </table:table-cell>
          <table:table-cell table:style-name="Tabulka5.A2" office:value-type="string">
            <text:p text:style-name="P64"/>
          </table:table-cell>
          <table:table-cell table:style-name="Tabulka5.A2" office:value-type="string">
            <text:p text:style-name="P64"/>
          </table:table-cell>
          <table:table-cell table:style-name="Tabulka5.A2" office:value-type="string">
            <text:p text:style-name="P64">Cena</text:p>
          </table:table-cell>
          <table:table-cell table:style-name="Tabulka5.A2" office:value-type="string">
            <text:p text:style-name="P57"><text:span text:style-name="T183">Váh</text:span><text:soft-page-break/><text:span text:style-name="T183">a</text:span></text:p>
          </table:table-cell>
        </table:table-row>
        <table:table-row table:style-name="Tabulka5.1">
          <table:table-cell table:style-name="Tabulka5.A3" office:value-type="string">
            <text:list xml:id="list163015142721062" text:continue-numbering="true" text:style-name="WWNum1">
              <text:list-item>
                <text:list>
                  <text:list-item>
                    <text:list>
                      <text:list-item>
                        <text:h text:style-name="P177" text:outline-level="3">Šatstvo</text:h>
                      </text:list-item>
                    </text:list>
                  </text:list-item>
                </text:list>
              </text:list-item>
            </text:list>
          </table:table-cell>
          <table:table-cell table:style-name="Tabulka5.B3" office:value-type="string">
            <text:p text:style-name="P67"/>
          </table:table-cell>
          <table:table-cell table:style-name="Tabulka5.B3" office:value-type="string">
            <text:p text:style-name="P64"/>
          </table:table-cell>
          <table:table-cell table:style-name="Tabulka5.B3" office:value-type="string">
            <text:p text:style-name="P64"/>
          </table:table-cell>
          <table:table-cell table:style-name="Tabulka5.B3" office:value-type="string">
            <text:list xml:id="list163016937932238" text:continue-numbering="true" text:style-name="WWNum1">
              <text:list-item>
                <text:list>
                  <text:list-item>
                    <text:list>
                      <text:list-item>
                        <text:h text:style-name="P177" text:outline-level="3">Přeprava</text:h>
                      </text:list-item>
                    </text:list>
                  </text:list-item>
                </text:list>
              </text:list-item>
            </text:list>
          </table:table-cell>
          <table:table-cell table:style-name="Tabulka5.B3" office:value-type="string">
            <text:p text:style-name="P67"/>
          </table:table-cell>
          <table:table-cell table:style-name="Tabulka5.B3" office:value-type="string">
            <text:p text:style-name="P67"/>
          </table:table-cell>
        </table:table-row>
        <table:table-row table:style-name="Tabulka5.1">
          <table:table-cell table:style-name="Tabulka5.B3" office:value-type="string">
            <text:p text:style-name="P65">Žebrácké hadry</text:p>
          </table:table-cell>
          <table:table-cell table:style-name="Tabulka5.B3" office:value-type="string">
            <text:p text:style-name="P69">2 dn</text:p>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65">Místo v dostavníku (1 den cesty)</text:p>
          </table:table-cell>
          <table:table-cell table:style-name="Tabulka5.B3" office:value-type="string">
            <text:p text:style-name="P56"><text:span text:style-name="T189">4</text:span><text:span text:style-name="T186"> dn</text:span></text:p>
          </table:table-cell>
          <table:table-cell table:style-name="Tabulka5.B3" office:value-type="string">
            <text:p text:style-name="P66"/>
          </table:table-cell>
        </table:table-row>
        <table:table-row table:style-name="Tabulka5.1">
          <table:table-cell table:style-name="Tabulka5.B3" office:value-type="string">
            <text:p text:style-name="P54"><text:span text:style-name="T188">Chudinské</text:span><text:span text:style-name="T185"> – letní</text:span></text:p>
          </table:table-cell>
          <table:table-cell table:style-name="Tabulka5.B3" office:value-type="string">
            <text:p text:style-name="P69">8 st</text:p>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65">Místo na říční lodi (1 den cesty)</text:p>
          </table:table-cell>
          <table:table-cell table:style-name="Tabulka5.B3" office:value-type="string">
            <text:p text:style-name="P56"><text:span text:style-name="T189">2</text:span><text:span text:style-name="T186"> dn</text:span></text:p>
          </table:table-cell>
          <table:table-cell table:style-name="Tabulka5.B3" office:value-type="string">
            <text:p text:style-name="P66"/>
          </table:table-cell>
        </table:table-row>
        <table:table-row table:style-name="Tabulka5.1">
          <table:table-cell table:style-name="Tabulka5.B3" office:value-type="string">
            <text:p text:style-name="P54"><text:span text:style-name="T188">Chudinské</text:span><text:span text:style-name="T185"> – zimní</text:span></text:p>
          </table:table-cell>
          <table:table-cell table:style-name="Tabulka5.B3" office:value-type="string">
            <text:p text:style-name="P69">1 zl, 2 st</text:p>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65">Místo na námořní lodi (1 den cesty)</text:p>
          </table:table-cell>
          <table:table-cell table:style-name="Tabulka5.B3" office:value-type="string">
            <text:p text:style-name="P56"><text:span text:style-name="T189">6</text:span><text:span text:style-name="T186"> dn</text:span></text:p>
          </table:table-cell>
          <table:table-cell table:style-name="Tabulka5.B3" office:value-type="string">
            <text:p text:style-name="P66"/>
          </table:table-cell>
        </table:table-row>
        <table:table-row table:style-name="Tabulka5.1">
          <table:table-cell table:style-name="Tabulka5.B3" office:value-type="string">
            <text:p text:style-name="P54"><text:span text:style-name="T188">Dobré</text:span><text:span text:style-name="T185"> – letní</text:span></text:p>
          </table:table-cell>
          <table:table-cell table:style-name="Tabulka5.B3" office:value-type="string">
            <text:p text:style-name="P69">4 zl</text:p>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65">Vozka s vozem (na 1 den)</text:p>
          </table:table-cell>
          <table:table-cell table:style-name="Tabulka5.B3" office:value-type="string">
            <text:p text:style-name="P56"><text:span text:style-name="T189">2</text:span><text:span text:style-name="T186"> st</text:span></text:p>
          </table:table-cell>
          <table:table-cell table:style-name="Tabulka5.B3" office:value-type="string">
            <text:p text:style-name="P66"/>
          </table:table-cell>
        </table:table-row>
        <table:table-row table:style-name="Tabulka5.1">
          <table:table-cell table:style-name="Tabulka5.B3" office:value-type="string">
            <text:p text:style-name="P54"><text:span text:style-name="T188">Dobré</text:span><text:span text:style-name="T185"> – zimní</text:span></text:p>
          </table:table-cell>
          <table:table-cell table:style-name="Tabulka5.B3" office:value-type="string">
            <text:p text:style-name="P69">6 zl</text:p>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80">Dobré – ke zbroji</text:p>
          </table:table-cell>
          <table:table-cell table:style-name="Tabulka5.B3" office:value-type="string">
            <text:p text:style-name="P69">2 zl</text:p>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0">
          <table:table-cell table:style-name="Tabulka5.B3" office:value-type="string">
            <text:p text:style-name="P55"><text:span text:style-name="T185">Honosné – letn</text:span><text:span text:style-name="T188">í</text:span></text:p>
          </table:table-cell>
          <table:table-cell table:style-name="Tabulka5.B3" office:value-type="string">
            <text:p text:style-name="P70">12 zl</text:p>
          </table:table-cell>
          <table:table-cell table:style-name="Tabulka5.B3" office:value-type="string">
            <text:p text:style-name="P64"/>
          </table:table-cell>
          <table:table-cell table:style-name="Tabulka5.B3" office:value-type="string">
            <text:p text:style-name="P64"/>
          </table:table-cell>
          <table:table-cell table:style-name="Tabulka5.B3" office:value-type="string">
            <text:p text:style-name="P62"/>
          </table:table-cell>
          <table:table-cell table:style-name="Tabulka5.B3" office:value-type="string">
            <text:p text:style-name="P60"/>
          </table:table-cell>
          <table:table-cell table:style-name="Tabulka5.B3" office:value-type="string">
            <text:p text:style-name="P64"/>
          </table:table-cell>
        </table:table-row>
        <table:table-row table:style-name="Tabulka5.1">
          <table:table-cell table:style-name="Tabulka5.B3" office:value-type="string">
            <text:p text:style-name="P68">Honosné – zimní</text:p>
          </table:table-cell>
          <table:table-cell table:style-name="Tabulka5.B3" office:value-type="string">
            <text:p text:style-name="P70">18 zl</text:p>
          </table:table-cell>
          <table:table-cell table:style-name="Tabulka5.B3" office:value-type="string">
            <text:p text:style-name="P64"/>
          </table:table-cell>
          <table:table-cell table:style-name="Tabulka5.B3" office:value-type="string">
            <text:p text:style-name="P64"/>
          </table:table-cell>
          <table:table-cell table:style-name="Tabulka5.B3" office:value-type="string">
            <text:p text:style-name="P62"/>
          </table:table-cell>
          <table:table-cell table:style-name="Tabulka5.B3" office:value-type="string">
            <text:p text:style-name="P64"/>
          </table:table-cell>
          <table:table-cell table:style-name="Tabulka5.B3" office:value-type="string">
            <text:p text:style-name="P64"/>
          </table:table-cell>
        </table:table-row>
        <table:table-row table:style-name="Tabulka5.1">
          <table:table-cell table:style-name="Tabulka5.B3" office:value-type="string">
            <text:p text:style-name="P54"><text:span text:style-name="T185">Honosné </text:span><text:span text:style-name="T188">–</text:span><text:span text:style-name="T185"> </text:span><text:span text:style-name="T188">ke zbroji</text:span></text:p>
          </table:table-cell>
          <table:table-cell table:style-name="Tabulka5.B3" office:value-type="string">
            <text:p text:style-name="P56"><text:span text:style-name="T189">6</text:span><text:span text:style-name="T186"> zl</text:span></text:p>
          </table:table-cell>
          <table:table-cell table:style-name="Tabulka5.B3" office:value-type="string">
            <text:p text:style-name="P63"/>
          </table:table-cell>
          <table:table-cell table:style-name="Tabulka5.B3" office:value-type="string">
            <text:p text:style-name="P34"/>
          </table:table-cell>
          <table:table-cell table:style-name="Tabulka5.B3" office:value-type="string">
            <text:p text:style-name="P34"/>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54"><text:span text:style-name="T188">Luxusní</text:span><text:span text:style-name="T185"> – letní</text:span></text:p>
          </table:table-cell>
          <table:table-cell table:style-name="Tabulka5.B3" office:value-type="string">
            <text:p text:style-name="P56"><text:span text:style-name="T186">40</text:span><text:span text:style-name="T189">+</text:span><text:span text:style-name="T186"> 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74"/>
          </table:table-cell>
          <table:table-cell table:style-name="Tabulka5.B3" office:value-type="string">
            <text:p text:style-name="P63"/>
          </table:table-cell>
        </table:table-row>
        <table:table-row table:style-name="Tabulka5.1">
          <table:table-cell table:style-name="Tabulka5.B3" office:value-type="string">
            <text:p text:style-name="P54"><text:span text:style-name="T188">Luxusní</text:span><text:span text:style-name="T185"> – zimní</text:span></text:p>
          </table:table-cell>
          <table:table-cell table:style-name="Tabulka5.B3" office:value-type="string">
            <text:p text:style-name="P56"><text:span text:style-name="T186">60</text:span><text:span text:style-name="T189">+</text:span><text:span text:style-name="T186"> 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80">Luxusní – ke zbroji</text:p>
          </table:table-cell>
          <table:table-cell table:style-name="Tabulka5.B3" office:value-type="string">
            <text:p text:style-name="P56"><text:span text:style-name="T189">20</text:span><text:span text:style-name="T186"> 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6156622033" text:continue-numbering="true" text:style-name="WWNum1">
              <text:list-item>
                <text:list>
                  <text:list-item>
                    <text:list>
                      <text:list-item>
                        <text:h text:style-name="P186" text:outline-level="3"/>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76"/>
          </table:table-cell>
          <table:table-cell table:style-name="Tabulka5.B3" office:value-type="string">
            <text:p text:style-name="P7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71"/>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71"/>
          </table:table-cell>
          <table:table-cell table:style-name="Tabulka5.B3" office:value-type="string">
            <text:p text:style-name="P63"/>
          </table:table-cell>
        </table:table-row>
        <table:table-row table:style-name="Tabulka5.1">
          <table:table-cell table:style-name="Tabulka5.B3" office:value-type="string">
            <text:p text:style-name="P58"/>
          </table:table-cell>
          <table:table-cell table:style-name="Tabulka5.B3" office:value-type="string">
            <text:p text:style-name="P7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76"/>
          </table:table-cell>
          <table:table-cell table:style-name="Tabulka5.B3" office:value-type="string">
            <text:p text:style-name="P7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list xml:id="list163015510590273" text:continue-numbering="true" text:style-name="WWNum1">
              <text:list-item>
                <text:list>
                  <text:list-item>
                    <text:list>
                      <text:list-item>
                        <text:h text:style-name="P186" text:outline-level="3"/>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58"/>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58"/>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58"/>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58"/>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58"/>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58"/>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58"/>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list xml:id="list163015923732830" text:continue-numbering="true" text:style-name="WWNum1">
              <text:list-item>
                <text:list>
                  <text:list-item>
                    <text:list>
                      <text:list-item>
                        <text:h text:style-name="P186" text:outline-level="3"/>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35"/>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list xml:id="list163016230908524" text:continue-numbering="true" text:style-name="WWNum1">
              <text:list-item>
                <text:list>
                  <text:list-item>
                    <text:list>
                      <text:list-item>
                        <text:h text:style-name="P186" text:outline-level="3"/>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35"/>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37"/>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6837389041" text:continue-numbering="true" text:style-name="WWNum1">
              <text:list-item>
                <text:list>
                  <text:list-item>
                    <text:list>
                      <text:list-item>
                        <text:h text:style-name="P186" text:outline-level="3"/>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ext:soft-page-break/>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71"/>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71"/>
          </table:table-cell>
          <table:table-cell table:style-name="Tabulka5.B3" office:value-type="string">
            <text:p text:style-name="P63"/>
          </table:table-cell>
        </table:table-row>
        <table:table-row table:style-name="Tabulka5.1">
          <table:table-cell table:style-name="Tabulka5.B3" office:value-type="string">
            <text:list xml:id="list163015655393835" text:continue-numbering="true" text:style-name="WWNum1">
              <text:list-item>
                <text:list>
                  <text:list-item>
                    <text:list>
                      <text:list-item>
                        <text:h text:style-name="P186" text:outline-level="3"/>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Kůň - jezdecký</text:p>
          </table:table-cell>
          <table:table-cell table:style-name="Tabulka5.B3" office:value-type="string">
            <text:p text:style-name="P56"><text:span text:style-name="T189">10</text:span><text:span text:style-name="T186">-50 zl</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Kůň - válečný</text:p>
          </table:table-cell>
          <table:table-cell table:style-name="Tabulka5.B3" office:value-type="string">
            <text:p text:style-name="P69">60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
          </table:table-cell>
          <table:table-cell table:style-name="Tabulka5.B3" office:value-type="string">
            <text:p text:style-name="P6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5676801050" text:continue-numbering="true" text:style-name="WWNum1">
              <text:list-item>
                <text:list>
                  <text:list-item>
                    <text:list>
                      <text:list-item>
                        <text:h text:style-name="P177" text:outline-level="3">Jezdecké doplňky/služby</text:h>
                      </text:list-item>
                    </text:list>
                  </text:list-item>
                </text:list>
              </text:list-item>
            </text:list>
          </table:table-cell>
          <table:table-cell table:style-name="Tabulka5.B3" office:value-type="string">
            <text:p text:style-name="P66"/>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Postroj a sedlo</text:p>
          </table:table-cell>
          <table:table-cell table:style-name="Tabulka5.B3" office:value-type="string">
            <text:p text:style-name="P56"><text:span text:style-name="T189">5</text:span><text:span text:style-name="T186"> st</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Sedlové brašny</text:p>
          </table:table-cell>
          <table:table-cell table:style-name="Tabulka5.B3" office:value-type="string">
            <text:p text:style-name="P56"><text:span text:style-name="T189">5</text:span><text:span text:style-name="T186"> st</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Píce pro koně (na 1 den)</text:p>
          </table:table-cell>
          <table:table-cell table:style-name="Tabulka5.B3" office:value-type="string">
            <text:p text:style-name="P81">2 d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Podkova + kovář</text:p>
          </table:table-cell>
          <table:table-cell table:style-name="Tabulka5.B3" office:value-type="string">
            <text:p text:style-name="P69">5 d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Jho</text:p>
          </table:table-cell>
          <table:table-cell table:style-name="Tabulka5.B3" office:value-type="string">
            <text:p text:style-name="P56"><text:span text:style-name="T189">8</text:span><text:span text:style-name="T186"> dn</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7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4947888667" text:continue-numbering="true" text:style-name="WWNum1">
              <text:list-item>
                <text:list>
                  <text:list-item>
                    <text:list>
                      <text:list-item>
                        <text:h text:style-name="P177" text:outline-level="3">Dopravní prostředky</text:h>
                      </text:list-item>
                    </text:list>
                  </text:list-item>
                </text:list>
              </text:list-item>
            </text:list>
          </table:table-cell>
          <table:table-cell table:style-name="Tabulka5.B3" office:value-type="string">
            <text:p text:style-name="P66"/>
          </table:table-cell>
          <table:table-cell table:style-name="Tabulka5.B3" office:value-type="string">
            <text:p text:style-name="P63"/>
          </table:table-cell>
        </table:table-row>
        <table:table-row table:style-name="Tabulka5.1">
          <table:table-cell table:style-name="Tabulka5.B3" office:value-type="string">
            <text:list xml:id="list163014911621424" text:continue-numbering="true" text:style-name="WWNum1">
              <text:list-item>
                <text:list>
                  <text:list-item>
                    <text:list>
                      <text:list-item>
                        <text:h text:style-name="P186" text:outline-level="3"/>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Žebřiňák</text:p>
          </table:table-cell>
          <table:table-cell table:style-name="Tabulka5.B3" office:value-type="string">
            <text:p text:style-name="P69">2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Vůz (cestovní s plachtou)</text:p>
          </table:table-cell>
          <table:table-cell table:style-name="Tabulka5.B3" office:value-type="string">
            <text:p text:style-name="P69">3 zl</text:p>
          </table:table-cell>
          <table:table-cell table:style-name="Tabulka5.B3" office:value-type="string">
            <text:p text:style-name="P63"/>
          </table:table-cell>
        </table:table-row>
        <table:table-row table:style-name="Tabulka5.1">
          <table:table-cell table:style-name="Tabulka5.B3" office:value-type="string">
            <text:p text:style-name="P58"/>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54"><text:span text:style-name="T185">Kočár </text:span><text:span text:style-name="T188">otevřený</text:span></text:p>
          </table:table-cell>
          <table:table-cell table:style-name="Tabulka5.B3" office:value-type="string">
            <text:p text:style-name="P56"><text:span text:style-name="T189">6-20</text:span><text:span text:style-name="T186"> zl</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80">Kočár uzavřený</text:p>
          </table:table-cell>
          <table:table-cell table:style-name="Tabulka5.B3" office:value-type="string">
            <text:p text:style-name="P82">10-30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75"/>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Válečný vůz</text:p>
          </table:table-cell>
          <table:table-cell table:style-name="Tabulka5.B3" office:value-type="string">
            <text:p text:style-name="P69">5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Pramice</text:p>
          </table:table-cell>
          <table:table-cell table:style-name="Tabulka5.B3" office:value-type="string">
            <text:p text:style-name="P69">1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5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Kanoe</text:p>
          </table:table-cell>
          <table:table-cell table:style-name="Tabulka5.B3" office:value-type="string">
            <text:p text:style-name="P69">1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5"/>
          </table:table-cell>
          <table:table-cell table:style-name="Tabulka5.B3" office:value-type="string">
            <text:p text:style-name="P66"/>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5715672557" text:continue-numbering="true" text:style-name="WWNum1">
              <text:list-item>
                <text:list>
                  <text:list-item>
                    <text:list>
                      <text:list-item>
                        <text:h text:style-name="P178" text:outline-level="3">Nádoby a měchy</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42">Džbán (na 1litr)</text:p>
          </table:table-cell>
          <table:table-cell table:style-name="Tabulka5.B3" office:value-type="string">
            <text:p text:style-name="P75">1 dn</text:p>
          </table:table-cell>
          <table:table-cell table:style-name="Tabulka5.B3" office:value-type="string">
            <text:p text:style-name="P63"/>
          </table:table-cell>
        </table:table-row>
        <table:table-row table:style-name="Tabulka5.1">
          <table:table-cell table:style-name="Tabulka5.B3" office:value-type="string">
            <text:list xml:id="list163016103474208" text:continue-numbering="true" text:style-name="WWNum1">
              <text:list-item>
                <text:list>
                  <text:list-item>
                    <text:list>
                      <text:list-item>
                        <text:h text:style-name="P178" text:outline-level="3">Svítidla a svítivo</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Měch (na 1 litr)</text:p>
          </table:table-cell>
          <table:table-cell table:style-name="Tabulka5.B3" office:value-type="string">
            <text:p text:style-name="P56"><text:span text:style-name="T191">4</text:span><text:span text:style-name="T187"> mk</text:span></text:p>
          </table:table-cell>
          <table:table-cell table:style-name="Tabulka5.B3" office:value-type="string">
            <text:p text:style-name="P63"/>
          </table:table-cell>
        </table:table-row>
        <table:table-row table:style-name="Tabulka5.1">
          <table:table-cell table:style-name="Tabulka5.B3" office:value-type="string">
            <text:p text:style-name="P61">Křesadlo a troud</text:p>
          </table:table-cell>
          <table:table-cell table:style-name="Tabulka5.B3" office:value-type="string">
            <text:p text:style-name="P71">1 d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54"><text:span text:style-name="T181">Velký</text:span><text:span text:style-name="T183"> měch (na 5 litrů)</text:span></text:p>
          </table:table-cell>
          <table:table-cell table:style-name="Tabulka5.B3" office:value-type="string">
            <text:p text:style-name="P56"><text:span text:style-name="T191">8</text:span><text:span text:style-name="T187"> mk</text:span></text:p>
          </table:table-cell>
          <table:table-cell table:style-name="Tabulka5.B3" office:value-type="string">
            <text:p text:style-name="P63"/>
          </table:table-cell>
        </table:table-row>
        <table:table-row table:style-name="Tabulka5.1">
          <table:table-cell table:style-name="Tabulka5.B3" office:value-type="string">
            <text:p text:style-name="P61">Olej (1 lahev, keramická)</text:p>
          </table:table-cell>
          <table:table-cell table:style-name="Tabulka5.B3" office:value-type="string">
            <text:p text:style-name="P56"><text:span text:style-name="T191">2</text:span><text:span text:style-name="T187"> </text:span><text:span text:style-name="T191">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Soudek (na 5 litrů)</text:p>
          </table:table-cell>
          <table:table-cell table:style-name="Tabulka5.B3" office:value-type="string">
            <text:p text:style-name="P56"><text:span text:style-name="T191">1</text:span><text:span text:style-name="T187"> </text:span><text:span text:style-name="T191">dn</text:span></text:p>
          </table:table-cell>
          <table:table-cell table:style-name="Tabulka5.B3" office:value-type="string">
            <text:p text:style-name="P63"/>
          </table:table-cell>
        </table:table-row>
        <table:table-row table:style-name="Tabulka5.1">
          <table:table-cell table:style-name="Tabulka5.B3" office:value-type="string">
            <text:p text:style-name="P39">Olejová lampa, lucerna</text:p>
          </table:table-cell>
          <table:table-cell table:style-name="Tabulka5.B3" office:value-type="string">
            <text:p text:style-name="P56"><text:span text:style-name="T191">1</text:span><text:span text:style-name="T187"> </text:span><text:span text:style-name="T191">st</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Sud (na 50 litrů)</text:p>
          </table:table-cell>
          <table:table-cell table:style-name="Tabulka5.B3" office:value-type="string">
            <text:p text:style-name="P56"><text:span text:style-name="T191">6</text:span><text:span text:style-name="T187"> dn</text:span></text:p>
          </table:table-cell>
          <table:table-cell table:style-name="Tabulka5.B3" office:value-type="string">
            <text:p text:style-name="P63"/>
          </table:table-cell>
        </table:table-row>
        <table:table-row table:style-name="Tabulka5.1">
          <table:table-cell table:style-name="Tabulka5.B3" office:value-type="string">
            <text:p text:style-name="P39">Směrová olejová lampa</text:p>
          </table:table-cell>
          <table:table-cell table:style-name="Tabulka5.B3" office:value-type="string">
            <text:p text:style-name="P56"><text:span text:style-name="T187">1 st, </text:span><text:span text:style-name="T191">2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Vědro</text:p>
          </table:table-cell>
          <table:table-cell table:style-name="Tabulka5.B3" office:value-type="string">
            <text:p text:style-name="P71">8 mk</text:p>
          </table:table-cell>
          <table:table-cell table:style-name="Tabulka5.B3" office:value-type="string">
            <text:p text:style-name="P63"/>
          </table:table-cell>
        </table:table-row>
        <table:table-row table:style-name="Tabulka5.1">
          <table:table-cell table:style-name="Tabulka5.B3" office:value-type="string">
            <text:p text:style-name="P39">Lucerna s okenicemi</text:p>
          </table:table-cell>
          <table:table-cell table:style-name="Tabulka5.B3" office:value-type="string">
            <text:p text:style-name="P56"><text:span text:style-name="T191">2</text:span><text:span text:style-name="T187"> </text:span><text:span text:style-name="T191">st</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Keramická lahev (0,5 litru)</text:p>
          </table:table-cell>
          <table:table-cell table:style-name="Tabulka5.B3" office:value-type="string">
            <text:p text:style-name="P71">5 mk</text:p>
          </table:table-cell>
          <table:table-cell table:style-name="Tabulka5.B3" office:value-type="string">
            <text:p text:style-name="P63"/>
          </table:table-cell>
        </table:table-row>
        <table:table-row table:style-name="Tabulka5.1">
          <table:table-cell table:style-name="Tabulka5.B3" office:value-type="string">
            <text:p text:style-name="P39">Hornický kahan</text:p>
          </table:table-cell>
          <table:table-cell table:style-name="Tabulka5.B3" office:value-type="string">
            <text:p text:style-name="P56"><text:span text:style-name="T191">8</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ext:soft-page-break/>
        <table:table-row table:style-name="Tabulka5.1">
          <table:table-cell table:style-name="Tabulka5.B3" office:value-type="string">
            <text:p text:style-name="P39">Zlodějská lucerna</text:p>
          </table:table-cell>
          <table:table-cell table:style-name="Tabulka5.B3" office:value-type="string">
            <text:p text:style-name="P56"><text:span text:style-name="T191">8</text:span><text:span text:style-name="T187"> st</text:span></text:p>
          </table:table-cell>
          <table:table-cell table:style-name="Tabulka5.B3" office:value-type="string">
            <text:p text:style-name="P63"/>
          </table:table-cell>
          <table:table-cell table:style-name="Tabulka5.B3" office:value-type="string">
            <text:p text:style-name="P35"/>
          </table:table-cell>
          <table:table-cell table:style-name="Tabulka5.B3" office:value-type="string">
            <text:list xml:id="list163015744649162" text:continue-numbering="true" text:style-name="WWNum1">
              <text:list-item>
                <text:list>
                  <text:list-item>
                    <text:list>
                      <text:list-item>
                        <text:h text:style-name="P178" text:outline-level="3">Pytle, toulce a batohy</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39">Lucerna se svící</text:p>
          </table:table-cell>
          <table:table-cell table:style-name="Tabulka5.B3" office:value-type="string">
            <text:p text:style-name="P56"><text:span text:style-name="T191">4</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Koš</text:p>
          </table:table-cell>
          <table:table-cell table:style-name="Tabulka5.B3" office:value-type="string">
            <text:p text:style-name="P56"><text:span text:style-name="T191">2</text:span><text:span text:style-name="T187"> </text:span><text:span text:style-name="T191">dn</text:span></text:p>
          </table:table-cell>
          <table:table-cell table:style-name="Tabulka5.B3" office:value-type="string">
            <text:p text:style-name="P63"/>
          </table:table-cell>
        </table:table-row>
        <table:table-row table:style-name="Tabulka5.1">
          <table:table-cell table:style-name="Tabulka5.B3" office:value-type="string">
            <text:p text:style-name="P39">Svíce</text:p>
          </table:table-cell>
          <table:table-cell table:style-name="Tabulka5.B3" office:value-type="string">
            <text:p text:style-name="P56"><text:span text:style-name="T191">5</text:span><text:span text:style-name="T187"> mk</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Nůše</text:p>
          </table:table-cell>
          <table:table-cell table:style-name="Tabulka5.B3" office:value-type="string">
            <text:p text:style-name="P75">3 dn</text:p>
          </table:table-cell>
          <table:table-cell table:style-name="Tabulka5.B3" office:value-type="string">
            <text:p text:style-name="P63"/>
          </table:table-cell>
        </table:table-row>
        <table:table-row table:style-name="Tabulka5.1">
          <table:table-cell table:style-name="Tabulka5.B3" office:value-type="string">
            <text:p text:style-name="P39">Louč</text:p>
          </table:table-cell>
          <table:table-cell table:style-name="Tabulka5.B3" office:value-type="string">
            <text:p text:style-name="P56"><text:span text:style-name="T191">1</text:span><text:span text:style-name="T187"> </text:span><text:span text:style-name="T191">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Měšec malý</text:p>
          </table:table-cell>
          <table:table-cell table:style-name="Tabulka5.B3" office:value-type="string">
            <text:p text:style-name="P56"><text:span text:style-name="T191">3</text:span><text:span text:style-name="T187"> </text:span><text:span text:style-name="T191">dn</text:span></text:p>
          </table:table-cell>
          <table:table-cell table:style-name="Tabulka5.B3" office:value-type="string">
            <text:p text:style-name="P63"/>
          </table:table-cell>
        </table:table-row>
        <table:table-row table:style-name="Tabulka5.1">
          <table:table-cell table:style-name="Tabulka5.B3" office:value-type="string">
            <text:p text:style-name="P39">Pochodeň</text:p>
          </table:table-cell>
          <table:table-cell table:style-name="Tabulka5.B3" office:value-type="string">
            <text:p text:style-name="P56"><text:span text:style-name="T191">3</text:span><text:span text:style-name="T187"> mk</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Měšec velký</text:p>
          </table:table-cell>
          <table:table-cell table:style-name="Tabulka5.B3" office:value-type="string">
            <text:p text:style-name="P56"><text:span text:style-name="T191">5</text:span><text:span text:style-name="T187"> </text:span><text:span text:style-name="T191">dn</text:span></text:p>
          </table:table-cell>
          <table:table-cell table:style-name="Tabulka5.B3" office:value-type="string">
            <text:p text:style-name="P63"/>
          </table:table-cell>
        </table:table-row>
        <table:table-row table:style-name="Tabulka5.1">
          <table:table-cell table:style-name="Tabulka5.B3" office:value-type="string">
            <text:p text:style-name="P39"/>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oulec pro kuši (na 20 šipek)</text:p>
          </table:table-cell>
          <table:table-cell table:style-name="Tabulka5.B3" office:value-type="string">
            <text:p text:style-name="P75">1 st</text:p>
          </table:table-cell>
          <table:table-cell table:style-name="Tabulka5.B3" office:value-type="string">
            <text:p text:style-name="P63"/>
          </table:table-cell>
        </table:table-row>
        <table:table-row table:style-name="Tabulka5.1">
          <table:table-cell table:style-name="Tabulka5.B3" office:value-type="string">
            <text:p text:style-name="P35"/>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oulec pro luk (na 20 šípů)</text:p>
          </table:table-cell>
          <table:table-cell table:style-name="Tabulka5.B3" office:value-type="string">
            <text:p text:style-name="P75">1 st</text:p>
          </table:table-cell>
          <table:table-cell table:style-name="Tabulka5.B3" office:value-type="string">
            <text:p text:style-name="P63"/>
          </table:table-cell>
        </table:table-row>
        <table:table-row table:style-name="Tabulka5.1">
          <table:table-cell table:style-name="Tabulka5.B3" office:value-type="string">
            <text:list xml:id="list163016391235755" text:continue-numbering="true" text:style-name="WWNum1">
              <text:list-item>
                <text:list>
                  <text:list-item>
                    <text:list>
                      <text:list-item>
                        <text:h text:style-name="P178" text:outline-level="3">Tábornické potřeby</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ytel malý</text:p>
          </table:table-cell>
          <table:table-cell table:style-name="Tabulka5.B3" office:value-type="string">
            <text:p text:style-name="P56"><text:span text:style-name="T191">1</text:span><text:span text:style-name="T187"> </text:span><text:span text:style-name="T191">st, 5 dn</text:span></text:p>
          </table:table-cell>
          <table:table-cell table:style-name="Tabulka5.B3" office:value-type="string">
            <text:p text:style-name="P63"/>
          </table:table-cell>
        </table:table-row>
        <table:table-row table:style-name="Tabulka5.1">
          <table:table-cell table:style-name="Tabulka5.B3" office:value-type="string">
            <text:p text:style-name="P61">Roh na pití</text:p>
          </table:table-cell>
          <table:table-cell table:style-name="Tabulka5.B3" office:value-type="string">
            <text:p text:style-name="P56"><text:span text:style-name="T191">2</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ytel velký (na skákání v pytli)</text:p>
          </table:table-cell>
          <table:table-cell table:style-name="Tabulka5.B3" office:value-type="string">
            <text:p text:style-name="P56"><text:span text:style-name="T191">5</text:span><text:span text:style-name="T187">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Čutora (0,5 litru)</text:p>
          </table:table-cell>
          <table:table-cell table:style-name="Tabulka5.B3" office:value-type="string">
            <text:p text:style-name="P56"><text:span text:style-name="T191">2</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Batoh, kožený</text:p>
          </table:table-cell>
          <table:table-cell table:style-name="Tabulka5.B3" office:value-type="string">
            <text:p text:style-name="P56"><text:span text:style-name="T191">3</text:span><text:span text:style-name="T187">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Korbel</text:p>
          </table:table-cell>
          <table:table-cell table:style-name="Tabulka5.B3" office:value-type="string">
            <text:p text:style-name="P71">1 d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orna, kožená</text:p>
          </table:table-cell>
          <table:table-cell table:style-name="Tabulka5.B3" office:value-type="string">
            <text:p text:style-name="P56"><text:span text:style-name="T191">2</text:span><text:span text:style-name="T187"> st</text:span></text:p>
          </table:table-cell>
          <table:table-cell table:style-name="Tabulka5.B3" office:value-type="string">
            <text:p text:style-name="P63"/>
          </table:table-cell>
        </table:table-row>
        <table:table-row table:style-name="Tabulka5.1">
          <table:table-cell table:style-name="Tabulka5.B3" office:value-type="string">
            <text:p text:style-name="P61">Kotlík</text:p>
          </table:table-cell>
          <table:table-cell table:style-name="Tabulka5.B3" office:value-type="string">
            <text:p text:style-name="P56"><text:span text:style-name="T191">1</text:span><text:span text:style-name="T187"> </text:span><text:span text:style-name="T191">st</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Brašna kožená </text:p>
          </table:table-cell>
          <table:table-cell table:style-name="Tabulka5.B3" office:value-type="string">
            <text:p text:style-name="P56"><text:span text:style-name="T191">1 st, 5</text:span><text:span text:style-name="T187"> </text:span><text:span text:style-name="T191">dn</text:span></text:p>
          </table:table-cell>
          <table:table-cell table:style-name="Tabulka5.B3" office:value-type="string">
            <text:p text:style-name="P63"/>
          </table:table-cell>
        </table:table-row>
        <table:table-row table:style-name="Tabulka5.1">
          <table:table-cell table:style-name="Tabulka5.B3" office:value-type="string">
            <text:p text:style-name="P54"><text:span text:style-name="T181">Dřevěný p</text:span><text:span text:style-name="T183">říbor</text:span></text:p>
          </table:table-cell>
          <table:table-cell table:style-name="Tabulka5.B3" office:value-type="string">
            <text:p text:style-name="P56"><text:span text:style-name="T191">3</text:span><text:span text:style-name="T187"> </text:span><text:span text:style-name="T191">mk</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Brašna plátěná (žebradlo)</text:p>
          </table:table-cell>
          <table:table-cell table:style-name="Tabulka5.B3" office:value-type="string">
            <text:p text:style-name="P75">1 st</text:p>
          </table:table-cell>
          <table:table-cell table:style-name="Tabulka5.B3" office:value-type="string">
            <text:p text:style-name="P63"/>
          </table:table-cell>
        </table:table-row>
        <table:table-row table:style-name="Tabulka5.1">
          <table:table-cell table:style-name="Tabulka5.B3" office:value-type="string">
            <text:p text:style-name="P61">Dřevěný talíř</text:p>
          </table:table-cell>
          <table:table-cell table:style-name="Tabulka5.B3" office:value-type="string">
            <text:p text:style-name="P56"><text:span text:style-name="T191">6</text:span><text:span text:style-name="T187"> </text:span><text:span text:style-name="T191">mk</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Kalich</text:p>
          </table:table-cell>
          <table:table-cell table:style-name="Tabulka5.B3" office:value-type="string">
            <text:p text:style-name="P71">1 d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35"/>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54"><text:span text:style-name="T183">Mýdlo (1</text:span><text:span text:style-name="T181">/2</text:span><text:span text:style-name="T183"> hřivn</text:span><text:span text:style-name="T181">y</text:span><text:span text:style-name="T183">)</text:span></text:p>
          </table:table-cell>
          <table:table-cell table:style-name="Tabulka5.B3" office:value-type="string">
            <text:p text:style-name="P56"><text:span text:style-name="T191">1</text:span><text:span text:style-name="T187"> </text:span><text:span text:style-name="T191">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6924934867" text:continue-numbering="true" text:style-name="WWNum1">
              <text:list-item>
                <text:list>
                  <text:list-item>
                    <text:list>
                      <text:list-item>
                        <text:h text:style-name="P179" text:outline-level="3">Truhly a truhlice</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Stan – 1 osoba</text:p>
          </table:table-cell>
          <table:table-cell table:style-name="Tabulka5.B3" office:value-type="string">
            <text:p text:style-name="P56"><text:span text:style-name="T191">2</text:span><text:span text:style-name="T187"> </text:span><text:span text:style-name="T191">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ruhla velká dřevěná s kováním</text:p>
          </table:table-cell>
          <table:table-cell table:style-name="Tabulka5.B3" office:value-type="string">
            <text:p text:style-name="P56"><text:span text:style-name="T191">8</text:span><text:span text:style-name="T187">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Stan – 2 osoby</text:p>
          </table:table-cell>
          <table:table-cell table:style-name="Tabulka5.B3" office:value-type="string">
            <text:p text:style-name="P56"><text:span text:style-name="T191">4</text:span><text:span text:style-name="T187"> </text:span><text:span text:style-name="T191">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ruhla velká dřevěná</text:p>
          </table:table-cell>
          <table:table-cell table:style-name="Tabulka5.B3" office:value-type="string">
            <text:p text:style-name="P56"><text:span text:style-name="T191">3</text:span><text:span text:style-name="T187">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Stan – 8 osob</text:p>
          </table:table-cell>
          <table:table-cell table:style-name="Tabulka5.B3" office:value-type="string">
            <text:p text:style-name="P56"><text:span text:style-name="T191">6</text:span><text:span text:style-name="T187"> </text:span><text:span text:style-name="T191">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ruhla střední dřevěná s kováním</text:p>
          </table:table-cell>
          <table:table-cell table:style-name="Tabulka5.B3" office:value-type="string">
            <text:p text:style-name="P75">5 st</text:p>
          </table:table-cell>
          <table:table-cell table:style-name="Tabulka5.B3" office:value-type="string">
            <text:p text:style-name="P63"/>
          </table:table-cell>
        </table:table-row>
        <table:table-row table:style-name="Tabulka5.1">
          <table:table-cell table:style-name="Tabulka5.B3" office:value-type="string">
            <text:p text:style-name="P61">Stan - pavilón</text:p>
          </table:table-cell>
          <table:table-cell table:style-name="Tabulka5.B3" office:value-type="string">
            <text:p text:style-name="P56"><text:span text:style-name="T191">10</text:span><text:span text:style-name="T187"> </text:span><text:span text:style-name="T191">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ruhla střední dřevěná</text:p>
          </table:table-cell>
          <table:table-cell table:style-name="Tabulka5.B3" office:value-type="string">
            <text:p text:style-name="P75">2 st</text:p>
          </table:table-cell>
          <table:table-cell table:style-name="Tabulka5.B3" office:value-type="string">
            <text:p text:style-name="P63"/>
          </table:table-cell>
        </table:table-row>
        <table:table-row table:style-name="Tabulka5.1">
          <table:table-cell table:style-name="Tabulka5.B3" office:value-type="string">
            <text:p text:style-name="P61">Pokrývka - letní</text:p>
          </table:table-cell>
          <table:table-cell table:style-name="Tabulka5.B3" office:value-type="string">
            <text:p text:style-name="P56"><text:span text:style-name="T191">1</text:span><text:span text:style-name="T187"> </text:span><text:span text:style-name="T191">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ruhla malá dřevěná s kováním</text:p>
          </table:table-cell>
          <table:table-cell table:style-name="Tabulka5.B3" office:value-type="string">
            <text:p text:style-name="P56"><text:span text:style-name="T191">4</text:span><text:span text:style-name="T187">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Pokrývka - zimní</text:p>
          </table:table-cell>
          <table:table-cell table:style-name="Tabulka5.B3" office:value-type="string">
            <text:p text:style-name="P75">1 zl, 5 st</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ruhla malá dřevěná</text:p>
          </table:table-cell>
          <table:table-cell table:style-name="Tabulka5.B3" office:value-type="string">
            <text:p text:style-name="P56"><text:span text:style-name="T191">1</text:span><text:span text:style-name="T187"> </text:span><text:span text:style-name="T191">st, 5 dn</text:span></text:p>
          </table:table-cell>
          <table:table-cell table:style-name="Tabulka5.B3" office:value-type="string">
            <text:p text:style-name="P77"/>
          </table:table-cell>
        </table:table-row>
        <table:table-row table:style-name="Tabulka5.1">
          <table:table-cell table:style-name="Tabulka5.B3" office:value-type="string">
            <text:p text:style-name="P61">Celta</text:p>
          </table:table-cell>
          <table:table-cell table:style-name="Tabulka5.B3" office:value-type="string">
            <text:p text:style-name="P56"><text:span text:style-name="T191">1</text:span><text:span text:style-name="T187"> </text:span><text:span text:style-name="T191">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ruhlice, celokovová</text:p>
          </table:table-cell>
          <table:table-cell table:style-name="Tabulka5.B3" office:value-type="string">
            <text:p text:style-name="P56"><text:span text:style-name="T187">1 </text:span><text:span text:style-name="T191">zl</text:span></text:p>
          </table:table-cell>
          <table:table-cell table:style-name="Tabulka5.B3" office:value-type="string">
            <text:p text:style-name="P63"/>
          </table:table-cell>
        </table:table-row>
        <table:table-row table:style-name="Tabulka5.1">
          <table:table-cell table:style-name="Tabulka5.B3" office:value-type="string">
            <text:p text:style-name="P61">Koření a přísady do jídla (na 1 čen)</text:p>
          </table:table-cell>
          <table:table-cell table:style-name="Tabulka5.B3" office:value-type="string">
            <text:p text:style-name="P56"><text:span text:style-name="T191">5</text:span><text:span text:style-name="T187"> mk</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Zámek na truhlu - vestavěný</text:p>
          </table:table-cell>
          <table:table-cell table:style-name="Tabulka5.B3" office:value-type="string">
            <text:p text:style-name="P71">4 zl</text:p>
          </table:table-cell>
          <table:table-cell table:style-name="Tabulka5.B3" office:value-type="string">
            <text:p text:style-name="P63"/>
          </table:table-cell>
        </table:table-row>
        <table:table-row table:style-name="Tabulka5.1">
          <table:table-cell table:style-name="Tabulka5.B3" office:value-type="string">
            <text:p text:style-name="P54"><text:span text:style-name="T181">Dřevěná v</text:span><text:span text:style-name="T183">ařečka, naběračka</text:span></text:p>
          </table:table-cell>
          <table:table-cell table:style-name="Tabulka5.B3" office:value-type="string">
            <text:p text:style-name="P56"><text:span text:style-name="T191">2</text:span><text:span text:style-name="T187"> mk</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Zámek - visací</text:p>
          </table:table-cell>
          <table:table-cell table:style-name="Tabulka5.B3" office:value-type="string">
            <text:p text:style-name="P56"><text:span text:style-name="T191">2</text:span><text:span text:style-name="T187"> </text:span><text:span text:style-name="T191">zl</text:span></text:p>
          </table:table-cell>
          <table:table-cell table:style-name="Tabulka5.B3" office:value-type="string">
            <text:p text:style-name="P63"/>
          </table:table-cell>
        </table:table-row>
        <table:table-row table:style-name="Tabulka5.1">
          <table:table-cell table:style-name="Tabulka5.B3" office:value-type="string">
            <text:p text:style-name="P61">Brousek</text:p>
          </table:table-cell>
          <table:table-cell table:style-name="Tabulka5.B3" office:value-type="string">
            <text:p text:style-name="P56"><text:span text:style-name="T191">1</text:span><text:span text:style-name="T187"> </text:span><text:span text:style-name="T191">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54"><text:span text:style-name="T181">Dřevěná p</text:span><text:span text:style-name="T183">íšťalka</text:span></text:p>
          </table:table-cell>
          <table:table-cell table:style-name="Tabulka5.B3" office:value-type="string">
            <text:p text:style-name="P71">4 mk</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6223140641" text:continue-numbering="true" text:style-name="WWNum1">
              <text:list-item>
                <text:list>
                  <text:list-item>
                    <text:list>
                      <text:list-item>
                        <text:h text:style-name="P178" text:outline-level="3">Psací potřeby</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ext:soft-page-break/>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Křída</text:p>
          </table:table-cell>
          <table:table-cell table:style-name="Tabulka5.B3" office:value-type="string">
            <text:p text:style-name="P56"><text:span text:style-name="T191">5</text:span><text:span text:style-name="T187"> mk</text:span></text:p>
          </table:table-cell>
          <table:table-cell table:style-name="Tabulka5.B3" office:value-type="string">
            <text:p text:style-name="P63"/>
          </table:table-cell>
        </table:table-row>
        <table:table-row table:style-name="Tabulka5.1">
          <table:table-cell table:style-name="Tabulka5.B3" office:value-type="string">
            <text:list xml:id="list163016297329176" text:continue-numbering="true" text:style-name="WWNum1">
              <text:list-item>
                <text:list>
                  <text:list-item>
                    <text:list>
                      <text:list-item>
                        <text:h text:style-name="P178" text:outline-level="3">Rybářské a lovecké náčiní</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apír (1 list)</text:p>
          </table:table-cell>
          <table:table-cell table:style-name="Tabulka5.B3" office:value-type="string">
            <text:p text:style-name="P56"><text:span text:style-name="T187">1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Rybářské náčiní - prut</text:p>
          </table:table-cell>
          <table:table-cell table:style-name="Tabulka5.B3" office:value-type="string">
            <text:p text:style-name="P56"><text:span text:style-name="T191">2</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apyrus (1 list)</text:p>
          </table:table-cell>
          <table:table-cell table:style-name="Tabulka5.B3" office:value-type="string">
            <text:p text:style-name="P56"><text:span text:style-name="T187">6 </text:span><text:span text:style-name="T191">dn</text:span></text:p>
          </table:table-cell>
          <table:table-cell table:style-name="Tabulka5.B3" office:value-type="string">
            <text:p text:style-name="P63"/>
          </table:table-cell>
        </table:table-row>
        <table:table-row table:style-name="Tabulka5.1">
          <table:table-cell table:style-name="Tabulka5.B3" office:value-type="string">
            <text:p text:style-name="P61">Rybářské náčiní - sítě</text:p>
          </table:table-cell>
          <table:table-cell table:style-name="Tabulka5.B3" office:value-type="string">
            <text:p text:style-name="P56"><text:span text:style-name="T191">5</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ergamen (1 list)</text:p>
          </table:table-cell>
          <table:table-cell table:style-name="Tabulka5.B3" office:value-type="string">
            <text:p text:style-name="P56"><text:span text:style-name="T187">2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Lovecké náčiní (oka, pasti)</text:p>
          </table:table-cell>
          <table:table-cell table:style-name="Tabulka5.B3" office:value-type="string">
            <text:p text:style-name="P56"><text:span text:style-name="T191">2</text:span><text:span text:style-name="T187"> </text:span><text:span text:style-name="T191">st</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54"><text:span text:style-name="T183">Pečetní vosk (1</text:span><text:span text:style-name="T181">/2</text:span><text:span text:style-name="T183"> hřivn</text:span><text:span text:style-name="T181">y</text:span><text:span text:style-name="T183">)</text:span></text:p>
          </table:table-cell>
          <table:table-cell table:style-name="Tabulka5.B3" office:value-type="string">
            <text:p text:style-name="P56"><text:span text:style-name="T191">5</text:span><text:span text:style-name="T187"> dn</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ečetidlo</text:p>
          </table:table-cell>
          <table:table-cell table:style-name="Tabulka5.B3" office:value-type="string">
            <text:p text:style-name="P56"><text:span text:style-name="T187">1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sací brk</text:p>
          </table:table-cell>
          <table:table-cell table:style-name="Tabulka5.B3" office:value-type="string">
            <text:p text:style-name="P56"><text:span text:style-name="T191">8</text:span><text:span text:style-name="T187"> mk</text:span></text:p>
          </table:table-cell>
          <table:table-cell table:style-name="Tabulka5.B3" office:value-type="string">
            <text:p text:style-name="P63"/>
          </table:table-cell>
        </table:table-row>
        <table:table-row table:style-name="Tabulka5.1">
          <table:table-cell table:style-name="Tabulka5.B3" office:value-type="string">
            <text:list xml:id="list163015432481414" text:continue-numbering="true" text:style-name="WWNum1">
              <text:list-item>
                <text:list>
                  <text:list-item>
                    <text:list>
                      <text:list-item>
                        <text:h text:style-name="P178" text:outline-level="3">Krejčířské potřeby</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Inkoust (1 lahvička)</text:p>
          </table:table-cell>
          <table:table-cell table:style-name="Tabulka5.B3" office:value-type="string">
            <text:p text:style-name="P75">2 st</text:p>
          </table:table-cell>
          <table:table-cell table:style-name="Tabulka5.B3" office:value-type="string">
            <text:p text:style-name="P63"/>
          </table:table-cell>
        </table:table-row>
        <table:table-row table:style-name="Tabulka5.1">
          <table:table-cell table:style-name="Tabulka5.B3" office:value-type="string">
            <text:p text:style-name="P61">Šicí potřeby</text:p>
          </table:table-cell>
          <table:table-cell table:style-name="Tabulka5.B3" office:value-type="string">
            <text:p text:style-name="P56"><text:span text:style-name="T191">2</text:span><text:span text:style-name="T187"> </text:span><text:span text:style-name="T191">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ouzdro na mapy či svitky</text:p>
          </table:table-cell>
          <table:table-cell table:style-name="Tabulka5.B3" office:value-type="string">
            <text:p text:style-name="P56"><text:span text:style-name="T191">6</text:span><text:span text:style-name="T187"> dn</text:span></text:p>
          </table:table-cell>
          <table:table-cell table:style-name="Tabulka5.B3" office:value-type="string">
            <text:p text:style-name="P63"/>
          </table:table-cell>
        </table:table-row>
        <table:table-row table:style-name="Tabulka5.1">
          <table:table-cell table:style-name="Tabulka5.B3" office:value-type="string">
            <text:p text:style-name="P61">Plátno - hrubé (1x1 sáh)</text:p>
          </table:table-cell>
          <table:table-cell table:style-name="Tabulka5.B3" office:value-type="string">
            <text:p text:style-name="P71">1 st 5 d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Plátno - prosté (1x1 sáh)</text:p>
          </table:table-cell>
          <table:table-cell table:style-name="Tabulka5.B3" office:value-type="string">
            <text:p text:style-name="P71">6 st</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5577846296" text:continue-numbering="true" text:style-name="WWNum1">
              <text:list-item>
                <text:list>
                  <text:list-item>
                    <text:list>
                      <text:list-item>
                        <text:h text:style-name="P178" text:outline-level="3">Umělecké náčiní</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Plátno - dobré (1x1 sáh)</text:p>
          </table:table-cell>
          <table:table-cell table:style-name="Tabulka5.B3" office:value-type="string">
            <text:p text:style-name="P71">2 zl</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54"><text:span text:style-name="T183">Malířské plátno </text:span><text:span text:style-name="T181">(1x1 sáh)</text:span></text:p>
          </table:table-cell>
          <table:table-cell table:style-name="Tabulka5.B3" office:value-type="string">
            <text:p text:style-name="P56"><text:span text:style-name="T191">1</text:span><text:span text:style-name="T187"> </text:span><text:span text:style-name="T191">zl</text:span></text:p>
          </table:table-cell>
          <table:table-cell table:style-name="Tabulka5.B3" office:value-type="string">
            <text:p text:style-name="P63"/>
          </table:table-cell>
        </table:table-row>
        <table:table-row table:style-name="Tabulka5.1">
          <table:table-cell table:style-name="Tabulka5.B3" office:value-type="string">
            <text:p text:style-name="P61">Plátno – honosné (1x1 sáh)</text:p>
          </table:table-cell>
          <table:table-cell table:style-name="Tabulka5.B3" office:value-type="string">
            <text:p text:style-name="P71">6 zl</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Barvy, štětce a paleta</text:p>
          </table:table-cell>
          <table:table-cell table:style-name="Tabulka5.B3" office:value-type="string">
            <text:p text:style-name="P56"><text:span text:style-name="T191">2</text:span><text:span text:style-name="T187">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1 libra vlny</text:p>
          </table:table-cell>
          <table:table-cell table:style-name="Tabulka5.B3" office:value-type="string">
            <text:p text:style-name="P71">7 st</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Loutna</text:p>
          </table:table-cell>
          <table:table-cell table:style-name="Tabulka5.B3" office:value-type="string">
            <text:p text:style-name="P56"><text:span text:style-name="T187">5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Harfa (přenosná)</text:p>
          </table:table-cell>
          <table:table-cell table:style-name="Tabulka5.B3" office:value-type="string">
            <text:p text:style-name="P56"><text:span text:style-name="T187">8 </text:span><text:span text:style-name="T191">st</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list xml:id="list163015714759700" text:continue-numbering="true" text:style-name="WWNum1">
              <text:list-item>
                <text:list>
                  <text:list-item>
                    <text:list>
                      <text:list-item>
                        <text:h text:style-name="P178" text:outline-level="3">Dámské potřeby</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Parfém (1 fiála)</text:p>
          </table:table-cell>
          <table:table-cell table:style-name="Tabulka5.B3" office:value-type="string">
            <text:p text:style-name="P56"><text:span text:style-name="T191">8</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Líčidla dámská</text:p>
          </table:table-cell>
          <table:table-cell table:style-name="Tabulka5.B3" office:value-type="string">
            <text:p text:style-name="P71">1 d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Zrcátko, malé kovové</text:p>
          </table:table-cell>
          <table:table-cell table:style-name="Tabulka5.B3" office:value-type="string">
            <text:p text:style-name="P56"><text:span text:style-name="T191">5</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6979232102" text:continue-numbering="true" text:style-name="WWNum1">
              <text:list-item>
                <text:list>
                  <text:list-item>
                    <text:list>
                      <text:list-item>
                        <text:h text:style-name="P178" text:outline-level="3">Různé</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Obchodnická váha</text:p>
          </table:table-cell>
          <table:table-cell table:style-name="Tabulka5.B3" office:value-type="string">
            <text:p text:style-name="P56"><text:span text:style-name="T191">6</text:span><text:span text:style-name="T187"> dn</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Zvonec</text:p>
          </table:table-cell>
          <table:table-cell table:style-name="Tabulka5.B3" office:value-type="string">
            <text:p text:style-name="P56"><text:span text:style-name="T191">4</text:span><text:span text:style-name="T187"> dn</text:span></text:p>
          </table:table-cell>
          <table:table-cell table:style-name="Tabulka5.B3" office:value-type="string">
            <text:p text:style-name="P63"/>
          </table:table-cell>
        </table:table-row>
        <table:table-row table:style-name="Tabulka5.1">
          <table:table-cell table:style-name="Tabulka5.B3" office:value-type="string">
            <text:list xml:id="list163015205030651" text:continue-numbering="true" text:style-name="WWNum1">
              <text:list-item>
                <text:list>
                  <text:list-item>
                    <text:list>
                      <text:list-item>
                        <text:h text:style-name="P178" text:outline-level="3">Šplhací náčiní (běžné)</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Řetěz (1 sáh)</text:p>
          </table:table-cell>
          <table:table-cell table:style-name="Tabulka5.B3" office:value-type="string">
            <text:p text:style-name="P56"><text:span text:style-name="T187">6 </text:span><text:span text:style-name="T191">dn</text:span></text:p>
          </table:table-cell>
          <table:table-cell table:style-name="Tabulka5.B3" office:value-type="string">
            <text:p text:style-name="P63"/>
          </table:table-cell>
        </table:table-row>
        <table:table-row table:style-name="Tabulka5.1">
          <table:table-cell table:style-name="Tabulka5.B3" office:value-type="string">
            <text:p text:style-name="P61">Lano – konopné (10 sáhů)</text:p>
          </table:table-cell>
          <table:table-cell table:style-name="Tabulka5.B3" office:value-type="string">
            <text:p text:style-name="P56"><text:span text:style-name="T191">8</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Lano – lněné (10 sáhů)</text:p>
          </table:table-cell>
          <table:table-cell table:style-name="Tabulka5.B3" office:value-type="string">
            <text:p text:style-name="P56"><text:span text:style-name="T191">2</text:span><text:span text:style-name="T187"> </text:span><text:span text:style-name="T191">st</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Provazový žebřík (10 sáhů)</text:p>
          </table:table-cell>
          <table:table-cell table:style-name="Tabulka5.B3" office:value-type="string">
            <text:p text:style-name="P75">2 st</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Kotvička</text:p>
          </table:table-cell>
          <table:table-cell table:style-name="Tabulka5.B3" office:value-type="string">
            <text:p text:style-name="P56"><text:span text:style-name="T191">5</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ext:soft-page-break/>
        <table:table-row table:style-name="Tabulka5.1">
          <table:table-cell table:style-name="Tabulka5.B3" office:value-type="string">
            <text:p text:style-name="P61">Kladkostroj</text:p>
          </table:table-cell>
          <table:table-cell table:style-name="Tabulka5.B3" office:value-type="string">
            <text:p text:style-name="P56"><text:span text:style-name="T191">1</text:span><text:span text:style-name="T187"> </text:span><text:span text:style-name="T191">st</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Žebřík (2 sáhy)</text:p>
          </table:table-cell>
          <table:table-cell table:style-name="Tabulka5.B3" office:value-type="string">
            <text:p text:style-name="P56"><text:span text:style-name="T191">2</text:span><text:span text:style-name="T187"> </text:span><text:span text:style-name="T191">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5119270488" text:continue-numbering="true" text:style-name="WWNum1">
              <text:list-item>
                <text:list>
                  <text:list-item>
                    <text:list>
                      <text:list-item>
                        <text:h text:style-name="P178" text:outline-level="3">Skleněné zboží</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Horolezecká výbava</text:p>
          </table:table-cell>
          <table:table-cell table:style-name="Tabulka5.B3" office:value-type="string">
            <text:p text:style-name="P71">6 d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54"><text:span text:style-name="T183">Skleněná lahev (</text:span><text:span text:style-name="T181">1</text:span><text:span text:style-name="T183"> litr)</text:span></text:p>
          </table:table-cell>
          <table:table-cell table:style-name="Tabulka5.B3" office:value-type="string">
            <text:p text:style-name="P75">5 dn</text:p>
          </table:table-cell>
          <table:table-cell table:style-name="Tabulka5.B3" office:value-type="string">
            <text:p text:style-name="P63"/>
          </table:table-cell>
        </table:table-row>
        <table:table-row table:style-name="Tabulka5.1">
          <table:table-cell table:style-name="Tabulka5.B3" office:value-type="string">
            <text:p text:style-name="P61">Horolezecká výbava na ledovec</text:p>
          </table:table-cell>
          <table:table-cell table:style-name="Tabulka5.B3" office:value-type="string">
            <text:p text:style-name="P71">1st</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řesýpací hodiny</text:p>
          </table:table-cell>
          <table:table-cell table:style-name="Tabulka5.B3" office:value-type="string">
            <text:p text:style-name="P75">5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54"><text:span text:style-name="T183">Zvětšovací sklo </text:span><text:span text:style-name="T181">(hodnocení 1)</text:span></text:p>
          </table:table-cell>
          <table:table-cell table:style-name="Tabulka5.B3" office:value-type="string">
            <text:p text:style-name="P75">15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54"><text:span text:style-name="T181">Ruční d</text:span><text:span text:style-name="T183">alekohled </text:span><text:span text:style-name="T181">(hodnocení 1)</text:span></text:p>
          </table:table-cell>
          <table:table-cell table:style-name="Tabulka5.B3" office:value-type="string">
            <text:p text:style-name="P75">20 zl</text:p>
          </table:table-cell>
          <table:table-cell table:style-name="Tabulka5.B3" office:value-type="string">
            <text:p text:style-name="P63"/>
          </table:table-cell>
        </table:table-row>
        <table:table-row table:style-name="Tabulka5.1">
          <table:table-cell table:style-name="Tabulka5.B3" office:value-type="string">
            <text:p text:style-name="P35"/>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54"><text:span text:style-name="T181">Hvězdářský dalek.</text:span><text:span text:style-name="T183"> </text:span><text:span text:style-name="T181">(hodnocení 2)</text:span></text:p>
          </table:table-cell>
          <table:table-cell table:style-name="Tabulka5.B3" office:value-type="string">
            <text:p text:style-name="P75">100 zl</text:p>
          </table:table-cell>
          <table:table-cell table:style-name="Tabulka5.B3" office:value-type="string">
            <text:p text:style-name="P63"/>
          </table:table-cell>
        </table:table-row>
        <table:table-row table:style-name="Tabulka5.1">
          <table:table-cell table:style-name="Tabulka5.B3" office:value-type="string">
            <text:list xml:id="list163017164493770" text:continue-numbering="true" text:style-name="WWNum1">
              <text:list-item>
                <text:list>
                  <text:list-item>
                    <text:list>
                      <text:list-item>
                        <text:h text:style-name="P185" text:outline-level="3"><text:span text:style-name="T193">Dýmky a k</text:span><text:span text:style-name="T192">uřivo</text:span></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Baňky, flakónky, atd</text:p>
          </table:table-cell>
          <table:table-cell table:style-name="Tabulka5.B3" office:value-type="string">
            <text:p text:style-name="P75">4 dn</text:p>
          </table:table-cell>
          <table:table-cell table:style-name="Tabulka5.B3" office:value-type="string">
            <text:p text:style-name="P63"/>
          </table:table-cell>
        </table:table-row>
        <table:table-row table:style-name="Tabulka5.1">
          <table:table-cell table:style-name="Tabulka5.B3" office:value-type="string">
            <text:p text:style-name="P35">Dýmka</text:p>
          </table:table-cell>
          <table:table-cell table:style-name="Tabulka5.B3" office:value-type="string">
            <text:p text:style-name="P56"><text:span text:style-name="T191">4</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35"/>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35">Opiová dýmka</text:p>
          </table:table-cell>
          <table:table-cell table:style-name="Tabulka5.B3" office:value-type="string">
            <text:p text:style-name="P56"><text:span text:style-name="T191">8</text:span><text:span text:style-name="T187"> dn</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35">Vodní dýmka</text:p>
          </table:table-cell>
          <table:table-cell table:style-name="Tabulka5.B3" office:value-type="string">
            <text:p text:style-name="P56"><text:span text:style-name="T191">2</text:span><text:span text:style-name="T187"> st</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6549212762" text:continue-numbering="true" text:style-name="WWNum1">
              <text:list-item>
                <text:list>
                  <text:list-item>
                    <text:list>
                      <text:list-item>
                        <text:h text:style-name="P181" text:outline-level="3">Zlodějské potřeby</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35">Dýmkové koření (10 nacpání)</text:p>
          </table:table-cell>
          <table:table-cell table:style-name="Tabulka5.B3" office:value-type="string">
            <text:p text:style-name="P71">1 d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35">Opium (10 dávek)</text:p>
          </table:table-cell>
          <table:table-cell table:style-name="Tabulka5.B3" office:value-type="string">
            <text:p text:style-name="P71">1 st</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aklíče (hodnocení * hodnocení)</text:p>
          </table:table-cell>
          <table:table-cell table:style-name="Tabulka5.B3" office:value-type="string">
            <text:p text:style-name="P56"><text:span text:style-name="T187">* </text:span><text:span text:style-name="T191">6</text:span><text:span text:style-name="T187"> st</text:span></text:p>
          </table:table-cell>
          <table:table-cell table:style-name="Tabulka5.B3" office:value-type="string">
            <text:p text:style-name="P63"/>
          </table:table-cell>
        </table:table-row>
        <table:table-row table:style-name="Tabulka5.1">
          <table:table-cell table:style-name="Tabulka5.B3" office:value-type="string">
            <text:p text:style-name="P35"/>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áčidlo</text:p>
          </table:table-cell>
          <table:table-cell table:style-name="Tabulka5.B3" office:value-type="string">
            <text:p text:style-name="P56"><text:span text:style-name="T187">5 </text:span><text:span text:style-name="T191">dn</text:span></text:p>
          </table:table-cell>
          <table:table-cell table:style-name="Tabulka5.B3" office:value-type="string">
            <text:p text:style-name="P63"/>
          </table:table-cell>
        </table:table-row>
        <table:table-row table:style-name="Tabulka5.1">
          <table:table-cell table:style-name="Tabulka5.B3" office:value-type="string">
            <text:p text:style-name="P61">Bylinky</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Nášlapné ježky (za hrst)</text:p>
          </table:table-cell>
          <table:table-cell table:style-name="Tabulka5.B3" office:value-type="string">
            <text:p text:style-name="P56"><text:span text:style-name="T191">2</text:span><text:span text:style-name="T187"> dn</text:span></text:p>
          </table:table-cell>
          <table:table-cell table:style-name="Tabulka5.B3" office:value-type="string">
            <text:p text:style-name="P63"/>
          </table:table-cell>
        </table:table-row>
        <table:table-row table:style-name="Tabulka5.1">
          <table:table-cell table:style-name="Tabulka5.B3" office:value-type="string">
            <text:p text:style-name="P61">Lektvary</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Specielní šplhací potřeby</text:p>
          </table:table-cell>
          <table:table-cell table:style-name="Tabulka5.B3" office:value-type="string">
            <text:p text:style-name="P71">5 st</text:p>
          </table:table-cell>
          <table:table-cell table:style-name="Tabulka5.B3" office:value-type="string">
            <text:p text:style-name="P63"/>
          </table:table-cell>
        </table:table-row>
        <table:table-row table:style-name="Tabulka5.1">
          <table:table-cell table:style-name="Tabulka5.B3" office:value-type="string">
            <text:p text:style-name="P61">Alchymistické suroviny</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Líčida (herecká)</text:p>
          </table:table-cell>
          <table:table-cell table:style-name="Tabulka5.B3" office:value-type="string">
            <text:p text:style-name="P56"><text:span text:style-name="T191">2</text:span><text:span text:style-name="T187"> dn</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Olejnička </text:p>
          </table:table-cell>
          <table:table-cell table:style-name="Tabulka5.B3" office:value-type="string">
            <text:p text:style-name="P56"><text:span text:style-name="T191">8</text:span><text:span text:style-name="T187"> dn</text:span></text:p>
          </table:table-cell>
          <table:table-cell table:style-name="Tabulka5.B3" office:value-type="string">
            <text:p text:style-name="P63"/>
          </table:table-cell>
        </table:table-row>
        <table:table-row table:style-name="Tabulka5.1">
          <table:table-cell table:style-name="Tabulka5.B3" office:value-type="string">
            <text:p text:style-name="P61">Obvazy, medikamenty</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ilník</text:p>
          </table:table-cell>
          <table:table-cell table:style-name="Tabulka5.B3" office:value-type="string">
            <text:p text:style-name="P56"><text:span text:style-name="T191">8</text:span><text:span text:style-name="T187"> st</text:spa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list xml:id="list163015811813095" text:continue-numbering="true" text:style-name="WWNum1">
              <text:list-item>
                <text:list>
                  <text:list-item>
                    <text:list>
                      <text:list-item>
                        <text:h text:style-name="P178" text:outline-level="3">Mapy</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6642076362" text:continue-numbering="true" text:style-name="WWNum1">
              <text:list-item>
                <text:list>
                  <text:list-item>
                    <text:list>
                      <text:list-item>
                        <text:h text:style-name="P182" text:outline-level="3">Vybavení domu</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Mapa Dakarského království</text:p>
          </table:table-cell>
          <table:table-cell table:style-name="Tabulka5.B3" office:value-type="string">
            <text:p text:style-name="P75">5 st</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Slamník</text:p>
          </table:table-cell>
          <table:table-cell table:style-name="Tabulka5.B3" office:value-type="string">
            <text:p text:style-name="P66">1 st</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oduška, polštář</text:p>
          </table:table-cell>
          <table:table-cell table:style-name="Tabulka5.B3" office:value-type="string">
            <text:p text:style-name="P66">5 d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Kuchyňský nůž</text:p>
          </table:table-cell>
          <table:table-cell table:style-name="Tabulka5.B3" office:value-type="string">
            <text:p text:style-name="P66">1 st</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Křeslo</text:p>
          </table:table-cell>
          <table:table-cell table:style-name="Tabulka5.B3" office:value-type="string">
            <text:p text:style-name="P66">4 st</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Stolička</text:p>
          </table:table-cell>
          <table:table-cell table:style-name="Tabulka5.B3" office:value-type="string">
            <text:p text:style-name="P66">2 st</text:p>
          </table:table-cell>
          <table:table-cell table:style-name="Tabulka5.B3" office:value-type="string">
            <text:p text:style-name="P63"/>
          </table:table-cell>
        </table:table-row>
        <text:soft-page-break/>
        <table:table-row table:style-name="Tabulka5.1">
          <table:table-cell table:style-name="Tabulka5.B3" office:value-type="string">
            <text:list xml:id="list163017063935520" text:continue-numbering="true" text:style-name="WWNum1">
              <text:list-item>
                <text:list>
                  <text:list-item>
                    <text:list>
                      <text:list-item>
                        <text:h text:style-name="P187" text:outline-level="3"/>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Ubrus</text:p>
          </table:table-cell>
          <table:table-cell table:style-name="Tabulka5.B3" office:value-type="string">
            <text:p text:style-name="P66">1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7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Mosazná konvice</text:p>
          </table:table-cell>
          <table:table-cell table:style-name="Tabulka5.B3" office:value-type="string">
            <text:p text:style-name="P66">1 zl</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7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7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7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10 hrotů šipek do kuše (železných)</text:p>
          </table:table-cell>
          <table:table-cell table:style-name="Tabulka5.B3" office:value-type="string">
            <text:p text:style-name="P66">5 d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10 hrotů šipek do kuše (ocelových)</text:p>
          </table:table-cell>
          <table:table-cell table:style-name="Tabulka5.B3" office:value-type="string">
            <text:p text:style-name="P66">1 st</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5853430774" text:continue-numbering="true" text:style-name="WWNum1">
              <text:list-item>
                <text:list>
                  <text:list-item>
                    <text:list>
                      <text:list-item>
                        <text:h text:style-name="P183" text:outline-level="3">Nářadí</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Lopata</text:p>
          </table:table-cell>
          <table:table-cell table:style-name="Tabulka5.B3" office:value-type="string">
            <text:p text:style-name="P66">1 st, 2 dn</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Sekera, krumpáč</text:p>
          </table:table-cell>
          <table:table-cell table:style-name="Tabulka5.B3" office:value-type="string">
            <text:p text:style-name="P66">3 st</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Pluh</text:p>
          </table:table-cell>
          <table:table-cell table:style-name="Tabulka5.B3" office:value-type="string">
            <text:p text:style-name="P66">6 st</text:p>
          </table:table-cell>
          <table:table-cell table:style-name="Tabulka5.B3" office:value-type="string">
            <text:p text:style-name="P63"/>
          </table:table-cell>
        </table:table-row>
        <table:table-row table:style-name="Tabulka5.1">
          <table:table-cell table:style-name="Tabulka5.B3" office:value-type="string">
            <text:list xml:id="list163015390993383" text:continue-numbering="true" text:style-name="WWNum1">
              <text:list-item>
                <text:list>
                  <text:list-item>
                    <text:list>
                      <text:list-item>
                        <text:h text:style-name="P188" text:outline-level="3"/>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5"/>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5"/>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5"/>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5"/>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Kolovrat</text:p>
          </table:table-cell>
          <table:table-cell table:style-name="Tabulka5.B3" office:value-type="string">
            <text:p text:style-name="P66">5 st</text:p>
          </table:table-cell>
          <table:table-cell table:style-name="Tabulka5.B3" office:value-type="string">
            <text:p text:style-name="P63"/>
          </table:table-cell>
        </table:table-row>
        <table:table-row table:style-name="Tabulka5.1">
          <table:table-cell table:style-name="Tabulka5.B3" office:value-type="string">
            <text:p text:style-name="P65"/>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Tkalcovský stav</text:p>
          </table:table-cell>
          <table:table-cell table:style-name="Tabulka5.B3" office:value-type="string">
            <text:p text:style-name="P66">2 zl, 5 st</text:p>
          </table:table-cell>
          <table:table-cell table:style-name="Tabulka5.B3" office:value-type="string">
            <text:p text:style-name="P63"/>
          </table:table-cell>
        </table:table-row>
        <table:table-row table:style-name="Tabulka5.1">
          <table:table-cell table:style-name="Tabulka5.B3" office:value-type="string">
            <text:p text:style-name="P65"/>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5"/>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5"/>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6643038681" text:continue-numbering="true" text:style-name="WWNum1">
              <text:list-item>
                <text:list>
                  <text:list-item>
                    <text:list>
                      <text:list-item>
                        <text:h text:style-name="P180" text:outline-level="3">Bylinky (cena za 1 snítku)</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34"/>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Prostý dům o třech místnostech</text:p>
          </table:table-cell>
          <table:table-cell table:style-name="Tabulka5.B3" office:value-type="string">
            <text:p text:style-name="P56"><text:span text:style-name="T191">6</text:span><text:span text:style-name="T187">0 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Městský domek</text:p>
          </table:table-cell>
          <table:table-cell table:style-name="Tabulka5.B3" office:value-type="string">
            <text:p text:style-name="P56"><text:span text:style-name="T191">90</text:span><text:span text:style-name="T187"> 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Dobrý grunt (1 lán)</text:p>
          </table:table-cell>
          <table:table-cell table:style-name="Tabulka5.B3" office:value-type="string">
            <text:p text:style-name="P56"><text:span text:style-name="T191">12</text:span><text:span text:style-name="T187">0 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Dvoupodlažní městský dům</text:p>
          </table:table-cell>
          <table:table-cell table:style-name="Tabulka5.B3" office:value-type="string">
            <text:p text:style-name="P56"><text:span text:style-name="T191">12</text:span><text:span text:style-name="T187">0 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Dvoupodlažní dům s dílnou</text:p>
          </table:table-cell>
          <table:table-cell table:style-name="Tabulka5.B3" office:value-type="string">
            <text:p text:style-name="P56"><text:span text:style-name="T191">270</text:span><text:span text:style-name="T187"> 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Výstavní měšťanský dům</text:p>
          </table:table-cell>
          <table:table-cell table:style-name="Tabulka5.B3" office:value-type="string">
            <text:p text:style-name="P56"><text:span text:style-name="T191">12</text:span><text:span text:style-name="T187">00 zl</text:span></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ext:soft-page-break/>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7329186720" text:continue-numbering="true" text:style-name="WWNum1">
              <text:list-item>
                <text:list>
                  <text:list-item>
                    <text:list>
                      <text:list-item>
                        <text:h text:style-name="P184" text:outline-level="3">Základy mastí a lektvarů</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Základ masti (na 1 dávku)</text:p>
          </table:table-cell>
          <table:table-cell table:style-name="Tabulka5.B3" office:value-type="string">
            <text:p text:style-name="P75">4 mk</text:p>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Základ lektvaru (na 1 dávku)</text:p>
          </table:table-cell>
          <table:table-cell table:style-name="Tabulka5.B3" office:value-type="string">
            <text:p text:style-name="P75">2 mk</text:p>
          </table:table-cell>
          <table:table-cell table:style-name="Tabulka5.B3" office:value-type="string">
            <text:p text:style-name="P63"/>
          </table:table-cell>
        </table:table-row>
        <table:table-row table:style-name="Tabulka5.1">
          <table:table-cell table:style-name="Tabulka5.B3" office:value-type="string">
            <text:p text:style-name="P61">Rytířská zbroj</text:p>
          </table:table-cell>
          <table:table-cell table:style-name="Tabulka5.B3" office:value-type="string">
            <text:p text:style-name="P66">225 zl</text:p>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61"/>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list xml:id="list163017320335394" text:continue-numbering="true" text:style-name="WWNum1">
              <text:list-item>
                <text:list>
                  <text:list-item>
                    <text:list>
                      <text:list-item>
                        <text:h text:style-name="P184" text:outline-level="3">Hotová léčiva (1 dávka)</text:h>
                      </text:list-item>
                    </text:list>
                  </text:list-item>
                </text:list>
              </text:list-item>
            </text:list>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63"/>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1"/>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1"/>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59"/>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1"/>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5"/>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5"/>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5"/>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5"/>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5"/>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5"/>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5"/>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5"/>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5"/>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63"/>
          </table:table-cell>
        </table:table-row>
        <table:table-row table:style-name="Tabulka5.1">
          <table:table-cell table:style-name="Tabulka5.B3" office:value-type="string">
            <text:p text:style-name="P61"/>
          </table:table-cell>
          <table:table-cell table:style-name="Tabulka5.B3" office:value-type="string">
            <text:p text:style-name="P66"/>
          </table:table-cell>
          <table:table-cell table:style-name="Tabulka5.B3" office:value-type="string">
            <text:p text:style-name="P63"/>
          </table:table-cell>
          <table:table-cell table:style-name="Tabulka5.B3" office:value-type="string">
            <text:p text:style-name="P63"/>
          </table:table-cell>
          <table:table-cell table:style-name="Tabulka5.B3" office:value-type="string">
            <text:p text:style-name="P76"/>
          </table:table-cell>
          <table:table-cell table:style-name="Tabulka5.B3" office:value-type="string">
            <text:p text:style-name="P77"/>
          </table:table-cell>
          <table:table-cell table:style-name="Tabulka5.B3" office:value-type="string">
            <text:p text:style-name="P63"/>
          </table:table-cell>
        </table:table-row>
        <table:table-row table:style-name="Tabulka5.1">
          <table:table-cell table:style-name="Tabulka5.A226" office:value-type="string">
            <text:p text:style-name="P62"/>
          </table:table-cell>
          <table:table-cell table:style-name="Tabulka5.A226" office:value-type="string">
            <text:p text:style-name="P64"/>
          </table:table-cell>
          <table:table-cell table:style-name="Tabulka5.A226" office:value-type="string">
            <text:p text:style-name="P64"/>
          </table:table-cell>
          <table:table-cell table:style-name="Tabulka5.A226" office:value-type="string">
            <text:p text:style-name="P64"/>
          </table:table-cell>
          <table:table-cell table:style-name="Tabulka5.A226" office:value-type="string">
            <text:p text:style-name="P62"/>
          </table:table-cell>
          <table:table-cell table:style-name="Tabulka5.A226" office:value-type="string">
            <text:p text:style-name="P64"/>
          </table:table-cell>
          <table:table-cell table:style-name="Tabulka5.A226" office:value-type="string">
            <text:p text:style-name="P64"/>
          </table:table-cell>
        </table:table-row>
      </table:table>
      <text:p text:style-name="P34"/>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Arial2" svg:font-family="Arial"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WW8Num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Bullet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Characters" style:display-name="Footnote Characters" style:family="text"/>
    <style:style style:name="Endnote_20_Characters" style:display-name="Endnote Characters" style:family="text"/>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1T16:30:13.841000000</dc:date>
    <meta:print-date>2113-01-01T00:00:00</meta:print-date>
    <meta:editing-cycles>21441</meta:editing-cycles>
    <meta:editing-duration>P63DT14H52M36S</meta:editing-duration>
    <meta:generator>LibreOffice/6.3.2.2$Windows_X86_64 LibreOffice_project/98b30e735bda24bc04ab42594c85f7fd8be07b9c</meta:generator>
    <dc:creator>York </dc:creator>
    <meta:document-statistic meta:table-count="10" meta:image-count="0" meta:object-count="0" meta:page-count="38" meta:paragraph-count="1387" meta:word-count="6019" meta:character-count="32119" meta:non-whitespace-character-count="27508"/>
  </office:meta>
</office:document-meta>
</file>